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Helv" svg:font-family="Helv" style:font-family-generic="swiss"/>
    <style:font-face style:name="Arial Unicode MS" svg:font-family="'Arial Unicode MS'" style:font-pitch="variable"/>
    <style:font-face style:name="Bitstream Vera Sans" svg:font-family="'Bitstream Vera Sans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" style:font-adornments="Regular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6" style:family="table-column">
      <style:table-column-properties fo:break-before="auto" style:column-width="2.633cm"/>
    </style:style>
    <style:style style:name="co18" style:family="table-column">
      <style:table-column-properties fo:break-before="auto" style:column-width="2.985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2.605cm"/>
    </style:style>
    <style:style style:name="co21" style:family="table-column">
      <style:table-column-properties fo:break-before="auto" style:column-width="3.325cm"/>
    </style:style>
    <style:style style:name="co22" style:family="table-column">
      <style:table-column-properties fo:break-before="auto" style:column-width="3.963cm"/>
    </style:style>
    <style:style style:name="co23" style:family="table-column">
      <style:table-column-properties fo:break-before="auto" style:column-width="1.718cm"/>
    </style:style>
    <style:style style:name="co24" style:family="table-column">
      <style:table-column-properties fo:break-before="auto" style:column-width="1.579cm"/>
    </style:style>
    <style:style style:name="co30" style:family="table-column">
      <style:table-column-properties fo:break-before="auto" style:column-width="1.607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0.887cm"/>
    </style:style>
    <style:style style:name="co33" style:family="table-column">
      <style:table-column-properties fo:break-before="auto" style:column-width="1.302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469cm"/>
    </style:style>
    <style:style style:name="co36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1.773cm"/>
    </style:style>
    <style:style style:name="co25" style:family="table-column">
      <style:table-column-properties fo:break-before="auto" style:column-width="0.64cm"/>
    </style:style>
    <style:style style:name="co26" style:family="table-column">
      <style:table-column-properties fo:break-before="auto" style:column-width="12.82cm"/>
    </style:style>
    <style:style style:name="co17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6.396cm"/>
    </style:style>
    <style:style style:name="co29" style:family="table-column">
      <style:table-column-properties fo:break-before="auto" style:column-width="2.641cm"/>
    </style:style>
    <style:style style:name="co39" style:family="table-column">
      <style:table-column-properties fo:break-before="auto" style:column-width="1.589cm"/>
    </style:style>
    <style:style style:name="co40" style:family="table-column">
      <style:table-column-properties fo:break-before="auto" style:column-width="2.371cm"/>
    </style:style>
    <style:style style:name="co42" style:family="table-column">
      <style:table-column-properties fo:break-before="auto" style:column-width="2.873cm"/>
    </style:style>
    <style:style style:name="co43" style:family="table-column">
      <style:table-column-properties fo:break-before="auto" style:column-width="2.566cm"/>
    </style:style>
    <style:style style:name="co44" style:family="table-column">
      <style:table-column-properties fo:break-before="auto" style:column-width="3.11cm"/>
    </style:style>
    <style:style style:name="co45" style:family="table-column">
      <style:table-column-properties fo:break-before="auto" style:column-width="1.526cm"/>
    </style:style>
    <style:style style:name="co46" style:family="table-column">
      <style:table-column-properties fo:break-before="auto" style:column-width="1.531cm"/>
    </style:style>
    <style:style style:name="co47" style:family="table-column">
      <style:table-column-properties fo:break-before="auto" style:column-width="1.614cm"/>
    </style:style>
    <style:style style:name="co48" style:family="table-column">
      <style:table-column-properties fo:break-before="auto" style:column-width="1.582cm"/>
    </style:style>
    <style:style style:name="co49" style:family="table-column">
      <style:table-column-properties fo:break-before="auto" style:column-width="2.623cm"/>
    </style:style>
    <style:style style:name="co50" style:family="table-column">
      <style:table-column-properties fo:break-before="auto" style:column-width="2.748cm"/>
    </style:style>
    <style:style style:name="co71" style:family="table-column">
      <style:table-column-properties fo:break-before="auto" style:column-width="1.706cm"/>
    </style:style>
    <style:style style:name="co72" style:family="table-column">
      <style:table-column-properties fo:break-before="auto" style:column-width="7.103cm"/>
    </style:style>
    <style:style style:name="co61" style:family="table-column">
      <style:table-column-properties fo:break-before="auto" style:column-width="7.123cm"/>
    </style:style>
    <style:style style:name="co62" style:family="table-column">
      <style:table-column-properties fo:break-before="auto" style:column-width="2.466cm"/>
    </style:style>
    <style:style style:name="co63" style:family="table-column">
      <style:table-column-properties fo:break-before="auto" style:column-width="2.411cm"/>
    </style:style>
    <style:style style:name="co37" style:family="table-column">
      <style:table-column-properties fo:break-before="auto" style:column-width="2.134cm"/>
    </style:style>
    <style:style style:name="co64" style:family="table-column">
      <style:table-column-properties fo:break-before="auto" style:column-width="2.272cm"/>
    </style:style>
    <style:style style:name="co41" style:family="table-column">
      <style:table-column-properties fo:break-before="auto" style:column-width="1.757cm"/>
    </style:style>
    <style:style style:name="co65" style:family="table-column">
      <style:table-column-properties fo:break-before="auto" style:column-width="18.814cm"/>
    </style:style>
    <style:style style:name="co60" style:family="table-column">
      <style:table-column-properties fo:break-before="auto" style:column-width="8.564cm"/>
    </style:style>
    <style:style style:name="co66" style:family="table-column">
      <style:table-column-properties fo:break-before="auto" style:column-width="2.775cm"/>
    </style:style>
    <style:style style:name="co67" style:family="table-column">
      <style:table-column-properties fo:break-before="auto" style:column-width="2.858cm"/>
    </style:style>
    <style:style style:name="co68" style:family="table-column">
      <style:table-column-properties fo:break-before="auto" style:column-width="2.607cm"/>
    </style:style>
    <style:style style:name="co69" style:family="table-column">
      <style:table-column-properties fo:break-before="auto" style:column-width="2.08cm"/>
    </style:style>
    <style:style style:name="co70" style:family="table-column">
      <style:table-column-properties fo:break-before="auto" style:column-width="1.967cm"/>
    </style:style>
    <style:style style:name="co73" style:family="table-column">
      <style:table-column-properties fo:break-before="auto" style:column-width="3.854cm"/>
    </style:style>
    <style:style style:name="co74" style:family="table-column">
      <style:table-column-properties fo:break-before="auto" style:column-width="2.484cm"/>
    </style:style>
    <style:style style:name="co75" style:family="table-column">
      <style:table-column-properties fo:break-before="auto" style:column-width="2.217cm"/>
    </style:style>
    <style:style style:name="co76" style:family="table-column">
      <style:table-column-properties fo:break-before="auto" style:column-width="2.441cm"/>
    </style:style>
    <style:style style:name="co77" style:family="table-column">
      <style:table-column-properties fo:break-before="auto" style:column-width="2.469cm"/>
    </style:style>
    <style:style style:name="co78" style:family="table-column">
      <style:table-column-properties fo:break-before="auto" style:column-width="1.58cm"/>
    </style:style>
    <style:style style:name="co79" style:family="table-column">
      <style:table-column-properties fo:break-before="auto" style:column-width="2.958cm"/>
    </style:style>
    <style:style style:name="co80" style:family="table-column">
      <style:table-column-properties fo:break-before="auto" style:column-width="4.3cm"/>
    </style:style>
    <style:style style:name="co81" style:family="table-column">
      <style:table-column-properties fo:break-before="auto" style:column-width="6.548cm"/>
    </style:style>
    <style:style style:name="co82" style:family="table-column">
      <style:table-column-properties fo:break-before="auto" style:column-width="0.915cm"/>
    </style:style>
    <style:style style:name="co83" style:family="table-column">
      <style:table-column-properties fo:break-before="auto" style:column-width="0.97cm"/>
    </style:style>
    <style:style style:name="co84" style:family="table-column">
      <style:table-column-properties fo:break-before="auto" style:column-width="2.302cm"/>
    </style:style>
    <style:style style:name="co85" style:family="table-column">
      <style:table-column-properties fo:break-before="auto" style:column-width="4.41cm"/>
    </style:style>
    <style:style style:name="co86" style:family="table-column">
      <style:table-column-properties fo:break-before="auto" style:column-width="4.965cm"/>
    </style:style>
    <style:style style:name="co87" style:family="table-column">
      <style:table-column-properties fo:break-before="auto" style:column-width="9.64cm"/>
    </style:style>
    <style:style style:name="co88" style:family="table-column">
      <style:table-column-properties fo:break-before="auto" style:column-width="2.822cm"/>
    </style:style>
    <style:style style:name="co89" style:family="table-column">
      <style:table-column-properties fo:break-before="auto" style:column-width="4.179cm"/>
    </style:style>
    <style:style style:name="ro34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028cm" fo:break-before="auto" style:use-optimal-row-height="false"/>
    </style:style>
    <style:style style:name="ro20" style:family="table-row">
      <style:table-row-properties style:row-height="1.157cm" fo:break-before="auto" style:use-optimal-row-height="true"/>
    </style:style>
    <style:style style:name="ro35" style:family="table-row">
      <style:table-row-properties style:row-height="0.452cm" fo:break-before="auto" style:use-optimal-row-height="true"/>
    </style:style>
    <style:style style:name="ro36" style:family="table-row">
      <style:table-row-properties style:row-height="0.841cm" fo:break-before="auto" style:use-optimal-row-height="true"/>
    </style:style>
    <style:style style:name="ro37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8" style:family="table-row">
      <style:table-row-properties style:row-height="1.632cm" fo:break-before="auto" style:use-optimal-row-height="true"/>
    </style:style>
    <style:style style:name="ro39" style:family="table-row">
      <style:table-row-properties style:row-height="0.452cm" fo:break-before="page" style:use-optimal-row-height="true"/>
    </style:style>
    <style:style style:name="ro40" style:family="table-row">
      <style:table-row-properties style:row-height="1.789cm" fo:break-before="auto" style:use-optimal-row-height="false"/>
    </style:style>
    <style:style style:name="ro41" style:family="table-row">
      <style:table-row-properties style:row-height="0.693cm" fo:break-before="auto" style:use-optimal-row-height="false"/>
    </style:style>
    <style:style style:name="ro42" style:family="table-row">
      <style:table-row-properties style:row-height="0.669cm" fo:break-before="auto" style:use-optimal-row-height="false"/>
    </style:style>
    <style:style style:name="ro43" style:family="table-row">
      <style:table-row-properties style:row-height="0.766cm" fo:break-before="auto" style:use-optimal-row-height="false"/>
    </style:style>
    <style:style style:name="ro44" style:family="table-row">
      <style:table-row-properties style:row-height="0.333cm" fo:break-before="auto" style:use-optimal-row-height="false"/>
    </style:style>
    <style:style style:name="ro45" style:family="table-row">
      <style:table-row-properties style:row-height="0.9cm" fo:break-before="auto" style:use-optimal-row-height="false"/>
    </style:style>
    <style:style style:name="ro46" style:family="table-row">
      <style:table-row-properties style:row-height="0.573cm" fo:break-before="auto" style:use-optimal-row-height="false"/>
    </style:style>
    <style:style style:name="ro21" style:family="table-row">
      <style:table-row-properties style:row-height="0.815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24" style:family="table-row">
      <style:table-row-properties style:row-height="1.078cm" fo:break-before="auto" style:use-optimal-row-height="false"/>
    </style:style>
    <style:style style:name="ro25" style:family="table-row">
      <style:table-row-properties style:row-height="1.815cm" fo:break-before="auto" style:use-optimal-row-height="false"/>
    </style:style>
    <style:style style:name="ro26" style:family="table-row">
      <style:table-row-properties style:row-height="1.762cm" fo:break-before="auto" style:use-optimal-row-height="false"/>
    </style:style>
    <style:style style:name="ro27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28" style:family="table-row">
      <style:table-row-properties style:row-height="0.921cm" fo:break-before="auto" style:use-optimal-row-height="false"/>
    </style:style>
    <style:style style:name="ro29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0.736cm" fo:break-before="auto" style:use-optimal-row-height="false"/>
    </style:style>
    <style:style style:name="ro31" style:family="table-row">
      <style:table-row-properties style:row-height="0.672cm" fo:break-before="auto" style:use-optimal-row-height="false"/>
    </style:style>
    <style:style style:name="ro32" style:family="table-row">
      <style:table-row-properties style:row-height="0.653cm" fo:break-before="auto" style:use-optimal-row-height="false"/>
    </style:style>
    <style:style style:name="ro33" style:family="table-row">
      <style:table-row-properties style:row-height="0.453cm" fo:break-before="auto" style:use-optimal-row-height="false"/>
    </style:style>
    <style:style style:name="ro49" style:family="table-row">
      <style:table-row-properties style:row-height="0.499cm" fo:break-before="auto" style:use-optimal-row-height="false"/>
    </style:style>
    <style:style style:name="ta1" style:family="table" style:master-page-name="TAB_5f_Retrato_5f_1_5f__2a_">
      <style:table-properties table:display="true" style:writing-mode="lr-tb"/>
    </style:style>
    <style:style style:name="ta4" style:family="table" style:master-page-name="TAB_5f_Paisagem_5f_1_5f__2a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fo:border="0.035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5f_BuiltIn_5f_Comma" style:data-style-name="N30">
      <style:table-cell-properties style:glyph-orientation-vertical="0" fo:border-bottom="0.035cm solid #000000" fo:background-color="#ffffcc" style:cell-protect="none" style:print-content="true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2" fo:font-size="9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9" style:family="table-cell" style:parent-style-name="Default">
      <style:table-cell-properties style:cell-protect="protected" style:print-content="true"/>
    </style:style>
    <style:style style:name="ce110" style:family="table-cell" style:parent-style-name="Default">
      <style:table-cell-properties style:cell-protect="protected" style:print-content="tru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5f_BuiltIn_5f_Comma" style:data-style-name="N0">
      <style:table-cell-properties style:glyph-orientation-vertical="0" fo:border-bottom="none" fo:background-color="#ffffcc" style:cell-protect="none" style:print-content="true" style:text-align-source="fix" style:repeat-content="false" fo:wrap-option="wrap" fo:border-left="0.002cm solid #000000" style:direction="ltr" fo:border-right="0.002cm solid #000000" style:rotation-angle="0" style:rotation-align="non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5f_BuiltIn_5f_Comma" style:data-style-name="N0">
      <style:table-cell-properties style:glyph-orientation-vertical="0" fo:border-bottom="none" fo:background-color="#ffffcc" style:cell-protect="none" style:print-content="true" style:text-align-source="fix" style:repeat-content="false" fo:wrap-option="wrap" fo:border-left="0.002cm solid #000000" style:direction="ltr" fo:border-right="0.002cm solid #000000" style:rotation-angle="0" style:rotation-align="non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Comma" style:data-style-name="N0">
      <style:table-cell-properties style:glyph-orientation-vertical="0" fo:border-bottom="0.002cm solid #000000" fo:background-color="#ffffcc" style:cell-protect="none" style:print-content="true" style:text-align-source="fix" style:repeat-content="false" fo:wrap-option="wrap" fo:border-left="0.002cm solid #000000" style:direction="ltr" fo:border-right="0.002cm solid #000000" style:rotation-angle="0" style:rotation-align="non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5f_BuiltIn_5f_Comma" style:data-style-name="N100">
      <style:table-cell-properties style:glyph-orientation-vertical="0" fo:border-bottom="0.035cm solid #000000" fo:background-color="#ffffcc" style:cell-protect="none" style:print-content="true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Comma" style:data-style-name="N0">
      <style:table-cell-properties style:glyph-orientation-vertical="0" fo:border-bottom="none" fo:background-color="#ffffcc" style:cell-protect="none" style:print-content="true" style:text-align-source="fix" style:repeat-content="false" fo:wrap-option="wrap" fo:border-left="none" style:direction="ltr" fo:border-right="none" style:rotation-angle="0" style:rotation-align="non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5f_BuiltIn_5f_Comma" style:data-style-name="N0">
      <style:table-cell-properties style:glyph-orientation-vertical="0" fo:background-color="#ffffcc" style:cell-protect="none" style:print-content="true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5f_BuiltIn_5f_Comma" style:data-style-name="N0">
      <style:table-cell-properties style:glyph-orientation-vertical="0" fo:border-bottom="0.002cm solid #000000" fo:background-color="#ffffcc" style:cell-protect="none" style:print-content="true" style:text-align-source="fix" style:repeat-content="false" fo:wrap-option="wrap" fo:border-left="none" style:direction="ltr" fo:border-right="none" style:rotation-angle="0" style:rotation-align="non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5f_BuiltIn_5f_Comma" style:data-style-name="N37">
      <style:table-cell-properties style:glyph-orientation-vertical="0" fo:background-color="#ffffcc" style:cell-protect="none" style:print-content="true" style:text-align-source="fix" style:repeat-content="false" fo:wrap-option="wrap" fo:border="0.002cm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5f_BuiltIn_5f_Comma" style:data-style-name="N37">
      <style:table-cell-properties style:glyph-orientation-vertical="0" fo:background-color="#ffffcc" style:cell-protect="none" style:print-content="true" style:text-align-source="value-type" style:repeat-content="false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5f_BuiltIn_5f_Comma" style:data-style-name="N0">
      <style:table-cell-properties style:glyph-orientation-vertical="0" fo:border-bottom="0.035cm solid #000000" fo:background-color="#ffffcc" style:cell-protect="none" style:print-content="true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language="pt" fo:country="BR" fo:font-style="normal" fo:text-shadow="none" style:text-underline-style="none" fo:font-weight="normal" style:font-size-asian="8.5pt" style:language-asian="pt" style:country-asian="BR" style:font-style-asian="normal" style:font-weight-asian="normal" style:font-size-complex="8.5pt" style:font-style-complex="normal" style:font-weight-complex="normal"/>
    </style:style>
    <style:style style:name="ce122" style:family="table-cell" style:parent-style-name="Excel_5f_BuiltIn_5f_Comma" style:data-style-name="N0">
      <style:table-cell-properties style:glyph-orientation-vertical="0" fo:border-bottom="0.035cm solid #000000" fo:background-color="#ffffcc" style:cell-protect="none" style:print-content="true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5f_BuiltIn_5f_Comma" style:data-style-name="N37">
      <style:table-cell-properties style:glyph-orientation-vertical="0" fo:border-bottom="0.035cm solid #000000" fo:background-color="#ffffcc" style:cell-protect="none" style:print-content="true" style:text-align-source="fix" style:repeat-content="false" fo:wrap-option="wrap" fo:border-left="none" style:direction="ltr" fo:border-right="none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5f_BuiltIn_5f_Comma" style:data-style-name="N0">
      <style:table-cell-properties style:glyph-orientation-vertical="0" fo:border-bottom="0.035cm solid #000000" fo:background-color="#ffffcc" style:cell-protect="none" style:print-content="true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(W1)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Comma" style:data-style-name="N37">
      <style:table-cell-properties style:glyph-orientation-vertical="0" fo:border-bottom="0.035cm solid #000000" fo:background-color="#ffffcc" style:cell-protect="none" style:print-content="true" style:text-align-source="fix" style:repeat-content="false" fo:wrap-option="wrap" fo:border-left="none" style:direction="ltr" fo:border-right="0.035cm solid #000000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5f_BuiltIn_5f_Comma" style:data-style-name="N0">
      <style:table-cell-properties style:glyph-orientation-vertical="0" fo:border-bottom="none" fo:background-color="#ffffcc" style:cell-protect="none" style:print-content="true" style:text-align-source="fix" style:repeat-content="false" fo:wrap-option="wrap" fo:border-left="none" style:direction="ltr" fo:border-right="0.002cm solid #000000" style:rotation-angle="0" style:rotation-align="non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Comma" style:data-style-name="N0">
      <style:table-cell-properties style:glyph-orientation-vertical="0" fo:border-bottom="none" fo:background-color="#ffffcc" style:cell-protect="none" style:print-content="true" style:text-align-source="fix" style:repeat-content="false" fo:wrap-option="wrap" fo:border-left="none" style:direction="ltr" fo:border-right="0.002cm solid #000000" style:rotation-angle="0" style:rotation-align="non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Comma" style:data-style-name="N0">
      <style:table-cell-properties style:glyph-orientation-vertical="0" fo:border-bottom="0.002cm solid #000000" fo:background-color="#ffffcc" style:cell-protect="none" style:print-content="true" style:text-align-source="fix" style:repeat-content="false" fo:wrap-option="wrap" fo:border-left="none" style:direction="ltr" fo:border-right="0.002cm solid #000000" style:rotation-angle="0" style:rotation-align="non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vertical-align="automatic"/>
      <style:paragraph-properties fo:text-align="center" fo:margin-left="0cm" style:writing-mode="page"/>
    </style:style>
    <style:style style:name="ce130" style:family="table-cell" style:parent-style-name="Excel_5f_BuiltIn_5f_Percent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04"/>
    <style:style style:name="ce68" style:family="table-cell" style:parent-style-name="Default">
      <style:table-cell-properties fo:border-bottom="0.035cm solid #000000" style:text-align-source="fix" style:repeat-content="false" fo:background-color="transparent" fo:border-left="0.088cm solid #000000" fo:border-right="0.035cm solid #000000" fo:border-top="0.088cm solid #000000"/>
      <style:paragraph-properties fo:text-align="center" fo:margin-left="0cm"/>
      <style:text-properties fo:color="#0000ff" fo:font-weight="bold"/>
    </style:style>
    <style:style style:name="ce69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0.035cm solid #000000" fo:border-top="0.035cm solid #000000" style:vertical-align="middle"/>
      <style:paragraph-properties fo:text-align="center" fo:margin-left="0cm"/>
      <style:text-properties fo:color="#000000" fo:font-size="10pt" fo:font-weight="bold" style:font-size-asian="10pt" style:font-size-complex="10pt"/>
    </style:style>
    <style:style style:name="ce70" style:family="table-cell" style:parent-style-name="Default">
      <style:table-cell-properties fo:border-bottom="0.035cm solid #000000" fo:background-color="#ffffcc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0.035cm solid #000000" fo:background-color="#ffffcc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style:use-window-font-color="tru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color="#0000ff" fo:font-weight="bold"/>
    </style:style>
    <style:style style:name="ce75" style:family="table-cell" style:parent-style-name="Default">
      <style:table-cell-properties fo:border-bottom="0.088cm solid #000000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color="#000000" fo:font-size="10pt" fo:font-weight="bold" style:font-size-asian="10pt" style:font-size-complex="10pt"/>
    </style:style>
    <style:style style:name="ce76" style:family="table-cell" style:parent-style-name="Default">
      <style:table-cell-properties fo:background-color="#ffffcc" style:cell-protect="none" style:print-content="true" style:text-align-source="fix" style:repeat-content="false" fo:wrap-option="wrap" fo:border="0.035cm solid #000000" style:vertical-align="middle"/>
      <style:paragraph-properties fo:text-align="start" fo:margin-left="0cm"/>
      <style:text-properties style:use-window-font-color="true" style:font-name="Spranq eco sans" fo:font-weight="bold" style:font-name-asian="WenQuanYi Micro Hei" style:language-asian="zh" style:country-asian="CN" style:font-weight-asian="bold" style:font-name-complex="Lohit Hindi" style:language-complex="hi" style:country-complex="IN" style:font-weight-complex="bold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wrap-option="wrap" fo:border="0.035cm solid #000000" style:vertical-align="middle"/>
      <style:paragraph-properties fo:text-align="start" fo:margin-left="0cm"/>
      <style:text-properties style:use-window-font-color="true"/>
    </style:style>
    <style:style style:name="ce78" style:family="table-cell" style:parent-style-name="Default">
      <style:table-cell-properties fo:background-color="#ffffcc" style:cell-protect="none" style:print-content="true" style:text-align-source="fix" style:repeat-content="false" fo:wrap-option="wrap" fo:border="0.035cm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ffcc" style:cell-protect="none" style:print-content="true" fo:wrap-option="wrap" fo:border="0.035cm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fo:wrap-option="wrap" fo:border="0.035cm solid #000000" style:vertical-align="middle"/>
      <style:text-properties style:use-window-font-color="true"/>
    </style:style>
    <style:style style:name="ce81" style:family="table-cell" style:parent-style-name="Default">
      <style:table-cell-properties fo:border-bottom="0.088cm solid #000000" fo:background-color="#ffffcc" style:cell-protect="none" style:print-content="true" fo:wrap-option="wrap" fo:border-left="0.035cm solid #000000" fo:border-right="0.035cm solid #000000" fo:border-top="0.035cm solid #000000" style:vertical-align="middle"/>
      <style:text-properties style:use-window-font-color="true"/>
    </style:style>
    <style:style style:name="ce82" style:family="table-cell" style:parent-style-name="Default">
      <style:table-cell-properties fo:wrap-option="wrap"/>
      <style:text-properties style:use-window-font-color="true"/>
    </style:style>
    <style:style style:name="ce83" style:family="table-cell" style:parent-style-name="Default">
      <style:table-cell-properties fo:wrap-option="wrap"/>
    </style:style>
    <style:style style:name="ce84" style:family="table-cell" style:parent-style-name="Default">
      <style:table-cell-properties fo:border-bottom="0.088cm solid #000000" style:text-align-source="fix" style:repeat-content="false" fo:background-color="transparent" fo:wrap-option="wrap" fo:border-left="0.035cm solid #000000" fo:border-right="0.035cm solid #000000" fo:border-top="0.035cm solid #000000" style:vertical-align="middle"/>
      <style:paragraph-properties fo:text-align="center" fo:margin-left="0cm"/>
      <style:text-properties fo:color="#000000" fo:font-size="9pt" fo:font-weight="bold" style:font-size-asian="9pt" style:font-size-complex="9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color="#000000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style:use-window-font-color="true"/>
    </style:style>
    <style:style style:name="ce8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/>
    </style:style>
    <style:style style:name="ce89" style:family="table-cell" style:parent-style-name="Default">
      <style:text-properties style:use-window-font-color="true"/>
    </style:style>
    <style:style style:name="ce90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35cm solid #000000" fo:border-top="0.088cm solid #000000"/>
      <style:paragraph-properties fo:text-align="center" fo:margin-left="0cm"/>
      <style:text-properties fo:color="#0000ff" fo:font-weight="bold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35cm solid #000000" style:vertical-align="middl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88cm solid #000000" fo:background-color="#ffffcc" style:cell-protect="none" style:print-content="true" fo:border-left="0.035cm solid #000000" fo:border-right="0.035cm solid #000000" fo:border-top="0.035cm solid #000000"/>
      <style:text-properties style:use-window-font-color="true"/>
    </style:style>
    <style:style style:name="ce94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88cm solid #000000" fo:border-top="0.088cm solid #000000"/>
      <style:paragraph-properties fo:text-align="center" fo:margin-left="0cm"/>
      <style:text-properties fo:color="#0000ff" fo:font-weight="bold"/>
    </style:style>
    <style:style style:name="ce95" style:family="table-cell" style:parent-style-name="Default">
      <style:table-cell-properties fo:border-bottom="0.088cm solid #000000" style:text-align-source="fix" style:repeat-content="false" fo:background-color="transparent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fo:color="#000000" fo:font-size="10pt" fo:font-weight="bold" style:font-size-asian="10pt" style:font-size-complex="10pt"/>
    </style:style>
    <style:style style:name="ce96" style:family="table-cell" style:parent-style-name="Default">
      <style:table-cell-properties fo:border-bottom="0.035cm solid #000000" fo:background-color="#ffffcc" style:cell-protect="none" style:print-content="true" fo:border-left="0.035cm solid #000000" fo:border-right="0.088cm solid #000000" fo:border-top="0.035cm solid #000000"/>
    </style:style>
    <style:style style:name="ce97" style:family="table-cell" style:parent-style-name="Default">
      <style:table-cell-properties fo:border-bottom="0.035cm solid #000000" fo:background-color="#ffffcc" style:cell-protect="none" style:print-content="true" fo:wrap-option="wrap" fo:border-left="0.035cm solid #000000" fo:border-right="0.088cm solid #000000" fo:border-top="0.035cm solid #000000"/>
    </style:style>
    <style:style style:name="ce98" style:family="table-cell" style:parent-style-name="Default">
      <style:table-cell-properties fo:border-bottom="0.035cm solid #000000" fo:background-color="#ffffcc" style:cell-protect="none" style:print-content="true" fo:wrap-option="wrap" fo:border-left="0.035cm solid #000000" fo:border-right="0.088cm solid #000000" fo:border-top="0.035cm solid #000000"/>
      <style:text-properties style:use-window-font-color="true"/>
    </style:style>
    <style:style style:name="ce99" style:family="table-cell" style:parent-style-name="Default">
      <style:table-cell-properties fo:border-bottom="0.088cm solid #000000" fo:background-color="#ffffcc" style:cell-protect="none" style:print-content="true" fo:wrap-option="wrap" fo:border-left="0.035cm solid #000000" fo:border-right="0.088cm solid #000000" fo:border-top="0.035cm solid #000000"/>
      <style:text-properties style:use-window-font-color="true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fo:font-weight="bold"/>
    </style:style>
    <style:style style:name="ce13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fo:color="#2300dc" fo:font-weight="bold" style:font-weight-asian="bold" style:font-weight-complex="bold"/>
    </style:style>
    <style:style style:name="ce133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2300dc" fo:font-weight="bold" style:font-weight-asian="bold" style:font-weight-complex="bold"/>
    </style:style>
    <style:style style:name="ce134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fo:color="#2300dc" fo:font-weight="bold" style:font-weight-asian="bold" style:font-weight-complex="bold"/>
    </style:style>
    <style:style style:name="ce13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2300dc" fo:font-weight="bold" style:font-weight-asian="bold" style:font-weight-complex="bold"/>
    </style:style>
    <style:style style:name="ce136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3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bold"/>
    </style:style>
    <style:style style:name="ce138" style:family="table-cell" style:parent-style-name="Default">
      <style:table-cell-properties style:text-align-source="fix" style:repeat-content="false" fo:background-color="transparent" fo:border="0.002cm solid #000000" style:rotation-angle="90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color="#0000ff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border-bottom="0.002cm solid #000000" style:text-align-source="fix" style:repeat-content="false" fo:border-left="0.088cm solid #000000" fo:border-right="0.002cm solid #000000" style:rotation-angle="90" fo:border-top="0.002cm solid #000000" style:vertical-align="middle"/>
      <style:paragraph-properties fo:text-align="center" fo:margin-left="0cm"/>
      <style:text-properties fo:color="#2300dc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 style:data-style-name="N36">
      <style:table-cell-properties fo:border-bottom="0.035cm solid #000000" fo:background-color="#ffffcc" style:cell-protect="none" style:print-content="tru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color="#2300dc" fo:font-weight="bold" style:font-weight-asian="bold" style:font-weight-complex="bold"/>
    </style:style>
    <style:style style:name="ce148" style:family="table-cell" style:parent-style-name="Default" style:data-style-name="N36">
      <style:table-cell-properties fo:border-bottom="0.088cm solid #000000" fo:background-color="#ffffcc" style:cell-protect="none" style:print-content="true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fo:color="#2300dc" fo:font-weight="bold" style:font-weight-asian="bold" style:font-weight-complex="bold"/>
    </style:style>
    <style:style style:name="ce149" style:family="table-cell" style:parent-style-name="Default" style:data-style-name="N36">
      <style:table-cell-properties fo:border-bottom="0.088cm solid #000000" fo:background-color="#ffffcc" style:cell-protect="none" style:print-content="true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color="#2300dc" fo:font-weight="bold" style:font-weight-asian="bold" style:font-weight-complex="bold"/>
    </style:style>
    <style:style style:name="ce150" style:family="table-cell" style:parent-style-name="Default" style:data-style-name="N36">
      <style:table-cell-properties fo:background-color="#ffffcc" style:cell-protect="none" style:print-content="true" style:text-align-source="fix" style:repeat-content="false" fo:border="0.088cm solid #000000" style:vertical-align="middle"/>
      <style:paragraph-properties fo:text-align="center" fo:margin-left="0cm"/>
      <style:text-properties fo:color="#2300d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style:text-align-source="fix" style:repeat-content="false" fo:background-color="transparent" fo:border="0.002cm solid #000000" style:rotation-angle="0" style:vertical-align="middle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start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color="#000000" fo:font-size="9pt" fo:font-weight="bold" style:font-size-asian="9pt" style:font-size-complex="9pt"/>
    </style:style>
    <style:style style:name="ce156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0.002cm solid #000000" style:rotation-angle="90" fo:border-top="0.088cm solid #000000" style:vertical-align="middle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start" fo:margin-left="0cm"/>
      <style:text-properties fo:color="#0000ff"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2300dc"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1">
      <style:table-cell-properties fo:border-bottom="0.035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61" style:family="table-cell" style:parent-style-name="Default" style:data-style-name="N1">
      <style:table-cell-properties fo:border-bottom="0.035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style:use-window-font-color="true" style:font-name="Arial1" fo:font-weight="bold" style:font-name-asian="Arial Unicode MS" style:font-name-complex="Tahoma1"/>
    </style:style>
    <style:style style:name="ce162" style:family="table-cell" style:parent-style-name="Default" style:data-style-name="N1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use-window-font-color="true" fo:font-weight="bold"/>
    </style:style>
    <style:style style:name="ce163" style:family="table-cell" style:parent-style-name="Default" style:data-style-name="N1">
      <style:table-cell-properties fo:border-bottom="0.088cm solid #000000" style:text-align-source="fix" style:repeat-content="false" fo:background-color="transparent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64" style:family="table-cell" style:parent-style-name="Default">
      <style:table-cell-properties style:text-align-source="fix" style:repeat-content="false" fo:background-color="transparent" fo:border="0.088cm solid #000000" style:vertical-align="middle"/>
      <style:paragraph-properties fo:text-align="center" fo:margin-left="0cm"/>
      <style:text-properties style:use-window-font-color="true" style:font-name="Arial1" fo:font-size="14pt" fo:font-weight="bold" style:font-name-asian="Arial Unicode MS" style:font-weight-asian="bold" style:font-name-complex="Tahoma1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88cm solid #000000" style:vertical-align="middle"/>
      <style:paragraph-properties fo:text-align="center" fo:margin-left="0cm"/>
      <style:text-properties fo:color="#0000ff" fo:font-size="12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ext-properties fo:color="#000000" fo:font-size="9pt" style:font-size-asian="9pt" style:font-size-complex="9pt"/>
    </style:style>
    <style:style style:name="ce169" style:family="table-cell" style:parent-style-name="Default">
      <style:table-cell-properties fo:background-color="#ffffcc" style:text-align-source="fix" style:repeat-content="false" fo:border="0.088cm solid #000000" style:vertical-align="middle"/>
      <style:paragraph-properties fo:text-align="center" fo:margin-left="0cm"/>
      <style:text-properties fo:color="#4700b8" fo:font-size="12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ff0000" fo:font-size="12pt" fo:font-weight="bold" style:font-size-asian="9pt" style:font-weight-asian="bold" style:font-size-complex="9pt" style:font-weight-complex="bold"/>
    </style:style>
    <style:style style:name="ce171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ff0000" fo:font-size="12pt" fo:font-weight="bold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3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74" style:family="table-cell" style:parent-style-name="Default">
      <style:table-cell-properties fo:border-bottom="0.018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7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size="14pt" fo:font-weight="bold"/>
    </style:style>
    <style:style style:name="ce1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700b8" fo:font-size="9pt" fo:font-weight="bold" style:font-size-asian="9pt" style:font-weight-asian="bold" style:font-size-complex="9pt" style:font-weight-complex="bold"/>
    </style:style>
    <style:style style:name="ce179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88cm solid #000000" fo:border-top="0.088cm solid #000000" style:vertical-align="middle"/>
      <style:paragraph-properties fo:text-align="center" fo:margin-left="0cm"/>
      <style:text-properties fo:color="#2300dc" fo:font-weight="bold"/>
    </style:style>
    <style:style style:name="ce180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ff0000" fo:font-weight="bold"/>
    </style:style>
    <style:style style:name="ce181" style:family="table-cell" style:parent-style-name="Default">
      <style:table-cell-properties fo:border-bottom="0.088cm solid #000000" style:text-align-source="fix" style:repeat-content="false" fo:background-color="transparent" fo:border-left="0.035cm solid #000000" fo:border-right="0.088cm solid #000000" fo:border-top="0.088cm solid #000000" style:vertical-align="middle"/>
      <style:paragraph-properties fo:text-align="center" fo:margin-left="0cm"/>
      <style:text-properties fo:color="#2300dc" fo:font-weight="bold"/>
    </style:style>
    <style:style style:name="ce182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0.088cm solid #000000" style:vertical-align="middle"/>
      <style:paragraph-properties fo:text-align="center" fo:margin-left="0cm"/>
      <style:text-properties fo:color="#2300dc" fo:font-size="14pt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ext-properties fo:font-size="9pt" style:font-size-asian="9pt" style:font-size-complex="9pt"/>
    </style:style>
    <style:style style:name="ce186" style:family="table-cell" style:parent-style-name="Default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weight="bold"/>
    </style:style>
    <style:style style:name="ce187" style:family="table-cell" style:parent-style-name="Default">
      <style:table-cell-properties fo:border-bottom="0.035cm solid #000000" fo:background-color="transparent" fo:border-left="0.035cm solid #000000" fo:border-right="0.035cm solid #000000" fo:border-top="0.088cm solid #000000"/>
    </style:style>
    <style:style style:name="ce188" style:family="table-cell" style:parent-style-name="Default" style:data-style-name="N11">
      <style:table-cell-properties fo:border-bottom="0.088cm solid #000000" fo:background-color="#ffffcc" style:cell-protect="none" style:print-content="tru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color="#000000" fo:font-weight="normal"/>
    </style:style>
    <style:style style:name="ce189" style:family="table-cell" style:parent-style-name="Default" style:data-style-name="N11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 fo:font-weight="normal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93" style:family="table-cell" style:parent-style-name="Default">
      <style:table-cell-properties fo:wrap-option="wrap" fo:border="none"/>
    </style:style>
    <style:style style:name="ce194" style:family="table-cell" style:parent-style-name="Default">
      <style:table-cell-properties fo:background-color="transparent" fo:border="none"/>
    </style:style>
    <style:style style:name="ce195" style:family="table-cell" style:parent-style-name="Default">
      <style:table-cell-properties fo:background-color="transparent"/>
    </style:style>
    <style:style style:name="ce196" style:family="table-cell" style:parent-style-name="Default">
      <style:text-properties fo:color="#ff0000"/>
    </style:style>
    <style:style style:name="ce19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88cm solid #000000" fo:border-top="0.088cm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00" style:family="table-cell" style:parent-style-name="Default">
      <style:table-cell-properties fo:background-color="transparent" fo:border="none"/>
      <style:text-properties fo:color="#ff0000"/>
    </style:style>
    <style:style style:name="ce201" style:family="table-cell" style:parent-style-name="Default">
      <style:table-cell-properties fo:background-color="transparent"/>
      <style:text-properties fo:color="#ff0000"/>
    </style:style>
    <style:style style:name="ce202" style:family="table-cell" style:parent-style-name="Default" style:data-style-name="N11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/>
      <style:paragraph-properties fo:text-align="center" fo:margin-left="0cm"/>
      <style:text-properties fo:color="#000000" fo:font-weight="normal"/>
    </style:style>
    <style:style style:name="ce203" style:family="table-cell" style:parent-style-name="Default" style:data-style-name="N11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color="#000000" fo:font-weight="normal"/>
    </style:style>
    <style:style style:name="ce204" style:family="table-cell" style:parent-style-name="Default" style:data-style-name="N11">
      <style:table-cell-properties fo:border-bottom="0.088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color="#000000" fo:font-weight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88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order-bottom="0.088cm solid #000000" style:cell-protect="none" style:print-content="true" fo:background-color="transparent" fo:border-left="0.035cm solid #000000" fo:border-right="0.035cm solid #000000" fo:border-top="0.035cm solid #000000"/>
    </style:style>
    <style:style style:name="ce207" style:family="table-cell" style:parent-style-name="Default">
      <style:table-cell-properties fo:border-bottom="0.088cm solid #000000" style:cell-protect="none" style:print-content="true" fo:background-color="transparent" fo:border-left="0.002cm solid #000000" fo:border-right="0.002cm solid #000000" fo:border-top="0.002cm solid #000000"/>
    </style:style>
    <style:style style:name="ce208" style:family="table-cell" style:parent-style-name="Default">
      <style:table-cell-properties fo:border-bottom="0.088cm solid #000000" fo:background-color="transparent" fo:border-left="0.002cm solid #000000" fo:border-right="0.002cm solid #000000" fo:border-top="0.002cm solid #000000"/>
    </style:style>
    <style:style style:name="ce209" style:family="table-cell" style:parent-style-name="Default">
      <style:table-cell-properties fo:border-bottom="0.088cm solid #000000" fo:background-color="transparent" fo:border-left="none" fo:border-right="0.088cm solid #000000" fo:border-top="none" style:vertical-align="middle"/>
      <style:text-properties fo:color="#000000" fo:font-weight="bold"/>
    </style:style>
    <style:style style:name="ce210" style:family="table-cell" style:parent-style-name="Default">
      <style:table-cell-properties fo:background-color="transparent" fo:border="none"/>
      <style:text-properties fo:color="#000000" fo:font-weight="bold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-bottom="0.035cm solid #000000" fo:background-color="transparent" fo:border-left="0.035cm solid #000000" fo:border-right="0.088cm solid #000000" fo:border-top="0.088cm solid #000000"/>
    </style:style>
    <style:style style:name="ce213" style:family="table-cell" style:parent-style-name="Default">
      <style:table-cell-properties fo:border-bottom="0.088cm solid #000000" style:cell-protect="none" style:print-content="true" fo:background-color="transparent" fo:border-left="0.035cm solid #000000" fo:border-right="0.088cm solid #000000" fo:border-top="0.035cm solid #000000"/>
    </style:style>
    <style:style style:name="ce214" style:family="table-cell" style:parent-style-name="Default">
      <style:table-cell-properties fo:border-bottom="0.002cm solid #000000" fo:background-color="transparent" fo:border-left="0.002cm solid #000000" fo:border-right="0.088cm solid #000000" fo:border-top="0.088cm solid #000000"/>
    </style:style>
    <style:style style:name="ce215" style:family="table-cell" style:parent-style-name="Default">
      <style:table-cell-properties fo:border-bottom="0.088cm solid #000000" style:cell-protect="none" style:print-content="true" fo:background-color="transparent" fo:border-left="0.002cm solid #000000" fo:border-right="0.088cm solid #000000" fo:border-top="0.002cm solid #000000"/>
    </style:style>
    <style:style style:name="ce216" style:family="table-cell" style:parent-style-name="Default">
      <style:table-cell-properties fo:border-bottom="0.088cm solid #000000" fo:background-color="transparent" fo:border-left="0.002cm solid #000000" fo:border-right="0.088cm solid #000000" fo:border-top="0.002cm solid #000000"/>
    </style:style>
    <style:style style:name="ce217" style:family="table-cell" style:parent-style-name="Default" style:data-style-name="N104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ff" fo:font-size="9pt" fo:font-weight="bold" style:font-size-asian="9pt" style:font-size-complex="9pt"/>
    </style:style>
    <style:style style:name="ce218" style:family="table-cell" style:parent-style-name="Default" style:data-style-name="N104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0000ff" fo:font-weight="bold"/>
    </style:style>
    <style:style style:name="ce219" style:family="table-cell" style:parent-style-name="Default">
      <style:text-properties style:font-name="Arial" fo:language="pt" fo:country="BR" style:font-name-asian="Tahoma" style:font-name-complex="Tahoma"/>
    </style:style>
    <style:style style:name="ce342" style:family="table-cell" style:parent-style-name="Default">
      <style:table-cell-properties fo:border="0.002cm solid #000000"/>
    </style:style>
    <style:style style:name="ce4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0000ff" fo:font-weight="bold"/>
    </style:style>
    <style:style style:name="ce433" style:family="table-cell" style:parent-style-name="Default" style:data-style-name="N37">
      <style:table-cell-properties fo:border="0.002cm solid #000000"/>
    </style:style>
    <style:style style:name="ce434" style:family="table-cell" style:parent-style-name="Default" style:data-style-name="N37"/>
    <style:style style:name="ce435" style:family="table-cell" style:parent-style-name="Default">
      <style:table-cell-properties fo:border="0.002cm solid #000000"/>
      <style:text-properties style:font-name="Spranq eco sans" fo:font-size="9pt" style:font-name-asian="DejaVu Sans" style:language-asian="zxx" style:country-asian="none" style:font-name-complex="DejaVu Sans" style:language-complex="zxx" style:country-complex="none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>
      <style:table-cell-properties style:glyph-orientation-vertical="0" fo:border-bottom="none" fo:background-color="#c0c0c0" style:text-align-source="fix" style:repeat-content="false" fo:wrap-option="wrap" fo:border-left="0.035cm solid #000000" style:direction="ltr" fo:border-right="0.035cm solid #000000" style:rotation-angle="0" style:rotation-align="non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7" style:family="table-cell" style:parent-style-name="Default">
      <style:table-cell-properties style:glyph-orientation-vertical="0" fo:border-bottom="none" fo:background-color="#c0c0c0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wrap" fo:border-left="0.035cm solid #000000" style:direction="ltr" fo:border-right="0.035cm solid #000000" style:rotation-angle="0" style:rotation-align="none" fo:border-top="non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fo:wrap-option="wrap"/>
      <style:text-properties style:font-name="Arial2" style:font-name-asian="Arial Unicode MS" style:font-name-complex="Tahoma1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none" fo:background-color="#c0c0c0" style:text-align-source="fix" style:repeat-content="false" fo:wrap-option="wrap" fo:border-left="none" style:direction="ltr" fo:border-right="0.035cm solid #000000" style:rotation-angle="0" style:rotation-align="non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order-bottom="0.035cm solid #000000" fo:background-color="#c0c0c0" style:text-align-source="value-type" style:repeat-content="false" fo:wrap-option="wrap" fo:border-left="none" style:direction="ltr" fo:border-right="0.035cm solid #000000" style:rotation-angle="0" style:rotation-align="non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wrap" fo:border-left="none" style:direction="ltr" fo:border-right="0.035cm solid #000000" style:rotation-angle="0" style:rotation-align="non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wrap" fo:border-left="none" style:direction="ltr" fo:border-right="0.035cm solid #000000" style:rotation-angle="0" style:rotation-align="non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none" fo:background-color="#c0c0c0" style:text-align-source="value-type" style:repeat-content="false" fo:wrap-option="wrap" fo:border-left="none" style:direction="ltr" fo:border-right="none" style:rotation-angle="0" style:rotation-align="non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style:glyph-orientation-vertical="0" fo:border-bottom="0.035cm solid #000000" fo:background-color="#c0c0c0" style:text-align-source="value-type" style:repeat-content="false" fo:wrap-option="wrap" fo:border-left="none" style:direction="ltr" fo:border-right="none" style:rotation-angle="0" style:rotation-align="non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2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wrap" fo:border-left="none" style:direction="ltr" fo:border-right="0.035cm solid #000000" style:rotation-angle="0" style:rotation-align="none" fo:border-top="none" style:vertical-align="top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vertical-align="top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fo:background-color="#c0c0c0" style:text-align-source="value-type" style:repeat-content="false" fo:wrap-option="wrap" fo:border-left="none" style:direction="ltr" fo:border-right="0.035cm solid #000000" style:rotation-angle="0" style:rotation-align="non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vertical-align="automatic"/>
      <style:paragraph-properties fo:margin-left="0cm" style:writing-mode="page"/>
    </style:style>
    <style:style style:name="ce386" style:family="table-cell" style:parent-style-name="Default" style:data-style-name="N164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 style:data-style-name="N164">
      <style:table-cell-properties fo:wrap-option="wrap" fo:border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Excel_5f_BuiltIn_5f_Comma" style:data-style-name="N164">
      <style:table-cell-properties style:glyph-orientation-vertical="0" style:cell-protect="protected" style:print-content="true" style:text-align-source="value-type" style:repeat-content="false" fo:background-color="transparent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Excel_5f_BuiltIn_5f_Comma" style:data-style-name="N164">
      <style:table-cell-properties style:glyph-orientation-vertical="0" style:cell-protect="protected" style:print-content="true" style:text-align-source="value-type" style:repeat-content="false" fo:background-color="transparent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ext-properties fo:font-size="10pt" style:font-size-asian="10pt" style:font-size-complex="10pt"/>
    </style:style>
    <style:style style:name="ce39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39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39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58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fo:border="0.035cm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ext-properties fo:font-size="7pt" style:font-size-asian="7pt" style:font-size-complex="7pt"/>
    </style:style>
    <style:style style:name="ce2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no-wrap" fo:border-left="0.035cm solid #000000" style:direction="ltr" fo:border-right="none" style:rotation-angle="0" style:rotation-align="non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fo:border-bottom="none" fo:background-color="#ffffcc" style:cell-protect="none" style:print-content="true" fo:border-left="0.035cm solid #000000" fo:border-right="0.035cm solid #000000" fo:border-top="0.035cm solid #000000"/>
    </style:style>
    <style:style style:name="ce263" style:family="table-cell" style:parent-style-name="Default">
      <style:table-cell-properties fo:border-bottom="none" fo:background-color="#ffffcc" style:cell-protect="none" style:print-content="true" fo:border-left="0.035cm solid #000000" fo:border-right="0.035cm solid #000000" fo:border-top="none"/>
    </style:style>
    <style:style style:name="ce264" style:family="table-cell" style:parent-style-name="Default">
      <style:table-cell-properties fo:border-bottom="0.035cm solid #000000" fo:background-color="#ffffcc" style:cell-protect="none" style:print-content="true" fo:border-left="0.035cm solid #000000" fo:border-right="0.035cm solid #000000" fo:border-top="none"/>
    </style:style>
    <style:style style:name="ce265" style:family="table-cell" style:parent-style-name="Default">
      <style:table-cell-properties fo:border-bottom="none" fo:background-color="#ffffcc" style:cell-protect="none" style:print-content="true" fo:border-left="0.035cm solid #000000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order-bottom="0.035cm solid #000000" fo:background-color="#ffffcc" style:cell-protect="none" style:print-content="true" fo:border-left="0.035cm solid #000000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ackground-color="#ffffcc" style:cell-protect="none" style:print-content="true" fo:border-left="0.035cm solid #000000" fo:border-right="none" fo:border-top="none"/>
    </style:style>
    <style:style style:name="ce269" style:family="table-cell" style:parent-style-name="Default">
      <style:table-cell-properties fo:border-bottom="0.035cm solid #000000" fo:background-color="#ffffcc" style:cell-protect="none" style:print-content="true" fo:border-left="0.035cm solid #000000" fo:border-right="none" fo:border-top="none"/>
    </style:style>
    <style:style style:name="ce270" style:family="table-cell" style:parent-style-name="Default">
      <style:table-cell-properties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fo:border-bottom="0.035cm solid #000000" fo:background-color="#c0c0c0" fo:border-left="0.035cm solid #000000" fo:border-right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none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035cm solid #000000" style:text-align-source="fix" style:repeat-content="false" fo:wrap-option="no-wrap" fo:border-left="0.035cm solid #000000" style:direction="ltr" fo:border-right="none" style:rotation-angle="0" style:rotation-align="non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>
      <style:table-cell-properties fo:border-bottom="none" fo:border-left="0.088cm solid #000000" fo:border-right="none" fo:border-top="0.088cm solid #000000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76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277" style:family="table-cell" style:parent-style-name="Default">
      <style:table-cell-properties fo:border-bottom="0.088cm solid #000000" fo:border-left="0.088cm solid #000000" fo:border-right="none" fo:border-top="none"/>
    </style:style>
    <style:style style:name="ce278" style:family="table-cell" style:parent-style-name="Default">
      <style:table-cell-properties fo:border-bottom="none" fo:border-left="0.088cm solid #000000" fo:border-right="none" fo:border-top="0.088cm solid #000000"/>
    </style:style>
    <style:style style:name="ce279" style:family="table-cell" style:parent-style-name="Default">
      <style:table-cell-properties fo:border-bottom="none" fo:border-left="0.088cm solid #000000" fo:border-right="none" fo:border-top="none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wrap" fo:border-left="0.088cm solid #000000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cell-protect="protected" style:print-content="true"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order-bottom="none" fo:background-color="#ffffcc" style:cell-protect="none" style:print-content="true" style:text-align-source="fix" style:repeat-content="false" fo:wrap-option="wrap" fo:border-left="0.002cm solid #000000" style:direction="ltr" fo:border-right="0.002cm solid #000000" style:rotation-angle="0" style:rotation-align="none" fo:border-top="0.002cm solid #000000" style:vertical-align="top"/>
      <style:paragraph-properties fo:text-align="start" fo:margin-left="0cm" style:writing-mode="page"/>
      <style:text-properties fo:color="#ff0000" style:font-name="Arial" fo:font-size="9pt" fo:language="en" fo:country="US" style:font-name-asian="Arial Unicode MS1" style:font-size-asian="9pt" style:language-asian="en" style:country-asian="US" style:font-name-complex="Tahoma" style:font-size-complex="9pt" style:language-complex="en" style:country-complex="US"/>
    </style:style>
    <style:style style:name="ce283" style:family="table-cell" style:parent-style-name="Default">
      <style:table-cell-properties style:glyph-orientation-vertical="0" fo:border-bottom="none" fo:background-color="#ffffcc" style:cell-protect="none" style:print-content="true" style:text-align-source="fix" style:repeat-content="false" fo:wrap-option="wrap" fo:border-left="0.002cm solid #000000" style:direction="ltr" fo:border-right="0.002cm solid #000000" style:rotation-angle="0" style:rotation-align="none" fo:border-top="none" style:vertical-align="top"/>
      <style:paragraph-properties fo:text-align="start" fo:margin-left="0cm" style:writing-mode="page"/>
      <style:text-properties fo:color="#ff0000" fo:font-size="9pt"/>
    </style:style>
    <style:style style:name="ce284" style:family="table-cell" style:parent-style-name="Default">
      <style:table-cell-properties style:glyph-orientation-vertical="0" fo:border-bottom="0.002cm solid #000000" fo:background-color="#ffffcc" style:cell-protect="none" style:print-content="true" style:text-align-source="fix" style:repeat-content="false" fo:wrap-option="wrap" fo:border-left="0.002cm solid #000000" style:direction="ltr" fo:border-right="0.002cm solid #000000" style:rotation-angle="0" style:rotation-align="none" fo:border-top="none" style:vertical-align="top"/>
      <style:paragraph-properties fo:text-align="start" fo:margin-left="0cm" style:writing-mode="page"/>
      <style:text-properties fo:color="#ff0000" fo:font-size="9pt"/>
    </style:style>
    <style:style style:name="ce285" style:family="table-cell" style:parent-style-name="Default" style:data-style-name="N100">
      <style:table-cell-properties fo:border="0.018cm solid #000000"/>
    </style:style>
    <style:style style:name="ce286" style:family="table-cell" style:parent-style-name="Default">
      <style:text-properties fo:color="#ffffff"/>
    </style:style>
    <style:style style:name="ce287" style:family="table-cell" style:parent-style-name="Default">
      <style:table-cell-properties style:glyph-orientation-vertical="0" fo:background-color="#c0c0c0" style:text-align-source="fix" style:repeat-content="false" fo:wrap-option="no-wrap" fo:border="0.035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fo:border-bottom="none" fo:background-color="#ffffcc" style:cell-protect="none" style:print-content="tru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>
      <style:table-cell-properties fo:border-bottom="none" fo:background-color="#ffffcc" style:cell-protect="none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>
      <style:table-cell-properties fo:border-bottom="0.035cm solid #000000" fo:background-color="#ffffcc" style:cell-protect="none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Default">
      <style:table-cell-properties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>
      <style:table-cell-properties fo:background-color="#c0c0c0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94" style:family="table-cell" style:parent-style-name="Default">
      <style:table-cell-properties style:glyph-orientation-vertical="0" style:text-align-source="fix" style:repeat-content="false" fo:wrap-option="no-wrap" fo:border="0.035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5" style:family="table-cell" style:parent-style-name="Default">
      <style:table-cell-properties fo:border-bottom="none" fo:border-left="none" fo:border-right="none" fo:border-top="0.088cm solid #000000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0.088cm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>
      <style:table-cell-properties fo:border-bottom="0.088cm solid #000000" fo:border-left="none" fo:border-right="none" fo:border-top="none"/>
    </style:style>
    <style:style style:name="ce302" style:family="table-cell" style:parent-style-name="Default">
      <style:table-cell-properties style:cell-protect="protected" style:print-content="true"/>
      <style:text-properties fo:color="#ff0000"/>
    </style:style>
    <style:style style:name="ce303" style:family="table-cell" style:parent-style-name="Default">
      <style:table-cell-properties style:glyph-orientation-vertical="0" fo:border-bottom="none" fo:background-color="#ffffcc" style:cell-protect="none" style:print-content="true" style:text-align-source="fix" style:repeat-content="false" fo:wrap-option="wrap" fo:border-left="none" style:direction="ltr" fo:border-right="none" style:rotation-angle="0" style:rotation-align="none" fo:border-top="0.002cm solid #000000" style:vertical-align="top"/>
      <style:paragraph-properties fo:text-align="start" fo:margin-left="0cm" style:writing-mode="page"/>
      <style:text-properties fo:color="#ff0000" fo:font-size="9pt"/>
    </style:style>
    <style:style style:name="ce304" style:family="table-cell" style:parent-style-name="Default">
      <style:table-cell-properties style:glyph-orientation-vertical="0" fo:background-color="#ffffcc" style:cell-protect="none" style:print-content="true" style:text-align-source="fix" style:repeat-content="false" fo:wrap-option="wrap" fo:border="none" style:direction="ltr" style:rotation-angle="0" style:rotation-align="none" style:vertical-align="top"/>
      <style:paragraph-properties fo:text-align="start" fo:margin-left="0cm" style:writing-mode="page"/>
      <style:text-properties fo:color="#ff0000" fo:font-size="9pt"/>
    </style:style>
    <style:style style:name="ce305" style:family="table-cell" style:parent-style-name="Default">
      <style:table-cell-properties style:glyph-orientation-vertical="0" fo:border-bottom="0.002cm solid #000000" fo:background-color="#ffffcc" style:cell-protect="none" style:print-content="true" style:text-align-source="fix" style:repeat-content="false" fo:wrap-option="wrap" fo:border-left="none" style:direction="ltr" fo:border-right="none" style:rotation-angle="0" style:rotation-align="none" fo:border-top="none" style:vertical-align="top"/>
      <style:paragraph-properties fo:text-align="start" fo:margin-left="0cm" style:writing-mode="page"/>
      <style:text-properties fo:color="#ff0000" fo:font-size="9pt"/>
    </style:style>
    <style:style style:name="ce306" style:family="table-cell" style:parent-style-name="Default" style:data-style-name="N100">
      <style:table-cell-properties fo:border-bottom="none" fo:background-color="#ffffcc" style:cell-protect="none" style:print-content="true" fo:border-left="0.035cm solid #000000" fo:border-right="0.035cm solid #000000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7" style:family="table-cell" style:parent-style-name="Default" style:data-style-name="N100">
      <style:table-cell-properties fo:border-bottom="none" fo:background-color="#ffffcc" style:cell-protect="none" style:print-content="true" fo:border-left="0.035cm solid #000000" fo:border-right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8" style:family="table-cell" style:parent-style-name="Default" style:data-style-name="N100">
      <style:table-cell-properties fo:border-bottom="0.035cm solid #000000" fo:background-color="#ffffcc" style:cell-protect="none" style:print-content="true" fo:border-left="0.035cm solid #000000" fo:border-right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9" style:family="table-cell" style:parent-style-name="Default">
      <style:table-cell-properties fo:border-bottom="none" fo:background-color="#ffffcc" style:cell-protect="none" style:print-content="true" fo:border-left="0.035cm solid #000000" fo:border-right="0.035cm solid #000000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0" style:family="table-cell" style:parent-style-name="Default">
      <style:table-cell-properties fo:border-bottom="none" fo:background-color="#ffffcc" style:cell-protect="none" style:print-content="true" fo:border-left="0.035cm solid #000000" fo:border-right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fo:border-bottom="none" fo:background-color="#ffffcc" style:cell-protect="none" style:print-content="true" fo:border-left="0.035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none" fo:background-color="#ffffcc" style:cell-protect="none" style:print-content="true" style:text-align-source="fix" style:repeat-content="false" fo:wrap-option="no-wrap" fo:border-left="0.035cm solid #000000" style:direction="ltr" fo:border-right="none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035cm solid #000000" fo:background-color="#ffffcc" style:cell-protect="none" style:print-content="tru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 style:data-style-name="N100">
      <style:table-cell-properties fo:border-bottom="none" fo:background-color="#ffffcc" style:cell-protect="none" style:print-content="true" fo:border-left="0.035cm solid #000000" fo:border-right="0.035cm solid #000000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5" style:family="table-cell" style:parent-style-name="Default" style:data-style-name="N100">
      <style:table-cell-properties fo:border-bottom="0.035cm solid #000000" fo:background-color="#ffffcc" style:cell-protect="none" style:print-content="true" fo:border-left="0.035cm solid #000000" fo:border-right="0.035cm solid #000000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fo:border-bottom="none" fo:background-color="#ffffcc" style:cell-protect="none" style:print-content="tru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7" style:family="table-cell" style:parent-style-name="Default" style:data-style-name="N100">
      <style:table-cell-properties style:glyph-orientation-vertical="0" fo:border-bottom="0.035cm solid #000000" fo:background-color="#ffffcc" style:cell-protect="none" style:print-content="tru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8" style:family="table-cell" style:parent-style-name="Default">
      <style:table-cell-properties fo:border="0.035cm solid #000000"/>
    </style:style>
    <style:style style:name="ce319" style:family="table-cell" style:parent-style-name="Default">
      <style:table-cell-properties style:glyph-orientation-vertical="0" fo:background-color="#ffffcc" style:cell-protect="none" style:print-content="true" style:text-align-source="fix" style:repeat-content="false" fo:wrap-option="no-wrap" fo:border="0.002cm solid #000000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0.002cm solid #000000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1" style:family="table-cell" style:parent-style-name="Default" style:data-style-name="N1">
      <style:table-cell-properties fo:border-bottom="0.088cm solid #000000" fo:border-left="none" fo:border-right="none" fo:border-top="none"/>
    </style:style>
    <style:style style:name="ce322" style:family="table-cell" style:parent-style-name="Default" style:data-style-name="N1">
      <style:table-cell-properties fo:border="none"/>
    </style:style>
    <style:style style:name="ce323" style:family="table-cell" style:parent-style-name="Default" style:data-style-name="N1">
      <style:table-cell-properties fo:border-bottom="none" fo:border-left="none" fo:border-right="none" fo:border-top="0.088cm solid #000000"/>
    </style:style>
    <style:style style:name="ce324" style:family="table-cell" style:parent-style-name="Default" style:data-style-name="N163">
      <style:table-cell-properties fo:background-color="#ffffcc" style:cell-protect="none" style:print-content="true" fo:border="0.018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5" style:family="table-cell" style:parent-style-name="Excel_5f_BuiltIn_5f_Comma" style:data-style-name="N110">
      <style:table-cell-properties style:glyph-orientation-vertical="0" style:cell-protect="protected" style:print-content="true" style:text-align-source="value-type" style:repeat-content="false" fo:background-color="transparent" fo:wrap-option="no-wrap" fo:border="0.018cm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6" style:family="table-cell" style:parent-style-name="Excel_5f_BuiltIn_5f_Comma" style:data-style-name="N164">
      <style:table-cell-properties style:glyph-orientation-vertical="0" fo:border-bottom="0.035cm solid #000000" style:cell-protect="protected" style:print-content="tru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7" style:family="table-cell" style:parent-style-name="Excel_5f_BuiltIn_5f_Comma" style:data-style-name="N163">
      <style:table-cell-properties style:glyph-orientation-vertical="0" fo:border-bottom="0.088cm solid #000000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8" style:family="table-cell" style:parent-style-name="Excel_5f_BuiltIn_5f_Comma" style:data-style-name="N163">
      <style:table-cell-properties style:glyph-orientation-vertical="0" fo:background-color="#ffffcc" style:cell-protect="protected" style:print-content="true" style:text-align-source="value-type" style:repeat-content="false" fo:wrap-option="no-wrap" fo:border="0.035cm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329" style:family="table-cell" style:parent-style-name="Default">
      <style:table-cell-properties fo:border-bottom="none" fo:background-color="#ffffcc" style:cell-protect="none" style:print-content="true" style:text-align-source="fix" style:repeat-content="false" fo:border-left="0.035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0" style:family="table-cell" style:parent-style-name="Default">
      <style:table-cell-properties fo:border-bottom="0.035cm solid #000000" fo:background-color="#ffffcc" style:cell-protect="none" style:print-content="true" style:text-align-source="fix" style:repeat-content="false" fo:border-left="0.035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1" style:family="table-cell" style:parent-style-name="Default">
      <style:table-cell-properties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fo:border="non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ffffcc" style:cell-protect="none" style:print-content="true" fo:border-left="0.035cm solid #000000" fo:border-right="0.035cm solid #000000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00">
      <style:table-cell-properties fo:border-bottom="0.035cm solid #000000" fo:background-color="#ffffcc" style:cell-protect="none" style:print-content="true" fo:border-left="0.035cm solid #000000" fo:border-right="0.035cm solid #000000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100">
      <style:table-cell-properties style:glyph-orientation-vertical="0" fo:border-bottom="none" fo:background-color="#ffffcc" style:cell-protect="none" style:print-content="tru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 style:data-style-name="N100">
      <style:table-cell-properties style:glyph-orientation-vertical="0" fo:border-bottom="0.035cm solid #000000" fo:background-color="#ffffcc" style:cell-protect="none" style:print-content="tru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fo:background-color="#c0c0c0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9" style:family="table-cell" style:parent-style-name="Default">
      <style:table-cell-properties fo:background-color="#c0c0c0" style:text-align-source="fix" style:repeat-content="false" fo:border="0.035cm solid #000000"/>
      <style:paragraph-properties fo:text-align="center" fo:margin-left="0cm"/>
      <style:text-properties fo:font-weight="bold"/>
    </style:style>
    <style:style style:name="ce340" style:family="table-cell" style:parent-style-name="Default">
      <style:table-cell-properties style:glyph-orientation-vertical="0" fo:border-bottom="none" fo:background-color="#ffffcc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0.002cm solid #000000" fo:background-color="#ffffcc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text-align-source="fix" style:repeat-content="false" fo:wrap-option="no-wrap" fo:border="0.035cm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Excel_5f_BuiltIn_5f_Comma" style:data-style-name="N1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8" style:family="table-cell" style:parent-style-name="Default">
      <style:table-cell-properties fo:border-bottom="none" fo:border-left="none" fo:border-right="none" fo:border-top="0.088cm solid #000000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</style:style>
    <style:style style:name="ce350" style:family="table-cell" style:parent-style-name="Default">
      <style:table-cell-properties fo:border-bottom="0.088cm solid #000000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none" fo:border-right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3" style:family="table-cell" style:parent-style-name="Default">
      <style:table-cell-properties fo:border-bottom="0.088cm solid #000000" fo:border-left="none" fo:border-right="none" fo:border-top="non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4" style:family="table-cell" style:parent-style-name="Default">
      <style:table-cell-properties style:glyph-orientation-vertical="0" fo:border-bottom="none" fo:background-color="#ffffcc" style:cell-protect="none" style:print-content="true" style:text-align-source="fix" style:repeat-content="false" fo:wrap-option="wrap" fo:border-left="none" style:direction="ltr" fo:border-right="0.002cm solid #000000" style:rotation-angle="0" style:rotation-align="none" fo:border-top="0.002cm solid #000000" style:vertical-align="top"/>
      <style:paragraph-properties fo:text-align="start" fo:margin-left="0cm" style:writing-mode="page"/>
      <style:text-properties fo:color="#ff0000" fo:font-size="9pt"/>
    </style:style>
    <style:style style:name="ce355" style:family="table-cell" style:parent-style-name="Default">
      <style:table-cell-properties style:glyph-orientation-vertical="0" fo:border-bottom="none" fo:background-color="#ffffcc" style:cell-protect="none" style:print-content="true" style:text-align-source="fix" style:repeat-content="false" fo:wrap-option="wrap" fo:border-left="none" style:direction="ltr" fo:border-right="0.002cm solid #000000" style:rotation-angle="0" style:rotation-align="none" fo:border-top="none" style:vertical-align="top"/>
      <style:paragraph-properties fo:text-align="start" fo:margin-left="0cm" style:writing-mode="page"/>
      <style:text-properties fo:color="#ff0000" fo:font-size="9pt"/>
    </style:style>
    <style:style style:name="ce356" style:family="table-cell" style:parent-style-name="Default">
      <style:table-cell-properties style:glyph-orientation-vertical="0" fo:border-bottom="0.002cm solid #000000" fo:background-color="#ffffcc" style:cell-protect="none" style:print-content="true" style:text-align-source="fix" style:repeat-content="false" fo:wrap-option="wrap" fo:border-left="none" style:direction="ltr" fo:border-right="0.002cm solid #000000" style:rotation-angle="0" style:rotation-align="none" fo:border-top="none" style:vertical-align="top"/>
      <style:paragraph-properties fo:text-align="start" fo:margin-left="0cm" style:writing-mode="page"/>
      <style:text-properties fo:color="#ff0000" fo:font-size="9pt"/>
    </style:style>
    <style:style style:name="ce357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9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0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1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2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4" style:family="table-cell" style:parent-style-name="Default">
      <style:table-cell-properties fo:border-bottom="0.035cm solid #000000" style:cell-protect="protected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6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8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0.035cm solid #000000" style:direction="ltr" fo:border-right="0.035cm solid #000000" style:rotation-angle="0" style:rotation-align="non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88cm solid #000000" style:rotation-angle="0" style:rotation-align="non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88cm solid #000000" style:rotation-angle="0" style:rotation-align="none" fo:border-top="none" style:vertical-align="automatic"/>
      <style:paragraph-properties fo:text-align="end" fo:margin-left="0cm" style:writing-mode="page"/>
    </style:style>
    <style:style style:name="ce401" style:family="table-cell" style:parent-style-name="Default">
      <style:table-cell-properties style:glyph-orientation-vertical="0" fo:border-bottom="0.088cm solid #000000" style:text-align-source="fix" style:repeat-content="false" fo:wrap-option="no-wrap" fo:border-left="none" style:direction="ltr" fo:border-right="0.088cm solid #000000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88cm solid #000000" style:rotation-angle="0" style:rotation-align="non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>
      <style:table-cell-properties fo:border-bottom="none" fo:border-left="none" fo:border-right="0.088cm solid #000000" fo:border-top="none"/>
    </style:style>
    <style:style style:name="ce405" style:family="table-cell" style:parent-style-name="Default">
      <style:table-cell-properties style:glyph-orientation-vertical="0" fo:border-bottom="0.088cm solid #000000" style:text-align-source="fix" style:repeat-content="false" fo:wrap-option="no-wrap" fo:border-left="none" style:direction="ltr" fo:border-right="0.088cm solid #000000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408" style:family="table-cell" style:parent-style-name="Default">
      <style:text-properties style:use-window-font-color="true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409" style:family="table-cell" style:parent-style-name="Default">
      <style:table-cell-properties style:glyph-orientation-vertical="0" fo:background-color="#c0c0c0" style:text-align-source="value-type" style:repeat-content="false" fo:wrap-option="no-wrap" fo:border="0.035cm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none" style:text-align-source="value-type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0.035cm solid #000000" style:text-align-source="fix" style:repeat-content="false" fo:wrap-option="no-wrap" fo:border-left="none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35cm solid #000000" style:rotation-angle="0" style:rotation-align="non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order-bottom="0.035cm solid #000000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style:text-align-source="fix" style:repeat-content="false" fo:wrap-option="no-wrap" fo:border="0.035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0.035cm solid #000000" style:text-align-source="fix" style:repeat-content="false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3" style:family="table-cell" style:parent-style-name="Excel_5f_BuiltIn_5f_Comma" style:data-style-name="N16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4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no-wrap" fo:border-left="none" style:direction="ltr" fo:border-right="none" style:rotation-angle="0" style:rotation-align="non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5" style:family="table-cell" style:parent-style-name="Default">
      <style:table-cell-properties style:glyph-orientation-vertical="0" style:text-align-source="fix" style:repeat-content="false" fo:wrap-option="no-wrap" fo:border="0.035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035cm solid #000000" fo:background-color="#c0c0c0" style:text-align-source="fix" style:repeat-content="false" fo:wrap-option="no-wrap" fo:border-left="none" style:direction="ltr" fo:border-right="0.035cm solid #000000" style:rotation-angle="0" style:rotation-align="non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0.035cm solid #000000" style:rotation-angle="0" style:rotation-align="non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0.035cm solid #000000" style:text-align-source="fix" style:repeat-content="false" fo:wrap-option="no-wrap" fo:border-left="none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style:text-align-source="fix" style:repeat-content="false" fo:wrap-option="no-wrap" fo:border-left="0.035cm solid #000000" style:direction="ltr" fo:border-right="none" style:rotation-angle="0" style:rotation-align="non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38" style:family="table-cell" style:parent-style-name="Default">
      <style:table-cell-properties style:glyph-orientation-vertical="0" fo:border-bottom="none" style:text-align-source="fix" style:repeat-content="false" fo:wrap-option="no-wrap" fo:border-left="0.088cm solid #000000" style:direction="ltr" fo:border-right="none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Default" style:data-style-name="N100">
      <style:table-cell-properties fo:border="0.002cm solid #000000"/>
    </style:style>
    <style:style style:name="ce44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 style:data-style-name="N100">
      <style:table-cell-properties style:glyph-orientation-vertical="0" fo:border-bottom="0.002cm solid #000000" style:text-align-source="value-type" style:repeat-content="false" fo:wrap-option="no-wrap" fo:border-left="none" style:direction="ltr" fo:border-right="none" style:rotation-angle="0" style:rotation-align="none" fo:border-top="0.002cm solid #000000" style:vertical-align="top"/>
      <style:paragraph-properties fo:margin-left="0cm" style:writing-mode="page"/>
    </style:style>
    <style:style style:name="ce44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0.002cm solid #000000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Excel_5f_BuiltIn_5f_Comma" style:data-style-name="N181">
      <style:table-cell-properties style:glyph-orientation-vertical="0" fo:background-color="#ffffcc" style:cell-protect="none" style:print-content="true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Excel_5f_BuiltIn_5f_Comma" style:data-style-name="N4">
      <style:table-cell-properties style:glyph-orientation-vertical="0" fo:border-bottom="none" style:cell-protect="none" style:print-content="true" style:text-align-source="fix" style:repeat-content="false" fo:background-color="transparent" fo:wrap-option="no-wrap" fo:border-left="0.035cm solid #000000" style:direction="ltr" fo:border-right="0.035cm solid #000000" style:rotation-angle="0" style:rotation-align="non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Excel_5f_BuiltIn_5f_Comma" style:data-style-name="N4">
      <style:table-cell-properties style:glyph-orientation-vertical="0"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fo:border-bottom="0.002cm solid #000000" style:text-align-source="value-type" style:repeat-content="false" fo:wrap-option="no-wrap" fo:border-left="none" style:direction="ltr" fo:border-right="none" style:rotation-angle="0" style:rotation-align="non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88cm solid #000000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88cm solid #000000" style:rotation-angle="0" style:rotation-align="non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top"/>
      <style:paragraph-properties fo:margin-left="0cm" style:writing-mode="page"/>
    </style:style>
    <style:style style:name="ce451" style:family="table-cell" style:parent-style-name="Default" style:data-style-name="N164">
      <style:table-cell-properties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2" style:family="table-cell" style:parent-style-name="Excel_5f_BuiltIn_5f_Comma" style:data-style-name="N16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4" style:family="table-cell" style:parent-style-name="Default">
      <style:table-cell-properties fo:background-color="#c0c0c0" style:cell-protect="none" style:print-content="true" fo:border="0.002cm solid #000000"/>
      <style:text-properties fo:font-weight="bold"/>
    </style:style>
    <style:style style:name="ce455" style:family="table-cell" style:parent-style-name="Default">
      <style:table-cell-properties style:cell-protect="protected" style:print-content="true"/>
      <style:text-properties fo:font-weight="bold"/>
    </style:style>
    <style:style style:name="ce456" style:family="table-cell" style:parent-style-name="Default">
      <style:table-cell-properties style:glyph-orientation-vertical="0" fo:background-color="#c0c0c0" style:text-align-source="fix" style:repeat-content="false" fo:wrap-option="wrap" fo:border="0.035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7" style:family="table-cell" style:parent-style-name="Default">
      <style:table-cell-properties style:glyph-orientation-vertical="0" fo:background-color="#c0c0c0" style:text-align-source="fix" style:repeat-content="false" fo:wrap-option="wrap" fo:border="0.035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top"/>
      <style:paragraph-properties fo:text-align="center" fo:margin-left="0cm"/>
    </style:style>
    <style:style style:name="ce459" style:family="table-cell" style:parent-style-name="Default">
      <style:table-cell-properties fo:background-color="#cccccc" style:cell-protect="none" style:print-content="true" style:text-align-source="fix" style:repeat-content="false" fo:border="0.002cm solid #000000" style:vertical-align="top"/>
      <style:paragraph-properties fo:text-align="center" fo:margin-left="0cm"/>
      <style:text-properties fo:font-weight="bold"/>
    </style:style>
    <style:style style:name="ce460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0.035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font-name="Bitstream Vera Sans"/>
    </style:style>
    <style:style style:name="ce463" style:family="table-cell" style:parent-style-name="Default">
      <style:table-cell-properties style:cell-protect="none" style:print-content="true"/>
    </style:style>
    <style:style style:name="ce46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5" style:family="table-cell" style:parent-style-name="Default">
      <style:table-cell-properties style:cell-protect="protected" style:print-content="true" fo:border="0.002cm solid #000000"/>
    </style:style>
    <style:style style:name="ce466" style:family="table-cell" style:parent-style-name="Default">
      <style:table-cell-properties style:glyph-orientation-vertical="0" fo:background-color="#ffffcc" style:cell-protect="none" style:print-content="true" style:text-align-source="fix" style:repeat-content="false" fo:wrap-option="no-wrap" fo:border="0.002cm solid #000000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pt" style:country-asian="BR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468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pt" style:country-asian="BR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469" style:family="table-cell" style:parent-style-name="Default">
      <style:table-cell-properties style:glyph-orientation-vertical="0" fo:background-color="#c0c0c0" style:cell-protect="none" style:print-content="true" style:text-align-source="fix" style:repeat-content="false" fo:wrap-option="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0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fo:border="0.035cm solid #000000" style:direction="ltr" style:rotation-angle="0" style:rotation-align="none" style:vertical-align="top"/>
      <style:paragraph-properties fo:margin-left="0cm" style:writing-mode="page"/>
    </style:style>
    <style:style style:name="ce471" style:family="table-cell" style:parent-style-name="Default">
      <style:table-cell-properties style:cell-protect="none" style:print-content="true" fo:border="0.002cm solid #000000"/>
    </style:style>
    <style:style style:name="ce472" style:family="table-cell" style:parent-style-name="Default">
      <style:table-cell-properties fo:background-color="#ffffcc" style:cell-protect="none" style:print-content="true" fo:wrap-option="wrap" fo:border="0.002cm solid #000000"/>
      <style:text-properties fo:font-size="10pt" fo:font-weight="normal"/>
    </style:style>
    <style:style style:name="ce473" style:family="table-cell" style:parent-style-name="Default">
      <style:table-cell-properties fo:background-color="#ffffcc" style:cell-protect="none" style:print-content="true" fo:border="0.002cm solid #000000"/>
    </style:style>
    <style:style style:name="ce474" style:family="table-cell" style:parent-style-name="Default">
      <style:table-cell-properties fo:background-color="#ffffcc" style:cell-protect="none" style:print-content="true" fo:wrap-option="wrap" fo:border="0.002cm solid #000000"/>
    </style:style>
    <style:style style:name="ce475" style:family="table-cell" style:parent-style-name="Default" style:data-style-name="N100">
      <style:table-cell-properties style:glyph-orientation-vertical="0" fo:border-bottom="0.035cm solid #000000" style:text-align-source="value-type" style:repeat-content="false" fo:wrap-option="no-wrap" fo:border-left="none" style:direction="ltr" fo:border-right="none" style:rotation-angle="0" style:rotation-align="none" fo:border-top="0.035cm solid #000000" style:vertical-align="top"/>
      <style:paragraph-properties fo:margin-left="0cm" style:writing-mode="page"/>
    </style:style>
    <style:style style:name="ce476" style:family="table-cell" style:parent-style-name="Default">
      <style:table-cell-properties fo:border-bottom="0.002cm solid #000000" fo:background-color="#ffffcc" style:cell-protect="protected" style:print-content="true" fo:border-left="none" fo:border-right="none" fo:border-top="0.002cm solid #000000"/>
    </style:style>
    <style:style style:name="ce4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002cm solid #000000" style:vertical-align="top"/>
      <style:paragraph-properties fo:text-align="start" fo:margin-left="0cm"/>
    </style:style>
    <style:style style:name="ce478" style:family="table-cell" style:parent-style-name="Default">
      <style:table-cell-properties fo:background-color="#ffffcc" style:cell-protect="none" style:print-content="true" fo:border="0.002cm solid #000000" style:vertical-align="top"/>
    </style:style>
    <style:style style:name="ce479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0" style:family="table-cell" style:parent-style-name="Default">
      <style:table-cell-properties style:cell-protect="protected" style:print-content="true" fo:background-color="transparent" fo:border="none"/>
    </style:style>
    <style:style style:name="ce481" style:family="table-cell" style:parent-style-name="Default">
      <style:table-cell-properties fo:border="0.002cm solid #000000" style:vertical-align="top"/>
      <style:text-properties style:font-name="Arial2"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>
      <style:table-cell-properties fo:border-bottom="0.002cm solid #000000" fo:background-color="#ffffcc" style:cell-protect="protected" style:print-content="true" fo:border-left="none" fo:border-right="0.002cm solid #000000" fo:border-top="0.002cm solid #000000"/>
    </style:style>
    <style:style style:name="ce483" style:family="table-cell" style:parent-style-name="Default" style:data-style-name="N100">
      <style:table-cell-properties style:glyph-orientation-vertical="0" fo:border-bottom="0.035cm solid #000000" style:text-align-source="value-type" style:repeat-content="false" fo:wrap-option="no-wrap" fo:border-left="none" style:direction="ltr" fo:border-right="0.035cm solid #000000" style:rotation-angle="0" style:rotation-align="none" fo:border-top="0.035cm solid #000000" style:vertical-align="top"/>
      <style:paragraph-properties fo:margin-left="0cm" style:writing-mode="page"/>
    </style:style>
    <style:style style:name="ce484" style:family="table-cell" style:parent-style-name="Default" style:data-style-name="N100">
      <style:table-cell-properties fo:background-color="#ffffcc" style:cell-protect="none" style:print-content="true" fo:wrap-option="wrap" fo:border="0.002cm solid #000000" style:vertical-align="top"/>
    </style:style>
    <style:style style:name="ce485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top"/>
      <style:paragraph-properties fo:margin-left="0cm" style:writing-mode="page"/>
    </style:style>
    <style:style style:name="ce486" style:family="table-cell" style:parent-style-name="Default">
      <style:table-cell-properties style:cell-protect="protected" style:print-content="true" fo:border="0.002cm solid #000000" style:vertical-align="top"/>
      <style:text-properties style:font-name="Arial2"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>
      <style:table-cell-properties style:cell-protect="hidden-and-protected" style:print-content="false"/>
      <style:text-properties fo:color="#ffffff"/>
    </style:style>
    <style:style style:name="ce488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Bitstream Vera Sans" fo:font-size="7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ffffcc" style:cell-protect="none" style:print-content="true" style:text-align-source="fix" style:repeat-content="false" fo:wrap-option="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font-name="Bitstream Vera Sans" fo:font-size="10pt"/>
    </style:style>
    <style:style style:name="ce490" style:family="table-cell" style:parent-style-name="Default">
      <style:text-properties fo:font-size="10pt"/>
    </style:style>
    <style:style style:name="ce491" style:family="table-cell" style:parent-style-name="Default">
      <style:table-cell-properties fo:wrap-option="wrap"/>
      <style:text-properties fo:font-size="10pt"/>
    </style:style>
    <style:style style:name="ce492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fo:border="0.002cm solid #000000" style:direction="ltr" style:rotation-angle="0" style:rotation-align="none" style:vertical-align="top"/>
      <style:paragraph-properties fo:margin-left="0cm" style:writing-mode="page"/>
      <style:text-properties fo:font-size="10pt"/>
    </style:style>
    <style:style style:name="ce493" style:family="table-cell" style:parent-style-name="Default" style:data-style-name="N229">
      <style:table-cell-properties style:glyph-orientation-vertical="0" fo:border-bottom="0.035cm solid #000000" style:cell-protect="protected" style:print-content="true" style:text-align-source="value-type" style:repeat-content="false" fo:wrap-option="no-wrap" fo:border-left="0.035cm solid #000000" style:direction="ltr" fo:border-right="0.035cm solid #000000" style:rotation-angle="0" style:rotation-align="none" fo:border-top="none" style:vertical-align="top"/>
      <style:paragraph-properties fo:margin-left="0cm" style:writing-mode="page"/>
      <style:text-properties fo:font-size="10pt"/>
    </style:style>
    <style:style style:name="ce494" style:family="table-cell" style:parent-style-name="Default">
      <style:table-cell-properties style:cell-protect="protected" style:print-content="true"/>
      <style:text-properties fo:font-size="10pt"/>
    </style:style>
    <style:style style:name="ce495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font-name="Bitstream Vera Sans" fo:font-size="10pt"/>
    </style:style>
    <style:style style:name="ce496" style:family="table-cell" style:parent-style-name="Default">
      <style:table-cell-properties style:glyph-orientation-vertical="0" fo:border-bottom="0.035cm solid #000000" style:cell-protect="protected" style:print-content="true" style:text-align-source="value-type" style:repeat-content="false" fo:wrap-option="no-wrap" fo:border-left="none" style:direction="ltr" fo:border-right="none" style:rotation-angle="0" style:rotation-align="none" fo:border-top="0.035cm solid #000000" style:vertical-align="top"/>
      <style:paragraph-properties fo:margin-left="0cm" style:writing-mode="page"/>
      <style:text-properties fo:font-size="10pt"/>
    </style:style>
    <style:style style:name="ce4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8" style:family="table-cell" style:parent-style-name="Default">
      <style:table-cell-properties style:cell-protect="protected" style:print-content="true" fo:border="none"/>
      <style:text-properties fo:font-size="10pt"/>
    </style:style>
    <style:style style:name="ce499" style:family="table-cell" style:parent-style-name="Default" style:data-style-name="N37">
      <style:table-cell-properties style:glyph-orientation-vertical="0" fo:background-color="#ffffcc" style:cell-protect="none" style:print-content="true" style:text-align-source="fix" style:repeat-content="false" fo:wrap-option="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font-name="Bitstream Vera Sans" fo:font-size="10pt"/>
    </style:style>
    <style:style style:name="ce500" style:family="table-cell" style:parent-style-name="Default" style:data-style-name="N37">
      <style:table-cell-properties style:glyph-orientation-vertical="0" fo:background-color="#ffffcc" style:cell-protect="none" style:print-content="true" style:text-align-source="value-type" style:repeat-content="false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font-name="Bitstream Vera Sans" fo:font-size="10pt"/>
    </style:style>
    <style:style style:name="ce50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fo:border="none" style:direction="ltr" style:rotation-angle="0" style:rotation-align="none" style:vertical-align="top"/>
      <style:paragraph-properties fo:margin-left="0cm" style:writing-mode="page"/>
      <style:text-properties fo:font-size="10pt"/>
    </style:style>
    <style:style style:name="ce50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vertical-align="automatic"/>
      <style:paragraph-properties fo:text-align="center" fo:margin-left="0cm" style:writing-mode="page"/>
      <style:text-properties fo:font-size="10pt"/>
    </style:style>
    <style:style style:name="gr1" style:family="graphic">
      <style:graphic-properties draw:marker-start="Pontas_20_das_20_setas_20_14" draw:marker-start-width="0.2cm" draw:marker-start-center="false" draw:fill="solid" draw:fill-color="#ffffc0" draw:auto-grow-height="true" draw:auto-grow-width="false" fo:min-height="3.5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Pontas_20_das_20_setas_20_13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Pontas_20_das_20_setas_20_13" draw:marker-start-width="0.2cm" draw:marker-start-center="false" draw:fill="solid" draw:fill-color="#ffffc0" draw:auto-grow-height="true" draw:auto-grow-width="false" fo:min-height="4.91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Pontas_20_das_20_setas_20_15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Pontas_20_das_20_setas_20_16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Pontas_20_das_20_setas_20_17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Pontas_20_das_20_setas_20_18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Pontas_20_das_20_setas_20_32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Pontas_20_das_20_setas_20_33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Pontas_20_das_20_setas_20_30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Pontas_20_das_20_setas_20_3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fo:background-color="#f8ffce"/>
    </style:style>
    <style:style style:name="gr13" style:family="graphic">
      <style:graphic-properties draw:marker-start="Terminações_20_de_20_lin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Pontas_20_das_20_setas_20_23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Pontas_20_das_20_setas_20_24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Pontas_20_das_20_setas_20_25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Pontas_20_das_20_setas_20_26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Pontas_20_das_20_setas_20_27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Pontas_20_das_20_setas_20_28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Pontas_20_das_20_setas_20_29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pt" style:country-asian="BR" style:font-style-asian="normal" style:font-weight-asian="normal" style:font-name-complex="Tahoma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/>
    </style:style>
    <style:style style:name="P4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pt" style:country-asian="BR" style:font-style-asian="normal" style:font-weight-asian="normal" style:font-name-complex="Tahoma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pt" style:country-asian="BR" style:font-style-asian="normal" style:font-weight-asian="normal" style:font-name-complex="Tahoma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lterada&quot;;&quot;Excluída&quot;;&quot;Incluída&quot;)" table:allow-empty-cell="true" table:display-list="unsorted" table:base-cell-address="APF.D6"/>
        <table:content-validation table:name="val2" table:condition="of:cell-content-is-in-list(&quot;Risco&quot;;&quot;Atividade com problema &quot;;&quot;Compromisso com partes interessadas&quot;;&quot;Testes&quot;;&quot;Outros&quot;)" table:allow-empty-cell="true" table:display-list="unsorted" table:base-cell-address="Feriados.A5"/>
        <table:content-validation table:name="val3" table:condition="of:cell-content-is-in-list(&quot;Proposta&quot;;&quot;Aprovada&quot;;&quot;Em execução &quot;;&quot;Em revisão&quot;;&quot;Fechada&quot;;&quot;Adiada&quot;;&quot;Rejeitada &quot;;&quot;Cancelada&quot;)" table:allow-empty-cell="true" table:display-list="unsorted" table:base-cell-address="PlanoAções.F5"/>
      </table:content-validations>
      <table:table table:name="Versão" table:style-name="ta1" table:print-ranges="Versão.A1:Versão.H29">
        <office:forms form:automatic-focus="false" form:apply-design-mode="false"/>
        <table:table-column table:style-name="co16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0" table:default-cell-style-name="ce109"/>
        <table:table-column table:style-name="co31" table:default-cell-style-name="ce109"/>
        <table:table-column table:style-name="co32" table:default-cell-style-name="ce109"/>
        <table:table-column table:style-name="co33" table:default-cell-style-name="ce109"/>
        <table:table-column table:style-name="co34" table:default-cell-style-name="ce109"/>
        <table:table-column table:style-name="co35" table:default-cell-style-name="ce109"/>
        <table:table-column table:style-name="co36" table:default-cell-style-name="ce109"/>
        <table:table-column table:style-name="co38" table:number-columns-repeated="241" table:default-cell-style-name="ce109"/>
        <table:table-row table:style-name="ro34">
          <table:table-cell table:style-name="ce104" office:value-type="string" table:number-columns-spanned="2" table:number-rows-spanned="1">
            <text:p>Identificação Projeto Sw </text:p>
          </table:table-cell>
          <table:covered-table-cell table:style-name="ce114"/>
          <table:table-cell table:style-name="ce119" office:value-type="string" table:number-columns-spanned="4" table:number-rows-spanned="1">
            <text:p>EXPRESSO30</text:p>
          </table:table-cell>
          <table:covered-table-cell table:number-columns-repeated="2" table:style-name="ce123"/>
          <table:covered-table-cell table:style-name="ce125"/>
          <table:table-cell table:number-columns-repeated="2"/>
          <table:table-cell table:style-name="ce105"/>
          <table:table-cell table:style-name="ce130"/>
          <table:table-cell table:style-name="ce105"/>
          <table:table-cell table:style-name="ce130"/>
          <table:table-cell table:style-name="ce105"/>
          <table:table-cell table:style-name="ce130"/>
          <table:table-cell table:style-name="ce105"/>
          <table:table-cell table:number-columns-repeated="241"/>
        </table:table-row>
        <table:table-row table:style-name="ro34">
          <table:table-cell table:style-name="ce104" office:value-type="string" table:number-columns-spanned="2" table:number-rows-spanned="1">
            <text:p>Data de Apuração </text:p>
          </table:table-cell>
          <table:covered-table-cell table:style-name="ce104"/>
          <table:table-cell table:style-name="ce120" office:value-type="string">
            <text:p><text:s/></text:p>
          </table:table-cell>
          <table:table-cell table:style-name="ce105"/>
          <table:table-cell/>
          <table:table-cell table:style-name="ce105"/>
          <table:table-cell table:style-name="Default"/>
          <table:table-cell/>
          <table:table-cell table:style-name="ce129"/>
          <table:table-cell table:number-columns-repeated="247"/>
        </table:table-row>
        <table:table-row table:style-name="ro34">
          <table:table-cell table:style-name="ce104"/>
          <table:table-cell table:number-columns-repeated="4"/>
          <table:table-cell table:style-name="ce105"/>
          <table:table-cell table:style-name="Default"/>
          <table:table-cell table:number-columns-repeated="249"/>
        </table:table-row>
        <table:table-row table:style-name="ro34">
          <table:table-cell table:style-name="ce105" office:value-type="string">
            <text:p>Histórico deste documento</text:p>
          </table:table-cell>
          <table:table-cell table:number-columns-repeated="5"/>
          <table:table-cell table:style-name="Default"/>
          <table:table-cell table:number-columns-repeated="249"/>
        </table:table-row>
        <table:table-row table:style-name="ro34">
          <table:table-cell table:style-name="ce106" office:value-type="string">
            <text:p>Data</text:p>
          </table:table-cell>
          <table:table-cell table:style-name="ce106" office:value-type="string">
            <text:p>Versão <text:span text:style-name="T6">*</text:span></text:p>
          </table:table-cell>
          <table:table-cell table:style-name="ce106" office:value-type="string">
            <text:p>Autor</text:p>
          </table:table-cell>
          <table:table-cell table:style-name="ce106" office:value-type="string">
            <text:p>Revisor</text:p>
          </table:table-cell>
          <table:table-cell table:style-name="ce106" office:value-type="string">
            <text:p>Aprovado Por</text:p>
          </table:table-cell>
          <table:table-cell table:style-name="ce106" office:value-type="string">
            <text:p>Descrição</text:p>
          </table:table-cell>
          <table:table-cell table:style-name="Default"/>
          <table:table-cell table:number-columns-repeated="249"/>
        </table:table-row>
        <table:table-row table:style-name="ro34">
          <table:table-cell table:style-name="ce107" office:value-type="date" office:date-value="2011-11-08">
            <text:p>08/11/11</text:p>
          </table:table-cell>
          <table:table-cell table:style-name="ce115" office:value-type="string">
            <text:p>1.0</text:p>
          </table:table-cell>
          <table:table-cell table:style-name="ce121" office:value-type="string">
            <text:p>Zapa</text:p>
          </table:table-cell>
          <table:table-cell table:style-name="ce124"/>
          <table:table-cell table:style-name="ce122" table:number-columns-repeated="2"/>
          <table:table-cell table:style-name="Default"/>
          <table:table-cell table:number-columns-repeated="249"/>
        </table:table-row>
        <table:table-row table:style-name="ro34" table:number-rows-repeated="8">
          <table:table-cell table:style-name="ce107"/>
          <table:table-cell table:style-name="ce115"/>
          <table:table-cell table:style-name="ce122" table:number-columns-repeated="4"/>
          <table:table-cell table:style-name="Default"/>
          <table:table-cell table:number-columns-repeated="249"/>
        </table:table-row>
        <table:table-row table:style-name="ro34">
          <table:table-cell table:style-name="ce108" office:value-type="string">
            <text:p>* versão lógica do documento</text:p>
          </table:table-cell>
          <table:table-cell table:number-columns-repeated="5"/>
          <table:table-cell table:style-name="Default"/>
          <table:table-cell table:number-columns-repeated="249"/>
        </table:table-row>
        <table:table-row table:style-name="ro34">
          <table:table-cell table:number-columns-repeated="6"/>
          <table:table-cell table:style-name="Default"/>
          <table:table-cell table:number-columns-repeated="249"/>
        </table:table-row>
        <table:table-row table:style-name="ro34">
          <table:table-cell table:style-name="ce110" office:value-type="string">
            <text:p>Observações</text:p>
          </table:table-cell>
          <table:table-cell table:number-columns-repeated="5"/>
          <table:table-cell table:style-name="Default"/>
          <table:table-cell table:number-columns-repeated="249"/>
        </table:table-row>
        <table:table-row table:style-name="ro34">
          <table:table-cell table:style-name="ce111" office:value-type="string" table:number-columns-spanned="6" table:number-rows-spanned="1">
            <text:p>As datas relativas ao início são dependentes das correções encaminhadas a equipe.</text:p>
          </table:table-cell>
          <table:covered-table-cell table:number-columns-repeated="4" table:style-name="ce116"/>
          <table:covered-table-cell table:style-name="ce126"/>
          <table:table-cell table:style-name="Default"/>
          <table:table-cell table:number-columns-repeated="249"/>
        </table:table-row>
        <table:table-row table:style-name="ro34">
          <table:table-cell table:style-name="ce112" table:number-columns-spanned="6" table:number-rows-spanned="1"/>
          <table:covered-table-cell table:number-columns-repeated="4" table:style-name="ce117"/>
          <table:covered-table-cell table:style-name="ce127"/>
          <table:table-cell table:style-name="Default"/>
          <table:table-cell table:number-columns-repeated="249"/>
        </table:table-row>
        <table:table-row table:style-name="ro34">
          <table:table-cell table:style-name="ce112" table:number-columns-spanned="6" table:number-rows-spanned="1"/>
          <table:covered-table-cell table:number-columns-repeated="4" table:style-name="ce117"/>
          <table:covered-table-cell table:style-name="ce127"/>
          <table:table-cell table:style-name="Default"/>
          <table:table-cell table:number-columns-repeated="249"/>
        </table:table-row>
        <table:table-row table:style-name="ro34">
          <table:table-cell table:style-name="ce112" table:number-columns-spanned="6" table:number-rows-spanned="1"/>
          <table:covered-table-cell table:number-columns-repeated="4" table:style-name="ce117"/>
          <table:covered-table-cell table:style-name="ce127"/>
          <table:table-cell table:style-name="Default"/>
          <table:table-cell table:number-columns-repeated="249"/>
        </table:table-row>
        <table:table-row table:style-name="ro34">
          <table:table-cell table:style-name="ce113" table:number-columns-spanned="6" table:number-rows-spanned="1"/>
          <table:covered-table-cell table:number-columns-repeated="4" table:style-name="ce118"/>
          <table:covered-table-cell table:style-name="ce128"/>
          <table:table-cell table:style-name="Default"/>
          <table:table-cell table:number-columns-repeated="249"/>
        </table:table-row>
        <table:table-row table:style-name="ro34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34">
          <table:table-cell table:style-name="Default" table:number-columns-repeated="7"/>
          <table:table-cell table:number-columns-repeated="249"/>
        </table:table-row>
        <table:table-row table:style-name="ro34" table:number-rows-repeated="31964">
          <table:table-cell table:number-columns-repeated="256"/>
        </table:table-row>
        <table:table-row table:style-name="ro34">
          <table:table-cell table:number-columns-repeated="256"/>
        </table:table-row>
      </table:table>
      <table:table table:name="Estimativa Iterações" table:style-name="ta4" table:print-ranges="'Estimativa Iterações'.A1:'Estimativa Iterações'.J60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25" table:default-cell-style-name="ce73"/>
        <table:table-column table:style-name="co26" table:default-cell-style-name="Default"/>
        <table:table-column table:style-name="co17" table:default-cell-style-name="Default"/>
        <table:table-column table:style-name="co17" table:default-cell-style-name="ce73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number-columns-repeated="5" table:default-cell-style-name="Default"/>
        <table:table-column table:style-name="co29" table:default-cell-style-name="Default"/>
        <table:table-column table:style-name="co17" table:number-columns-repeated="243" table:default-cell-style-name="Default"/>
        <table:table-row table:style-name="ro19">
          <table:table-cell table:style-name="ce68"/>
          <table:table-cell table:style-name="ce74" office:value-type="string">
            <text:p>Complexidade do Projeto</text:p>
          </table:table-cell>
          <table:table-cell table:style-name="ce74" table:formula="of:=SUM([.C3:.C37])" office:value-type="float" office:value="116">
            <office:annotation draw:style-name="gr1" draw:text-style-name="P1" svg:width="2.87cm" svg:height="3.774cm" svg:x="16.268cm" svg:y="0cm" draw:caption-point-x="-0.61cm" draw:caption-point-y="0.01cm">
              <dc:date>2010-04-13T00:00:00</dc:date>
              <text:p text:style-name="P1"><text:span text:style-name="T4">A Complexidade do Projeto é a somatória das estimativas de complexidade dos itens de trabalho determinadas pela equipe.</text:span></text:p>
            </office:annotation>
            <text:p>116</text:p>
          </table:table-cell>
          <table:table-cell table:style-name="ce90" table:number-columns-repeated="3"/>
          <table:table-cell table:style-name="ce94"/>
          <table:table-cell table:number-columns-repeated="249"/>
        </table:table-row>
        <table:table-row table:style-name="ro20">
          <table:table-cell table:style-name="ce69" office:value-type="string">
            <office:annotation draw:style-name="gr2" draw:text-style-name="P1" svg:width="2.87cm" svg:height="4.546cm" svg:x="1.237cm" svg:y="0.565cm" draw:caption-point-x="-0.61cm" draw:caption-point-y="0.469cm">
              <dc:date>2009-10-16T00:00:00</dc:date>
              <text:p text:style-name="P1"><text:span text:style-name="T4">Sequencia das tarefas que serão desenvolvidas.</text:span></text:p>
              <text:p text:style-name="P1"><text:span text:style-name="T4">Não representa a ordem</text:span></text:p>
              <text:p text:style-name="P1"><text:span text:style-name="T4">de desenvolvimento, que encontra-se na coluna “Prioridade”.</text:span></text:p>
            </office:annotation>
            <text:p>ID</text:p>
          </table:table-cell>
          <table:table-cell table:style-name="ce75" office:value-type="string">
            <office:annotation draw:style-name="gr3" draw:text-style-name="P2" svg:width="8.664cm" svg:height="5.114cm" svg:x="14.009cm" svg:y="0cm" draw:caption-point-x="-0.61cm" draw:caption-point-y="1.034cm">
              <dc:date>2011-11-01T00:00:00</dc:date>
              <text:p text:style-name="P2"><text:span text:style-name="T5">CONSIDERAÇÕES PARA PONTUAÇÃO:</text:span></text:p>
              <text:p text:style-name="P2"><text:span text:style-name="T5"/></text:p>
              <text:p text:style-name="P2"><text:span text:style-name="T5">-DESENVOLVIMENTO;</text:span></text:p>
              <text:p text:style-name="P2"><text:span text:style-name="T5">-DOC. DE DESENVOL</text:span></text:p>
              <text:p text:style-name="P2"><text:span text:style-name="T5">-DOC. DE USUÁRIO;</text:span></text:p>
              <text:p text:style-name="P2"><text:span text:style-name="T5">-CTS DE VALIDAÇÃO E MR(RNG,RNF,RNF,EMS);</text:span></text:p>
            </office:annotation>
            <text:p>Item de Trabalho</text:p>
          </table:table-cell>
          <table:table-cell table:style-name="ce84" office:value-type="string">
            <office:annotation draw:style-name="gr4" draw:text-style-name="P1" svg:width="2.87cm" svg:height="4.151cm" svg:x="16.268cm" svg:y="0.565cm" draw:caption-point-x="-0.61cm" draw:caption-point-y="0.469cm">
              <dc:date>2009-10-16T00:00:00</dc:date>
              <text:p text:style-name="P1"><text:span text:style-name="T4">Complexidade da tarefa determinada pela Equipe, através da técnica “Planning Poker”. Ver OTEC específica no Roteiro.</text:span></text:p>
            </office:annotation>
            <text:p>Estimativa Equipe</text:p>
          </table:table-cell>
          <table:table-cell table:style-name="ce84" office:value-type="string">
            <office:annotation draw:style-name="gr5" draw:text-style-name="P1" svg:width="2.87cm" svg:height="3.756cm" svg:x="18.526cm" svg:y="0.565cm" draw:caption-point-x="-0.61cm" draw:caption-point-y="0.469cm">
              <dc:date>2008-06-12T00:00:00</dc:date>
              <text:p text:style-name="P1"><text:span text:style-name="T4">A prioridade é determinada pelo cliente. Esta coluna representa a ordem em que será desenvolvido o software.</text:span></text:p>
            </office:annotation>
            <text:p>Prioridade (determinada pelo Cliente)</text:p>
          </table:table-cell>
          <table:table-cell table:style-name="ce84" office:value-type="string">
            <text:p>Iteração que atenderá o item</text:p>
          </table:table-cell>
          <table:table-cell table:style-name="ce84" office:value-type="string">
            <office:annotation draw:style-name="gr6" draw:text-style-name="P1" svg:width="2.87cm" svg:height="3.756cm" svg:x="23.098cm" svg:y="0.565cm" draw:caption-point-x="-0.61cm" draw:caption-point-y="0.469cm">
              <dc:date>2009-10-16T00:00:00</dc:date>
              <text:p text:style-name="P1"><text:span text:style-name="T4">Valor atribuido pelo NEG. Representa a utilidade do item para o negócio do cliente.Ver Diretriz: Priorização dos Itens do Backlog</text:span></text:p>
            </office:annotation>
            <text:p>Valor definido para o Negócio</text:p>
          </table:table-cell>
          <table:table-cell table:style-name="ce95" office:value-type="string">
            <office:annotation draw:style-name="gr7" draw:text-style-name="P1" svg:width="2.87cm" svg:height="2.966cm" svg:x="29.47cm" svg:y="0.565cm" draw:caption-point-x="-0.61cm" draw:caption-point-y="0.469cm">
              <dc:date>2009-10-16T00:00:00</dc:date>
              <text:p text:style-name="P1"><text:span text:style-name="T4">Registrar os comentários importantes para o item. Exemplo: Situação, data de conclusão, etc...</text:span></text:p>
            </office:annotation>
            <text:p>Justificativa / Obs./Acompanhamento</text:p>
          </table:table-cell>
          <table:table-cell table:number-columns-repeated="5"/>
          <table:table-cell table:style-name="ce100"/>
          <table:table-cell table:number-columns-repeated="243"/>
        </table:table-row>
        <table:table-row table:style-name="ro34">
          <table:table-cell table:style-name="ce70" office:value-type="float" office:value="1">
            <text:p>1</text:p>
          </table:table-cell>
          <table:table-cell table:style-name="ce76" office:value-type="string">
            <text:p>FXX – Customização do TEMA EXPRESSO3.0</text:p>
          </table:table-cell>
          <table:table-cell table:style-name="ce85" office:value-type="float" office:value="13">
            <text:p>13</text:p>
          </table:table-cell>
          <table:table-cell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6"/>
          <table:table-cell table:number-columns-repeated="249"/>
        </table:table-row>
        <table:table-row table:style-name="ro35">
          <table:table-cell table:style-name="ce70" office:value-type="float" office:value="2">
            <text:p>2</text:p>
          </table:table-cell>
          <table:table-cell table:style-name="ce77" office:value-type="string">
            <text:p>Prospecção tecnológica para gerar a tradução do Tine</text:p>
          </table:table-cell>
          <table:table-cell table:style-name="ce86" office:value-type="float" office:value="5">
            <text:p>5</text:p>
          </table:table-cell>
          <table:table-cell table:style-name="ce87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5">
          <table:table-cell table:style-name="ce70" office:value-type="float" office:value="3">
            <text:p>3</text:p>
          </table:table-cell>
          <table:table-cell table:style-name="ce77" office:value-type="string">
            <text:p>Tradução de expressões a serem geradas pelo Tine</text:p>
          </table:table-cell>
          <table:table-cell table:style-name="ce85" office:value-type="float" office:value="8">
            <text:p>8</text:p>
          </table:table-cell>
          <table:table-cell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6"/>
          <table:table-cell table:number-columns-repeated="249"/>
        </table:table-row>
        <table:table-row table:style-name="ro36">
          <table:table-cell table:style-name="ce70" office:value-type="float" office:value="4">
            <text:p>4</text:p>
          </table:table-cell>
          <table:table-cell table:style-name="ce78" office:value-type="string">
            <text:p>6.<text:tab/>Necessidade RNF Suportar a Banco de Dados PostgreSQL</text:p>
            <text:p>O sistema deve possuir suporte ao banco de Dados PostgreSQL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1">
            <text:p>1</text:p>
          </table:table-cell>
          <table:table-cell table:style-name="ce85" office:value-type="float" office:value="1">
            <text:p>1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5">
            <text:p>5</text:p>
          </table:table-cell>
          <table:table-cell table:style-name="ce77" office:value-type="string">
            <text:p>F1.1<text:tab/>Permitir autenticação utilizando usuário e senha.</text:p>
            <text:p>C1 - Permitir autenticação utilizando usuário e senha.</text:p>
            <text:p>Atores: Usuário, Administrador de Usuários e Administrador do Sistema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6">
            <text:p>6</text:p>
          </table:table-cell>
          <table:table-cell table:style-name="ce77" office:value-type="string">
            <text:p>F1.2<text:tab/>Permitir escolha do idioma.</text:p>
            <text:p>C2 - Permitir escolha do idioma em que o sistema trabalhará.</text:p>
            <text:p>Atores: Usuário, Administrador de Usuários e Administrador do Sistema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7">
            <text:p>7</text:p>
          </table:table-cell>
          <table:table-cell table:style-name="ce77" office:value-type="string">
            <text:p>F2.1<text:tab/>Permitir o gerenciamento dos módulos do sistema.</text:p>
            <text:p>Atores: Administrador do Sistema</text:p>
            <text:p>C1 - Gerenciar MÓDULOS do sistema</text:p>
          </table:table-cell>
          <table:table-cell table:style-name="ce86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8">
            <text:p>8</text:p>
          </table:table-cell>
          <table:table-cell table:style-name="ce77" office:value-type="string">
            <text:p>F2.2<text:tab/>Permitir a configuração do serviço de autenticação de usuários</text:p>
            <text:p>Atores: Administrador doSistema</text:p>
            <text:p>C1 - Configurar serviço de AUTENTICAÇÃO de usuários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6"/>
          <table:table-cell table:number-columns-repeated="249"/>
        </table:table-row>
        <table:table-row table:style-name="ro37">
          <table:table-cell table:style-name="ce70" office:value-type="float" office:value="9">
            <text:p>9</text:p>
          </table:table-cell>
          <table:table-cell table:style-name="ce77" office:value-type="string">
            <text:p>F2.3<text:tab/>Permitir a configuração do serviço de armazenamento de dados</text:p>
            <text:p>Atores: Administrador do Sistema</text:p>
            <text:p>C1 - Configurar ARMAZENAMENTO DE DADOS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6"/>
          <table:table-cell table:number-columns-repeated="249"/>
        </table:table-row>
        <table:table-row table:style-name="ro37">
          <table:table-cell table:style-name="ce70" office:value-type="float" office:value="10">
            <text:p>10</text:p>
          </table:table-cell>
          <table:table-cell table:style-name="ce77" office:value-type="string">
            <text:p>F2.5<text:tab/>Permitir a configuração da localização das contas de usuários</text:p>
            <text:p>Atores: Administrador do Sistema</text:p>
            <text:p>C1 - Configurar CADASTRO de usuários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11">
            <text:p>11</text:p>
          </table:table-cell>
          <table:table-cell table:style-name="ce77" office:value-type="string">
            <text:p>F2.6<text:tab/>Permitir a configuração do serviço de armazenamento de mensagens</text:p>
            <text:p>Atores: Administrador do Sistema</text:p>
            <text:p>C1 - Configurar ARMAZENAMENTO de mensagens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16">
            <text:p>16</text:p>
          </table:table-cell>
          <table:table-cell table:style-name="ce77" office:value-type="string">
            <text:p>F2.7<text:tab/>Permitir a configuração do serviço de entrega de mensagens</text:p>
            <text:p>Atores: Administrador do Sistema</text:p>
            <text:p>C1 - Configurar Serviço de ENTREGAS de Mensagens</text:p>
          </table:table-cell>
          <table:table-cell table:number-columns-repeated="2"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1">
          <table:table-cell table:style-name="ce70"/>
          <table:table-cell table:style-name="ce77"/>
          <table:table-cell table:style-name="ce87" table:number-columns-repeated="2"/>
          <table:table-cell table:style-name="ce85" table:number-columns-repeated="2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1 <text:tab/>Permitir gerenciamento de Contas de Usuários</text:p>
            <text:p>Atores: Administrador de Usuários e Administrador do Sistema</text:p>
            <text:p>C1 - Criar CONTA de usuário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1 <text:tab/>Permitir gerenciamento de Contas de Usuários</text:p>
            <text:p>Atores: Administrador de Usuários e Administrador do Sistema</text:p>
            <text:p>C2 - Modificar CONTA de usuário</text:p>
          </table:table-cell>
          <table:table-cell table:number-columns-repeated="2"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1 <text:tab/>Permitir gerenciamento de Contas de Usuários</text:p>
            <text:p>Atores: Administrador de Usuários e Administrador do Sistema</text:p>
            <text:p>C3 - Remover CONTAS de usuário</text:p>
          </table:table-cell>
          <table:table-cell table:number-columns-repeated="2"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3 <text:tab/>Permitir delegação de privilégios a grupos ou usuários</text:p>
            <text:p>Atores: Administrador de Usuários e Administrador do Sistema</text:p>
            <text:p>C1 - Atribuir GRUPO a CONTA de usuário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3 <text:tab/>Permitir delegação de privilégios a grupos ou usuários</text:p>
            <text:p>Atores: Administrador de Usuários e Administrador do Sistema</text:p>
            <text:p>C2 - Atribuir PAPEIS a CONTAS de usuários</text:p>
          </table:table-cell>
          <table:table-cell table:number-columns-repeated="2"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3 <text:tab/>Permitir delegação de privilégios a grupos ou usuários</text:p>
            <text:p>Atores: Administrador de Usuários e Administrador do Sistema</text:p>
            <text:p>C3 - Atribuir CONTAS de usuários a GRUPO</text:p>
          </table:table-cell>
          <table:table-cell table:number-columns-repeated="2"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8">
          <table:table-cell table:style-name="ce70"/>
          <table:table-cell table:style-name="ce77" office:value-type="string">
            <text:p>F3.7 <text:tab/>Permitir gerenciamento de Grupos de Usuários</text:p>
            <text:p>Atores: Administrador de Usuários e Administrador do Sistema</text:p>
            <text:p>C1 - Criar GRUPO do sistema</text:p>
            <text:p/>
          </table:table-cell>
          <table:table-cell table:number-columns-repeated="2"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8">
          <table:table-cell table:style-name="ce70"/>
          <table:table-cell table:style-name="ce77" office:value-type="string">
            <text:p>F3.7 <text:tab/>Permitir gerenciamento de Grupos de Usuários</text:p>
            <text:p>Atores: Administrador de Usuários e Administrador do Sistema</text:p>
            <text:p>C2 - Modificar GRUPO do sistema</text:p>
            <text:p/>
          </table:table-cell>
          <table:table-cell table:number-columns-repeated="2"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7 <text:tab/>Permitir gerenciamento de Grupos de Usuários</text:p>
            <text:p>Atores: Administrador de Usuários e Administrador do Sistema</text:p>
            <text:p>C3 - Remover GRUPO do sistema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11<text:tab/>Permitir gerenciamento de PAPEIS</text:p>
            <text:p>Atores: Administrador de Usuários e Administrador do Sistema</text:p>
            <text:p>C1 - Criar PAPEL do sistema</text:p>
          </table:table-cell>
          <table:table-cell table:number-columns-repeated="2"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11<text:tab/>Permitir gerenciamento de PAPEIS</text:p>
            <text:p>Atores: Administrador de Usuários e Administrador do Sistema</text:p>
            <text:p>C2 - Modificar PAPEL do sistema</text:p>
          </table:table-cell>
          <table:table-cell table:number-columns-repeated="2"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/>
          <table:table-cell table:style-name="ce77" office:value-type="string">
            <text:p>F3.11<text:tab/>Permitir gerenciamento de PAPEIS</text:p>
            <text:p>Atores: Administrador de Usuários e Administrador do Sistema</text:p>
            <text:p>C3 - Excluir PAPEL do sistema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1">
          <table:table-cell table:style-name="ce70" office:value-type="float" office:value="17">
            <text:p>17</text:p>
          </table:table-cell>
          <table:table-cell table:style-name="ce76"/>
          <table:table-cell table:style-name="ce87" table:number-columns-repeated="2"/>
          <table:table-cell table:style-name="ce85" table:number-columns-repeated="2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18">
            <text:p>18</text:p>
          </table:table-cell>
          <table:table-cell table:style-name="ce77" office:value-type="string">
            <text:p>F4.1 <text:tab/>Permitir que as mensagens sejam excluídas</text:p>
            <text:p>Atores: Usuário, Administrador de Usuários e Administrador do Sistema</text:p>
            <text:p>C1 - Excluir MENSAGENS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19">
            <text:p>19</text:p>
          </table:table-cell>
          <table:table-cell table:style-name="ce78" office:value-type="string">
            <text:p>F4.2 <text:tab/>Permitir a criação de mensagens</text:p>
            <text:p>Atores: Usuário, Administrador de Usuários e Administrador do Sistema</text:p>
            <text:p>C1 - Criar MENSAGENS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20">
            <text:p>20</text:p>
          </table:table-cell>
          <table:table-cell table:style-name="ce77" office:value-type="string">
            <text:p>F4.3 <text:tab/>Permitir a edição de mensagens</text:p>
            <text:p>Atores: Usuário, Administrador de Usuários e Administrador do Sistema</text:p>
            <text:p>C1 - Editar MENSAGENS</text:p>
          </table:table-cell>
          <table:table-cell table:number-columns-repeated="2"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21">
            <text:p>21</text:p>
          </table:table-cell>
          <table:table-cell table:style-name="ce77" office:value-type="string">
            <text:p>F4.4 <text:tab/>Permitir salvamento de mensagens em edição</text:p>
            <text:p>Atores: Usuário, Administrador de Usuários e Administrador do Sistema</text:p>
            <text:p>C1 - Salvar MENSAGENS em edição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5" office:value-type="float" office:value="3">
            <text:p>3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22">
            <text:p>22</text:p>
          </table:table-cell>
          <table:table-cell table:style-name="ce78" office:value-type="string">
            <text:p>F4.5 <text:tab/>Permitir envio de mensagens de e-mail</text:p>
            <text:p>Atores: Usuário, Administrador de Usuários e Administrador do Sistema</text:p>
            <text:p>C1 - Enviar MENSAGENS de e-mail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23">
            <text:p>23</text:p>
          </table:table-cell>
          <table:table-cell table:style-name="ce77" office:value-type="string">
            <text:p>F4.6 <text:tab/>Permitir visualização de listas de mensagens de e-mail</text:p>
            <text:p>Atores: Usuário, Administrador de Usuários e Administrador do Sistema</text:p>
            <text:p>C1 - Visualizar LISTA de MENSAGENS de e-mail</text:p>
          </table:table-cell>
          <table:table-cell table:style-name="ce85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24">
            <text:p>24</text:p>
          </table:table-cell>
          <table:table-cell table:style-name="ce79" office:value-type="string">
            <text:p>F4.7 <text:tab/>Permitir que as mensagens sejam respondidas</text:p>
            <text:p>Atores: Usuário, Administrador de Usuários e Administrador do Sistema</text:p>
            <text:p>C1 - Responder MENSAGENS</text:p>
          </table:table-cell>
          <table:table-cell table:style-name="ce85" office:value-type="float" office:value="2">
            <text:p>2</text:p>
          </table:table-cell>
          <table:table-cell table:style-name="ce91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0" office:value-type="float" office:value="25">
            <text:p>25</text:p>
          </table:table-cell>
          <table:table-cell table:style-name="ce79" office:value-type="string">
            <text:p>F4.8 <text:tab/>Permitir que as mensagens sejam encaminhadas</text:p>
            <text:p>Atores: Usuário, Administrador de Usuários e Administrador do Sistema</text:p>
            <text:p>C1 - Encaminhar MENSAGENS</text:p>
          </table:table-cell>
          <table:table-cell table:style-name="ce85" office:value-type="float" office:value="2">
            <text:p>2</text:p>
          </table:table-cell>
          <table:table-cell table:style-name="ce91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85"/>
          <table:table-cell table:style-name="ce97"/>
          <table:table-cell table:number-columns-repeated="249"/>
        </table:table-row>
        <table:table-row table:style-name="ro37">
          <table:table-cell table:style-name="ce71" office:value-type="float" office:value="26">
            <text:p>26</text:p>
          </table:table-cell>
          <table:table-cell table:style-name="ce80" office:value-type="string">
            <text:p>F4.9 <text:tab/>Permitir visualização de mensagens</text:p>
            <text:p>Atores: Usuário, Administrador de Usuários e Administrador do Sistema</text:p>
            <text:p>C1 - Visualizar MENSAGENS</text:p>
          </table:table-cell>
          <table:table-cell table:style-name="ce85" office:value-type="float" office:value="2">
            <text:p>2</text:p>
          </table:table-cell>
          <table:table-cell table:number-columns-repeated="2" table:style-name="ce87" office:value-type="float" office:value="2">
            <text:p>2</text:p>
          </table:table-cell>
          <table:table-cell table:style-name="ce87"/>
          <table:table-cell table:style-name="ce98"/>
          <table:table-cell table:style-name="ce89" table:number-columns-repeated="249"/>
        </table:table-row>
        <table:table-row table:style-name="ro39">
          <table:table-cell table:style-name="ce71" office:value-type="float" office:value="27">
            <text:p>27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28">
            <text:p>28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29">
            <text:p>29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0">
            <text:p>30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1">
            <text:p>31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2">
            <text:p>32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3">
            <text:p>33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4">
            <text:p>34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5">
            <text:p>35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6">
            <text:p>36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7">
            <text:p>37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8">
            <text:p>38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39">
            <text:p>39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0">
            <text:p>40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1">
            <text:p>41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2">
            <text:p>42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3">
            <text:p>43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4">
            <text:p>44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5">
            <text:p>45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6">
            <text:p>46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7">
            <text:p>47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8">
            <text:p>48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49">
            <text:p>49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50">
            <text:p>50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51">
            <text:p>51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52">
            <text:p>52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53">
            <text:p>53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54">
            <text:p>54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55">
            <text:p>55</text:p>
          </table:table-cell>
          <table:table-cell table:style-name="ce80"/>
          <table:table-cell table:style-name="ce87" table:number-columns-repeated="4"/>
          <table:table-cell table:style-name="ce98"/>
          <table:table-cell table:style-name="ce89" table:number-columns-repeated="249"/>
        </table:table-row>
        <table:table-row table:style-name="ro1">
          <table:table-cell table:style-name="ce71" office:value-type="float" office:value="56">
            <text:p>56</text:p>
          </table:table-cell>
          <table:table-cell table:style-name="ce81"/>
          <table:table-cell table:style-name="ce88" table:number-columns-repeated="2"/>
          <table:table-cell table:style-name="ce93" table:number-columns-repeated="2"/>
          <table:table-cell table:style-name="ce99"/>
          <table:table-cell table:style-name="ce89" table:number-columns-repeated="249"/>
        </table:table-row>
        <table:table-row table:style-name="ro1">
          <table:table-cell table:style-name="ce72"/>
          <table:table-cell table:style-name="ce82"/>
          <table:table-cell table:style-name="ce89"/>
          <table:table-cell table:style-name="ce72"/>
          <table:table-cell table:style-name="ce89" table:number-columns-repeated="252"/>
        </table:table-row>
        <table:table-row table:style-name="ro1" table:number-rows-repeated="2">
          <table:table-cell/>
          <table:table-cell table:style-name="ce83"/>
          <table:table-cell table:number-columns-repeated="254"/>
        </table:table-row>
        <table:table-row table:style-name="ro1">
          <table:table-cell/>
          <table:table-cell table:style-name="ce83"/>
          <table:table-cell/>
          <table:table-cell table:style-name="ce92"/>
          <table:table-cell table:number-columns-repeated="252"/>
        </table:table-row>
        <table:table-row table:style-name="ro1" table:number-rows-repeated="5">
          <table:table-cell/>
          <table:table-cell table:style-name="ce83"/>
          <table:table-cell table:number-columns-repeated="254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tor de Foco" table:style-name="ta1" table:print-ranges="'Fator de Foco'.A1:'Fator de Foco'.F22">
        <office:forms form:automatic-focus="false" form:apply-design-mode="false"/>
        <table:table-column table:style-name="co39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3" table:default-cell-style-name="Default"/>
        <table:table-column table:style-name="co46" table:default-cell-style-name="Default"/>
        <table:table-column table:style-name="co47" table:number-columns-repeated="3" table:default-cell-style-name="Default"/>
        <table:table-column table:style-name="co48" table:default-cell-style-name="ce196"/>
        <table:table-column table:style-name="co49" table:default-cell-style-name="ce196"/>
        <table:table-column table:style-name="co49" table:default-cell-style-name="Default"/>
        <table:table-column table:style-name="co50" table:default-cell-style-name="Default"/>
        <table:table-column table:style-name="co17" table:number-columns-repeated="9" table:default-cell-style-name="Default"/>
        <table:table-row table:style-name="ro40">
          <table:table-cell table:style-name="ce131" office:value-type="string">
            <text:p>Iteração</text:p>
          </table:table-cell>
          <table:table-cell table:style-name="ce131" office:value-type="string">
            <text:p>Data Início</text:p>
          </table:table-cell>
          <table:table-cell table:style-name="ce131" office:value-type="string">
            <text:p>Data Fim</text:p>
          </table:table-cell>
          <table:table-cell table:style-name="ce131" office:value-type="string">
            <text:p>Dias Estimados</text:p>
          </table:table-cell>
          <table:table-cell table:style-name="ce131" office:value-type="string">
            <text:p>Pontos Estimados</text:p>
          </table:table-cell>
          <table:table-cell table:style-name="ce131" office:value-type="string">
            <text:p>Funcionalidades Entregues na iteração</text:p>
          </table:table-cell>
          <table:table-cell table:style-name="ce186" office:value-type="string">
            <office:annotation draw:style-name="gr8" draw:text-style-name="P1" svg:width="2.87cm" svg:height="2.176cm" svg:x="16.944cm" svg:y="0cm" draw:caption-point-x="-0.61cm" draw:caption-point-y="0.011cm">
              <dc:date>2008-07-02T00:00:00</dc:date>
              <text:p text:style-name="P1"><text:span text:style-name="T4">Informar o Nome do Analista e o percentual de dedicação em cada iteração</text:span></text:p>
            </office:annotation>
            <text:p>Antonio 1</text:p>
          </table:table-cell>
          <table:table-cell table:style-name="ce186" office:value-type="string">
            <text:p>Bruno <text:s/>2</text:p>
          </table:table-cell>
          <table:table-cell table:style-name="ce186" office:value-type="string">
            <text:p>Mario <text:s text:c="2"/>3</text:p>
          </table:table-cell>
          <table:table-cell table:style-name="ce186" office:value-type="string">
            <text:p>Rommel4</text:p>
          </table:table-cell>
          <table:table-cell table:style-name="ce186" office:value-type="string">
            <text:p>Lages <text:s text:c="2"/>5</text:p>
          </table:table-cell>
          <table:table-cell table:style-name="ce186" office:value-type="string">
            <text:p>Lavo <text:s text:c="4"/>6</text:p>
          </table:table-cell>
          <table:table-cell table:style-name="ce186" office:value-type="string">
            <office:annotation draw:style-name="gr9" draw:text-style-name="P1" svg:width="2.87cm" svg:height="2.966cm" svg:x="26.333cm" svg:y="0cm" draw:caption-point-x="-0.61cm" draw:caption-point-y="0.011cm">
              <dc:date>2008-07-02T00:00:00</dc:date>
              <text:p text:style-name="P1"><text:span text:style-name="T4">Informar o Nome do Programador e o percentual de dedicação em cada iteração</text:span></text:p>
              <text:p text:style-name="P1"><text:span text:style-name="T4"/></text:p>
            </office:annotation>
            <text:p>Analista <text:s text:c="4"/>x</text:p>
          </table:table-cell>
          <table:table-cell table:style-name="ce186" office:value-type="string">
            <text:p>Rafa <text:s text:c="6"/>2</text:p>
          </table:table-cell>
          <table:table-cell table:style-name="ce131" office:value-type="string">
            <text:p>HD da Iteração</text:p>
          </table:table-cell>
          <table:table-cell table:style-name="ce131" office:value-type="string">
            <text:p>Custo Previsto Iteração</text:p>
          </table:table-cell>
          <table:table-cell table:style-name="ce131" office:value-type="string">
            <text:p>Custo Previsto Acumulado</text:p>
          </table:table-cell>
          <table:table-cell table:number-columns-repeated="9"/>
        </table:table-row>
        <table:table-row table:style-name="ro34">
          <table:table-cell table:style-name="ce132" office:value-type="float" office:value="1" table:number-columns-spanned="1" table:number-rows-spanned="2">
            <text:p>1</text:p>
          </table:table-cell>
          <table:table-cell table:style-name="ce147" office:value-type="date" office:date-value="2011-11-07" table:number-columns-spanned="1" table:number-rows-spanned="2">
            <text:p>07/11/2011</text:p>
          </table:table-cell>
          <table:table-cell table:style-name="ce147" office:value-type="date" office:date-value="2011-11-25" table:number-columns-spanned="1" table:number-rows-spanned="2">
            <text:p>25/11/2011</text:p>
          </table:table-cell>
          <table:table-cell table:style-name="ce160" table:formula="of:=NETWORKDAYS([.B2];[.C2];[Feriados.A2:.A35])" office:value-type="float" office:value="13" table:number-columns-spanned="1" table:number-rows-spanned="2">
            <text:p>13</text:p>
          </table:table-cell>
          <table:table-cell table:style-name="ce172" table:formula="of:=SUMIF(['Estimativa Iterações'.E$3:.E$67];CONCATENATE(&quot;=&quot;;TEXT([.A2];&quot;0&quot;));['Estimativa Iterações'.C$3:.C$67])" office:value-type="float" office:value="25" table:number-columns-spanned="1" table:number-rows-spanned="2">
            <text:p>25</text:p>
          </table:table-cell>
          <table:table-cell table:style-name="ce179" table:formula="of:=COUNTIF(['Estimativa Iterações'.$E$3:.$E$67];[.A2])" office:value-type="float" office:value="2" table:number-columns-spanned="1" table:number-rows-spanned="2">
            <text:p>2</text:p>
          </table:table-cell>
          <table:table-cell table:style-name="ce187" table:formula="of:=[.$D2]*[.G3]" office:value-type="float" office:value="0">
            <text:p>0</text:p>
          </table:table-cell>
          <table:table-cell table:style-name="ce187" table:formula="of:=[.$D2]*[.H3]" office:value-type="float" office:value="0">
            <text:p>0</text:p>
          </table:table-cell>
          <table:table-cell table:style-name="ce187" table:formula="of:=[.$D2]*[.I3]" office:value-type="float" office:value="0">
            <text:p>0</text:p>
          </table:table-cell>
          <table:table-cell table:style-name="ce187" table:formula="of:=[.$D2]*[.J3]" office:value-type="float" office:value="0">
            <text:p>0</text:p>
          </table:table-cell>
          <table:table-cell table:style-name="ce187" table:formula="of:=[.$D2]*[.K3]" office:value-type="float" office:value="0">
            <text:p>0</text:p>
          </table:table-cell>
          <table:table-cell table:style-name="ce187" table:formula="of:=[.$D2]*[.L3]" office:value-type="float" office:value="0">
            <text:p>0</text:p>
          </table:table-cell>
          <table:table-cell table:style-name="ce187" table:formula="of:=[.$D2]*[.M3]" office:value-type="float" office:value="0">
            <text:p>0</text:p>
          </table:table-cell>
          <table:table-cell table:style-name="ce187" table:formula="of:=[.$D2]*[.N3]" office:value-type="float" office:value="0">
            <text:p>0</text:p>
          </table:table-cell>
          <table:table-cell table:style-name="ce187" table:formula="of:=SUM([.G2:.N2])" office:value-type="float" office:value="0">
            <text:p>0</text:p>
          </table:table-cell>
          <table:table-cell table:style-name="ce187" table:formula="of:=([.G2]*[.$Q25])+([.H2]*[.$Q25])+([.I2]*[.$Q25])+([.J2]*[.$Q25])+([.K2]*[.$Q25])+([.L2]*[.$Q25])+([.M2]*[.$Q25])+([.N2]*[.$Q26])" office:value-type="currency" office:currency="BRL" office:value="0">
            <text:p>R$ 0,00</text:p>
          </table:table-cell>
          <table:table-cell table:style-name="ce212" table:formula="of:=[.P2]" office:value-type="currency" office:currency="BRL" office:value="0">
            <text:p>R$ 0,00</text:p>
          </table:table-cell>
          <table:table-cell table:number-columns-repeated="8"/>
          <table:table-cell table:style-name="ce219" table:formula="of:=IF((TODAY()&lt;=[.C2]);1;0)" office:value-type="float" office:value="1" table:number-columns-spanned="1" table:number-rows-spanned="2">
            <text:p>1</text:p>
          </table:table-cell>
        </table:table-row>
        <table:table-row table:style-name="ro34">
          <table:covered-table-cell table:style-name="ce133"/>
          <table:covered-table-cell table:number-columns-repeated="2" table:style-name="ce148"/>
          <table:covered-table-cell table:style-name="ce160" table:formula="of:=NETWORKDAYS([.B3];[.C3];[Feriados.A3:.A36])" office:value-type="float" office:value="0">
            <text:p>0</text:p>
          </table:covered-table-cell>
          <table:covered-table-cell table:style-name="ce173"/>
          <table:covered-table-cell table:style-name="ce179" table:formula="of:=COUNTIF(['Estimativa Iterações'.$E$3:.$E$67];[.A3])" office:value-type="float" office:value="0">
            <text:p>0</text:p>
          </table:covered-table-cell>
          <table:table-cell table:number-columns-repeated="8" table:style-name="ce188" office:value-type="percentage" office:value="0">
            <text:p>0,00%</text:p>
          </table:table-cell>
          <table:table-cell table:style-name="ce202"/>
          <table:table-cell table:style-name="ce206"/>
          <table:table-cell table:style-name="ce213"/>
          <table:table-cell table:number-columns-repeated="8"/>
          <table:covered-table-cell/>
        </table:table-row>
        <table:table-row table:style-name="ro34">
          <table:table-cell table:style-name="ce134" office:value-type="float" office:value="2" table:number-columns-spanned="1" table:number-rows-spanned="2">
            <text:p>2</text:p>
          </table:table-cell>
          <table:table-cell table:style-name="ce147" office:value-type="date" office:date-value="2011-11-14" table:number-columns-spanned="1" table:number-rows-spanned="2">
            <text:p>14/11/2011</text:p>
          </table:table-cell>
          <table:table-cell table:style-name="ce147" office:value-type="date" office:date-value="2011-12-10" table:number-columns-spanned="1" table:number-rows-spanned="2">
            <text:p>10/12/2011</text:p>
          </table:table-cell>
          <table:table-cell table:style-name="ce160" table:formula="of:=NETWORKDAYS([.B4];[.C4];[Feriados.A2:.A35])" office:value-type="float" office:value="18" table:number-columns-spanned="1" table:number-rows-spanned="2">
            <text:p>18</text:p>
          </table:table-cell>
          <table:table-cell table:style-name="ce174" table:formula="of:=SUMIF(['Estimativa Iterações'.E$3:.E$67];CONCATENATE(&quot;=&quot;;TEXT([.A4];&quot;0&quot;));['Estimativa Iterações'.C$3:.C$67])" office:value-type="float" office:value="43" table:number-columns-spanned="1" table:number-rows-spanned="2">
            <text:p>43</text:p>
          </table:table-cell>
          <table:table-cell table:style-name="ce179" table:formula="of:=COUNTIF(['Estimativa Iterações'.$E$3:.$E$67];[.A4])" office:value-type="float" office:value="19" table:number-columns-spanned="1" table:number-rows-spanned="2">
            <text:p>19</text:p>
          </table:table-cell>
          <table:table-cell table:style-name="ce187" table:formula="of:=[.$D4]*[.G5]" office:value-type="float" office:value="0">
            <text:p>0</text:p>
          </table:table-cell>
          <table:table-cell table:style-name="ce187" table:formula="of:=[.$D4]*[.H5]" office:value-type="float" office:value="0">
            <text:p>0</text:p>
          </table:table-cell>
          <table:table-cell table:style-name="ce187" table:formula="of:=[.$D4]*[.I5]" office:value-type="float" office:value="0">
            <text:p>0</text:p>
          </table:table-cell>
          <table:table-cell table:style-name="ce187" table:formula="of:=[.$D4]*[.J5]" office:value-type="float" office:value="0">
            <text:p>0</text:p>
          </table:table-cell>
          <table:table-cell table:style-name="ce187" table:formula="of:=[.$D4]*[.K5]" office:value-type="float" office:value="0">
            <text:p>0</text:p>
          </table:table-cell>
          <table:table-cell table:style-name="ce187" table:formula="of:=[.$D4]*[.L5]" office:value-type="float" office:value="0">
            <text:p>0</text:p>
          </table:table-cell>
          <table:table-cell table:style-name="ce187" table:formula="of:=[.$D4]*[.M5]" office:value-type="float" office:value="0">
            <text:p>0</text:p>
          </table:table-cell>
          <table:table-cell table:style-name="ce187" table:formula="of:=[.$D4]*[.N5]" office:value-type="float" office:value="0">
            <text:p>0</text:p>
          </table:table-cell>
          <table:table-cell table:style-name="ce187" table:formula="of:=SUM([.G4:.N4])" office:value-type="float" office:value="0">
            <text:p>0</text:p>
          </table:table-cell>
          <table:table-cell table:style-name="ce187" table:formula="of:=([.G4]*[.$Q$25])+([.H4]*[.$Q$25])+([.I4]*[.$Q$25])+([.J4]*[.$Q$25])+([.K4]*[.$Q$25])+([.L4]*[.$Q$25])+([.M4]*[.$Q$26])+([.N4]*[.$Q$26])" office:value-type="currency" office:currency="BRL" office:value="0">
            <text:p>R$ 0,00</text:p>
          </table:table-cell>
          <table:table-cell table:style-name="ce214" table:formula="of:=[.P4]+[.Q2]" office:value-type="currency" office:currency="BRL" office:value="0">
            <text:p>R$ 0,00</text:p>
          </table:table-cell>
          <table:table-cell table:number-columns-repeated="8"/>
          <table:table-cell table:formula="of:=IF((TODAY()&lt;=[.C4]);1;0)" office:value-type="float" office:value="1" table:number-columns-spanned="1" table:number-rows-spanned="2">
            <text:p>1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0" table:formula="of:=NETWORKDAYS([.B5];[.C5];[Feriados.A5:.A38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3" table:style-name="ce188" office:value-type="percentage" office:value="0">
            <text:p>0,00%</text:p>
          </table:table-cell>
          <table:table-cell table:style-name="ce189" office:value-type="percentage" office:value="0">
            <text:p>0,00%</text:p>
          </table:table-cell>
          <table:table-cell table:number-columns-repeated="2" table:style-name="ce188" office:value-type="percentage" office:value="0">
            <text:p>0,00%</text:p>
          </table:table-cell>
          <table:table-cell table:number-columns-repeated="2" table:style-name="ce189" office:value-type="percentage" office:value="0">
            <text:p>0,00%</text:p>
          </table:table-cell>
          <table:table-cell table:style-name="ce203"/>
          <table:table-cell table:style-name="ce207"/>
          <table:table-cell table:style-name="ce215"/>
          <table:table-cell table:number-columns-repeated="8"/>
          <table:covered-table-cell/>
        </table:table-row>
        <table:table-row table:style-name="ro34">
          <table:table-cell table:style-name="ce134" office:value-type="float" office:value="3" table:number-columns-spanned="1" table:number-rows-spanned="2">
            <text:p>3</text:p>
          </table:table-cell>
          <table:table-cell table:style-name="ce147" office:value-type="date" office:date-value="2011-11-21" table:number-columns-spanned="1" table:number-rows-spanned="2">
            <text:p>21/11/2011</text:p>
          </table:table-cell>
          <table:table-cell table:style-name="ce147" office:value-type="date" office:date-value="2011-12-23" table:number-columns-spanned="1" table:number-rows-spanned="2">
            <text:p>23/12/2011</text:p>
          </table:table-cell>
          <table:table-cell table:style-name="ce160" table:formula="of:=NETWORKDAYS([.B6];[.C6];[Feriados.A2:.A35])" office:value-type="float" office:value="25" table:number-columns-spanned="1" table:number-rows-spanned="2">
            <text:p>25</text:p>
          </table:table-cell>
          <table:table-cell table:style-name="ce174" table:formula="of:=SUMIF(['Estimativa Iterações'.E$3:.E$67];CONCATENATE(&quot;=&quot;;TEXT([.A6];&quot;0&quot;));['Estimativa Iterações'.C$3:.C$67])" office:value-type="float" office:value="48" table:number-columns-spanned="1" table:number-rows-spanned="2">
            <text:p>48</text:p>
          </table:table-cell>
          <table:table-cell table:style-name="ce179" table:formula="of:=COUNTIF(['Estimativa Iterações'.$E$3:.$E$67];[.A6])" office:value-type="float" office:value="12" table:number-columns-spanned="1" table:number-rows-spanned="2">
            <text:p>12</text:p>
          </table:table-cell>
          <table:table-cell table:style-name="ce187" table:formula="of:=[.$D6]*[.G7]" office:value-type="float" office:value="0">
            <text:p>0</text:p>
          </table:table-cell>
          <table:table-cell table:style-name="ce187" table:formula="of:=[.$D6]*[.H7]" office:value-type="float" office:value="0">
            <text:p>0</text:p>
          </table:table-cell>
          <table:table-cell table:style-name="ce187" table:formula="of:=[.$D6]*[.I7]" office:value-type="float" office:value="0">
            <text:p>0</text:p>
          </table:table-cell>
          <table:table-cell table:style-name="ce187" table:formula="of:=[.$D6]*[.J7]" office:value-type="float" office:value="0">
            <text:p>0</text:p>
          </table:table-cell>
          <table:table-cell table:style-name="ce187" table:formula="of:=[.$D6]*[.K7]" office:value-type="float" office:value="0">
            <text:p>0</text:p>
          </table:table-cell>
          <table:table-cell table:style-name="ce187" table:formula="of:=[.$D6]*[.L7]" office:value-type="float" office:value="0">
            <text:p>0</text:p>
          </table:table-cell>
          <table:table-cell table:style-name="ce187" table:formula="of:=[.$D6]*[.M7]" office:value-type="float" office:value="0">
            <text:p>0</text:p>
          </table:table-cell>
          <table:table-cell table:style-name="ce187" table:formula="of:=[.$D6]*[.N7]" office:value-type="float" office:value="0">
            <text:p>0</text:p>
          </table:table-cell>
          <table:table-cell table:style-name="ce187" table:formula="of:=SUM([.G6:.N6])" office:value-type="float" office:value="0">
            <text:p>0</text:p>
          </table:table-cell>
          <table:table-cell table:style-name="ce187" table:formula="of:=([.G6]*[.$Q$25])+([.H6]*[.$Q$25])+([.I6]*[.$Q$25])+([.J6]*[.$Q$25])+([.K6]*[.$Q$25])+([.L6]*[.$Q$25])+([.M6]*[.$Q$26])+([.N6]*[.$Q$26])" office:value-type="currency" office:currency="BRL" office:value="0">
            <text:p>R$ 0,00</text:p>
          </table:table-cell>
          <table:table-cell table:style-name="ce214" table:formula="of:=[.P6]+[.Q4]" office:value-type="currency" office:currency="BRL" office:value="0">
            <text:p>R$ 0,00</text:p>
          </table:table-cell>
          <table:table-cell table:number-columns-repeated="8"/>
          <table:table-cell table:formula="of:=IF((TODAY()&lt;=[.C6]);1;0)" office:value-type="float" office:value="1" table:number-columns-spanned="1" table:number-rows-spanned="2">
            <text:p>1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1" table:formula="of:=NETWORKDAYS([.B7];[.C7];[Feriados.A7:.A40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7" table:style-name="ce188" office:value-type="percentage" office:value="0">
            <text:p>0,00%</text:p>
          </table:table-cell>
          <table:table-cell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4">
          <table:table-cell table:style-name="ce134" office:value-type="float" office:value="4" table:number-columns-spanned="1" table:number-rows-spanned="2">
            <text:p>4</text:p>
          </table:table-cell>
          <table:table-cell table:style-name="ce147" table:number-columns-spanned="1" table:number-rows-spanned="2"/>
          <table:table-cell table:style-name="ce147" table:number-columns-spanned="1" table:number-rows-spanned="2"/>
          <table:table-cell table:style-name="ce160" table:formula="of:=NETWORKDAYS([.B8];[.C8];[Feriados.A2:.A35])" office:value-type="float" office:value="0" table:number-columns-spanned="1" table:number-rows-spanned="2">
            <text:p>0</text:p>
          </table:table-cell>
          <table:table-cell table:style-name="ce174" table:formula="of:=SUMIF(['Estimativa Iterações'.E$3:.E$67];CONCATENATE(&quot;=&quot;;TEXT([.A8];&quot;0&quot;));['Estimativa Iterações'.C$3:.C$67])" office:value-type="float" office:value="0" table:number-columns-spanned="1" table:number-rows-spanned="2">
            <text:p>0</text:p>
          </table:table-cell>
          <table:table-cell table:style-name="ce179" table:formula="of:=COUNTIF(['Estimativa Iterações'.$E$3:.$E$67];[.A8])" office:value-type="float" office:value="0" table:number-columns-spanned="1" table:number-rows-spanned="2">
            <text:p>0</text:p>
          </table:table-cell>
          <table:table-cell table:style-name="ce187" table:formula="of:=[.$D8]*[.G9]" office:value-type="float" office:value="0">
            <text:p>0</text:p>
          </table:table-cell>
          <table:table-cell table:style-name="ce187" table:formula="of:=[.$D8]*[.H9]" office:value-type="float" office:value="0">
            <text:p>0</text:p>
          </table:table-cell>
          <table:table-cell table:style-name="ce187" table:formula="of:=[.$D8]*[.I9]" office:value-type="float" office:value="0">
            <text:p>0</text:p>
          </table:table-cell>
          <table:table-cell table:style-name="ce187" table:formula="of:=[.$D8]*[.J9]" office:value-type="float" office:value="0">
            <text:p>0</text:p>
          </table:table-cell>
          <table:table-cell table:style-name="ce187" table:formula="of:=[.$D8]*[.K9]" office:value-type="float" office:value="0">
            <text:p>0</text:p>
          </table:table-cell>
          <table:table-cell table:style-name="ce187" table:formula="of:=[.$D8]*[.L9]" office:value-type="float" office:value="0">
            <text:p>0</text:p>
          </table:table-cell>
          <table:table-cell table:style-name="ce187" table:formula="of:=[.$D8]*[.M9]" office:value-type="float" office:value="0">
            <text:p>0</text:p>
          </table:table-cell>
          <table:table-cell table:style-name="ce187" table:formula="of:=[.$D8]*[.N9]" office:value-type="float" office:value="0">
            <text:p>0</text:p>
          </table:table-cell>
          <table:table-cell table:style-name="ce187" table:formula="of:=SUM([.G8:.N8])" office:value-type="float" office:value="0">
            <text:p>0</text:p>
          </table:table-cell>
          <table:table-cell table:style-name="ce187" table:formula="of:=([.G8]*[.$Q$25])+([.H8]*[.$Q$25])+([.I8]*[.$Q$25])+([.J8]*[.$Q$25])+([.K8]*[.$Q$25])+([.L8]*[.$Q$25])+([.M8]*[.$Q$26])+([.N8]*[.$Q$26])" office:value-type="currency" office:currency="BRL" office:value="0">
            <text:p>R$ 0,00</text:p>
          </table:table-cell>
          <table:table-cell table:style-name="ce214" table:formula="of:=[.P8]+[.Q6]" office:value-type="currency" office:currency="BRL" office:value="0">
            <text:p>R$ 0,00</text:p>
          </table:table-cell>
          <table:table-cell table:number-columns-repeated="8"/>
          <table:table-cell table:formula="of:=IF((TODAY()&lt;=[.C8]);1;0)" office:value-type="float" office:value="0" table:number-columns-spanned="1" table:number-rows-spanned="2">
            <text:p>0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0" table:formula="of:=NETWORKDAYS([.B9];[.C9];[Feriados.A9:.A42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3" table:style-name="ce188" office:value-type="percentage" office:value="0">
            <text:p>0,00%</text:p>
          </table:table-cell>
          <table:table-cell table:style-name="ce189" office:value-type="percentage" office:value="0">
            <text:p>0,00%</text:p>
          </table:table-cell>
          <table:table-cell table:number-columns-repeated="3" table:style-name="ce188" office:value-type="percentage" office:value="0">
            <text:p>0,00%</text:p>
          </table:table-cell>
          <table:table-cell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4">
          <table:table-cell table:style-name="ce134" office:value-type="float" office:value="5" table:number-columns-spanned="1" table:number-rows-spanned="2">
            <text:p>5</text:p>
          </table:table-cell>
          <table:table-cell table:style-name="ce147" table:number-columns-spanned="1" table:number-rows-spanned="2"/>
          <table:table-cell table:style-name="ce147" table:number-columns-spanned="1" table:number-rows-spanned="2"/>
          <table:table-cell table:style-name="ce160" table:formula="of:=NETWORKDAYS([.B10];[.C10];[Feriados.A2:.A35])" office:value-type="float" office:value="0" table:number-columns-spanned="1" table:number-rows-spanned="2">
            <text:p>0</text:p>
          </table:table-cell>
          <table:table-cell table:style-name="ce174" table:formula="of:=SUMIF(['Estimativa Iterações'.E$3:.E$67];CONCATENATE(&quot;=&quot;;TEXT([.A10];&quot;0&quot;));['Estimativa Iterações'.C$3:.C$67])" office:value-type="float" office:value="0" table:number-columns-spanned="1" table:number-rows-spanned="2">
            <text:p>0</text:p>
          </table:table-cell>
          <table:table-cell table:style-name="ce179" table:formula="of:=COUNTIF(['Estimativa Iterações'.$E$3:.$E$67];[.A10])" office:value-type="float" office:value="0" table:number-columns-spanned="1" table:number-rows-spanned="2">
            <text:p>0</text:p>
          </table:table-cell>
          <table:table-cell table:style-name="ce187" table:formula="of:=[.$D10]*[.G11]" office:value-type="float" office:value="0">
            <text:p>0</text:p>
          </table:table-cell>
          <table:table-cell table:style-name="ce187" table:formula="of:=[.$D10]*[.H11]" office:value-type="float" office:value="0">
            <text:p>0</text:p>
          </table:table-cell>
          <table:table-cell table:style-name="ce187" table:formula="of:=[.$D10]*[.I11]" office:value-type="float" office:value="0">
            <text:p>0</text:p>
          </table:table-cell>
          <table:table-cell table:style-name="ce187" table:formula="of:=[.$D10]*[.J11]" office:value-type="float" office:value="0">
            <text:p>0</text:p>
          </table:table-cell>
          <table:table-cell table:style-name="ce187" table:formula="of:=[.$D10]*[.K11]" office:value-type="float" office:value="0">
            <text:p>0</text:p>
          </table:table-cell>
          <table:table-cell table:style-name="ce187" table:formula="of:=[.$D10]*[.L11]" office:value-type="float" office:value="0">
            <text:p>0</text:p>
          </table:table-cell>
          <table:table-cell table:style-name="ce187" table:formula="of:=[.$D10]*[.M11]" office:value-type="float" office:value="0">
            <text:p>0</text:p>
          </table:table-cell>
          <table:table-cell table:style-name="ce187" table:formula="of:=[.$D10]*[.N11]" office:value-type="float" office:value="0">
            <text:p>0</text:p>
          </table:table-cell>
          <table:table-cell table:style-name="ce187" table:formula="of:=SUM([.G10:.N10])" office:value-type="float" office:value="0">
            <text:p>0</text:p>
          </table:table-cell>
          <table:table-cell table:style-name="ce187" table:formula="of:=([.G10]*[.$Q$25])+([.H10]*[.$Q$25])+([.I10]*[.$Q$25])+([.J10]*[.$Q$25])+([.K10]*[.$Q$25])+([.L10]*[.$Q$25])+([.M10]*[.$Q$26])+([.N10]*[.$Q$26])" office:value-type="currency" office:currency="BRL" office:value="0">
            <text:p>R$ 0,00</text:p>
          </table:table-cell>
          <table:table-cell table:style-name="ce214" table:formula="of:=[.P10]+[.Q8]" office:value-type="currency" office:currency="BRL" office:value="0">
            <text:p>R$ 0,00</text:p>
          </table:table-cell>
          <table:table-cell table:number-columns-repeated="8"/>
          <table:table-cell table:formula="of:=IF((TODAY()&lt;=[.C10]);1;0)" office:value-type="float" office:value="0" table:number-columns-spanned="1" table:number-rows-spanned="2">
            <text:p>0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0" table:formula="of:=NETWORKDAYS([.B11];[.C11];[Feriados.A10:.A44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4" table:style-name="ce189" office:value-type="percentage" office:value="0">
            <text:p>0,00%</text:p>
          </table:table-cell>
          <table:table-cell table:number-columns-repeated="2" table:style-name="ce188" office:value-type="percentage" office:value="0">
            <text:p>0,00%</text:p>
          </table:table-cell>
          <table:table-cell table:number-columns-repeated="2"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4">
          <table:table-cell table:style-name="ce134" office:value-type="float" office:value="6" table:number-columns-spanned="1" table:number-rows-spanned="2">
            <text:p>6</text:p>
          </table:table-cell>
          <table:table-cell table:style-name="ce147" table:number-columns-spanned="1" table:number-rows-spanned="2"/>
          <table:table-cell table:style-name="ce147" table:number-columns-spanned="1" table:number-rows-spanned="2"/>
          <table:table-cell table:style-name="ce160" table:formula="of:=NETWORKDAYS([.B12];[.C12];[Feriados.A2:.A35])" office:value-type="float" office:value="0" table:number-columns-spanned="1" table:number-rows-spanned="2">
            <text:p>0</text:p>
          </table:table-cell>
          <table:table-cell table:style-name="ce174" table:formula="of:=SUMIF(['Estimativa Iterações'.E$3:.E$67];CONCATENATE(&quot;=&quot;;TEXT([.A12];&quot;0&quot;));['Estimativa Iterações'.C$3:.C$67])" office:value-type="float" office:value="0" table:number-columns-spanned="1" table:number-rows-spanned="2">
            <text:p>0</text:p>
          </table:table-cell>
          <table:table-cell table:style-name="ce179" table:formula="of:=COUNTIF(['Estimativa Iterações'.$E$3:.$E$67];[.A12])" office:value-type="float" office:value="0" table:number-columns-spanned="1" table:number-rows-spanned="2">
            <text:p>0</text:p>
          </table:table-cell>
          <table:table-cell table:style-name="ce187" table:formula="of:=[.$D12]*[.G13]" office:value-type="float" office:value="0">
            <text:p>0</text:p>
          </table:table-cell>
          <table:table-cell table:style-name="ce187" table:formula="of:=[.$D12]*[.H13]" office:value-type="float" office:value="0">
            <text:p>0</text:p>
          </table:table-cell>
          <table:table-cell table:style-name="ce187" table:formula="of:=[.$D12]*[.I13]" office:value-type="float" office:value="0">
            <text:p>0</text:p>
          </table:table-cell>
          <table:table-cell table:style-name="ce187" table:formula="of:=[.$D12]*[.J13]" office:value-type="float" office:value="0">
            <text:p>0</text:p>
          </table:table-cell>
          <table:table-cell table:style-name="ce187" table:formula="of:=[.$D12]*[.K13]" office:value-type="float" office:value="0">
            <text:p>0</text:p>
          </table:table-cell>
          <table:table-cell table:style-name="ce187" table:formula="of:=[.$D12]*[.L13]" office:value-type="float" office:value="0">
            <text:p>0</text:p>
          </table:table-cell>
          <table:table-cell table:style-name="ce187" table:formula="of:=[.$D12]*[.M13]" office:value-type="float" office:value="0">
            <text:p>0</text:p>
          </table:table-cell>
          <table:table-cell table:style-name="ce187" table:formula="of:=[.$D12]*[.N13]" office:value-type="float" office:value="0">
            <text:p>0</text:p>
          </table:table-cell>
          <table:table-cell table:style-name="ce187" table:formula="of:=SUM([.G12:.N12])" office:value-type="float" office:value="0">
            <text:p>0</text:p>
          </table:table-cell>
          <table:table-cell table:style-name="ce187" table:formula="of:=([.G12]*[.$Q$25])+([.H12]*[.$Q$25])+([.I12]*[.$Q$25])+([.J12]*[.$Q$25])+([.K12]*[.$Q$25])+([.L12]*[.$Q$25])+([.M12]*[.$Q$26])+([.N12]*[.$Q$26])" office:value-type="currency" office:currency="BRL" office:value="0">
            <text:p>R$ 0,00</text:p>
          </table:table-cell>
          <table:table-cell table:style-name="ce214" table:formula="of:=[.P12]+[.Q10]" office:value-type="currency" office:currency="BRL" office:value="0">
            <text:p>R$ 0,00</text:p>
          </table:table-cell>
          <table:table-cell table:number-columns-repeated="8"/>
          <table:table-cell table:formula="of:=IF((TODAY()&lt;=[.C12]);1;0)" office:value-type="float" office:value="0" table:number-columns-spanned="1" table:number-rows-spanned="2">
            <text:p>0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0" table:formula="of:=NETWORKDAYS([.B13];[.C13];[Feriados.A10:.A46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4" table:style-name="ce189" office:value-type="percentage" office:value="0">
            <text:p>0,00%</text:p>
          </table:table-cell>
          <table:table-cell table:number-columns-repeated="2" table:style-name="ce188" office:value-type="percentage" office:value="0">
            <text:p>0,00%</text:p>
          </table:table-cell>
          <table:table-cell table:number-columns-repeated="2"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4">
          <table:table-cell table:style-name="ce134" office:value-type="float" office:value="7" table:number-columns-spanned="1" table:number-rows-spanned="2">
            <text:p>7</text:p>
          </table:table-cell>
          <table:table-cell table:style-name="ce147" table:number-columns-spanned="1" table:number-rows-spanned="2"/>
          <table:table-cell table:style-name="ce147" table:number-columns-spanned="1" table:number-rows-spanned="2"/>
          <table:table-cell table:style-name="ce160" table:formula="of:=NETWORKDAYS([.B14];[.C14];[Feriados.A2:.A35])" office:value-type="float" office:value="0" table:number-columns-spanned="1" table:number-rows-spanned="2">
            <text:p>0</text:p>
          </table:table-cell>
          <table:table-cell table:style-name="ce174" table:formula="of:=SUMIF(['Estimativa Iterações'.E$3:.E$67];CONCATENATE(&quot;=&quot;;TEXT([.A14];&quot;0&quot;));['Estimativa Iterações'.C$3:.C$67])" office:value-type="float" office:value="0" table:number-columns-spanned="1" table:number-rows-spanned="2">
            <text:p>0</text:p>
          </table:table-cell>
          <table:table-cell table:style-name="ce179" table:formula="of:=COUNTIF(['Estimativa Iterações'.$E$3:.$E$67];[.A14])" office:value-type="float" office:value="0" table:number-columns-spanned="1" table:number-rows-spanned="2">
            <text:p>0</text:p>
          </table:table-cell>
          <table:table-cell table:style-name="ce187" table:formula="of:=[.$D14]*[.G15]" office:value-type="float" office:value="0">
            <text:p>0</text:p>
          </table:table-cell>
          <table:table-cell table:style-name="ce187" table:formula="of:=[.$D14]*[.H15]" office:value-type="float" office:value="0">
            <text:p>0</text:p>
          </table:table-cell>
          <table:table-cell table:style-name="ce187" table:formula="of:=[.$D14]*[.I15]" office:value-type="float" office:value="0">
            <text:p>0</text:p>
          </table:table-cell>
          <table:table-cell table:style-name="ce187" table:formula="of:=[.$D14]*[.J15]" office:value-type="float" office:value="0">
            <text:p>0</text:p>
          </table:table-cell>
          <table:table-cell table:style-name="ce187" table:formula="of:=[.$D14]*[.K15]" office:value-type="float" office:value="0">
            <text:p>0</text:p>
          </table:table-cell>
          <table:table-cell table:style-name="ce187" table:formula="of:=[.$D14]*[.L15]" office:value-type="float" office:value="0">
            <text:p>0</text:p>
          </table:table-cell>
          <table:table-cell table:style-name="ce187" table:formula="of:=[.$D14]*[.M15]" office:value-type="float" office:value="0">
            <text:p>0</text:p>
          </table:table-cell>
          <table:table-cell table:style-name="ce187" table:formula="of:=[.$D14]*[.N15]" office:value-type="float" office:value="0">
            <text:p>0</text:p>
          </table:table-cell>
          <table:table-cell table:style-name="ce187" table:formula="of:=SUM([.G14:.N14])" office:value-type="float" office:value="0">
            <text:p>0</text:p>
          </table:table-cell>
          <table:table-cell table:style-name="ce187" table:formula="of:=([.G14]*[.$Q$25])+([.H14]*[.$Q$25])+([.I14]*[.$Q$25])+([.J14]*[.$Q$25])+([.K14]*[.$Q$25])+([.L14]*[.$Q$25])+([.M14]*[.$Q$26])+([.N14]*[.$Q$26])" office:value-type="currency" office:currency="BRL" office:value="0">
            <text:p>R$ 0,00</text:p>
          </table:table-cell>
          <table:table-cell table:style-name="ce214" table:formula="of:=[.P14]+[.Q12]" office:value-type="currency" office:currency="BRL" office:value="0">
            <text:p>R$ 0,00</text:p>
          </table:table-cell>
          <table:table-cell table:number-columns-repeated="8"/>
          <table:table-cell table:formula="of:=IF((TODAY()&lt;=[.C14]);1;0)" office:value-type="float" office:value="0" table:number-columns-spanned="1" table:number-rows-spanned="2">
            <text:p>0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0" table:formula="of:=NETWORKDAYS([.B15];[.C15];[Feriados.A14:.A48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4" table:style-name="ce189" office:value-type="percentage" office:value="0">
            <text:p>0,00%</text:p>
          </table:table-cell>
          <table:table-cell table:number-columns-repeated="2" table:style-name="ce188" office:value-type="percentage" office:value="0">
            <text:p>0,00%</text:p>
          </table:table-cell>
          <table:table-cell table:number-columns-repeated="2"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4">
          <table:table-cell table:style-name="ce134" office:value-type="float" office:value="8" table:number-columns-spanned="1" table:number-rows-spanned="2">
            <text:p>8</text:p>
          </table:table-cell>
          <table:table-cell table:style-name="ce147" table:number-columns-spanned="1" table:number-rows-spanned="2"/>
          <table:table-cell table:style-name="ce147" table:number-columns-spanned="1" table:number-rows-spanned="2"/>
          <table:table-cell table:style-name="ce160" table:formula="of:=NETWORKDAYS([.B16];[.C16];[Feriados.A2:.A35])" office:value-type="float" office:value="0" table:number-columns-spanned="1" table:number-rows-spanned="2">
            <text:p>0</text:p>
          </table:table-cell>
          <table:table-cell table:style-name="ce174" table:formula="of:=SUMIF(['Estimativa Iterações'.E$3:.E$67];CONCATENATE(&quot;=&quot;;TEXT([.A16];&quot;0&quot;));['Estimativa Iterações'.C$3:.C$67])" office:value-type="float" office:value="0" table:number-columns-spanned="1" table:number-rows-spanned="2">
            <text:p>0</text:p>
          </table:table-cell>
          <table:table-cell table:style-name="ce179" table:formula="of:=COUNTIF(['Estimativa Iterações'.$E$3:.$E$67];[.A16])" office:value-type="float" office:value="0" table:number-columns-spanned="1" table:number-rows-spanned="2">
            <text:p>0</text:p>
          </table:table-cell>
          <table:table-cell table:style-name="ce187" table:formula="of:=[.$D16]*[.G17]" office:value-type="float" office:value="0">
            <text:p>0</text:p>
          </table:table-cell>
          <table:table-cell table:style-name="ce187" table:formula="of:=[.$D16]*[.H17]" office:value-type="float" office:value="0">
            <text:p>0</text:p>
          </table:table-cell>
          <table:table-cell table:style-name="ce187" table:formula="of:=[.$D16]*[.I17]" office:value-type="float" office:value="0">
            <text:p>0</text:p>
          </table:table-cell>
          <table:table-cell table:style-name="ce187" table:formula="of:=[.$D16]*[.J17]" office:value-type="float" office:value="0">
            <text:p>0</text:p>
          </table:table-cell>
          <table:table-cell table:style-name="ce187" table:formula="of:=[.$D16]*[.K17]" office:value-type="float" office:value="0">
            <text:p>0</text:p>
          </table:table-cell>
          <table:table-cell table:style-name="ce187" table:formula="of:=[.$D16]*[.L17]" office:value-type="float" office:value="0">
            <text:p>0</text:p>
          </table:table-cell>
          <table:table-cell table:style-name="ce187" table:formula="of:=[.$D16]*[.M17]" office:value-type="float" office:value="0">
            <text:p>0</text:p>
          </table:table-cell>
          <table:table-cell table:style-name="ce187" table:formula="of:=[.$D16]*[.N17]" office:value-type="float" office:value="0">
            <text:p>0</text:p>
          </table:table-cell>
          <table:table-cell table:style-name="ce187" table:formula="of:=SUM([.G16:.N16])" office:value-type="float" office:value="0">
            <text:p>0</text:p>
          </table:table-cell>
          <table:table-cell table:style-name="ce187" table:formula="of:=([.G16]*[.$Q$25])+([.H16]*[.$Q$25])+([.I16]*[.$Q$25])+([.J16]*[.$Q$25])+([.K16]*[.$Q$25])+([.L16]*[.$Q$25])+([.M16]*[.$Q$26])+([.N16]*[.$Q$26])" office:value-type="currency" office:currency="BRL" office:value="0">
            <text:p>R$ 0,00</text:p>
          </table:table-cell>
          <table:table-cell table:style-name="ce214" table:formula="of:=[.P16]+[.Q14]" office:value-type="currency" office:currency="BRL" office:value="0">
            <text:p>R$ 0,00</text:p>
          </table:table-cell>
          <table:table-cell table:number-columns-repeated="8"/>
          <table:table-cell table:formula="of:=IF((TODAY()&lt;=[.C16]);1;0)" office:value-type="float" office:value="0" table:number-columns-spanned="1" table:number-rows-spanned="2">
            <text:p>0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0" table:formula="of:=NETWORKDAYS([.B17];[.C17];[Feriados.A15:.A50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4" table:style-name="ce189" office:value-type="percentage" office:value="0">
            <text:p>0,00%</text:p>
          </table:table-cell>
          <table:table-cell table:number-columns-repeated="2" table:style-name="ce188" office:value-type="percentage" office:value="0">
            <text:p>0,00%</text:p>
          </table:table-cell>
          <table:table-cell table:number-columns-repeated="2"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4">
          <table:table-cell table:style-name="ce134" office:value-type="float" office:value="9" table:number-columns-spanned="1" table:number-rows-spanned="2">
            <text:p>9</text:p>
          </table:table-cell>
          <table:table-cell table:style-name="ce147" table:number-columns-spanned="1" table:number-rows-spanned="2"/>
          <table:table-cell table:style-name="ce147" table:number-columns-spanned="1" table:number-rows-spanned="2"/>
          <table:table-cell table:style-name="ce162" table:formula="of:=NETWORKDAYS([.B18];[.C18];[Feriados.A2:.A35])" office:value-type="float" office:value="0" table:number-columns-spanned="1" table:number-rows-spanned="2">
            <text:p>0</text:p>
          </table:table-cell>
          <table:table-cell table:style-name="ce174" table:formula="of:=SUMIF(['Estimativa Iterações'.E$3:.E$67];CONCATENATE(&quot;=&quot;;TEXT([.A18];&quot;0&quot;));['Estimativa Iterações'.C$3:.C$67])" office:value-type="float" office:value="0" table:number-columns-spanned="1" table:number-rows-spanned="2">
            <text:p>0</text:p>
          </table:table-cell>
          <table:table-cell table:style-name="ce179" table:formula="of:=COUNTIF(['Estimativa Iterações'.$E$3:.$E$67];[.A18])" office:value-type="float" office:value="0" table:number-columns-spanned="1" table:number-rows-spanned="2">
            <text:p>0</text:p>
          </table:table-cell>
          <table:table-cell table:style-name="ce187" table:formula="of:=[.$D18]*[.G19]" office:value-type="float" office:value="0">
            <text:p>0</text:p>
          </table:table-cell>
          <table:table-cell table:style-name="ce187" table:formula="of:=[.$D18]*[.H19]" office:value-type="float" office:value="0">
            <text:p>0</text:p>
          </table:table-cell>
          <table:table-cell table:style-name="ce187" table:formula="of:=[.$D18]*[.I19]" office:value-type="float" office:value="0">
            <text:p>0</text:p>
          </table:table-cell>
          <table:table-cell table:style-name="ce187" table:formula="of:=[.$D18]*[.J19]" office:value-type="float" office:value="0">
            <text:p>0</text:p>
          </table:table-cell>
          <table:table-cell table:style-name="ce187" table:formula="of:=[.$D18]*[.K19]" office:value-type="float" office:value="0">
            <text:p>0</text:p>
          </table:table-cell>
          <table:table-cell table:style-name="ce187" table:formula="of:=[.$D18]*[.L19]" office:value-type="float" office:value="0">
            <text:p>0</text:p>
          </table:table-cell>
          <table:table-cell table:style-name="ce187" table:formula="of:=[.$D18]*[.M19]" office:value-type="float" office:value="0">
            <text:p>0</text:p>
          </table:table-cell>
          <table:table-cell table:style-name="ce187" table:formula="of:=[.$D18]*[.N19]" office:value-type="float" office:value="0">
            <text:p>0</text:p>
          </table:table-cell>
          <table:table-cell table:style-name="ce187" table:formula="of:=SUM([.G18:.N18])" office:value-type="float" office:value="0">
            <text:p>0</text:p>
          </table:table-cell>
          <table:table-cell table:style-name="ce187" table:formula="of:=([.G18]*[.$Q$25])+([.H18]*[.$Q$25])+([.I18]*[.$Q$25])+([.J18]*[.$Q$25])+([.K18]*[.$Q$25])+([.L18]*[.$Q$25])+([.M18]*[.$Q$26])+([.N18]*[.$Q$26])" office:value-type="currency" office:currency="BRL" office:value="0">
            <text:p>R$ 0,00</text:p>
          </table:table-cell>
          <table:table-cell table:style-name="ce214" table:formula="of:=[.P18]+[.Q16]" office:value-type="currency" office:currency="BRL" office:value="0">
            <text:p>R$ 0,00</text:p>
          </table:table-cell>
          <table:table-cell table:number-columns-repeated="8"/>
          <table:table-cell table:formula="of:=IF((TODAY()&lt;=[.C18]);1;0)" office:value-type="float" office:value="0" table:number-columns-spanned="1" table:number-rows-spanned="2">
            <text:p>0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0" table:formula="of:=NETWORKDAYS([.B19];[.C19];[Feriados.A17:.A52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4" table:style-name="ce189" office:value-type="percentage" office:value="0">
            <text:p>0,00%</text:p>
          </table:table-cell>
          <table:table-cell table:number-columns-repeated="2" table:style-name="ce188" office:value-type="percentage" office:value="0">
            <text:p>0,00%</text:p>
          </table:table-cell>
          <table:table-cell table:number-columns-repeated="2"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4">
          <table:table-cell table:style-name="ce134" office:value-type="float" office:value="10" table:number-columns-spanned="1" table:number-rows-spanned="2">
            <text:p>10</text:p>
          </table:table-cell>
          <table:table-cell table:style-name="ce150" table:number-columns-spanned="1" table:number-rows-spanned="2"/>
          <table:table-cell table:style-name="ce150" table:number-columns-spanned="1" table:number-rows-spanned="2"/>
          <table:table-cell table:style-name="ce163" table:formula="of:=NETWORKDAYS([.B20];[.C20];[Feriados.A2:.A35])" office:value-type="float" office:value="0" table:number-columns-spanned="1" table:number-rows-spanned="2">
            <text:p>0</text:p>
          </table:table-cell>
          <table:table-cell table:style-name="ce176" table:formula="of:=SUMIF(['Estimativa Iterações'.E$3:.E$67];CONCATENATE(&quot;=&quot;;TEXT([.A20];&quot;0&quot;));['Estimativa Iterações'.C$3:.C$67])" office:value-type="float" office:value="0" table:number-columns-spanned="1" table:number-rows-spanned="2">
            <text:p>0</text:p>
          </table:table-cell>
          <table:table-cell table:style-name="ce181" table:formula="of:=COUNTIF(['Estimativa Iterações'.$E$3:.$E$67];[.A20])" office:value-type="float" office:value="0" table:number-columns-spanned="1" table:number-rows-spanned="2">
            <text:p>0</text:p>
          </table:table-cell>
          <table:table-cell table:style-name="ce187" table:formula="of:=[.$D20]*[.G21]" office:value-type="float" office:value="0">
            <text:p>0</text:p>
          </table:table-cell>
          <table:table-cell table:style-name="ce187" table:formula="of:=[.$D20]*[.H21]" office:value-type="float" office:value="0">
            <text:p>0</text:p>
          </table:table-cell>
          <table:table-cell table:style-name="ce187" table:formula="of:=[.$D20]*[.I21]" office:value-type="float" office:value="0">
            <text:p>0</text:p>
          </table:table-cell>
          <table:table-cell table:style-name="ce187" table:formula="of:=[.$D20]*[.J21]" office:value-type="float" office:value="0">
            <text:p>0</text:p>
          </table:table-cell>
          <table:table-cell table:style-name="ce187" table:formula="of:=[.$D20]*[.K21]" office:value-type="float" office:value="0">
            <text:p>0</text:p>
          </table:table-cell>
          <table:table-cell table:style-name="ce187" table:formula="of:=[.$D20]*[.L21]" office:value-type="float" office:value="0">
            <text:p>0</text:p>
          </table:table-cell>
          <table:table-cell table:style-name="ce187" table:formula="of:=[.$D20]*[.M21]" office:value-type="float" office:value="0">
            <text:p>0</text:p>
          </table:table-cell>
          <table:table-cell table:style-name="ce187" table:formula="of:=[.$D20]*[.N21]" office:value-type="float" office:value="0">
            <text:p>0</text:p>
          </table:table-cell>
          <table:table-cell table:style-name="ce187" table:formula="of:=SUM([.G20:.N20])" office:value-type="float" office:value="0">
            <text:p>0</text:p>
          </table:table-cell>
          <table:table-cell table:style-name="ce187" table:formula="of:=([.G20]*[.$Q$25])+([.H20]*[.$Q$25])+([.I20]*[.$Q$25])+([.J20]*[.$Q$25])+([.K20]*[.$Q$25])+([.L20]*[.$Q$25])+([.M20]*[.$Q$26])+([.N20]*[.$Q$26])" office:value-type="currency" office:currency="BRL" office:value="0">
            <text:p>R$ 0,00</text:p>
          </table:table-cell>
          <table:table-cell table:style-name="ce214" table:formula="of:=[.P20]+[.Q18]" office:value-type="currency" office:currency="BRL" office:value="0">
            <text:p>R$ 0,00</text:p>
          </table:table-cell>
          <table:table-cell table:number-columns-repeated="8"/>
          <table:table-cell table:formula="of:=IF((TODAY()&lt;=[.C20]);1;0)" office:value-type="float" office:value="0" table:number-columns-spanned="1" table:number-rows-spanned="2">
            <text:p>0</text:p>
          </table:table-cell>
        </table:table-row>
        <table:table-row table:style-name="ro34">
          <table:covered-table-cell table:style-name="ce135"/>
          <table:covered-table-cell table:number-columns-repeated="2" table:style-name="ce149"/>
          <table:covered-table-cell table:style-name="ce162" table:formula="of:=NETWORKDAYS([.B21];[.C21];[Feriados.A19:.A54])" office:value-type="float" office:value="0">
            <text:p>0</text:p>
          </table:covered-table-cell>
          <table:covered-table-cell table:style-name="ce175"/>
          <table:covered-table-cell table:style-name="ce180"/>
          <table:table-cell table:number-columns-repeated="4" table:style-name="ce189" office:value-type="percentage" office:value="0">
            <text:p>0,00%</text:p>
          </table:table-cell>
          <table:table-cell table:number-columns-repeated="2" table:style-name="ce188" office:value-type="percentage" office:value="0">
            <text:p>0,00%</text:p>
          </table:table-cell>
          <table:table-cell table:number-columns-repeated="2" table:style-name="ce189" office:value-type="percentage" office:value="0">
            <text:p>0,00%</text:p>
          </table:table-cell>
          <table:table-cell table:style-name="ce204"/>
          <table:table-cell table:style-name="ce208"/>
          <table:table-cell table:style-name="ce216"/>
          <table:table-cell table:number-columns-repeated="8"/>
          <table:covered-table-cell/>
        </table:table-row>
        <table:table-row table:style-name="ro36">
          <table:table-cell table:style-name="ce136" office:value-type="string">
            <text:p>Totais</text:p>
          </table:table-cell>
          <table:table-cell table:style-name="ce151" table:number-columns-repeated="2"/>
          <table:table-cell table:style-name="ce164" table:formula="of:=SUM([.D2:.D21])" office:value-type="float" office:value="56">
            <text:p>56</text:p>
          </table:table-cell>
          <table:table-cell table:style-name="ce177" table:formula="of:=SUM([.E2:.E21])" office:value-type="float" office:value="116">
            <text:p>116</text:p>
          </table:table-cell>
          <table:table-cell table:style-name="ce182" table:formula="of:=SUM([.F2:.F21])" office:value-type="float" office:value="33">
            <text:p>33</text:p>
          </table:table-cell>
          <table:table-cell table:style-name="ce190"/>
          <table:table-cell table:style-name="ce192" table:number-columns-repeated="5"/>
          <table:table-cell table:style-name="ce197" table:number-columns-spanned="2" table:number-rows-spanned="1"/>
          <table:covered-table-cell table:style-name="ce197" office:value-type="string">
            <text:p>CUSTO <text:span text:style-name="T8">previsto</text:span> do projeto</text:p>
          </table:covered-table-cell>
          <table:table-cell table:style-name="ce205" office:value-type="string">
            <text:p>Custo previsto do projeto</text:p>
          </table:table-cell>
          <table:table-cell table:style-name="ce209" table:formula="of:=SUM([.P2:.P21])" office:value-type="currency" office:currency="BRL" office:value="0">
            <text:p>R$ 0,00</text:p>
          </table:table-cell>
          <table:table-cell table:number-columns-repeated="10"/>
        </table:table-row>
        <table:table-row table:style-name="ro34">
          <table:table-cell table:style-name="ce137" table:number-columns-repeated="3"/>
          <table:table-cell table:style-name="ce166"/>
          <table:table-cell table:style-name="ce137"/>
          <table:table-cell table:style-name="ce183"/>
          <table:table-cell table:number-columns-repeated="6"/>
          <table:table-cell table:style-name="ce198" table:number-columns-spanned="2" table:number-rows-spanned="1"/>
          <table:covered-table-cell table:style-name="ce199"/>
          <table:table-cell table:style-name="ce199"/>
          <table:table-cell table:style-name="ce210"/>
          <table:table-cell table:number-columns-repeated="10"/>
        </table:table-row>
        <table:table-row table:style-name="ro41">
          <table:table-cell table:style-name="ce138" office:value-type="string" table:number-columns-spanned="1" table:number-rows-spanned="5">
            <text:p>Previsto</text:p>
          </table:table-cell>
          <table:table-cell table:style-name="ce152" office:value-type="string" table:number-columns-spanned="2" table:number-rows-spanned="1">
            <text:p>TOTAL Dias úteis do projeto</text:p>
          </table:table-cell>
          <table:covered-table-cell table:style-name="ce156"/>
          <table:table-cell table:style-name="ce167" table:formula="of:=[.D22]" office:value-type="float" office:value="56">
            <text:p>56</text:p>
          </table:table-cell>
          <table:table-cell table:number-columns-repeated="9"/>
          <table:table-cell table:style-name="Default"/>
          <table:table-cell table:number-columns-repeated="12"/>
        </table:table-row>
        <table:table-row table:style-name="ro42">
          <table:covered-table-cell table:style-name="ce139"/>
          <table:table-cell table:style-name="ce153" office:value-type="string" table:number-columns-spanned="2" table:number-rows-spanned="1">
            <text:p>TOTAL horas no projeto</text:p>
          </table:table-cell>
          <table:covered-table-cell table:style-name="ce157"/>
          <table:table-cell table:style-name="ce167" table:formula="of:=[.D27]*8" office:value-type="float" office:value="0">
            <text:p>0</text:p>
          </table:table-cell>
          <table:table-cell/>
          <table:table-cell table:style-name="Brancos"/>
          <table:table-cell table:style-name="ce191"/>
          <table:table-cell table:style-name="ce193"/>
          <table:table-cell table:style-name="ce194" table:number-columns-repeated="5"/>
          <table:table-cell table:style-name="ce200" table:number-columns-repeated="2"/>
          <table:table-cell table:style-name="ce155" office:value-type="string">
            <text:p>Custo <text:s/>Analista</text:p>
          </table:table-cell>
          <table:table-cell table:style-name="ce217" office:value-type="currency" office:currency="BRL" office:value="1053.76">
            <text:p>R$ 1.053,76</text:p>
          </table:table-cell>
          <table:table-cell table:number-columns-repeated="9"/>
        </table:table-row>
        <table:table-row table:style-name="ro41">
          <table:covered-table-cell table:style-name="ce140"/>
          <table:table-cell table:style-name="ce154" office:value-type="string" table:number-columns-spanned="2" table:number-rows-spanned="1">
            <text:p>TOTAL PF <text:s/>estimados</text:p>
          </table:table-cell>
          <table:covered-table-cell table:style-name="ce154"/>
          <table:table-cell table:style-name="ce167" table:formula="of:=[APF.C107]" office:value-type="float" office:value="251">
            <text:p>251</text:p>
          </table:table-cell>
          <table:table-cell/>
          <table:table-cell table:style-name="ce184"/>
          <table:table-cell/>
          <table:table-cell table:style-name="ce194"/>
          <table:table-cell table:style-name="ce195" table:number-columns-repeated="5"/>
          <table:table-cell table:style-name="ce201" table:number-columns-repeated="2"/>
          <table:table-cell table:style-name="ce155" office:value-type="string">
            <text:p>Programador</text:p>
          </table:table-cell>
          <table:table-cell table:style-name="ce217" office:value-type="currency" office:currency="BRL" office:value="1117.76">
            <text:p>R$ 1.117,76</text:p>
          </table:table-cell>
          <table:table-cell table:number-columns-repeated="9"/>
        </table:table-row>
        <table:table-row table:style-name="ro42">
          <table:covered-table-cell table:style-name="ce140"/>
          <table:table-cell table:style-name="ce154" office:value-type="string" table:number-columns-spanned="2" table:number-rows-spanned="1">
            <text:p>TOTAL HD Previstos</text:p>
          </table:table-cell>
          <table:covered-table-cell table:style-name="ce154"/>
          <table:table-cell table:style-name="ce167" table:formula="of:=SUM([.O2];[.O4];[.O6];[.O8];[.O10];[.O12];[.O14];[.O16];[.O18];[.O20])" office:value-type="float" office:value="0">
            <text:p>0</text:p>
          </table:table-cell>
          <table:table-cell/>
          <table:table-cell table:style-name="ce184"/>
          <table:table-cell/>
          <table:table-cell table:style-name="ce194"/>
          <table:table-cell table:style-name="ce195" table:number-columns-repeated="5"/>
          <table:table-cell table:style-name="ce201" table:number-columns-repeated="2"/>
          <table:table-cell table:style-name="ce155"/>
          <table:table-cell table:style-name="ce217"/>
          <table:table-cell table:number-columns-repeated="9"/>
        </table:table-row>
        <table:table-row table:style-name="ro43">
          <table:covered-table-cell table:style-name="ce141"/>
          <table:table-cell table:style-name="ce154" office:value-type="string" table:number-columns-spanned="2" table:number-rows-spanned="1">
            <text:p>Produtividade estimada</text:p>
          </table:table-cell>
          <table:covered-table-cell table:style-name="ce154"/>
          <table:table-cell table:style-name="ce167" table:formula="of:=IF([.D26]=0;0;[.D25]/[.D26])" office:value-type="float" office:value="0">
            <text:p>0</text:p>
          </table:table-cell>
          <table:table-cell/>
          <table:table-cell table:style-name="ce184"/>
          <table:table-cell/>
          <table:table-cell table:style-name="ce194"/>
          <table:table-cell table:style-name="ce195" table:number-columns-repeated="5"/>
          <table:table-cell table:style-name="ce201" table:number-columns-repeated="2"/>
          <table:table-cell table:style-name="ce211"/>
          <table:table-cell table:style-name="ce218"/>
          <table:table-cell table:number-columns-repeated="9"/>
        </table:table-row>
        <table:table-row table:style-name="ro44">
          <table:table-cell table:style-name="ce142" table:number-columns-repeated="3"/>
          <table:table-cell table:style-name="ce168"/>
          <table:table-cell table:style-name="ce142"/>
          <table:table-cell table:style-name="ce185"/>
          <table:table-cell/>
          <table:table-cell table:style-name="ce194" table:number-columns-repeated="6"/>
          <table:table-cell table:style-name="ce200" table:number-columns-repeated="2"/>
          <table:table-cell table:style-name="ce194"/>
          <table:table-cell table:number-columns-repeated="10"/>
        </table:table-row>
        <table:table-row table:style-name="ro45">
          <table:table-cell table:style-name="ce143" office:value-type="string" table:number-columns-spanned="1" table:number-rows-spanned="4">
            <text:p>Real</text:p>
          </table:table-cell>
          <table:table-cell table:style-name="ce155" office:value-type="string" table:number-columns-spanned="2" table:number-rows-spanned="1">
            <text:p>TOTAL Horas no projeto</text:p>
          </table:table-cell>
          <table:covered-table-cell table:style-name="ce158"/>
          <table:table-cell table:style-name="ce169"/>
          <table:table-cell table:style-name="ce178"/>
          <table:table-cell table:number-columns-repeated="4"/>
          <table:table-cell table:style-name="ce196" table:number-columns-repeated="4"/>
          <table:table-cell table:style-name="Default" table:number-columns-repeated="2"/>
          <table:table-cell table:number-columns-repeated="11"/>
        </table:table-row>
        <table:table-row table:style-name="ro45">
          <table:covered-table-cell table:style-name="ce144"/>
          <table:table-cell table:style-name="ce155" office:value-type="string" table:number-columns-spanned="2" table:number-rows-spanned="1">
            <text:p>TOTAL PF </text:p>
          </table:table-cell>
          <table:covered-table-cell table:style-name="ce159"/>
          <table:table-cell table:style-name="ce170" table:formula="of:=[APF_Encerr.C106]" office:value-type="float" office:value="0">
            <office:annotation draw:style-name="gr10" draw:text-style-name="P1" svg:width="2.87cm" svg:height="1.386cm" svg:x="9.769cm" svg:y="27.448cm" draw:caption-point-x="-0.61cm" draw:caption-point-y="-10.666cm">
              <dc:date>2008-06-12T00:00:00</dc:date>
              <text:p text:style-name="P1"><text:span text:style-name="T4">Calculado após a conclusão do projeto</text:span></text:p>
            </office:annotation>
            <text:p>0</text:p>
          </table:table-cell>
          <table:table-cell table:style-name="ce178"/>
          <table:table-cell table:number-columns-repeated="4"/>
          <table:table-cell table:style-name="ce196" table:number-columns-repeated="4"/>
          <table:table-cell table:style-name="Default" table:number-columns-repeated="2"/>
          <table:table-cell table:number-columns-repeated="11"/>
        </table:table-row>
        <table:table-row table:style-name="ro46">
          <table:covered-table-cell table:style-name="ce145"/>
          <table:table-cell table:style-name="ce155" office:value-type="string" table:number-columns-spanned="2" table:number-rows-spanned="1">
            <text:p>TOTAL HD</text:p>
          </table:table-cell>
          <table:covered-table-cell table:style-name="ce158"/>
          <table:table-cell table:style-name="ce170" table:formula="of:=[.D30]/8" office:value-type="float" office:value="0">
            <text:p>0</text:p>
          </table:table-cell>
          <table:table-cell table:style-name="ce178"/>
          <table:table-cell table:number-columns-repeated="4"/>
          <table:table-cell table:style-name="ce196" table:number-columns-repeated="4"/>
          <table:table-cell table:style-name="Default" table:number-columns-repeated="2"/>
          <table:table-cell table:number-columns-repeated="11"/>
        </table:table-row>
        <table:table-row table:style-name="ro43">
          <table:covered-table-cell table:style-name="ce146"/>
          <table:table-cell table:style-name="ce155" office:value-type="string" table:number-columns-spanned="2" table:number-rows-spanned="1">
            <text:p>Produtividade Real</text:p>
          </table:table-cell>
          <table:covered-table-cell table:style-name="ce158"/>
          <table:table-cell table:style-name="ce171" table:formula="of:=IF([.D31]=0;0;[.D30]/[.D31])" office:value-type="float" office:value="0">
            <office:annotation draw:style-name="gr11" draw:text-style-name="P1" svg:width="2.87cm" svg:height="1.386cm" svg:x="9.769cm" svg:y="28.906cm" draw:caption-point-x="-0.61cm" draw:caption-point-y="-10.656cm">
              <dc:date>2008-06-12T00:00:00</dc:date>
              <text:p text:style-name="P1"><text:span text:style-name="T4">Calculado após a conclusão do projeto</text:span></text:p>
            </office:annotation>
            <text:p>0</text:p>
          </table:table-cell>
          <table:table-cell table:style-name="ce178"/>
          <table:table-cell table:number-columns-repeated="4"/>
          <table:table-cell table:style-name="ce196" table:number-columns-repeated="4"/>
          <table:table-cell table:style-name="Default" table:number-columns-repeated="2"/>
          <table:table-cell table:number-columns-repeated="11"/>
        </table:table-row>
        <table:table-row table:style-name="ro43" table:number-rows-repeated="65502">
          <table:table-cell table:number-columns-repeated="26"/>
        </table:table-row>
        <table:table-row table:style-name="ro43">
          <table:table-cell table:number-columns-repeated="26"/>
        </table:table-row>
      </table:table>
      <table:table table:name="APF" table:style-name="ta1" table:print-ranges="APF.A1:APF.L127">
        <office:forms form:automatic-focus="false" form:apply-design-mode="false">
          <form:form form:name="Standard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ComboBox" form:control-implementation="ooo:com.sun.star.form.component.ComboBox" xml:id="control1" form:id="control1" form:dropdown="true" form:convert-empty-to-null="true" form:list-source-type="table" form:linked-cell="APF.A4" form:source-cell-range="TabelaAjuste.A3:TabelaAjuste.B24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60" table:default-cell-style-name="Default"/>
        <table:table-column table:style-name="co66" table:number-columns-repeated="2" table:default-cell-style-name="Default"/>
        <table:table-column table:style-name="co67" table:number-columns-repeated="3" table:default-cell-style-name="Default"/>
        <table:table-column table:style-name="co37" table:default-cell-style-name="ce249"/>
        <table:table-column table:style-name="co68" table:default-cell-style-name="ce249"/>
        <table:table-column table:style-name="co68" table:default-cell-style-name="Default"/>
        <table:table-column table:style-name="co69" table:default-cell-style-name="ce249"/>
        <table:table-column table:style-name="co70" table:default-cell-style-name="Default"/>
        <table:table-column table:style-name="co70" table:default-cell-style-name="ce249"/>
        <table:table-column table:style-name="co41" table:default-cell-style-name="Default"/>
        <table:table-column table:style-name="co41" table:visibility="collapse" table:number-columns-repeated="2" table:default-cell-style-name="Default"/>
        <table:table-column table:style-name="co41" table:number-columns-repeated="241" table:default-cell-style-name="Default"/>
        <table:table-row table:style-name="ro34">
          <table:table-cell table:style-name="ce104" office:value-type="string">
            <text:p>Identificação Projeto Sw </text:p>
          </table:table-cell>
          <table:table-cell table:style-name="ce285" table:formula="of:=[$Versão.C1]" office:value-type="string" office:string-value="EXPRESSO30" table:number-columns-spanned="5" table:number-rows-spanned="1">
            <text:p>EXPRESSO30</text:p>
          </table:table-cell>
          <table:covered-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ce109" table:number-columns-repeated="243"/>
        </table:table-row>
        <table:table-row table:style-name="ro34">
          <table:table-cell table:number-columns-repeated="6"/>
          <table:table-cell table:style-name="ce357" table:number-columns-repeated="2"/>
          <table:table-cell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style-name="ce258" office:value-type="string" table:number-columns-spanned="2" table:number-rows-spanned="1">
            <office:annotation draw:style-name="gr13" draw:text-style-name="P2" svg:width="2.892cm" svg:height="4.151cm" svg:x="11.895cm" svg:y="0.048cm" draw:caption-point-x="-0.61cm" draw:caption-point-y="0.862cm">
              <dc:date>2010-05-17T00:00:00</dc:date>
              <text:p text:style-name="P2"><text:span text:style-name="T5">Classificar conforme detalhamento do Roteiro Serpro de Contagem de Pontos de Função e Estimativas (videplanilha TabelaAjuste)</text:span></text:p>
            </office:annotation>
            <text:p>Determine o Tipo da Demanda</text:p>
            <draw:control table:end-cell-address="APF.C5" table:end-x="0.086cm" table:end-y="0.009cm" draw:z-index="0" draw:style-name="gr12" draw:text-style-name="P3" svg:width="11.437cm" svg:height="0.489cm" svg:x="-0.056cm" svg:y="0.42cm" draw:control="control1"/>
          </table:table-cell>
          <table:covered-table-cell table:style-name="ce267"/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style-name="ce259" office:value-type="string">
            <text:p>Desenvolvimento (Novo Sistema) (item 4.1)</text:p>
          </table:table-cell>
          <table:table-cell table:style-name="ce286" table:formula="of:=TRIM([.A4])" office:value-type="string" office:string-value="Desenvolvimento (Novo Sistema) (item 4.1)">
            <text:p>Desenvolvimento (Novo Sistema) (item 4.1)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 table:number-rows-repeated="2">
          <table:table-cell table:number-columns-repeated="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style-name="ce260" office:value-type="string">
            <text:p>Ponderando Arquivos Lógicos Internos</text:p>
          </table:table-cell>
          <table:table-cell table:style-name="ce274" table:number-columns-repeated="5"/>
          <table:table-cell table:number-columns-repeated="250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1.827cm" draw:caption-point-x="-0.61cm" draw:caption-point-y="1.333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895cm" svg:y="1.827cm" draw:caption-point-x="-0.61cm" draw:caption-point-y="1.333cm">
              <dc:date>2005-05-11T00:00:00</dc:date>
              <text:p text:style-name="P2"><text:span text:style-name="T5">Preencher a quantidade de Registros Lógicos</text:span></text:p>
            </office:annotation>
            <text:p>Reg.Lógicos</text:p>
          </table:table-cell>
          <table:table-cell table:style-name="ce287" office:value-type="string">
            <office:annotation draw:style-name="gr13" draw:text-style-name="P2" svg:width="2.89cm" svg:height="2.176cm" svg:x="14.66cm" svg:y="1.882cm" draw:caption-point-x="-0.61cm" draw:caption-point-y="1.278cm">
              <dc:date>2011-02-18T00:00:00</dc:date>
              <text:p text:style-name="P2"><text:span text:style-name="T5">Descriminar os registros lógicos até justificar a complexidade da função</text:span></text:p>
            </office:annotation>
            <text:p>Memória RL</text:p>
          </table:table-cell>
          <table:table-cell table:style-name="ce287" office:value-type="string">
            <office:annotation draw:style-name="gr13" draw:text-style-name="P2" svg:width="2.892cm" svg:height="1.781cm" svg:x="17.506cm" svg:y="1.827cm" draw:caption-point-x="-0.61cm" draw:caption-point-y="1.333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353cm" svg:y="1.882cm" draw:caption-point-x="-0.61cm" draw:caption-point-y="1.278cm">
              <dc:date>2011-02-18T00:00:00</dc:date>
              <text:p text:style-name="P2"><text:span text:style-name="T5">Descriminar os itens de dados até justificar a complexidade da função de dados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2cm" svg:y="1.827cm" draw:caption-point-x="-0.61cm" draw:caption-point-y="1.333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326cm" svg:y="1.827cm" draw:caption-point-x="-0.61cm" draw:caption-point-y="1.333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24cm" svg:y="1.882cm" draw:caption-point-x="-0.61cm" draw:caption-point-y="1.278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Tipo Reg Lóg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44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58" table:formula="of:=IF(OR(AND(OR([.B9]=1;[.B9]=0);[.D9]&gt;0;[.D9]&lt;20);AND(OR([.B9]=1;[.B9]=0);[.D9]&gt;19;[.D9]&lt;51);AND([.B9]&gt;1;[.B9]&lt;6;[.D9]&gt;0;[.D9]&lt;20));&quot;B&quot;;IF(OR(AND(OR([.B9]=1;[.B9]=0);[.D9]&gt;50);AND([.B9]&gt;1;[.B9]&lt;6;[.D9]&gt;19;[.D9]&lt;51);AND([.B9]&gt;5;[.D9]&gt;0;[.D9]&lt;20));&quot;M&quot;;IF(OR(AND([.B9]&gt;1;[.B9]&lt;6;[.D9]&gt;50);AND([.B9]&gt;5;[.D9]&gt;19;[.D9]&lt;51);AND([.B9]&gt;5;[.D9]&gt;50));&quot;A&quot;;&quot;&quot;)))">
            <text:p/>
          </table:table-cell>
          <table:table-cell table:style-name="ce358" table:formula="of:=IF(AND([.G9]=&quot;B&quot;;[.F9]&lt;&gt;&quot;&quot;);7;IF(AND([.G9]=&quot;M&quot;;[.F9]&lt;&gt;&quot;&quot;);10;IF(AND([.G9]=&quot;A&quot;;[.F9]&lt;&gt;&quot;&quot;);15;0)))" office:value-type="float" office:value="0">
            <text:p>0</text:p>
          </table:table-cell>
          <table:table-cell table:style-name="ce410"/>
          <table:table-cell table:style-name="ce420" office:value-type="string">
            <text:p>1 - 19</text:p>
          </table:table-cell>
          <table:table-cell table:style-name="ce425" office:value-type="string">
            <text:p>20 - 50</text:p>
          </table:table-cell>
          <table:table-cell table:style-name="ce428" office:value-type="string">
            <text:p>51+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0]=1;[.B10]=0);[.D10]&gt;0;[.D10]&lt;20);AND(OR([.B10]=1;[.B10]=0);[.D10]&gt;19;[.D10]&lt;51);AND([.B10]&gt;1;[.B10]&lt;6;[.D10]&gt;0;[.D10]&lt;20));&quot;B&quot;;IF(OR(AND(OR([.B10]=1;[.B10]=0);[.D10]&gt;50);AND([.B10]&gt;1;[.B10]&lt;6;[.D10]&gt;19;[.D10]&lt;51);AND([.B10]&gt;5;[.D10]&gt;0;[.D10]&lt;20));&quot;M&quot;;IF(OR(AND([.B10]&gt;1;[.B10]&lt;6;[.D10]&gt;50);AND([.B10]&gt;5;[.D10]&gt;19;[.D10]&lt;51);AND([.B10]&gt;5;[.D10]&gt;50));&quot;A&quot;;&quot;&quot;)))">
            <text:p/>
          </table:table-cell>
          <table:table-cell table:style-name="ce358" table:formula="of:=IF(AND([.G10]=&quot;B&quot;;[.F10]&lt;&gt;&quot;&quot;);7;IF(AND([.G10]=&quot;M&quot;;[.F10]&lt;&gt;&quot;&quot;);10;IF(AND([.G10]=&quot;A&quot;;[.F10]&lt;&gt;&quot;&quot;);15;0)))" office:value-type="float" office:value="0">
            <text:p>0</text:p>
          </table:table-cell>
          <table:table-cell table:style-name="ce411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1]=1;[.B11]=0);[.D11]&gt;0;[.D11]&lt;20);AND(OR([.B11]=1;[.B11]=0);[.D11]&gt;19;[.D11]&lt;51);AND([.B11]&gt;1;[.B11]&lt;6;[.D11]&gt;0;[.D11]&lt;20));&quot;B&quot;;IF(OR(AND(OR([.B11]=1;[.B11]=0);[.D11]&gt;50);AND([.B11]&gt;1;[.B11]&lt;6;[.D11]&gt;19;[.D11]&lt;51);AND([.B11]&gt;5;[.D11]&gt;0;[.D11]&lt;20));&quot;M&quot;;IF(OR(AND([.B11]&gt;1;[.B11]&lt;6;[.D11]&gt;50);AND([.B11]&gt;5;[.D11]&gt;19;[.D11]&lt;51);AND([.B11]&gt;5;[.D11]&gt;50));&quot;A&quot;;&quot;&quot;)))">
            <text:p/>
          </table:table-cell>
          <table:table-cell table:style-name="ce358" table:formula="of:=IF(AND([.G11]=&quot;B&quot;;[.F11]&lt;&gt;&quot;&quot;);7;IF(AND([.G11]=&quot;M&quot;;[.F11]&lt;&gt;&quot;&quot;);10;IF(AND([.G11]=&quot;A&quot;;[.F11]&lt;&gt;&quot;&quot;);15;0)))" office:value-type="float" office:value="0">
            <text:p>0</text:p>
          </table:table-cell>
          <table:table-cell table:style-name="ce412" office:value-type="string">
            <text:p>2 - 5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2]=1;[.B12]=0);[.D12]&gt;0;[.D12]&lt;20);AND(OR([.B12]=1;[.B12]=0);[.D12]&gt;19;[.D12]&lt;51);AND([.B12]&gt;1;[.B12]&lt;6;[.D12]&gt;0;[.D12]&lt;20));&quot;B&quot;;IF(OR(AND(OR([.B12]=1;[.B12]=0);[.D12]&gt;50);AND([.B12]&gt;1;[.B12]&lt;6;[.D12]&gt;19;[.D12]&lt;51);AND([.B12]&gt;5;[.D12]&gt;0;[.D12]&lt;20));&quot;M&quot;;IF(OR(AND([.B12]&gt;1;[.B12]&lt;6;[.D12]&gt;50);AND([.B12]&gt;5;[.D12]&gt;19;[.D12]&lt;51);AND([.B12]&gt;5;[.D12]&gt;50));&quot;A&quot;;&quot;&quot;)))">
            <text:p/>
          </table:table-cell>
          <table:table-cell table:style-name="ce358" table:formula="of:=IF(AND([.G12]=&quot;B&quot;;[.F12]&lt;&gt;&quot;&quot;);7;IF(AND([.G12]=&quot;M&quot;;[.F12]&lt;&gt;&quot;&quot;);10;IF(AND([.G12]=&quot;A&quot;;[.F12]&lt;&gt;&quot;&quot;);15;0)))" office:value-type="float" office:value="0">
            <text:p>0</text:p>
          </table:table-cell>
          <table:table-cell table:style-name="ce413" office:value-type="string">
            <text:p>6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3]=1;[.B13]=0);[.D13]&gt;0;[.D13]&lt;20);AND(OR([.B13]=1;[.B13]=0);[.D13]&gt;19;[.D13]&lt;51);AND([.B13]&gt;1;[.B13]&lt;6;[.D13]&gt;0;[.D13]&lt;20));&quot;B&quot;;IF(OR(AND(OR([.B13]=1;[.B13]=0);[.D13]&gt;50);AND([.B13]&gt;1;[.B13]&lt;6;[.D13]&gt;19;[.D13]&lt;51);AND([.B13]&gt;5;[.D13]&gt;0;[.D13]&lt;20));&quot;M&quot;;IF(OR(AND([.B13]&gt;1;[.B13]&lt;6;[.D13]&gt;50);AND([.B13]&gt;5;[.D13]&gt;19;[.D13]&lt;51);AND([.B13]&gt;5;[.D13]&gt;50));&quot;A&quot;;&quot;&quot;)))">
            <text:p/>
          </table:table-cell>
          <table:table-cell table:style-name="ce358" table:formula="of:=IF(AND([.G13]=&quot;B&quot;;[.F13]&lt;&gt;&quot;&quot;);7;IF(AND([.G13]=&quot;M&quot;;[.F13]&lt;&gt;&quot;&quot;);10;IF(AND([.G13]=&quot;A&quot;;[.F13]&lt;&gt;&quot;&quot;);15;0)))" office:value-type="float" office:value="0">
            <text:p>0</text:p>
          </table:table-cell>
          <table:table-cell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4]=1;[.B14]=0);[.D14]&gt;0;[.D14]&lt;20);AND(OR([.B14]=1;[.B14]=0);[.D14]&gt;19;[.D14]&lt;51);AND([.B14]&gt;1;[.B14]&lt;6;[.D14]&gt;0;[.D14]&lt;20));&quot;B&quot;;IF(OR(AND(OR([.B14]=1;[.B14]=0);[.D14]&gt;50);AND([.B14]&gt;1;[.B14]&lt;6;[.D14]&gt;19;[.D14]&lt;51);AND([.B14]&gt;5;[.D14]&gt;0;[.D14]&lt;20));&quot;M&quot;;IF(OR(AND([.B14]&gt;1;[.B14]&lt;6;[.D14]&gt;50);AND([.B14]&gt;5;[.D14]&gt;19;[.D14]&lt;51);AND([.B14]&gt;5;[.D14]&gt;50));&quot;A&quot;;&quot;&quot;)))">
            <text:p/>
          </table:table-cell>
          <table:table-cell table:style-name="ce358" table:formula="of:=IF(AND([.G14]=&quot;B&quot;;[.F14]&lt;&gt;&quot;&quot;);7;IF(AND([.G14]=&quot;M&quot;;[.F14]&lt;&gt;&quot;&quot;);10;IF(AND([.G14]=&quot;A&quot;;[.F14]&lt;&gt;&quot;&quot;);15;0)))" office:value-type="float" office:value="0">
            <text:p>0</text:p>
          </table:table-cell>
          <table:table-cell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5]=1;[.B15]=0);[.D15]&gt;0;[.D15]&lt;20);AND(OR([.B15]=1;[.B15]=0);[.D15]&gt;19;[.D15]&lt;51);AND([.B15]&gt;1;[.B15]&lt;6;[.D15]&gt;0;[.D15]&lt;20));&quot;B&quot;;IF(OR(AND(OR([.B15]=1;[.B15]=0);[.D15]&gt;50);AND([.B15]&gt;1;[.B15]&lt;6;[.D15]&gt;19;[.D15]&lt;51);AND([.B15]&gt;5;[.D15]&gt;0;[.D15]&lt;20));&quot;M&quot;;IF(OR(AND([.B15]&gt;1;[.B15]&lt;6;[.D15]&gt;50);AND([.B15]&gt;5;[.D15]&gt;19;[.D15]&lt;51);AND([.B15]&gt;5;[.D15]&gt;50));&quot;A&quot;;&quot;&quot;)))">
            <text:p/>
          </table:table-cell>
          <table:table-cell table:style-name="ce358" table:formula="of:=IF(AND([.G15]=&quot;B&quot;;[.F15]&lt;&gt;&quot;&quot;);7;IF(AND([.G15]=&quot;M&quot;;[.F15]&lt;&gt;&quot;&quot;);10;IF(AND([.G15]=&quot;A&quot;;[.F15]&lt;&gt;&quot;&quot;);15;0)))" office:value-type="float" office:value="0">
            <text:p>0</text:p>
          </table:table-cell>
          <table:table-cell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6]=1;[.B16]=0);[.D16]&gt;0;[.D16]&lt;20);AND(OR([.B16]=1;[.B16]=0);[.D16]&gt;19;[.D16]&lt;51);AND([.B16]&gt;1;[.B16]&lt;6;[.D16]&gt;0;[.D16]&lt;20));&quot;B&quot;;IF(OR(AND(OR([.B16]=1;[.B16]=0);[.D16]&gt;50);AND([.B16]&gt;1;[.B16]&lt;6;[.D16]&gt;19;[.D16]&lt;51);AND([.B16]&gt;5;[.D16]&gt;0;[.D16]&lt;20));&quot;M&quot;;IF(OR(AND([.B16]&gt;1;[.B16]&lt;6;[.D16]&gt;50);AND([.B16]&gt;5;[.D16]&gt;19;[.D16]&lt;51);AND([.B16]&gt;5;[.D16]&gt;50));&quot;A&quot;;&quot;&quot;)))">
            <text:p/>
          </table:table-cell>
          <table:table-cell table:style-name="ce358" table:formula="of:=IF(AND([.G16]=&quot;B&quot;;[.F16]&lt;&gt;&quot;&quot;);7;IF(AND([.G16]=&quot;M&quot;;[.F16]&lt;&gt;&quot;&quot;);10;IF(AND([.G16]=&quot;A&quot;;[.F16]&lt;&gt;&quot;&quot;);15;0)))" office:value-type="float" office:value="0">
            <text:p>0</text:p>
          </table:table-cell>
          <table:table-cell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7]=1;[.B17]=0);[.D17]&gt;0;[.D17]&lt;20);AND(OR([.B17]=1;[.B17]=0);[.D17]&gt;19;[.D17]&lt;51);AND([.B17]&gt;1;[.B17]&lt;6;[.D17]&gt;0;[.D17]&lt;20));&quot;B&quot;;IF(OR(AND(OR([.B17]=1;[.B17]=0);[.D17]&gt;50);AND([.B17]&gt;1;[.B17]&lt;6;[.D17]&gt;19;[.D17]&lt;51);AND([.B17]&gt;5;[.D17]&gt;0;[.D17]&lt;20));&quot;M&quot;;IF(OR(AND([.B17]&gt;1;[.B17]&lt;6;[.D17]&gt;50);AND([.B17]&gt;5;[.D17]&gt;19;[.D17]&lt;51);AND([.B17]&gt;5;[.D17]&gt;50));&quot;A&quot;;&quot;&quot;)))">
            <text:p/>
          </table:table-cell>
          <table:table-cell table:style-name="ce358" table:formula="of:=IF(AND([.G17]=&quot;B&quot;;[.F17]&lt;&gt;&quot;&quot;);7;IF(AND([.G17]=&quot;M&quot;;[.F17]&lt;&gt;&quot;&quot;);10;IF(AND([.G17]=&quot;A&quot;;[.F17]&lt;&gt;&quot;&quot;);15;0)))" office:value-type="float" office:value="0">
            <text:p>0</text:p>
          </table:table-cell>
          <table:table-cell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4"/>
          <table:table-cell table:style-name="ce290"/>
          <table:table-cell table:style-name="ce308"/>
          <table:table-cell table:style-name="ce330"/>
          <table:table-cell table:style-name="ce308"/>
          <table:table-cell table:style-name="ce341" table:content-validation-name="val1"/>
          <table:table-cell table:style-name="ce358" table:formula="of:=IF(OR(AND(OR([.B18]=1;[.B18]=0);[.D18]&gt;0;[.D18]&lt;20);AND(OR([.B18]=1;[.B18]=0);[.D18]&gt;19;[.D18]&lt;51);AND([.B18]&gt;1;[.B18]&lt;6;[.D18]&gt;0;[.D18]&lt;20));&quot;B&quot;;IF(OR(AND(OR([.B18]=1;[.B18]=0);[.D18]&gt;50);AND([.B18]&gt;1;[.B18]&lt;6;[.D18]&gt;19;[.D18]&lt;51);AND([.B18]&gt;5;[.D18]&gt;0;[.D18]&lt;20));&quot;M&quot;;IF(OR(AND([.B18]&gt;1;[.B18]&lt;6;[.D18]&gt;50);AND([.B18]&gt;5;[.D18]&gt;19;[.D18]&lt;51);AND([.B18]&gt;5;[.D18]&gt;50));&quot;A&quot;;&quot;&quot;)))">
            <text:p/>
          </table:table-cell>
          <table:table-cell table:style-name="ce358" table:formula="of:=IF(AND([.G18]=&quot;B&quot;;[.F18]&lt;&gt;&quot;&quot;);7;IF(AND([.G18]=&quot;M&quot;;[.F18]&lt;&gt;&quot;&quot;);10;IF(AND([.G18]=&quot;A&quot;;[.F18]&lt;&gt;&quot;&quot;);15;0)))" office:value-type="float" office:value="0">
            <text:p>0</text:p>
          </table:table-cell>
          <table:table-cell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number-columns-repeated="5"/>
          <table:table-cell table:style-name="ce343" office:value-type="string">
            <text:p>Baixa</text:p>
          </table:table-cell>
          <table:table-cell table:style-name="ce359" table:formula="of:=COUNTIF([.G9:.G18];&quot;B&quot;)" office:value-type="float" office:value="0">
            <text:p>0</text:p>
          </table:table-cell>
          <table:table-cell table:style-name="ce359" table:formula="of:=SUMIF([.$G9:.$G18];&quot;=B&quot;;[.$H9:.$H18])" office:value-type="float" office:value="0">
            <text:p>0</text:p>
          </table:table-cell>
          <table:table-cell table:style-name="ce291"/>
          <table:table-cell table:number-columns-repeated="247"/>
        </table:table-row>
        <table:table-row table:style-name="ro34">
          <table:table-cell table:number-columns-repeated="5"/>
          <table:table-cell table:style-name="ce344" office:value-type="string">
            <text:p>Média</text:p>
          </table:table-cell>
          <table:table-cell table:style-name="ce358" table:formula="of:=COUNTIF([.G9:.G18];&quot;M&quot;)" office:value-type="float" office:value="0">
            <text:p>0</text:p>
          </table:table-cell>
          <table:table-cell table:style-name="ce358" table:formula="of:=SUMIF([.$G9:.$G18];&quot;=M&quot;;[.$H9:.$H18])" office:value-type="float" office:value="0">
            <text:p>0</text:p>
          </table:table-cell>
          <table:table-cell table:style-name="ce291"/>
          <table:table-cell table:number-columns-repeated="5"/>
          <table:table-cell table:style-name="ce431"/>
          <table:table-cell table:number-columns-repeated="241"/>
        </table:table-row>
        <table:table-row table:style-name="ro34">
          <table:table-cell table:number-columns-repeated="5"/>
          <table:table-cell table:style-name="ce344" office:value-type="string">
            <text:p>Alta</text:p>
          </table:table-cell>
          <table:table-cell table:style-name="ce360" table:formula="of:=COUNTIF([.G9:.G18];&quot;A&quot;)" office:value-type="float" office:value="0">
            <text:p>0</text:p>
          </table:table-cell>
          <table:table-cell table:style-name="ce360" table:formula="of:=SUMIF([.$G9:.$G18];&quot;=A&quot;;[.$H9:.$H18])" office:value-type="float" office:value="0">
            <text:p>0</text:p>
          </table:table-cell>
          <table:table-cell table:style-name="ce291"/>
          <table:table-cell table:number-columns-repeated="247"/>
        </table:table-row>
        <table:table-row table:style-name="ro34">
          <table:table-cell table:number-columns-repeated="5"/>
          <table:table-cell table:style-name="ce345" office:value-type="string">
            <text:p>Total ALI / PF</text:p>
          </table:table-cell>
          <table:table-cell table:style-name="ce361" table:formula="of:=SUM([.G19:.G21])" office:value-type="float" office:value="0">
            <text:p>0</text:p>
          </table:table-cell>
          <table:table-cell table:style-name="ce361" table:formula="of:=SUM([.H19:.H21])" office:value-type="float" office:value="0">
            <text:p>0</text:p>
          </table:table-cell>
          <table:table-cell table:style-name="ce291"/>
          <table:table-cell table:number-columns-repeated="247"/>
        </table:table-row>
        <table:table-row table:style-name="ro34">
          <table:table-cell table:number-columns-repeated="8"/>
          <table:table-cell table:style-name="ce414"/>
          <table:table-cell table:number-columns-repeated="247"/>
        </table:table-row>
        <table:table-row table:style-name="ro34">
          <table:table-cell table:style-name="ce260" office:value-type="string">
            <text:p>Ponderando Arquivos de Interfaces Externas</text:p>
          </table:table-cell>
          <table:table-cell table:style-name="ce260"/>
          <table:table-cell table:style-name="ce274" table:number-columns-repeated="4"/>
          <table:table-cell table:number-columns-repeated="2"/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9.922cm" draw:caption-point-x="-0.61cm" draw:caption-point-y="0.885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895cm" svg:y="9.922cm" draw:caption-point-x="-0.61cm" draw:caption-point-y="0.885cm">
              <dc:date>2005-05-11T00:00:00</dc:date>
              <text:p text:style-name="P2"><text:span text:style-name="T5">Preencher a quantidade de Registros Lógicos</text:span></text:p>
            </office:annotation>
            <text:p>Reg.Lógicos</text:p>
          </table:table-cell>
          <table:table-cell table:style-name="ce287" office:value-type="string">
            <office:annotation draw:style-name="gr13" draw:text-style-name="P2" svg:width="2.89cm" svg:height="2.176cm" svg:x="14.66cm" svg:y="9.977cm" draw:caption-point-x="-0.61cm" draw:caption-point-y="0.83cm">
              <dc:date>2011-02-18T00:00:00</dc:date>
              <text:p text:style-name="P2"><text:span text:style-name="T5">Descriminar os registros lógicos até justificar a complexidade da função</text:span></text:p>
            </office:annotation>
            <text:p>Memória RL</text:p>
          </table:table-cell>
          <table:table-cell table:style-name="ce287" office:value-type="string">
            <office:annotation draw:style-name="gr13" draw:text-style-name="P2" svg:width="2.892cm" svg:height="1.781cm" svg:x="17.506cm" svg:y="9.922cm" draw:caption-point-x="-0.61cm" draw:caption-point-y="0.885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353cm" svg:y="9.977cm" draw:caption-point-x="-0.61cm" draw:caption-point-y="0.83cm">
              <dc:date>2011-02-18T00:00:00</dc:date>
              <text:p text:style-name="P2"><text:span text:style-name="T5">Descriminar os itens de dados até justificar a complexidade da função de dados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2cm" svg:y="9.922cm" draw:caption-point-x="-0.61cm" draw:caption-point-y="0.885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326cm" svg:y="9.922cm" draw:caption-point-x="-0.61cm" draw:caption-point-y="0.885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24cm" svg:y="9.977cm" draw:caption-point-x="-0.61cm" draw:caption-point-y="0.83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Tipo Reg Lóg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44"/>
        </table:table-row>
        <table:table-row table:style-name="ro34">
          <table:table-cell table:style-name="ce262"/>
          <table:table-cell table:style-name="ce288"/>
          <table:table-cell table:style-name="ce309"/>
          <table:table-cell table:style-name="ce288"/>
          <table:table-cell table:style-name="ce309"/>
          <table:table-cell table:style-name="ce340" table:content-validation-name="val1"/>
          <table:table-cell table:style-name="ce358" table:formula="of:=IF(OR(AND(OR([.B26]=1;[.B26]=0);[.D26]&gt;0;[.D26]&lt;20);AND(OR([.B26]=1;[.B26]=0);[.D26]&gt;19;[.D26]&lt;51);AND([.B26]&gt;1;[.B26]&lt;6;[.D26]&gt;0;[.D26]&lt;20));&quot;B&quot;;IF(OR(AND(OR([.B26]=1;[.B26]=0);[.D26]&gt;50);AND([.B26]&gt;1;[.B26]&lt;6;[.D26]&gt;19;[.D26]&lt;51);AND([.B26]&gt;5;[.D26]&gt;0;[.D26]&lt;20));&quot;M&quot;;IF(OR(AND([.B26]&gt;1;[.B26]&lt;6;[.D26]&gt;50);AND([.B26]&gt;5;[.D26]&gt;19;[.D26]&lt;51);AND([.B26]&gt;5;[.D26]&gt;50));&quot;A&quot;;&quot;&quot;)))">
            <text:p/>
          </table:table-cell>
          <table:table-cell table:style-name="ce406" table:formula="of:=IF(AND([.G26]=&quot;B&quot;;[.F26]&lt;&gt;&quot;&quot;);5;IF(AND([.G26]=&quot;M&quot;;[.F26]&lt;&gt;&quot;&quot;);7;IF(AND([.G26]=&quot;A&quot;;[.F25]&lt;&gt;&quot;&quot;);10;0)))" office:value-type="float" office:value="0">
            <text:p>0</text:p>
          </table:table-cell>
          <table:table-cell table:style-name="ce416"/>
          <table:table-cell table:style-name="ce420" office:value-type="string">
            <text:p>1 - 19</text:p>
          </table:table-cell>
          <table:table-cell table:style-name="ce425" office:value-type="string">
            <text:p>20 - 50</text:p>
          </table:table-cell>
          <table:table-cell table:style-name="ce428" office:value-type="string">
            <text:p>51+</text:p>
          </table:table-cell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3"/>
          <table:table-cell table:style-name="ce289"/>
          <table:table-cell table:style-name="ce310"/>
          <table:table-cell table:style-name="ce329"/>
          <table:table-cell table:style-name="ce310"/>
          <table:table-cell table:style-name="ce340" table:content-validation-name="val1"/>
          <table:table-cell table:style-name="ce358" table:formula="of:=IF(OR(AND(OR([.B27]=1;[.B27]=0);[.D27]&gt;0;[.D27]&lt;20);AND(OR([.B27]=1;[.B27]=0);[.D27]&gt;19;[.D27]&lt;51);AND([.B27]&gt;1;[.B27]&lt;6;[.D27]&gt;0;[.D27]&lt;20));&quot;B&quot;;IF(OR(AND(OR([.B27]=1;[.B27]=0);[.D27]&gt;50);AND([.B27]&gt;1;[.B27]&lt;6;[.D27]&gt;19;[.D27]&lt;51);AND([.B27]&gt;5;[.D27]&gt;0;[.D27]&lt;20));&quot;M&quot;;IF(OR(AND([.B27]&gt;1;[.B27]&lt;6;[.D27]&gt;50);AND([.B27]&gt;5;[.D27]&gt;19;[.D27]&lt;51);AND([.B27]&gt;5;[.D27]&gt;50));&quot;A&quot;;&quot;&quot;)))">
            <text:p/>
          </table:table-cell>
          <table:table-cell table:style-name="ce406" table:formula="of:=IF(AND([.G27]=&quot;B&quot;;[.F27]&lt;&gt;&quot;&quot;);5;IF(AND([.G27]=&quot;M&quot;;[.F27]&lt;&gt;&quot;&quot;);7;IF(AND([.G27]=&quot;A&quot;;[.F26]&lt;&gt;&quot;&quot;);10;0)))" office:value-type="float" office:value="0">
            <text:p>0</text:p>
          </table:table-cell>
          <table:table-cell table:style-name="ce411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0"/>
          <table:table-cell table:style-name="ce329"/>
          <table:table-cell table:style-name="ce310"/>
          <table:table-cell table:style-name="ce340" table:content-validation-name="val1"/>
          <table:table-cell table:style-name="ce358" table:formula="of:=IF(OR(AND(OR([.B28]=1;[.B28]=0);[.D28]&gt;0;[.D28]&lt;20);AND(OR([.B28]=1;[.B28]=0);[.D28]&gt;19;[.D28]&lt;51);AND([.B28]&gt;1;[.B28]&lt;6;[.D28]&gt;0;[.D28]&lt;20));&quot;B&quot;;IF(OR(AND(OR([.B28]=1;[.B28]=0);[.D28]&gt;50);AND([.B28]&gt;1;[.B28]&lt;6;[.D28]&gt;19;[.D28]&lt;51);AND([.B28]&gt;5;[.D28]&gt;0;[.D28]&lt;20));&quot;M&quot;;IF(OR(AND([.B28]&gt;1;[.B28]&lt;6;[.D28]&gt;50);AND([.B28]&gt;5;[.D28]&gt;19;[.D28]&lt;51);AND([.B28]&gt;5;[.D28]&gt;50));&quot;A&quot;;&quot;&quot;)))">
            <text:p/>
          </table:table-cell>
          <table:table-cell table:style-name="ce406" table:formula="of:=IF(AND([.G28]=&quot;B&quot;;[.F28]&lt;&gt;&quot;&quot;);5;IF(AND([.G28]=&quot;M&quot;;[.F28]&lt;&gt;&quot;&quot;);7;IF(AND([.G28]=&quot;A&quot;;[.F27]&lt;&gt;&quot;&quot;);10;0)))" office:value-type="float" office:value="0">
            <text:p>0</text:p>
          </table:table-cell>
          <table:table-cell table:style-name="ce412" office:value-type="string">
            <text:p>2 - 5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29]=1;[.B29]=0);[.D29]&gt;0;[.D29]&lt;20);AND(OR([.B29]=1;[.B29]=0);[.D29]&gt;19;[.D29]&lt;51);AND([.B29]&gt;1;[.B29]&lt;6;[.D29]&gt;0;[.D29]&lt;20));&quot;B&quot;;IF(OR(AND(OR([.B29]=1;[.B29]=0);[.D29]&gt;50);AND([.B29]&gt;1;[.B29]&lt;6;[.D29]&gt;19;[.D29]&lt;51);AND([.B29]&gt;5;[.D29]&gt;0;[.D29]&lt;20));&quot;M&quot;;IF(OR(AND([.B29]&gt;1;[.B29]&lt;6;[.D29]&gt;50);AND([.B29]&gt;5;[.D29]&gt;19;[.D29]&lt;51);AND([.B29]&gt;5;[.D29]&gt;50));&quot;A&quot;;&quot;&quot;)))">
            <text:p/>
          </table:table-cell>
          <table:table-cell table:style-name="ce406" table:formula="of:=IF(AND([.G29]=&quot;B&quot;;[.F29]&lt;&gt;&quot;&quot;);5;IF(AND([.G29]=&quot;M&quot;;[.F29]&lt;&gt;&quot;&quot;);7;IF(AND([.G29]=&quot;A&quot;;[.F28]&lt;&gt;&quot;&quot;);10;0)))" office:value-type="float" office:value="0">
            <text:p>0</text:p>
          </table:table-cell>
          <table:table-cell table:style-name="ce413" office:value-type="string">
            <text:p>6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0]=1;[.B30]=0);[.D30]&gt;0;[.D30]&lt;20);AND(OR([.B30]=1;[.B30]=0);[.D30]&gt;19;[.D30]&lt;51);AND([.B30]&gt;1;[.B30]&lt;6;[.D30]&gt;0;[.D30]&lt;20));&quot;B&quot;;IF(OR(AND(OR([.B30]=1;[.B30]=0);[.D30]&gt;50);AND([.B30]&gt;1;[.B30]&lt;6;[.D30]&gt;19;[.D30]&lt;51);AND([.B30]&gt;5;[.D30]&gt;0;[.D30]&lt;20));&quot;M&quot;;IF(OR(AND([.B30]&gt;1;[.B30]&lt;6;[.D30]&gt;50);AND([.B30]&gt;5;[.D30]&gt;19;[.D30]&lt;51);AND([.B30]&gt;5;[.D30]&gt;50));&quot;A&quot;;&quot;&quot;)))">
            <text:p/>
          </table:table-cell>
          <table:table-cell table:style-name="ce406" table:formula="of:=IF(AND([.G30]=&quot;B&quot;;[.F30]&lt;&gt;&quot;&quot;);5;IF(AND([.G30]=&quot;M&quot;;[.F30]&lt;&gt;&quot;&quot;);7;IF(AND([.G30]=&quot;A&quot;;[.F29]&lt;&gt;&quot;&quot;);10;0))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1]=1;[.B31]=0);[.D31]&gt;0;[.D31]&lt;20);AND(OR([.B31]=1;[.B31]=0);[.D31]&gt;19;[.D31]&lt;51);AND([.B31]&gt;1;[.B31]&lt;6;[.D31]&gt;0;[.D31]&lt;20));&quot;B&quot;;IF(OR(AND(OR([.B31]=1;[.B31]=0);[.D31]&gt;50);AND([.B31]&gt;1;[.B31]&lt;6;[.D31]&gt;19;[.D31]&lt;51);AND([.B31]&gt;5;[.D31]&gt;0;[.D31]&lt;20));&quot;M&quot;;IF(OR(AND([.B31]&gt;1;[.B31]&lt;6;[.D31]&gt;50);AND([.B31]&gt;5;[.D31]&gt;19;[.D31]&lt;51);AND([.B31]&gt;5;[.D31]&gt;50));&quot;A&quot;;&quot;&quot;)))">
            <text:p/>
          </table:table-cell>
          <table:table-cell table:style-name="ce406" table:formula="of:=IF(AND([.G31]=&quot;B&quot;;[.F31]&lt;&gt;&quot;&quot;);5;IF(AND([.G31]=&quot;M&quot;;[.F31]&lt;&gt;&quot;&quot;);7;IF(AND([.G31]=&quot;A&quot;;[.F30]&lt;&gt;&quot;&quot;);10;0))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2]=1;[.B32]=0);[.D32]&gt;0;[.D32]&lt;20);AND(OR([.B32]=1;[.B32]=0);[.D32]&gt;19;[.D32]&lt;51);AND([.B32]&gt;1;[.B32]&lt;6;[.D32]&gt;0;[.D32]&lt;20));&quot;B&quot;;IF(OR(AND(OR([.B32]=1;[.B32]=0);[.D32]&gt;50);AND([.B32]&gt;1;[.B32]&lt;6;[.D32]&gt;19;[.D32]&lt;51);AND([.B32]&gt;5;[.D32]&gt;0;[.D32]&lt;20));&quot;M&quot;;IF(OR(AND([.B32]&gt;1;[.B32]&lt;6;[.D32]&gt;50);AND([.B32]&gt;5;[.D32]&gt;19;[.D32]&lt;51);AND([.B32]&gt;5;[.D32]&gt;50));&quot;A&quot;;&quot;&quot;)))">
            <text:p/>
          </table:table-cell>
          <table:table-cell table:style-name="ce406" table:formula="of:=IF(AND([.G32]=&quot;B&quot;;[.F32]&lt;&gt;&quot;&quot;);5;IF(AND([.G32]=&quot;M&quot;;[.F32]&lt;&gt;&quot;&quot;);7;IF(AND([.G32]=&quot;A&quot;;[.F31]&lt;&gt;&quot;&quot;);10;0))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3]=1;[.B33]=0);[.D33]&gt;0;[.D33]&lt;20);AND(OR([.B33]=1;[.B33]=0);[.D33]&gt;19;[.D33]&lt;51);AND([.B33]&gt;1;[.B33]&lt;6;[.D33]&gt;0;[.D33]&lt;20));&quot;B&quot;;IF(OR(AND(OR([.B33]=1;[.B33]=0);[.D33]&gt;50);AND([.B33]&gt;1;[.B33]&lt;6;[.D33]&gt;19;[.D33]&lt;51);AND([.B33]&gt;5;[.D33]&gt;0;[.D33]&lt;20));&quot;M&quot;;IF(OR(AND([.B33]&gt;1;[.B33]&lt;6;[.D33]&gt;50);AND([.B33]&gt;5;[.D33]&gt;19;[.D33]&lt;51);AND([.B33]&gt;5;[.D33]&gt;50));&quot;A&quot;;&quot;&quot;)))">
            <text:p/>
          </table:table-cell>
          <table:table-cell table:style-name="ce406" table:formula="of:=IF(AND([.G33]=&quot;B&quot;;[.F33]&lt;&gt;&quot;&quot;);5;IF(AND([.G33]=&quot;M&quot;;[.F33]&lt;&gt;&quot;&quot;);7;IF(AND([.G33]=&quot;A&quot;;[.F32]&lt;&gt;&quot;&quot;);10;0))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2"/>
          <table:table-cell table:style-name="ce329"/>
          <table:table-cell table:style-name="ce312"/>
          <table:table-cell table:style-name="ce340" table:content-validation-name="val1"/>
          <table:table-cell table:style-name="ce358" table:formula="of:=IF(OR(AND(OR([.B34]=1;[.B34]=0);[.D34]&gt;0;[.D34]&lt;20);AND(OR([.B34]=1;[.B34]=0);[.D34]&gt;19;[.D34]&lt;51);AND([.B34]&gt;1;[.B34]&lt;6;[.D34]&gt;0;[.D34]&lt;20));&quot;B&quot;;IF(OR(AND(OR([.B34]=1;[.B34]=0);[.D34]&gt;50);AND([.B34]&gt;1;[.B34]&lt;6;[.D34]&gt;19;[.D34]&lt;51);AND([.B34]&gt;5;[.D34]&gt;0;[.D34]&lt;20));&quot;M&quot;;IF(OR(AND([.B34]&gt;1;[.B34]&lt;6;[.D34]&gt;50);AND([.B34]&gt;5;[.D34]&gt;19;[.D34]&lt;51);AND([.B34]&gt;5;[.D34]&gt;50));&quot;A&quot;;&quot;&quot;)))">
            <text:p/>
          </table:table-cell>
          <table:table-cell table:style-name="ce406" table:formula="of:=IF(AND([.G34]=&quot;B&quot;;[.F34]&lt;&gt;&quot;&quot;);5;IF(AND([.G34]=&quot;M&quot;;[.F34]&lt;&gt;&quot;&quot;);7;IF(AND([.G34]=&quot;A&quot;;[.F33]&lt;&gt;&quot;&quot;);10;0))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6"/>
          <table:table-cell table:style-name="ce290"/>
          <table:table-cell table:style-name="ce313"/>
          <table:table-cell table:style-name="ce330"/>
          <table:table-cell table:style-name="ce313"/>
          <table:table-cell table:style-name="ce341" table:content-validation-name="val1"/>
          <table:table-cell table:style-name="ce358" table:formula="of:=IF(OR(AND(OR([.B35]=1;[.B35]=0);[.D35]&gt;0;[.D35]&lt;20);AND(OR([.B35]=1;[.B35]=0);[.D35]&gt;19;[.D35]&lt;51);AND([.B35]&gt;1;[.B35]&lt;6;[.D35]&gt;0;[.D35]&lt;20));&quot;B&quot;;IF(OR(AND(OR([.B35]=1;[.B35]=0);[.D35]&gt;50);AND([.B35]&gt;1;[.B35]&lt;6;[.D35]&gt;19;[.D35]&lt;51);AND([.B35]&gt;5;[.D35]&gt;0;[.D35]&lt;20));&quot;M&quot;;IF(OR(AND([.B35]&gt;1;[.B35]&lt;6;[.D35]&gt;50);AND([.B35]&gt;5;[.D35]&gt;19;[.D35]&lt;51);AND([.B35]&gt;5;[.D35]&gt;50));&quot;A&quot;;&quot;&quot;)))">
            <text:p/>
          </table:table-cell>
          <table:table-cell table:style-name="ce406" table:formula="of:=IF(AND([.G35]=&quot;B&quot;;[.F35]&lt;&gt;&quot;&quot;);5;IF(AND([.G35]=&quot;M&quot;;[.F35]&lt;&gt;&quot;&quot;);7;IF(AND([.G35]=&quot;A&quot;;[.F34]&lt;&gt;&quot;&quot;);10;0))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3"/>
          <table:table-cell table:style-name="ce343" office:value-type="string">
            <text:p>Baixa</text:p>
          </table:table-cell>
          <table:table-cell table:style-name="ce362" table:formula="of:=COUNTIF([.G26:.G35];&quot;B&quot;)" office:value-type="float" office:value="0">
            <text:p>0</text:p>
          </table:table-cell>
          <table:table-cell table:style-name="ce359" table:formula="of:=SUMIF([.$G26:.$G35];&quot;=B&quot;;[.$H26:.$H35]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3"/>
          <table:table-cell table:style-name="ce344" office:value-type="string">
            <text:p>Média</text:p>
          </table:table-cell>
          <table:table-cell table:style-name="ce363" table:formula="of:=COUNTIF([.G26:.G35];&quot;M&quot;)" office:value-type="float" office:value="0">
            <text:p>0</text:p>
          </table:table-cell>
          <table:table-cell table:style-name="ce358" table:formula="of:=SUMIF([.$G26:.$G35];&quot;=M&quot;;[.$H26:.$H35]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3"/>
          <table:table-cell table:style-name="ce344" office:value-type="string">
            <text:p>Alta</text:p>
          </table:table-cell>
          <table:table-cell table:style-name="ce363" table:formula="of:=COUNTIF([.G26:.G35];&quot;A&quot;)" office:value-type="float" office:value="0">
            <text:p>0</text:p>
          </table:table-cell>
          <table:table-cell table:style-name="ce358" table:formula="of:=SUMIF([.$G26:.$G35];&quot;=A&quot;;[.$H26:.$H35]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3"/>
          <table:table-cell table:style-name="ce345" office:value-type="string">
            <text:p>Total AIE / PF</text:p>
          </table:table-cell>
          <table:table-cell table:style-name="ce364" table:formula="of:=SUM([.G36:.G38])" office:value-type="float" office:value="0">
            <text:p>0</text:p>
          </table:table-cell>
          <table:table-cell table:style-name="ce364" table:formula="of:=SUM([.H36:.H38])" office:value-type="float" office:value="0">
            <text:p>0</text:p>
          </table:table-cell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6"/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0" office:value-type="string">
            <text:p>Ponderando Entradas Externas</text:p>
          </table:table-cell>
          <table:table-cell table:style-name="ce274"/>
          <table:table-cell table:number-columns-repeated="6"/>
          <table:table-cell table:style-name="ce415"/>
          <table:table-cell table:number-columns-repeated="2"/>
          <table:table-cell table:style-name="ce357"/>
          <table:table-cell table:number-columns-repeated="244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18.018cm" draw:caption-point-x="-0.61cm" draw:caption-point-y="0.437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895cm" svg:y="18.018cm" draw:caption-point-x="-0.61cm" draw:caption-point-y="0.437cm">
              <dc:date>2005-06-06T00:00:00</dc:date>
              <text:p text:style-name="P2"><text:span text:style-name="T5">Preencher a quantidade de Arquivos Referenciados</text:span></text:p>
            </office:annotation>
            <text:p>Arquivos Ref.</text:p>
          </table:table-cell>
          <table:table-cell table:style-name="ce287" office:value-type="string">
            <office:annotation draw:style-name="gr13" draw:text-style-name="P2" svg:width="2.89cm" svg:height="2.966cm" svg:x="14.66cm" svg:y="18.073cm" draw:caption-point-x="-0.61cm" draw:caption-point-y="0.382cm">
              <dc:date>2011-02-18T00:00:00</dc:date>
              <text:p text:style-name="P2"><text:span text:style-name="T5">Descriminar os arquivos referenciados até justificar a complexidade da função transacional</text:span></text:p>
            </office:annotation>
            <text:p>Memória AR</text:p>
          </table:table-cell>
          <table:table-cell table:style-name="ce287" office:value-type="string">
            <office:annotation draw:style-name="gr13" draw:text-style-name="P2" svg:width="2.892cm" svg:height="2.176cm" svg:x="17.506cm" svg:y="18.018cm" draw:caption-point-x="-0.61cm" draw:caption-point-y="0.437cm">
              <dc:date>2005-05-11T00:00:00</dc:date>
              <text:p text:style-name="P2"><text:span text:style-name="T5">Preencher com a quantidade de itens dos Registros Lógicos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353cm" svg:y="18.073cm" draw:caption-point-x="-0.61cm" draw:caption-point-y="0.382cm">
              <dc:date>2011-02-18T00:00:00</dc:date>
              <text:p text:style-name="P2"><text:span text:style-name="T5">Descriminar os itens de dados até justificar a complexidade da função transacional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2cm" svg:y="18.018cm" draw:caption-point-x="-0.61cm" draw:caption-point-y="0.437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326cm" svg:y="18.018cm" draw:caption-point-x="-0.61cm" draw:caption-point-y="0.437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24cm" svg:y="18.073cm" draw:caption-point-x="-0.61cm" draw:caption-point-y="0.382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Arquivos Ref.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44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95" table:formula="of:=IF(OR(AND(OR([.B43]=1;[.B43]=0);[.D43]&gt;0;[.D43]&lt;5);AND(OR([.B43]=1;[.B43]=0);[.D43]&gt;4;[.D43]&lt;16);AND([.B43]=2;[.D43]&gt;0;[.D43]&lt;5));&quot;B&quot;;IF(OR(AND(OR([.B43]=1;[.B43]=0);[.D43]&gt;15);AND([.B43]=2;[.D43]&gt;4;[.D43]&lt;16);AND([.B43]&gt;2;[.D43]&gt;0;[.D43]&lt;5));&quot;M&quot;;IF(OR(AND([.B43]=2;[.D43]&gt;15);AND([.B43]&gt;2;[.D43]&gt;4;[.D43]&lt;16);AND([.B43]&gt;2;[.D43]&gt;15));&quot;A&quot;;&quot;&quot;)))">
            <text:p/>
          </table:table-cell>
          <table:table-cell table:style-name="ce395" table:formula="of:=IF(AND([.G43]=&quot;B&quot;;[.F43]&lt;&gt;&quot;&quot;);3;IF(AND([.G43]=&quot;M&quot;;[.F43]&lt;&gt;&quot;&quot;);4;IF(AND([.G43]=&quot;A&quot;;[.F43]&lt;&gt;&quot;&quot;);6;0)))" office:value-type="float" office:value="0">
            <text:p>0</text:p>
          </table:table-cell>
          <table:table-cell table:style-name="ce410"/>
          <table:table-cell table:style-name="ce420" office:value-type="string">
            <text:p>1 - 4</text:p>
          </table:table-cell>
          <table:table-cell table:style-name="ce420" office:value-type="string">
            <text:p>5-15</text:p>
          </table:table-cell>
          <table:table-cell table:style-name="ce428" office:value-type="string">
            <text:p>16+</text:p>
          </table:table-cell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44]=1;[.B44]=0);[.D44]&gt;0;[.D44]&lt;5);AND(OR([.B44]=1;[.B44]=0);[.D44]&gt;4;[.D44]&lt;16);AND([.B44]=2;[.D44]&gt;0;[.D44]&lt;5));&quot;B&quot;;IF(OR(AND(OR([.B44]=1;[.B44]=0);[.D44]&gt;15);AND([.B44]=2;[.D44]&gt;4;[.D44]&lt;16);AND([.B44]&gt;2;[.D44]&gt;0;[.D44]&lt;5));&quot;M&quot;;IF(OR(AND([.B44]=2;[.D44]&gt;15);AND([.B44]&gt;2;[.D44]&gt;4;[.D44]&lt;16);AND([.B44]&gt;2;[.D44]&gt;15));&quot;A&quot;;&quot;&quot;)))">
            <text:p/>
          </table:table-cell>
          <table:table-cell table:style-name="ce395" table:formula="of:=IF(AND([.G44]=&quot;B&quot;;[.F44]&lt;&gt;&quot;&quot;);3;IF(AND([.G44]=&quot;M&quot;;[.F44]&lt;&gt;&quot;&quot;);4;IF(AND([.G44]=&quot;A&quot;;[.F44]&lt;&gt;&quot;&quot;);6;0)))" office:value-type="float" office:value="0">
            <text:p>0</text:p>
          </table:table-cell>
          <table:table-cell table:style-name="ce417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45]=1;[.B45]=0);[.D45]&gt;0;[.D45]&lt;5);AND(OR([.B45]=1;[.B45]=0);[.D45]&gt;4;[.D45]&lt;16);AND([.B45]=2;[.D45]&gt;0;[.D45]&lt;5));&quot;B&quot;;IF(OR(AND(OR([.B45]=1;[.B45]=0);[.D45]&gt;15);AND([.B45]=2;[.D45]&gt;4;[.D45]&lt;16);AND([.B45]&gt;2;[.D45]&gt;0;[.D45]&lt;5));&quot;M&quot;;IF(OR(AND([.B45]=2;[.D45]&gt;15);AND([.B45]&gt;2;[.D45]&gt;4;[.D45]&lt;16);AND([.B45]&gt;2;[.D45]&gt;15));&quot;A&quot;;&quot;&quot;)))">
            <text:p/>
          </table:table-cell>
          <table:table-cell table:style-name="ce395" table:formula="of:=IF(AND([.G45]=&quot;B&quot;;[.F45]&lt;&gt;&quot;&quot;);3;IF(AND([.G45]=&quot;M&quot;;[.F45]&lt;&gt;&quot;&quot;);4;IF(AND([.G45]=&quot;A&quot;;[.F45]&lt;&gt;&quot;&quot;);6;0)))" office:value-type="float" office:value="0">
            <text:p>0</text:p>
          </table:table-cell>
          <table:table-cell table:style-name="ce418" office:value-type="string">
            <text:p>2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6]=1;[.B46]=0);[.D46]&gt;0;[.D46]&lt;5);AND(OR([.B46]=1;[.B46]=0);[.D46]&gt;4;[.D46]&lt;16);AND([.B46]=2;[.D46]&gt;0;[.D46]&lt;5));&quot;B&quot;;IF(OR(AND(OR([.B46]=1;[.B46]=0);[.D46]&gt;15);AND([.B46]=2;[.D46]&gt;4;[.D46]&lt;16);AND([.B46]&gt;2;[.D46]&gt;0;[.D46]&lt;5));&quot;M&quot;;IF(OR(AND([.B46]=2;[.D46]&gt;15);AND([.B46]&gt;2;[.D46]&gt;4;[.D46]&lt;16);AND([.B46]&gt;2;[.D46]&gt;15));&quot;A&quot;;&quot;&quot;)))">
            <text:p/>
          </table:table-cell>
          <table:table-cell table:style-name="ce395" table:formula="of:=IF(AND([.G46]=&quot;B&quot;;[.F46]&lt;&gt;&quot;&quot;);3;IF(AND([.G46]=&quot;M&quot;;[.F46]&lt;&gt;&quot;&quot;);4;IF(AND([.G46]=&quot;A&quot;;[.F46]&lt;&gt;&quot;&quot;);6;0)))" office:value-type="float" office:value="0">
            <text:p>0</text:p>
          </table:table-cell>
          <table:table-cell table:style-name="ce419" office:value-type="string">
            <text:p>3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7]=1;[.B47]=0);[.D47]&gt;0;[.D47]&lt;5);AND(OR([.B47]=1;[.B47]=0);[.D47]&gt;4;[.D47]&lt;16);AND([.B47]=2;[.D47]&gt;0;[.D47]&lt;5));&quot;B&quot;;IF(OR(AND(OR([.B47]=1;[.B47]=0);[.D47]&gt;15);AND([.B47]=2;[.D47]&gt;4;[.D47]&lt;16);AND([.B47]&gt;2;[.D47]&gt;0;[.D47]&lt;5));&quot;M&quot;;IF(OR(AND([.B47]=2;[.D47]&gt;15);AND([.B47]&gt;2;[.D47]&gt;4;[.D47]&lt;16);AND([.B47]&gt;2;[.D47]&gt;15));&quot;A&quot;;&quot;&quot;)))">
            <text:p/>
          </table:table-cell>
          <table:table-cell table:style-name="ce395" table:formula="of:=IF(AND([.G47]=&quot;B&quot;;[.F47]&lt;&gt;&quot;&quot;);3;IF(AND([.G47]=&quot;M&quot;;[.F47]&lt;&gt;&quot;&quot;);4;IF(AND([.G47]=&quot;A&quot;;[.F47]&lt;&gt;&quot;&quot;);6;0))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8]=1;[.B48]=0);[.D48]&gt;0;[.D48]&lt;5);AND(OR([.B48]=1;[.B48]=0);[.D48]&gt;4;[.D48]&lt;16);AND([.B48]=2;[.D48]&gt;0;[.D48]&lt;5));&quot;B&quot;;IF(OR(AND(OR([.B48]=1;[.B48]=0);[.D48]&gt;15);AND([.B48]=2;[.D48]&gt;4;[.D48]&lt;16);AND([.B48]&gt;2;[.D48]&gt;0;[.D48]&lt;5));&quot;M&quot;;IF(OR(AND([.B48]=2;[.D48]&gt;15);AND([.B48]&gt;2;[.D48]&gt;4;[.D48]&lt;16);AND([.B48]&gt;2;[.D48]&gt;15));&quot;A&quot;;&quot;&quot;)))">
            <text:p/>
          </table:table-cell>
          <table:table-cell table:style-name="ce395" table:formula="of:=IF(AND([.G48]=&quot;B&quot;;[.F48]&lt;&gt;&quot;&quot;);3;IF(AND([.G48]=&quot;M&quot;;[.F48]&lt;&gt;&quot;&quot;);4;IF(AND([.G48]=&quot;A&quot;;[.F48]&lt;&gt;&quot;&quot;);6;0))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9]=1;[.B49]=0);[.D49]&gt;0;[.D49]&lt;5);AND(OR([.B49]=1;[.B49]=0);[.D49]&gt;4;[.D49]&lt;16);AND([.B49]=2;[.D49]&gt;0;[.D49]&lt;5));&quot;B&quot;;IF(OR(AND(OR([.B49]=1;[.B49]=0);[.D49]&gt;15);AND([.B49]=2;[.D49]&gt;4;[.D49]&lt;16);AND([.B49]&gt;2;[.D49]&gt;0;[.D49]&lt;5));&quot;M&quot;;IF(OR(AND([.B49]=2;[.D49]&gt;15);AND([.B49]&gt;2;[.D49]&gt;4;[.D49]&lt;16);AND([.B49]&gt;2;[.D49]&gt;15));&quot;A&quot;;&quot;&quot;)))">
            <text:p/>
          </table:table-cell>
          <table:table-cell table:style-name="ce395" table:formula="of:=IF(AND([.G49]=&quot;B&quot;;[.F49]&lt;&gt;&quot;&quot;);3;IF(AND([.G49]=&quot;M&quot;;[.F49]&lt;&gt;&quot;&quot;);4;IF(AND([.G49]=&quot;A&quot;;[.F49]&lt;&gt;&quot;&quot;);6;0))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50]=1;[.B50]=0);[.D50]&gt;0;[.D50]&lt;5);AND(OR([.B50]=1;[.B50]=0);[.D50]&gt;4;[.D50]&lt;16);AND([.B50]=2;[.D50]&gt;0;[.D50]&lt;5));&quot;B&quot;;IF(OR(AND(OR([.B50]=1;[.B50]=0);[.D50]&gt;15);AND([.B50]=2;[.D50]&gt;4;[.D50]&lt;16);AND([.B50]&gt;2;[.D50]&gt;0;[.D50]&lt;5));&quot;M&quot;;IF(OR(AND([.B50]=2;[.D50]&gt;15);AND([.B50]&gt;2;[.D50]&gt;4;[.D50]&lt;16);AND([.B50]&gt;2;[.D50]&gt;15));&quot;A&quot;;&quot;&quot;)))">
            <text:p/>
          </table:table-cell>
          <table:table-cell table:style-name="ce395" table:formula="of:=IF(AND([.G50]=&quot;B&quot;;[.F50]&lt;&gt;&quot;&quot;);3;IF(AND([.G50]=&quot;M&quot;;[.F50]&lt;&gt;&quot;&quot;);4;IF(AND([.G50]=&quot;A&quot;;[.F50]&lt;&gt;&quot;&quot;);6;0))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51]=1;[.B51]=0);[.D51]&gt;0;[.D51]&lt;5);AND(OR([.B51]=1;[.B51]=0);[.D51]&gt;4;[.D51]&lt;16);AND([.B51]=2;[.D51]&gt;0;[.D51]&lt;5));&quot;B&quot;;IF(OR(AND(OR([.B51]=1;[.B51]=0);[.D51]&gt;15);AND([.B51]=2;[.D51]&gt;4;[.D51]&lt;16);AND([.B51]&gt;2;[.D51]&gt;0;[.D51]&lt;5));&quot;M&quot;;IF(OR(AND([.B51]=2;[.D51]&gt;15);AND([.B51]&gt;2;[.D51]&gt;4;[.D51]&lt;16);AND([.B51]&gt;2;[.D51]&gt;15));&quot;A&quot;;&quot;&quot;)))">
            <text:p/>
          </table:table-cell>
          <table:table-cell table:style-name="ce395" table:formula="of:=IF(AND([.G51]=&quot;B&quot;;[.F51]&lt;&gt;&quot;&quot;);3;IF(AND([.G51]=&quot;M&quot;;[.F51]&lt;&gt;&quot;&quot;);4;IF(AND([.G51]=&quot;A&quot;;[.F51]&lt;&gt;&quot;&quot;);6;0))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4"/>
          <table:table-cell table:style-name="ce290"/>
          <table:table-cell table:style-name="ce315"/>
          <table:table-cell table:style-name="ce330"/>
          <table:table-cell table:style-name="ce334"/>
          <table:table-cell table:style-name="ce341" table:content-validation-name="val1"/>
          <table:table-cell table:style-name="ce395" table:formula="of:=IF(OR(AND(OR([.B52]=1;[.B52]=0);[.D52]&gt;0;[.D52]&lt;5);AND(OR([.B52]=1;[.B52]=0);[.D52]&gt;4;[.D52]&lt;16);AND([.B52]=2;[.D52]&gt;0;[.D52]&lt;5));&quot;B&quot;;IF(OR(AND(OR([.B52]=1;[.B52]=0);[.D52]&gt;15);AND([.B52]=2;[.D52]&gt;4;[.D52]&lt;16);AND([.B52]&gt;2;[.D52]&gt;0;[.D52]&lt;5));&quot;M&quot;;IF(OR(AND([.B52]=2;[.D52]&gt;15);AND([.B52]&gt;2;[.D52]&gt;4;[.D52]&lt;16);AND([.B52]&gt;2;[.D52]&gt;15));&quot;A&quot;;&quot;&quot;)))">
            <text:p/>
          </table:table-cell>
          <table:table-cell table:style-name="ce395" table:formula="of:=IF(AND([.G52]=&quot;B&quot;;[.F52]&lt;&gt;&quot;&quot;);3;IF(AND([.G52]=&quot;M&quot;;[.F52]&lt;&gt;&quot;&quot;);4;IF(AND([.G52]=&quot;A&quot;;[.F52]&lt;&gt;&quot;&quot;);6;0))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7"/>
          <table:table-cell table:style-name="ce291"/>
          <table:table-cell table:number-columns-repeated="3"/>
          <table:table-cell table:style-name="ce343" office:value-type="string">
            <text:p>Baixa</text:p>
          </table:table-cell>
          <table:table-cell table:style-name="ce396" table:formula="of:=COUNTIF([.G43:.G52];&quot;B&quot;)" office:value-type="float" office:value="0">
            <text:p>0</text:p>
          </table:table-cell>
          <table:table-cell table:style-name="ce359" table:formula="of:=SUMIF([.$G43:.$G52];&quot;=B&quot;;[.$H43:.$H52]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7"/>
          <table:table-cell table:style-name="ce291"/>
          <table:table-cell table:number-columns-repeated="3"/>
          <table:table-cell table:style-name="ce344" office:value-type="string">
            <text:p>Média</text:p>
          </table:table-cell>
          <table:table-cell table:style-name="ce397" table:formula="of:=COUNTIF([.G43:.G52];&quot;M&quot;)" office:value-type="float" office:value="0">
            <text:p>0</text:p>
          </table:table-cell>
          <table:table-cell table:style-name="ce358" table:formula="of:=SUMIF([.$G43:.$G52];&quot;=M&quot;;[.$H43:.$H52]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7"/>
          <table:table-cell table:style-name="ce291"/>
          <table:table-cell table:number-columns-repeated="3"/>
          <table:table-cell table:style-name="ce344" office:value-type="string">
            <text:p>Alta</text:p>
          </table:table-cell>
          <table:table-cell table:style-name="ce397" table:formula="of:=COUNTIF([.G43:.G52];&quot;A&quot;)" office:value-type="float" office:value="0">
            <text:p>0</text:p>
          </table:table-cell>
          <table:table-cell table:style-name="ce358" table:formula="of:=SUMIF([.$G43:.$G52];&quot;=A&quot;;[.$H43:.$H52]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7"/>
          <table:table-cell table:style-name="ce291"/>
          <table:table-cell table:number-columns-repeated="3"/>
          <table:table-cell table:style-name="ce345" office:value-type="string">
            <text:p>Total EE / PF</text:p>
          </table:table-cell>
          <table:table-cell table:style-name="ce361" table:formula="of:=SUM([.G53:.G55])" office:value-type="float" office:value="0">
            <text:p>0</text:p>
          </table:table-cell>
          <table:table-cell table:style-name="ce361" table:formula="of:=SUM([.H53:.H55])" office:value-type="float" office:value="0">
            <text:p>0</text:p>
          </table:table-cell>
          <table:table-cell/>
          <table:table-cell table:style-name="ce423"/>
          <table:table-cell table:number-columns-repeated="246"/>
        </table:table-row>
        <table:table-row table:style-name="ro34">
          <table:table-cell table:style-name="ce267"/>
          <table:table-cell table:style-name="ce291"/>
          <table:table-cell table:number-columns-repeated="7"/>
          <table:table-cell table:style-name="ce423"/>
          <table:table-cell table:number-columns-repeated="246"/>
        </table:table-row>
        <table:table-row table:style-name="ro34">
          <table:table-cell table:style-name="ce260" office:value-type="string">
            <text:p>Ponderando Saídas Externas</text:p>
          </table:table-cell>
          <table:table-cell table:style-name="ce274" table:number-columns-repeated="5"/>
          <table:table-cell table:number-columns-repeated="3"/>
          <table:table-cell table:style-name="ce423"/>
          <table:table-cell table:number-columns-repeated="246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26.114cm" draw:caption-point-x="-0.61cm" draw:caption-point-y="-0.011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895cm" svg:y="26.114cm" draw:caption-point-x="-0.61cm" draw:caption-point-y="-0.011cm">
              <dc:date>2005-06-06T00:00:00</dc:date>
              <text:p text:style-name="P2"><text:span text:style-name="T5">Preencher a quantidade de Arquivos Referenciados</text:span></text:p>
            </office:annotation>
            <text:p>Arquivos Ref.</text:p>
          </table:table-cell>
          <table:table-cell table:style-name="ce287" office:value-type="string">
            <office:annotation draw:style-name="gr13" draw:text-style-name="P2" svg:width="2.89cm" svg:height="2.966cm" svg:x="14.66cm" svg:y="26.169cm" draw:caption-point-x="-0.61cm" draw:caption-point-y="-0.066cm">
              <dc:date>2011-02-18T00:00:00</dc:date>
              <text:p text:style-name="P2"><text:span text:style-name="T5">Descriminar os arquivos referenciados até justificar a complexidade da função transacional</text:span></text:p>
            </office:annotation>
            <text:p>Memória AR</text:p>
          </table:table-cell>
          <table:table-cell table:style-name="ce287" office:value-type="string">
            <office:annotation draw:style-name="gr13" draw:text-style-name="P2" svg:width="2.892cm" svg:height="1.781cm" svg:x="17.506cm" svg:y="26.114cm" draw:caption-point-x="-0.61cm" draw:caption-point-y="-0.011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353cm" svg:y="26.169cm" draw:caption-point-x="-0.61cm" draw:caption-point-y="-0.066cm">
              <dc:date>2011-02-18T00:00:00</dc:date>
              <text:p text:style-name="P2"><text:span text:style-name="T5">Descriminar os itens de dados até justificar a complexidade da função transacional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2cm" svg:y="26.114cm" draw:caption-point-x="-0.61cm" draw:caption-point-y="-0.011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326cm" svg:y="26.114cm" draw:caption-point-x="-0.61cm" draw:caption-point-y="-0.011cm">
              <dc:date>2005-05-11T00:00:00</dc:date>
              <text:p text:style-name="P2"><text:span text:style-name="T5">Fórmula preencher automaticamented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24cm" svg:y="26.169cm" draw:caption-point-x="-0.61cm" draw:caption-point-y="-0.066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Arquivos Ref.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95" table:formula="of:=IF(OR(AND(OR([.B60]=1;[.B60]=0);[.D60]&gt;0;[.D60]&lt;6);AND(OR([.B60]=1;[.B60]=0);[.D60]&gt;5;[.D60]&lt;20);AND([.B60]&gt;1;[.B60]&lt;4;[.D60]&gt;0;[.D60]&lt;6));&quot;B&quot;;IF(OR(AND(OR([.B60]=1;[.B60]=0);[.D60]&gt;19);AND([.B60]&gt;1;[.B60]&lt;4;[.D60]&gt;5;[.D60]&lt;20);AND([.B60]&gt;3;[.D60]&gt;0;[.D60]&lt;6));&quot;M&quot;;IF(OR(AND([.B60]&gt;1;[.B60]&lt;4;[.D60]&gt;19);AND([.B60]&gt;3;[.D60]&gt;5;[.D60]&lt;20);AND([.B60]&gt;3;[.D60]&gt;19));&quot;A&quot;;&quot;&quot;)))">
            <text:p/>
          </table:table-cell>
          <table:table-cell table:style-name="ce407" table:formula="of:=IF(AND([.G60]=&quot;B&quot;;[.F60]&lt;&gt;&quot;&quot;);4;IF(AND([.G60]=&quot;M&quot;;[.F60]&lt;&gt;&quot;&quot;);5;IF(AND([.G60]=&quot;A&quot;; [.F60]&lt;&gt;&quot;&quot;);7;0)))" office:value-type="float" office:value="0">
            <text:p>0</text:p>
          </table:table-cell>
          <table:table-cell table:style-name="ce410"/>
          <table:table-cell table:style-name="ce420" office:value-type="string">
            <text:p>1 - 5</text:p>
          </table:table-cell>
          <table:table-cell table:style-name="ce420" office:value-type="string">
            <text:p>6-19</text:p>
          </table:table-cell>
          <table:table-cell table:style-name="ce428" office:value-type="string">
            <text:p>20+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61]=1;[.B61]=0);[.D61]&gt;0;[.D61]&lt;6);AND(OR([.B61]=1;[.B61]=0);[.D61]&gt;5;[.D61]&lt;20);AND([.B61]&gt;1;[.B61]&lt;4;[.D61]&gt;0;[.D61]&lt;6));&quot;B&quot;;IF(OR(AND(OR([.B61]=1;[.B61]=0);[.D61]&gt;19);AND([.B61]&gt;1;[.B61]&lt;4;[.D61]&gt;5;[.D61]&lt;20);AND([.B61]&gt;3;[.D61]&gt;0;[.D61]&lt;6));&quot;M&quot;;IF(OR(AND([.B61]&gt;1;[.B61]&lt;4;[.D61]&gt;19);AND([.B61]&gt;3;[.D61]&gt;5;[.D61]&lt;20);AND([.B61]&gt;3;[.D61]&gt;19));&quot;A&quot;;&quot;&quot;)))">
            <text:p/>
          </table:table-cell>
          <table:table-cell table:style-name="ce407" table:formula="of:=IF(AND([.G61]=&quot;B&quot;;[.F61]&lt;&gt;&quot;&quot;);4;IF(AND([.G61]=&quot;M&quot;;[.F61]&lt;&gt;&quot;&quot;);5;IF(AND([.G61]=&quot;A&quot;; [.F61]&lt;&gt;&quot;&quot;);7;0)))" office:value-type="float" office:value="0">
            <text:p>0</text:p>
          </table:table-cell>
          <table:table-cell table:style-name="ce417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62]=1;[.B62]=0);[.D62]&gt;0;[.D62]&lt;6);AND(OR([.B62]=1;[.B62]=0);[.D62]&gt;5;[.D62]&lt;20);AND([.B62]&gt;1;[.B62]&lt;4;[.D62]&gt;0;[.D62]&lt;6));&quot;B&quot;;IF(OR(AND(OR([.B62]=1;[.B62]=0);[.D62]&gt;19);AND([.B62]&gt;1;[.B62]&lt;4;[.D62]&gt;5;[.D62]&lt;20);AND([.B62]&gt;3;[.D62]&gt;0;[.D62]&lt;6));&quot;M&quot;;IF(OR(AND([.B62]&gt;1;[.B62]&lt;4;[.D62]&gt;19);AND([.B62]&gt;3;[.D62]&gt;5;[.D62]&lt;20);AND([.B62]&gt;3;[.D62]&gt;19));&quot;A&quot;;&quot;&quot;)))">
            <text:p/>
          </table:table-cell>
          <table:table-cell table:style-name="ce407" table:formula="of:=IF(AND([.G62]=&quot;B&quot;;[.F62]&lt;&gt;&quot;&quot;);4;IF(AND([.G62]=&quot;M&quot;;[.F62]&lt;&gt;&quot;&quot;);5;IF(AND([.G62]=&quot;A&quot;; [.F62]&lt;&gt;&quot;&quot;);7;0)))" office:value-type="float" office:value="0">
            <text:p>0</text:p>
          </table:table-cell>
          <table:table-cell table:style-name="ce418" office:value-type="string">
            <text:p>2 - 3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63]=1;[.B63]=0);[.D63]&gt;0;[.D63]&lt;6);AND(OR([.B63]=1;[.B63]=0);[.D63]&gt;5;[.D63]&lt;20);AND([.B63]&gt;1;[.B63]&lt;4;[.D63]&gt;0;[.D63]&lt;6));&quot;B&quot;;IF(OR(AND(OR([.B63]=1;[.B63]=0);[.D63]&gt;19);AND([.B63]&gt;1;[.B63]&lt;4;[.D63]&gt;5;[.D63]&lt;20);AND([.B63]&gt;3;[.D63]&gt;0;[.D63]&lt;6));&quot;M&quot;;IF(OR(AND([.B63]&gt;1;[.B63]&lt;4;[.D63]&gt;19);AND([.B63]&gt;3;[.D63]&gt;5;[.D63]&lt;20);AND([.B63]&gt;3;[.D63]&gt;19));&quot;A&quot;;&quot;&quot;)))">
            <text:p/>
          </table:table-cell>
          <table:table-cell table:style-name="ce407" table:formula="of:=IF(AND([.G63]=&quot;B&quot;;[.F63]&lt;&gt;&quot;&quot;);4;IF(AND([.G63]=&quot;M&quot;;[.F63]&lt;&gt;&quot;&quot;);5;IF(AND([.G63]=&quot;A&quot;; [.F63]&lt;&gt;&quot;&quot;);7;0)))" office:value-type="float" office:value="0">
            <text:p>0</text:p>
          </table:table-cell>
          <table:table-cell table:style-name="ce419" office:value-type="string">
            <text:p>4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64]=1;[.B64]=0);[.D64]&gt;0;[.D64]&lt;6);AND(OR([.B64]=1;[.B64]=0);[.D64]&gt;5;[.D64]&lt;20);AND([.B64]&gt;1;[.B64]&lt;4;[.D64]&gt;0;[.D64]&lt;6));&quot;B&quot;;IF(OR(AND(OR([.B64]=1;[.B64]=0);[.D64]&gt;19);AND([.B64]&gt;1;[.B64]&lt;4;[.D64]&gt;5;[.D64]&lt;20);AND([.B64]&gt;3;[.D64]&gt;0;[.D64]&lt;6));&quot;M&quot;;IF(OR(AND([.B64]&gt;1;[.B64]&lt;4;[.D64]&gt;19);AND([.B64]&gt;3;[.D64]&gt;5;[.D64]&lt;20);AND([.B64]&gt;3;[.D64]&gt;19));&quot;A&quot;;&quot;&quot;)))">
            <text:p/>
          </table:table-cell>
          <table:table-cell table:style-name="ce407" table:formula="of:=IF(AND([.G64]=&quot;B&quot;;[.F64]&lt;&gt;&quot;&quot;);4;IF(AND([.G64]=&quot;M&quot;;[.F64]&lt;&gt;&quot;&quot;);5;IF(AND([.G64]=&quot;A&quot;; [.F64]&lt;&gt;&quot;&quot;);7;0))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65]=1;[.B65]=0);[.D65]&gt;0;[.D65]&lt;6);AND(OR([.B65]=1;[.B65]=0);[.D65]&gt;5;[.D65]&lt;20);AND([.B65]&gt;1;[.B65]&lt;4;[.D65]&gt;0;[.D65]&lt;6));&quot;B&quot;;IF(OR(AND(OR([.B65]=1;[.B65]=0);[.D65]&gt;19);AND([.B65]&gt;1;[.B65]&lt;4;[.D65]&gt;5;[.D65]&lt;20);AND([.B65]&gt;3;[.D65]&gt;0;[.D65]&lt;6));&quot;M&quot;;IF(OR(AND([.B65]&gt;1;[.B65]&lt;4;[.D65]&gt;19);AND([.B65]&gt;3;[.D65]&gt;5;[.D65]&lt;20);AND([.B65]&gt;3;[.D65]&gt;19));&quot;A&quot;;&quot;&quot;)))">
            <text:p/>
          </table:table-cell>
          <table:table-cell table:style-name="ce407" table:formula="of:=IF(AND([.G65]=&quot;B&quot;;[.F65]&lt;&gt;&quot;&quot;);4;IF(AND([.G65]=&quot;M&quot;;[.F65]&lt;&gt;&quot;&quot;);5;IF(AND([.G65]=&quot;A&quot;; [.F65]&lt;&gt;&quot;&quot;);7;0))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66]=1;[.B66]=0);[.D66]&gt;0;[.D66]&lt;6);AND(OR([.B66]=1;[.B66]=0);[.D66]&gt;5;[.D66]&lt;20);AND([.B66]&gt;1;[.B66]&lt;4;[.D66]&gt;0;[.D66]&lt;6));&quot;B&quot;;IF(OR(AND(OR([.B66]=1;[.B66]=0);[.D66]&gt;19);AND([.B66]&gt;1;[.B66]&lt;4;[.D66]&gt;5;[.D66]&lt;20);AND([.B66]&gt;3;[.D66]&gt;0;[.D66]&lt;6));&quot;M&quot;;IF(OR(AND([.B66]&gt;1;[.B66]&lt;4;[.D66]&gt;19);AND([.B66]&gt;3;[.D66]&gt;5;[.D66]&lt;20);AND([.B66]&gt;3;[.D66]&gt;19));&quot;A&quot;;&quot;&quot;)))">
            <text:p/>
          </table:table-cell>
          <table:table-cell table:style-name="ce407" table:formula="of:=IF(AND([.G66]=&quot;B&quot;;[.F66]&lt;&gt;&quot;&quot;);4;IF(AND([.G66]=&quot;M&quot;;[.F66]&lt;&gt;&quot;&quot;);5;IF(AND([.G66]=&quot;A&quot;; [.F66]&lt;&gt;&quot;&quot;);7;0))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95" table:formula="of:=IF(OR(AND(OR([.B67]=1;[.B67]=0);[.D67]&gt;0;[.D67]&lt;6);AND(OR([.B67]=1;[.B67]=0);[.D67]&gt;5;[.D67]&lt;20);AND([.B67]&gt;1;[.B67]&lt;4;[.D67]&gt;0;[.D67]&lt;6));&quot;B&quot;;IF(OR(AND(OR([.B67]=1;[.B67]=0);[.D67]&gt;19);AND([.B67]&gt;1;[.B67]&lt;4;[.D67]&gt;5;[.D67]&lt;20);AND([.B67]&gt;3;[.D67]&gt;0;[.D67]&lt;6));&quot;M&quot;;IF(OR(AND([.B67]&gt;1;[.B67]&lt;4;[.D67]&gt;19);AND([.B67]&gt;3;[.D67]&gt;5;[.D67]&lt;20);AND([.B67]&gt;3;[.D67]&gt;19));&quot;A&quot;;&quot;&quot;)))">
            <text:p/>
          </table:table-cell>
          <table:table-cell table:style-name="ce407" table:formula="of:=IF(AND([.G67]=&quot;B&quot;;[.F67]&lt;&gt;&quot;&quot;);4;IF(AND([.G67]=&quot;M&quot;;[.F67]&lt;&gt;&quot;&quot;);5;IF(AND([.G67]=&quot;A&quot;; [.F67]&lt;&gt;&quot;&quot;);7;0))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3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95" table:formula="of:=IF(OR(AND(OR([.B68]=1;[.B68]=0);[.D68]&gt;0;[.D68]&lt;6);AND(OR([.B68]=1;[.B68]=0);[.D68]&gt;5;[.D68]&lt;20);AND([.B68]&gt;1;[.B68]&lt;4;[.D68]&gt;0;[.D68]&lt;6));&quot;B&quot;;IF(OR(AND(OR([.B68]=1;[.B68]=0);[.D68]&gt;19);AND([.B68]&gt;1;[.B68]&lt;4;[.D68]&gt;5;[.D68]&lt;20);AND([.B68]&gt;3;[.D68]&gt;0;[.D68]&lt;6));&quot;M&quot;;IF(OR(AND([.B68]&gt;1;[.B68]&lt;4;[.D68]&gt;19);AND([.B68]&gt;3;[.D68]&gt;5;[.D68]&lt;20);AND([.B68]&gt;3;[.D68]&gt;19));&quot;A&quot;;&quot;&quot;)))">
            <text:p/>
          </table:table-cell>
          <table:table-cell table:style-name="ce407" table:formula="of:=IF(AND([.G68]=&quot;B&quot;;[.F68]&lt;&gt;&quot;&quot;);4;IF(AND([.G68]=&quot;M&quot;;[.F68]&lt;&gt;&quot;&quot;);5;IF(AND([.G68]=&quot;A&quot;; [.F68]&lt;&gt;&quot;&quot;);7;0))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4"/>
          <table:table-cell table:style-name="ce290"/>
          <table:table-cell table:style-name="ce317"/>
          <table:table-cell table:style-name="ce330"/>
          <table:table-cell table:style-name="ce336"/>
          <table:table-cell table:style-name="ce341" table:content-validation-name="val1"/>
          <table:table-cell table:style-name="ce395" table:formula="of:=IF(OR(AND(OR([.B69]=1;[.B69]=0);[.D69]&gt;0;[.D69]&lt;6);AND(OR([.B69]=1;[.B69]=0);[.D69]&gt;5;[.D69]&lt;20);AND([.B69]&gt;1;[.B69]&lt;4;[.D69]&gt;0;[.D69]&lt;6));&quot;B&quot;;IF(OR(AND(OR([.B69]=1;[.B69]=0);[.D69]&gt;19);AND([.B69]&gt;1;[.B69]&lt;4;[.D69]&gt;5;[.D69]&lt;20);AND([.B69]&gt;3;[.D69]&gt;0;[.D69]&lt;6));&quot;M&quot;;IF(OR(AND([.B69]&gt;1;[.B69]&lt;4;[.D69]&gt;19);AND([.B69]&gt;3;[.D69]&gt;5;[.D69]&lt;20);AND([.B69]&gt;3;[.D69]&gt;19));&quot;A&quot;;&quot;&quot;)))">
            <text:p/>
          </table:table-cell>
          <table:table-cell table:style-name="ce407" table:formula="of:=IF(AND([.G69]=&quot;B&quot;;[.F69]&lt;&gt;&quot;&quot;);4;IF(AND([.G69]=&quot;M&quot;;[.F69]&lt;&gt;&quot;&quot;);5;IF(AND([.G69]=&quot;A&quot;; [.F69]&lt;&gt;&quot;&quot;);7;0))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3" office:value-type="string">
            <text:p>Baixa</text:p>
          </table:table-cell>
          <table:table-cell table:style-name="ce396" table:formula="of:=COUNTIF([.G60:.G69];&quot;B&quot;)" office:value-type="float" office:value="0">
            <text:p>0</text:p>
          </table:table-cell>
          <table:table-cell table:style-name="ce359" table:formula="of:=SUMIF([.$G60:.$G69];&quot;=B&quot;;[.$H60:.$H69]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4" office:value-type="string">
            <text:p>Média</text:p>
          </table:table-cell>
          <table:table-cell table:style-name="ce397" table:formula="of:=COUNTIF([.G60:.G69];&quot;M&quot;)" office:value-type="float" office:value="0">
            <text:p>0</text:p>
          </table:table-cell>
          <table:table-cell table:style-name="ce358" table:formula="of:=SUMIF([.$G60:.$G69];&quot;=M&quot;;[.$H60:.$H69]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4" office:value-type="string">
            <text:p>Alta</text:p>
          </table:table-cell>
          <table:table-cell table:style-name="ce397" table:formula="of:=COUNTIF([.G60:.G69];&quot;A&quot;)" office:value-type="float" office:value="0">
            <text:p>0</text:p>
          </table:table-cell>
          <table:table-cell table:style-name="ce358" table:formula="of:=SUMIF([.$G60:.$G69];&quot;=A&quot;;[.$H60:.$H69]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5" office:value-type="string">
            <text:p>Total SE / PF</text:p>
          </table:table-cell>
          <table:table-cell table:style-name="ce361" table:formula="of:=SUM([.G70:.G72])" office:value-type="float" office:value="0">
            <text:p>0</text:p>
          </table:table-cell>
          <table:table-cell table:style-name="ce361" table:formula="of:=SUM([.H70:.H72])" office:value-type="float" office:value="0">
            <text:p>0</text:p>
          </table:table-cell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6"/>
          <table:table-cell table:style-name="ce331" table:number-columns-repeated="2"/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0" office:value-type="string">
            <text:p>Ponderando Consultas Externas</text:p>
          </table:table-cell>
          <table:table-cell table:style-name="ce274" table:number-columns-repeated="5"/>
          <table:table-cell table:number-columns-repeated="2"/>
          <table:table-cell table:style-name="ce349"/>
          <table:table-cell table:style-name="ce423"/>
          <table:table-cell table:number-columns-repeated="246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34.21cm" draw:caption-point-x="-0.61cm" draw:caption-point-y="-0.459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895cm" svg:y="34.21cm" draw:caption-point-x="-0.61cm" draw:caption-point-y="-0.459cm">
              <dc:date>2005-06-06T00:00:00</dc:date>
              <text:p text:style-name="P2"><text:span text:style-name="T5">Preencher a quantidade de Arquivos Referenciados</text:span></text:p>
            </office:annotation>
            <text:p>Arquivos Ref.</text:p>
          </table:table-cell>
          <table:table-cell table:style-name="ce287" office:value-type="string">
            <office:annotation draw:style-name="gr13" draw:text-style-name="P2" svg:width="2.89cm" svg:height="2.966cm" svg:x="14.66cm" svg:y="34.268cm" draw:caption-point-x="-0.61cm" draw:caption-point-y="-0.517cm">
              <dc:date>2011-02-18T00:00:00</dc:date>
              <text:p text:style-name="P2"><text:span text:style-name="T5">Descriminar os arquivos referenciados até justificar a complexidade da função transacional</text:span></text:p>
            </office:annotation>
            <text:p>Memória AR</text:p>
          </table:table-cell>
          <table:table-cell table:style-name="ce287" office:value-type="string">
            <office:annotation draw:style-name="gr13" draw:text-style-name="P2" svg:width="2.892cm" svg:height="1.781cm" svg:x="17.506cm" svg:y="34.21cm" draw:caption-point-x="-0.61cm" draw:caption-point-y="-0.459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353cm" svg:y="34.268cm" draw:caption-point-x="-0.61cm" draw:caption-point-y="-0.517cm">
              <dc:date>2011-02-18T00:00:00</dc:date>
              <text:p text:style-name="P2"><text:span text:style-name="T5">Descriminar os itens de dados até justificar a complexidade da função transacional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2cm" svg:y="34.21cm" draw:caption-point-x="-0.61cm" draw:caption-point-y="-0.459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398" office:value-type="string">
            <office:annotation draw:style-name="gr13" draw:text-style-name="P2" svg:width="2.892cm" svg:height="1.781cm" svg:x="25.326cm" svg:y="34.21cm" draw:caption-point-x="-0.61cm" draw:caption-point-y="-0.459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24cm" svg:y="34.268cm" draw:caption-point-x="-0.61cm" draw:caption-point-y="-0.517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Arquivos Ref.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95" table:formula="of:=IF(OR(AND(OR([.B77]=1;[.B77]=0);[.D77]&gt;0;[.D77]&lt;6);AND(OR([.B77]=1;[.B77]=0);[.D77]&gt;5;[.D77]&lt;20);AND([.B77]&gt;1;[.B77]&lt;4;[.D77]&gt;0;[.D77]&lt;6));&quot;B&quot;;IF(OR(AND(OR([.B77]=1;[.B77]=0);[.D77]&gt;19);AND([.B77]&gt;1;[.B77]&lt;4;[.D77]&gt;5;[.D77]&lt;20);AND([.B77]&gt;3;[.D77]&gt;0;[.D77]&lt;6));&quot;M&quot;;IF(OR(AND([.B77]&gt;1;[.B77]&lt;4;[.D77]&gt;19);AND([.B77]&gt;3;[.D77]&gt;5;[.D77]&lt;20);AND([.B77]&gt;3;[.D77]&gt;19));&quot;A&quot;;&quot;&quot;)))">
            <text:p/>
          </table:table-cell>
          <table:table-cell table:style-name="ce407" table:formula="of:=IF(AND([.G77]=&quot;B&quot;;[.F77]&lt;&gt;&quot;&quot;);3;IF(AND([.G77]=&quot;M&quot;;[.F77]&lt;&gt;&quot;&quot;);4;IF(AND([.G77]=&quot;A&quot;;[.F77]&lt;&gt;&quot;&quot;);6;0)))" office:value-type="float" office:value="0">
            <text:p>0</text:p>
          </table:table-cell>
          <table:table-cell table:style-name="ce410"/>
          <table:table-cell table:style-name="ce420" office:value-type="string">
            <text:p>1 - 5</text:p>
          </table:table-cell>
          <table:table-cell table:style-name="ce420" office:value-type="string">
            <text:p>6-19</text:p>
          </table:table-cell>
          <table:table-cell table:style-name="ce428" office:value-type="string">
            <text:p>20+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78]=1;[.B78]=0);[.D78]&gt;0;[.D78]&lt;6);AND(OR([.B78]=1;[.B78]=0);[.D78]&gt;5;[.D78]&lt;20);AND([.B78]&gt;1;[.B78]&lt;4;[.D78]&gt;0;[.D78]&lt;6));&quot;B&quot;;IF(OR(AND(OR([.B78]=1;[.B78]=0);[.D78]&gt;19);AND([.B78]&gt;1;[.B78]&lt;4;[.D78]&gt;5;[.D78]&lt;20);AND([.B78]&gt;3;[.D78]&gt;0;[.D78]&lt;6));&quot;M&quot;;IF(OR(AND([.B78]&gt;1;[.B78]&lt;4;[.D78]&gt;19);AND([.B78]&gt;3;[.D78]&gt;5;[.D78]&lt;20);AND([.B78]&gt;3;[.D78]&gt;19));&quot;A&quot;;&quot;&quot;)))">
            <text:p/>
          </table:table-cell>
          <table:table-cell table:style-name="ce407" table:formula="of:=IF(AND([.G78]=&quot;B&quot;;[.F78]&lt;&gt;&quot;&quot;);3;IF(AND([.G78]=&quot;M&quot;;[.F78]&lt;&gt;&quot;&quot;);4;IF(AND([.G78]=&quot;A&quot;;[.F78]&lt;&gt;&quot;&quot;);6;0)))" office:value-type="float" office:value="0">
            <text:p>0</text:p>
          </table:table-cell>
          <table:table-cell table:style-name="ce417" office:value-type="float" office:value="1">
            <text:p>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79]=1;[.B79]=0);[.D79]&gt;0;[.D79]&lt;6);AND(OR([.B79]=1;[.B79]=0);[.D79]&gt;5;[.D79]&lt;20);AND([.B79]&gt;1;[.B79]&lt;4;[.D79]&gt;0;[.D79]&lt;6));&quot;B&quot;;IF(OR(AND(OR([.B79]=1;[.B79]=0);[.D79]&gt;19);AND([.B79]&gt;1;[.B79]&lt;4;[.D79]&gt;5;[.D79]&lt;20);AND([.B79]&gt;3;[.D79]&gt;0;[.D79]&lt;6));&quot;M&quot;;IF(OR(AND([.B79]&gt;1;[.B79]&lt;4;[.D79]&gt;19);AND([.B79]&gt;3;[.D79]&gt;5;[.D79]&lt;20);AND([.B79]&gt;3;[.D79]&gt;19));&quot;A&quot;;&quot;&quot;)))">
            <text:p/>
          </table:table-cell>
          <table:table-cell table:style-name="ce407" table:formula="of:=IF(AND([.G79]=&quot;B&quot;;[.F79]&lt;&gt;&quot;&quot;);3;IF(AND([.G79]=&quot;M&quot;;[.F79]&lt;&gt;&quot;&quot;);4;IF(AND([.G79]=&quot;A&quot;;[.F79]&lt;&gt;&quot;&quot;);6;0)))" office:value-type="float" office:value="0">
            <text:p>0</text:p>
          </table:table-cell>
          <table:table-cell table:style-name="ce418" office:value-type="string">
            <text:p>2 - 3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80]=1;[.B80]=0);[.D80]&gt;0;[.D80]&lt;6);AND(OR([.B80]=1;[.B80]=0);[.D80]&gt;5;[.D80]&lt;20);AND([.B80]&gt;1;[.B80]&lt;4;[.D80]&gt;0;[.D80]&lt;6));&quot;B&quot;;IF(OR(AND(OR([.B80]=1;[.B80]=0);[.D80]&gt;19);AND([.B80]&gt;1;[.B80]&lt;4;[.D80]&gt;5;[.D80]&lt;20);AND([.B80]&gt;3;[.D80]&gt;0;[.D80]&lt;6));&quot;M&quot;;IF(OR(AND([.B80]&gt;1;[.B80]&lt;4;[.D80]&gt;19);AND([.B80]&gt;3;[.D80]&gt;5;[.D80]&lt;20);AND([.B80]&gt;3;[.D80]&gt;19));&quot;A&quot;;&quot;&quot;)))">
            <text:p/>
          </table:table-cell>
          <table:table-cell table:style-name="ce407" table:formula="of:=IF(AND([.G80]=&quot;B&quot;;[.F80]&lt;&gt;&quot;&quot;);3;IF(AND([.G80]=&quot;M&quot;;[.F80]&lt;&gt;&quot;&quot;);4;IF(AND([.G80]=&quot;A&quot;;[.F80]&lt;&gt;&quot;&quot;);6;0)))" office:value-type="float" office:value="0">
            <text:p>0</text:p>
          </table:table-cell>
          <table:table-cell table:style-name="ce419" office:value-type="string">
            <text:p>4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81]=1;[.B81]=0);[.D81]&gt;0;[.D81]&lt;6);AND(OR([.B81]=1;[.B81]=0);[.D81]&gt;5;[.D81]&lt;20);AND([.B81]&gt;1;[.B81]&lt;4;[.D81]&gt;0;[.D81]&lt;6));&quot;B&quot;;IF(OR(AND(OR([.B81]=1;[.B81]=0);[.D81]&gt;19);AND([.B81]&gt;1;[.B81]&lt;4;[.D81]&gt;5;[.D81]&lt;20);AND([.B81]&gt;3;[.D81]&gt;0;[.D81]&lt;6));&quot;M&quot;;IF(OR(AND([.B81]&gt;1;[.B81]&lt;4;[.D81]&gt;19);AND([.B81]&gt;3;[.D81]&gt;5;[.D81]&lt;20);AND([.B81]&gt;3;[.D81]&gt;19));&quot;A&quot;;&quot;&quot;)))">
            <text:p/>
          </table:table-cell>
          <table:table-cell table:style-name="ce407" table:formula="of:=IF(AND([.G81]=&quot;B&quot;;[.F81]&lt;&gt;&quot;&quot;);3;IF(AND([.G81]=&quot;M&quot;;[.F81]&lt;&gt;&quot;&quot;);4;IF(AND([.G81]=&quot;A&quot;;[.F81]&lt;&gt;&quot;&quot;);6;0))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82]=1;[.B82]=0);[.D82]&gt;0;[.D82]&lt;6);AND(OR([.B82]=1;[.B82]=0);[.D82]&gt;5;[.D82]&lt;20);AND([.B82]&gt;1;[.B82]&lt;4;[.D82]&gt;0;[.D82]&lt;6));&quot;B&quot;;IF(OR(AND(OR([.B82]=1;[.B82]=0);[.D82]&gt;19);AND([.B82]&gt;1;[.B82]&lt;4;[.D82]&gt;5;[.D82]&lt;20);AND([.B82]&gt;3;[.D82]&gt;0;[.D82]&lt;6));&quot;M&quot;;IF(OR(AND([.B82]&gt;1;[.B82]&lt;4;[.D82]&gt;19);AND([.B82]&gt;3;[.D82]&gt;5;[.D82]&lt;20);AND([.B82]&gt;3;[.D82]&gt;19));&quot;A&quot;;&quot;&quot;)))">
            <text:p/>
          </table:table-cell>
          <table:table-cell table:style-name="ce407" table:formula="of:=IF(AND([.G82]=&quot;B&quot;;[.F82]&lt;&gt;&quot;&quot;);3;IF(AND([.G82]=&quot;M&quot;;[.F82]&lt;&gt;&quot;&quot;);4;IF(AND([.G82]=&quot;A&quot;;[.F82]&lt;&gt;&quot;&quot;);6;0))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83]=1;[.B83]=0);[.D83]&gt;0;[.D83]&lt;6);AND(OR([.B83]=1;[.B83]=0);[.D83]&gt;5;[.D83]&lt;20);AND([.B83]&gt;1;[.B83]&lt;4;[.D83]&gt;0;[.D83]&lt;6));&quot;B&quot;;IF(OR(AND(OR([.B83]=1;[.B83]=0);[.D83]&gt;19);AND([.B83]&gt;1;[.B83]&lt;4;[.D83]&gt;5;[.D83]&lt;20);AND([.B83]&gt;3;[.D83]&gt;0;[.D83]&lt;6));&quot;M&quot;;IF(OR(AND([.B83]&gt;1;[.B83]&lt;4;[.D83]&gt;19);AND([.B83]&gt;3;[.D83]&gt;5;[.D83]&lt;20);AND([.B83]&gt;3;[.D83]&gt;19));&quot;A&quot;;&quot;&quot;)))">
            <text:p/>
          </table:table-cell>
          <table:table-cell table:style-name="ce407" table:formula="of:=IF(AND([.G83]=&quot;B&quot;;[.F83]&lt;&gt;&quot;&quot;);3;IF(AND([.G83]=&quot;M&quot;;[.F83]&lt;&gt;&quot;&quot;);4;IF(AND([.G83]=&quot;A&quot;;[.F83]&lt;&gt;&quot;&quot;);6;0))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8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95" table:formula="of:=IF(OR(AND(OR([.B84]=1;[.B84]=0);[.D84]&gt;0;[.D84]&lt;6);AND(OR([.B84]=1;[.B84]=0);[.D84]&gt;5;[.D84]&lt;20);AND([.B84]&gt;1;[.B84]&lt;4;[.D84]&gt;0;[.D84]&lt;6));&quot;B&quot;;IF(OR(AND(OR([.B84]=1;[.B84]=0);[.D84]&gt;19);AND([.B84]&gt;1;[.B84]&lt;4;[.D84]&gt;5;[.D84]&lt;20);AND([.B84]&gt;3;[.D84]&gt;0;[.D84]&lt;6));&quot;M&quot;;IF(OR(AND([.B84]&gt;1;[.B84]&lt;4;[.D84]&gt;19);AND([.B84]&gt;3;[.D84]&gt;5;[.D84]&lt;20);AND([.B84]&gt;3;[.D84]&gt;19));&quot;A&quot;;&quot;&quot;)))">
            <text:p/>
          </table:table-cell>
          <table:table-cell table:style-name="ce407" table:formula="of:=IF(AND([.G84]=&quot;B&quot;;[.F84]&lt;&gt;&quot;&quot;);3;IF(AND([.G84]=&quot;M&quot;;[.F84]&lt;&gt;&quot;&quot;);4;IF(AND([.G84]=&quot;A&quot;;[.F84]&lt;&gt;&quot;&quot;);6;0))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8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95" table:formula="of:=IF(OR(AND(OR([.B85]=1;[.B85]=0);[.D85]&gt;0;[.D85]&lt;6);AND(OR([.B85]=1;[.B85]=0);[.D85]&gt;5;[.D85]&lt;20);AND([.B85]&gt;1;[.B85]&lt;4;[.D85]&gt;0;[.D85]&lt;6));&quot;B&quot;;IF(OR(AND(OR([.B85]=1;[.B85]=0);[.D85]&gt;19);AND([.B85]&gt;1;[.B85]&lt;4;[.D85]&gt;5;[.D85]&lt;20);AND([.B85]&gt;3;[.D85]&gt;0;[.D85]&lt;6));&quot;M&quot;;IF(OR(AND([.B85]&gt;1;[.B85]&lt;4;[.D85]&gt;19);AND([.B85]&gt;3;[.D85]&gt;5;[.D85]&lt;20);AND([.B85]&gt;3;[.D85]&gt;19));&quot;A&quot;;&quot;&quot;)))">
            <text:p/>
          </table:table-cell>
          <table:table-cell table:style-name="ce407" table:formula="of:=IF(AND([.G85]=&quot;B&quot;;[.F85]&lt;&gt;&quot;&quot;);3;IF(AND([.G85]=&quot;M&quot;;[.F85]&lt;&gt;&quot;&quot;);4;IF(AND([.G85]=&quot;A&quot;;[.F85]&lt;&gt;&quot;&quot;);6;0))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9"/>
          <table:table-cell table:style-name="ce290"/>
          <table:table-cell table:style-name="ce317"/>
          <table:table-cell table:style-name="ce330"/>
          <table:table-cell table:style-name="ce336"/>
          <table:table-cell table:style-name="ce341" table:content-validation-name="val1"/>
          <table:table-cell table:style-name="ce395" table:formula="of:=IF(OR(AND(OR([.B86]=1;[.B86]=0);[.D86]&gt;0;[.D86]&lt;6);AND(OR([.B86]=1;[.B86]=0);[.D86]&gt;5;[.D86]&lt;20);AND([.B86]&gt;1;[.B86]&lt;4;[.D86]&gt;0;[.D86]&lt;6));&quot;B&quot;;IF(OR(AND(OR([.B86]=1;[.B86]=0);[.D86]&gt;19);AND([.B86]&gt;1;[.B86]&lt;4;[.D86]&gt;5;[.D86]&lt;20);AND([.B86]&gt;3;[.D86]&gt;0;[.D86]&lt;6));&quot;M&quot;;IF(OR(AND([.B86]&gt;1;[.B86]&lt;4;[.D86]&gt;19);AND([.B86]&gt;3;[.D86]&gt;5;[.D86]&lt;20);AND([.B86]&gt;3;[.D86]&gt;19));&quot;A&quot;;&quot;&quot;)))">
            <text:p/>
          </table:table-cell>
          <table:table-cell table:style-name="ce407" table:formula="of:=IF(AND([.G86]=&quot;B&quot;;[.F86]&lt;&gt;&quot;&quot;);3;IF(AND([.G86]=&quot;M&quot;;[.F86]&lt;&gt;&quot;&quot;);4;IF(AND([.G86]=&quot;A&quot;;[.F86]&lt;&gt;&quot;&quot;);6;0))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3" office:value-type="string">
            <text:p>Baixa</text:p>
          </table:table-cell>
          <table:table-cell table:style-name="ce359" table:formula="of:=COUNTIF([.G77:.G86];&quot;B&quot;)" office:value-type="float" office:value="0">
            <text:p>0</text:p>
          </table:table-cell>
          <table:table-cell table:style-name="ce359" table:formula="of:=SUMIF([.$G77:.$G86];&quot;=B&quot;;[.$H77:.$H86]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4" office:value-type="string">
            <text:p>Média</text:p>
          </table:table-cell>
          <table:table-cell table:style-name="ce397" table:formula="of:=COUNTIF([.G77:.G86];&quot;M&quot;)" office:value-type="float" office:value="0">
            <text:p>0</text:p>
          </table:table-cell>
          <table:table-cell table:style-name="ce358" table:formula="of:=SUMIF([.$G77:.$G86];&quot;=M&quot;;[.$H77:.$H86]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4" office:value-type="string">
            <text:p>Alta</text:p>
          </table:table-cell>
          <table:table-cell table:style-name="ce397" table:formula="of:=COUNTIF([.G77:.G86];&quot;A&quot;)" office:value-type="float" office:value="0">
            <text:p>0</text:p>
          </table:table-cell>
          <table:table-cell table:style-name="ce358" table:formula="of:=SUMIF([.$G77:.$G86];&quot;=A&quot;;[.$H77:.$H86]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5" office:value-type="string">
            <text:p>Total CE / PF</text:p>
          </table:table-cell>
          <table:table-cell table:style-name="ce361" table:formula="of:=SUM([.G87:.G89])" office:value-type="float" office:value="0">
            <text:p>0</text:p>
          </table:table-cell>
          <table:table-cell table:style-name="ce361" table:formula="of:=SUM([.H87:.H89])" office:value-type="float" office:value="0">
            <text:p>0</text:p>
          </table:table-cell>
          <table:table-cell table:style-name="ce349"/>
          <table:table-cell table:number-columns-repeated="247"/>
        </table:table-row>
        <table:table-row table:style-name="ro34">
          <table:table-cell table:style-name="ce267" table:number-columns-repeated="2"/>
          <table:table-cell table:number-columns-repeated="6"/>
          <table:table-cell table:style-name="ce349"/>
          <table:table-cell table:number-columns-repeated="247"/>
        </table:table-row>
        <table:table-row table:style-name="ro34">
          <table:table-cell table:style-name="ce270" office:value-type="string">
            <text:p>Pontos de Função</text:p>
          </table:table-cell>
          <table:table-cell table:style-name="ce267" table:number-columns-repeated="5"/>
          <table:table-cell table:style-name="ce332" table:number-columns-repeated="2"/>
          <table:table-cell table:style-name="ce349"/>
          <table:table-cell table:number-columns-repeated="247"/>
        </table:table-row>
        <table:table-row table:style-name="ro34">
          <table:table-cell table:style-name="ce271" office:value-type="string">
            <text:p>Tipos de Funções</text:p>
          </table:table-cell>
          <table:table-cell table:style-name="ce292" office:value-type="string">
            <office:annotation draw:style-name="gr13" draw:text-style-name="P2" svg:width="2.892cm" svg:height="1.781cm" svg:x="11.895cm" svg:y="42.305cm" draw:caption-point-x="-0.61cm" draw:caption-point-y="-0.907cm">
              <dc:date>2005-05-11T00:00:00</dc:date>
              <text:p text:style-name="P2"><text:span text:style-name="T5">Fórmula preenche automaticamente</text:span></text:p>
            </office:annotation>
            <text:p>Total Alteradas</text:p>
          </table:table-cell>
          <table:table-cell table:style-name="ce292" office:value-type="string">
            <office:annotation draw:style-name="gr13" draw:text-style-name="P2" svg:width="2.892cm" svg:height="1.781cm" svg:x="14.66cm" svg:y="42.305cm" draw:caption-point-x="-0.61cm" draw:caption-point-y="-0.907cm">
              <dc:date>2005-05-11T00:00:00</dc:date>
              <text:p text:style-name="P2"><text:span text:style-name="T5">Fórmula preenche automaticamente</text:span></text:p>
            </office:annotation>
            <text:p>Total Incluídas</text:p>
          </table:table-cell>
          <table:table-cell table:style-name="ce292" office:value-type="string">
            <office:annotation draw:style-name="gr13" draw:text-style-name="P2" svg:width="2.892cm" svg:height="1.781cm" svg:x="17.506cm" svg:y="42.305cm" draw:caption-point-x="-0.61cm" draw:caption-point-y="-0.907cm">
              <dc:date>2005-05-11T00:00:00</dc:date>
              <text:p text:style-name="P2"><text:span text:style-name="T5">Fórmula preenche automaticamente</text:span></text:p>
            </office:annotation>
            <text:p>Total Excluídas</text:p>
          </table:table-cell>
          <table:table-cell table:style-name="ce337" office:value-type="string">
            <text:p>Total</text:p>
          </table:table-cell>
          <table:table-cell table:style-name="ce332" table:number-columns-repeated="2"/>
          <table:table-cell table:style-name="ce349"/>
          <table:table-cell table:style-name="ce291"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2" office:value-type="string">
            <text:p>Arquivos Lógicos Internos</text:p>
          </table:table-cell>
          <table:table-cell table:style-name="ce293" office:value-type="float" office:value="0">
            <text:p>0</text:p>
          </table:table-cell>
          <table:table-cell table:style-name="ce293" office:value-type="float" office:value="76">
            <text:p>76</text:p>
          </table:table-cell>
          <table:table-cell table:style-name="ce293" office:value-type="float" office:value="0">
            <text:p>0</text:p>
          </table:table-cell>
          <table:table-cell table:style-name="ce338" table:formula="of:=SUM([.B94:.D94])" office:value-type="float" office:value="76">
            <text:p>76</text:p>
          </table:table-cell>
          <table:table-cell table:style-name="ce332" table:number-columns-repeated="2"/>
          <table:table-cell table:style-name="ce270"/>
          <table:table-cell table:style-name="ce249"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2" office:value-type="string">
            <text:p>Arquivos de Interface Externa</text:p>
          </table:table-cell>
          <table:table-cell table:style-name="ce293" office:value-type="float" office:value="0">
            <text:p>0</text:p>
          </table:table-cell>
          <table:table-cell table:style-name="ce293" office:value-type="float" office:value="10">
            <text:p>10</text:p>
          </table:table-cell>
          <table:table-cell table:style-name="ce293" office:value-type="float" office:value="0">
            <text:p>0</text:p>
          </table:table-cell>
          <table:table-cell table:style-name="ce338" table:formula="of:=SUM([.B95:.D95])" office:value-type="float" office:value="10">
            <text:p>10</text:p>
          </table:table-cell>
          <table:table-cell table:style-name="ce347" table:number-columns-repeated="2"/>
          <table:table-cell table:style-name="ce408"/>
          <table:table-cell table:style-name="ce249"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2" office:value-type="string">
            <text:p>Entradas Externa</text:p>
          </table:table-cell>
          <table:table-cell table:style-name="ce293" office:value-type="float" office:value="0">
            <text:p>0</text:p>
          </table:table-cell>
          <table:table-cell table:style-name="ce293" office:value-type="float" office:value="82">
            <text:p>82</text:p>
          </table:table-cell>
          <table:table-cell table:style-name="ce293" office:value-type="float" office:value="0">
            <text:p>0</text:p>
          </table:table-cell>
          <table:table-cell table:style-name="ce338" table:formula="of:=SUM([.B96:.D96])" office:value-type="float" office:value="82">
            <text:p>82</text:p>
          </table:table-cell>
          <table:table-cell table:style-name="ce347" table:number-columns-repeated="2"/>
          <table:table-cell table:style-name="ce408"/>
          <table:table-cell table:style-name="ce249"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2" office:value-type="string">
            <text:p>Saídas Externa</text:p>
          </table:table-cell>
          <table:table-cell table:style-name="ce293" office:value-type="float" office:value="0">
            <text:p>0</text:p>
          </table:table-cell>
          <table:table-cell table:style-name="ce293" office:value-type="float" office:value="25">
            <text:p>25</text:p>
          </table:table-cell>
          <table:table-cell table:style-name="ce293" office:value-type="float" office:value="0">
            <text:p>0</text:p>
          </table:table-cell>
          <table:table-cell table:style-name="ce338" table:formula="of:=SUM([.B97:.D97])" office:value-type="float" office:value="25">
            <text:p>25</text:p>
          </table:table-cell>
          <table:table-cell table:style-name="ce347" table:number-columns-repeated="2"/>
          <table:table-cell table:style-name="ce408"/>
          <table:table-cell table:style-name="ce249"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2" office:value-type="string">
            <text:p>Consultas Externas</text:p>
          </table:table-cell>
          <table:table-cell table:style-name="ce293" office:value-type="float" office:value="0">
            <text:p>0</text:p>
          </table:table-cell>
          <table:table-cell table:style-name="ce293" office:value-type="float" office:value="58">
            <text:p>58</text:p>
          </table:table-cell>
          <table:table-cell table:style-name="ce293" office:value-type="float" office:value="0">
            <text:p>0</text:p>
          </table:table-cell>
          <table:table-cell table:style-name="ce338" table:formula="of:=SUM([.B98:.D98])" office:value-type="float" office:value="58">
            <text:p>58</text:p>
          </table:table-cell>
          <table:table-cell table:style-name="ce347" table:number-columns-repeated="2"/>
          <table:table-cell table:style-name="ce408"/>
          <table:table-cell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3" office:value-type="string">
            <text:p>Total PF <text:s text:c="2"/></text:p>
          </table:table-cell>
          <table:table-cell table:style-name="ce294" table:formula="of:=SUM([.B94:.B98])" office:value-type="float" office:value="0">
            <text:p>0</text:p>
          </table:table-cell>
          <table:table-cell table:style-name="ce294" table:formula="of:=SUM([.C94:.C98])" office:value-type="float" office:value="251">
            <text:p>251</text:p>
          </table:table-cell>
          <table:table-cell table:style-name="ce294" table:formula="of:=SUM([.D94:.D98])" office:value-type="float" office:value="0">
            <text:p>0</text:p>
          </table:table-cell>
          <table:table-cell table:style-name="ce294" table:formula="of:=SUM([.E94:.E98])" office:value-type="float" office:value="251">
            <text:p>251</text:p>
          </table:table-cell>
          <table:table-cell table:style-name="ce347" table:number-columns-repeated="2"/>
          <table:table-cell table:style-name="ce408"/>
          <table:table-cell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165" table:number-columns-repeated="6"/>
          <table:table-cell table:style-name="ce347" table:number-columns-repeated="2"/>
          <table:table-cell table:style-name="ce408"/>
          <table:table-cell table:style-name="Default"/>
          <table:table-cell table:number-columns-repeated="246"/>
        </table:table-row>
        <table:table-row table:style-name="ro34">
          <table:table-cell table:style-name="ce165"/>
          <table:table-cell/>
          <table:table-cell table:style-name="ce165" table:number-columns-repeated="4"/>
          <table:table-cell table:style-name="ce347" table:number-columns-repeated="2"/>
          <table:table-cell table:style-name="ce408"/>
          <table:table-cell table:style-name="Default"/>
          <table:table-cell table:number-columns-repeated="246"/>
        </table:table-row>
        <table:table-row table:style-name="ro34">
          <table:table-cell table:style-name="ce274" office:value-type="string">
            <text:p>Estimativa de Tamanho</text:p>
          </table:table-cell>
          <table:table-cell table:style-name="ce274" table:number-columns-repeated="5"/>
          <table:table-cell table:style-name="ce332" table:number-columns-repeated="2"/>
          <table:table-cell table:style-name="ce165"/>
          <table:table-cell table:style-name="Default"/>
          <table:table-cell table:number-columns-repeated="246"/>
        </table:table-row>
        <table:table-row table:style-name="ro34">
          <table:table-cell table:style-name="ce275"/>
          <table:table-cell table:style-name="ce295" table:number-columns-repeated="4"/>
          <table:table-cell table:style-name="ce348"/>
          <table:table-cell table:style-name="ce399"/>
          <table:table-cell table:style-name="Default"/>
          <table:table-cell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6"/>
          <table:table-cell table:style-name="ce296" office:value-type="string">
            <text:p>PF Total </text:p>
          </table:table-cell>
          <table:table-cell table:style-name="ce318" table:formula="of:=SUM([.B99:.D99])" office:value-type="float" office:value="251">
            <office:annotation draw:style-name="gr13" draw:text-style-name="P2" svg:width="2.892cm" svg:height="4.546cm" svg:x="14.66cm" svg:y="47.544cm" draw:caption-point-x="-0.61cm" draw:caption-point-y="-1.197cm">
              <dc:date>2010-06-17T00:00:00</dc:date>
              <text:p text:style-name="P2"><text:span text:style-name="T5">Nessa totalização estão consideradas as funções de dados e transacionais. Deve incluir também, se for o caso, as funções de conversão (migração).</text:span></text:p>
            </office:annotation>
            <text:p>251</text:p>
          </table:table-cell>
          <table:table-cell table:style-name="ce331" office:value-type="string">
            <text:p><text:s/>PF</text:p>
          </table:table-cell>
          <table:table-cell table:style-name="ce331"/>
          <table:table-cell table:style-name="ce349"/>
          <table:table-cell table:style-name="ce400"/>
          <table:table-cell table:style-name="Default"/>
          <table:table-cell table:number-columns-repeated="3"/>
          <table:table-cell table:style-name="Default"/>
          <table:table-cell table:number-columns-repeated="244"/>
        </table:table-row>
        <table:table-row table:style-name="ro34">
          <table:table-cell table:style-name="ce276"/>
          <table:table-cell table:style-name="ce296" office:value-type="string">
            <text:p>Percentual evolução de requisitos (Scope Creep) </text:p>
          </table:table-cell>
          <table:table-cell table:style-name="ce319" office:value-type="float" office:value="1">
            <office:annotation draw:style-name="gr13" draw:text-style-name="P4" svg:width="2.892cm" svg:height="17.186cm" svg:x="14.66cm" svg:y="48.021cm" draw:caption-point-x="-0.61cm" draw:caption-point-y="-1.224cm">
              <dc:date>2010-06-17T00:00:00</dc:date>
              <text:p text:style-name="P4"><text:span text:style-name="T5">Analisar o risco de variação de escopo do projeto e estabelecer o valor mais adequado (que reflita efetivamente o contexto do projeto, independente de faixas de valores médios teóricos) para a premissa de evolução de requisitos, considerando o conceito de "scope crrep" (vide orientação no item 6.1 do Roteiro SERPRO de Contagem de Pontos de Função e Estimativas). Essa premissa deve ser documentada e justificada no PP, bem como os riscos e respectivas ações devem ser identificados e gerenciados no projeto. </text:span></text:p>
              <text:p text:style-name="P4"><text:span text:style-name="T5">Considerar o valor 1 (um), como valor default.</text:span></text:p>
            </office:annotation>
            <text:p>1</text:p>
          </table:table-cell>
          <table:table-cell table:style-name="ce331" table:number-columns-repeated="2"/>
          <table:table-cell table:style-name="ce349"/>
          <table:table-cell table:style-name="ce400"/>
          <table:table-cell table:style-name="Default"/>
          <table:table-cell table:number-columns-repeated="3"/>
          <table:table-cell table:style-name="Default"/>
          <table:table-cell table:number-columns-repeated="244"/>
        </table:table-row>
        <table:table-row table:style-name="ro34">
          <table:table-cell table:style-name="ce276"/>
          <table:table-cell table:style-name="ce296" office:value-type="string">
            <text:p>Ajuste conforme Tipo Demanda </text:p>
          </table:table-cell>
          <table:table-cell table:style-name="ce320" table:formula="of:=VLOOKUP([.B4];[TabelaAjuste.A2:.B24];2;0)" office:value-type="float" office:value="1">
            <office:annotation draw:style-name="gr13" draw:text-style-name="P2" svg:width="2.892cm" svg:height="4.941cm" svg:x="14.66cm" svg:y="48.497cm" draw:caption-point-x="-0.61cm" draw:caption-point-y="-1.25cm">
              <dc:date>2010-05-17T00:00:00</dc:date>
              <text:p text:style-name="P2"><text:span text:style-name="T5">Este campo é preenchido automaticamente conforme o tipo de Demanda selecionada e o valor correspondente na planilha TabelaAjuste.</text:span></text:p>
              <text:p text:style-name="P2"><text:span text:style-name="T5"/></text:p>
              <text:p text:style-name="P2"><text:span text:style-name="T5"/></text:p>
            </office:annotation>
            <text:p>1</text:p>
          </table:table-cell>
          <table:table-cell table:style-name="ce331" table:number-columns-repeated="2"/>
          <table:table-cell table:style-name="ce349"/>
          <table:table-cell table:style-name="ce400"/>
          <table:table-cell table:style-name="Default"/>
          <table:table-cell table:number-columns-repeated="3"/>
          <table:table-cell table:style-name="Default"/>
          <table:table-cell table:number-columns-repeated="244"/>
        </table:table-row>
        <table:table-row table:style-name="ro34">
          <table:table-cell table:style-name="ce276"/>
          <table:table-cell table:style-name="ce296" office:value-type="string">
            <text:p>PF Total </text:p>
          </table:table-cell>
          <table:table-cell table:style-name="ce318" table:formula="of:=[.C104] * [.C105] * [.C106]" office:value-type="float" office:value="251">
            <text:p>251</text:p>
          </table:table-cell>
          <table:table-cell table:style-name="ce331" office:value-type="string">
            <text:p><text:s/>PF</text:p>
          </table:table-cell>
          <table:table-cell table:style-name="ce331"/>
          <table:table-cell table:style-name="ce349"/>
          <table:table-cell table:style-name="ce400"/>
          <table:table-cell table:style-name="Default"/>
          <table:table-cell table:number-columns-repeated="3"/>
          <table:table-cell table:style-name="Default"/>
          <table:table-cell table:number-columns-repeated="244"/>
        </table:table-row>
        <table:table-row table:style-name="ro34">
          <table:table-cell table:style-name="ce277"/>
          <table:table-cell table:style-name="ce297"/>
          <table:table-cell table:style-name="ce321" table:number-columns-repeated="3"/>
          <table:table-cell table:style-name="ce350"/>
          <table:table-cell table:style-name="ce401"/>
          <table:table-cell table:style-name="Default"/>
          <table:table-cell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67"/>
          <table:table-cell table:style-name="ce298"/>
          <table:table-cell table:style-name="ce322" table:number-columns-repeated="3"/>
          <table:table-cell table:style-name="ce331"/>
          <table:table-cell table:style-name="ce402" table:number-columns-repeated="2"/>
          <table:table-cell/>
          <table:table-cell table:style-name="Default"/>
          <table:table-cell table:number-columns-repeated="246"/>
        </table:table-row>
        <table:table-row table:style-name="ro34">
          <table:table-cell table:style-name="ce274" office:value-type="string">
            <text:p>Estimativa de Esforço</text:p>
          </table:table-cell>
          <table:table-cell table:style-name="ce298"/>
          <table:table-cell table:style-name="ce322" table:number-columns-repeated="3"/>
          <table:table-cell table:style-name="ce331"/>
          <table:table-cell table:style-name="ce402"/>
          <table:table-cell table:style-name="Default"/>
          <table:table-cell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34">
          <table:table-cell table:style-name="ce278"/>
          <table:table-cell table:style-name="ce299"/>
          <table:table-cell table:style-name="ce323" table:number-columns-repeated="3"/>
          <table:table-cell table:style-name="ce351"/>
          <table:table-cell table:style-name="ce403"/>
          <table:table-cell table:style-name="Default"/>
          <table:table-cell/>
          <table:table-cell table:style-name="Default"/>
          <table:table-cell table:style-name="ce249"/>
          <table:table-cell table:style-name="Default"/>
          <table:table-cell table:number-columns-repeated="244"/>
        </table:table-row>
        <table:table-row table:style-name="ro49">
          <table:table-cell table:style-name="ce279"/>
          <table:table-cell table:style-name="ce300" office:value-type="string">
            <text:p>Produtividade </text:p>
          </table:table-cell>
          <table:table-cell table:style-name="ce324" office:value-type="float" office:value="12">
            <text:p>12,0 </text:p>
          </table:table-cell>
          <table:table-cell table:style-name="ce332" office:value-type="string">
            <text:p><text:s/>HH por PF</text:p>
          </table:table-cell>
          <table:table-cell table:style-name="ce332"/>
          <table:table-cell table:style-name="ce267"/>
          <table:table-cell table:style-name="ce404"/>
          <table:table-cell table:style-name="Default"/>
          <table:table-cell table:number-columns-repeated="3"/>
          <table:table-cell table:style-name="Default"/>
          <table:table-cell table:number-columns-repeated="244"/>
        </table:table-row>
        <table:table-row table:style-name="ro34">
          <table:table-cell table:style-name="ce280" office:value-type="string" table:number-columns-spanned="2" table:number-rows-spanned="1">
            <text:p>Esforço Total = (PF Total * Produtividade / Conversão HD) </text:p>
          </table:table-cell>
          <table:covered-table-cell/>
          <table:table-cell table:style-name="ce325" table:formula="of:==IF([.C112]&lt;&gt;0;([.C107]*[.C112])/[.C117])" office:value-type="float" office:value="376.5">
            <text:p>376,50 </text:p>
          </table:table-cell>
          <table:table-cell table:style-name="ce332" office:value-type="string">
            <text:p><text:s/>HD (Homem-Dia)</text:p>
          </table:table-cell>
          <table:table-cell table:style-name="ce332"/>
          <table:table-cell table:style-name="ce352"/>
          <table:table-cell table:style-name="ce404"/>
          <table:table-cell table:style-name="Default"/>
          <table:table-cell table:number-columns-repeated="3"/>
          <table:table-cell table:style-name="Default"/>
          <table:table-cell table:number-columns-repeated="244"/>
        </table:table-row>
        <table:table-row table:style-name="ro34">
          <table:table-cell table:style-name="ce279"/>
          <table:table-cell table:style-name="ce267"/>
          <table:table-cell table:style-name="ce326" table:formula="of:=[.C113]*[.C117]" office:value-type="float" office:value="3012">
            <text:p>3.012 </text:p>
          </table:table-cell>
          <table:table-cell table:style-name="ce332" office:value-type="string">
            <text:p><text:s/>HH (Homem-Hora)</text:p>
          </table:table-cell>
          <table:table-cell table:style-name="ce332"/>
          <table:table-cell table:style-name="ce298"/>
          <table:table-cell table:style-name="ce404"/>
          <table:table-cell table:style-name="Default"/>
          <table:table-cell table:number-columns-repeated="3"/>
          <table:table-cell table:style-name="Default"/>
          <table:table-cell table:number-columns-repeated="244"/>
        </table:table-row>
        <table:table-row table:style-name="ro34">
          <table:table-cell table:style-name="ce277"/>
          <table:table-cell table:style-name="ce301"/>
          <table:table-cell table:style-name="ce327" table:number-columns-repeated="3"/>
          <table:table-cell table:style-name="ce353"/>
          <table:table-cell table:style-name="ce40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office:value-type="string">
            <text:p>S</text:p>
          </table:table-cell>
          <table:table-cell table:number-columns-repeated="242"/>
        </table:table-row>
        <table:table-row table:style-name="ro34">
          <table:table-cell table:number-columns-repeated="9"/>
          <table:table-cell table:style-name="Default"/>
          <table:table-cell/>
          <table:table-cell table:style-name="Default"/>
          <table:table-cell/>
          <table:table-cell office:value-type="string">
            <text:p>Classificação</text:p>
          </table:table-cell>
          <table:table-cell office:value-type="string">
            <text:p>Compl.</text:p>
          </table:table-cell>
          <table:table-cell table:number-columns-repeated="241"/>
        </table:table-row>
        <table:table-row table:style-name="ro34">
          <table:table-cell table:style-name="ce165" office:value-type="string" table:number-columns-spanned="2" table:number-rows-spanned="1">
            <text:p>Horas de conversão HD para HH </text:p>
          </table:table-cell>
          <table:covered-table-cell table:style-name="ce165"/>
          <table:table-cell table:style-name="ce328" office:value-type="float" office:value="8">
            <office:annotation draw:style-name="gr13" draw:text-style-name="P2" svg:width="2.892cm" svg:height="5.731cm" svg:x="14.66cm" svg:y="53.856cm" draw:caption-point-x="-0.61cm" draw:caption-point-y="-1.613cm">
              <dc:date>2010-05-13T00:00:00</dc:date>
              <text:p text:style-name="P2"><text:span text:style-name="T5">Esse fator é utilizado para o cálculo da medida de esforço, que independe de jornada de trabalho.</text:span></text:p>
              <text:p text:style-name="P2"><text:span text:style-name="T5">Por isso é altamente recomendado que o seu valor seja mantido sempre em 8h.</text:span></text:p>
            </office:annotation>
            <text:p>8,0 </text:p>
          </table:table-cell>
          <table:table-cell office:value-type="string">
            <text:p>Horas/Dia</text:p>
          </table:table-cell>
          <table:table-cell table:style-name="ce165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41"/>
        </table:table-row>
        <table:table-row table:style-name="ro34">
          <table:table-cell table:number-columns-repeated="11"/>
          <table:table-cell table:style-name="Default"/>
          <table:table-cell/>
          <table:table-cell office:value-type="string">
            <text:p>Classificação</text:p>
          </table:table-cell>
          <table:table-cell office:value-type="string">
            <text:p>Compl.</text:p>
          </table:table-cell>
          <table:table-cell table:number-columns-repeated="241"/>
        </table:table-row>
        <table:table-row table:style-name="ro34">
          <table:table-cell table:style-name="ce281" office:value-type="string">
            <text:p>Observações</text:p>
          </table:table-cell>
          <table:table-cell table:style-name="ce302" table:number-columns-repeated="8"/>
          <table:table-cell table:number-columns-repeated="2"/>
          <table:table-cell table:style-name="Default"/>
          <table:table-cell/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41"/>
        </table:table-row>
        <table:table-row table:style-name="ro34">
          <table:table-cell table:style-name="ce282" table:number-columns-spanned="6" table:number-rows-spanned="1"/>
          <table:covered-table-cell table:number-columns-repeated="4" table:style-name="ce303"/>
          <table:covered-table-cell table:style-name="ce354"/>
          <table:table-cell/>
          <table:table-cell table:style-name="Default"/>
          <table:table-cell table:style-name="ce249"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style-name="ce283" table:number-columns-spanned="6" table:number-rows-spanned="1"/>
          <table:covered-table-cell table:number-columns-repeated="4" table:style-name="ce304"/>
          <table:covered-table-cell table:style-name="ce355"/>
          <table:table-cell/>
          <table:table-cell table:style-name="Default"/>
          <table:table-cell table:style-name="ce249"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style-name="ce283" table:number-columns-spanned="6" table:number-rows-spanned="1"/>
          <table:covered-table-cell table:number-columns-repeated="4" table:style-name="ce304"/>
          <table:covered-table-cell table:style-name="ce355"/>
          <table:table-cell/>
          <table:table-cell table:style-name="Default"/>
          <table:table-cell table:style-name="ce249"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style-name="ce283" table:number-columns-spanned="6" table:number-rows-spanned="1"/>
          <table:covered-table-cell table:number-columns-repeated="4" table:style-name="ce304"/>
          <table:covered-table-cell table:style-name="ce355"/>
          <table:table-cell/>
          <table:table-cell table:style-name="Default"/>
          <table:table-cell table:style-name="ce249"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style-name="ce284" table:number-columns-spanned="6" table:number-rows-spanned="1"/>
          <table:covered-table-cell table:number-columns-repeated="4" table:style-name="ce305"/>
          <table:covered-table-cell table:style-name="ce356"/>
          <table:table-cell/>
          <table:table-cell table:style-name="Default"/>
          <table:table-cell table:style-name="ce249"/>
          <table:table-cell table:style-name="Default"/>
          <table:table-cell/>
          <table:table-cell table:style-name="Default"/>
          <table:table-cell table:number-columns-repeated="244"/>
        </table:table-row>
        <table:table-row table:style-name="ro34">
          <table:table-cell table:number-columns-repeated="11"/>
          <table:table-cell table:style-name="Default"/>
          <table:table-cell/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241"/>
        </table:table-row>
        <table:table-row table:style-name="ro34">
          <table:table-cell table:number-columns-repeated="11"/>
          <table:table-cell table:style-name="Default"/>
          <table:table-cell/>
          <table:table-cell office:value-type="string">
            <text:p>Classificação</text:p>
          </table:table-cell>
          <table:table-cell office:value-type="string">
            <text:p>Compl.</text:p>
          </table:table-cell>
          <table:table-cell table:number-columns-repeated="241"/>
        </table:table-row>
        <table:table-row table:style-name="ro34">
          <table:table-cell table:number-columns-repeated="13"/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241"/>
        </table:table-row>
        <table:table-row table:style-name="ro34">
          <table:table-cell table:number-columns-repeated="13"/>
          <table:table-cell office:value-type="string">
            <text:p>Classificação</text:p>
          </table:table-cell>
          <table:table-cell office:value-type="string">
            <text:p>Compl.</text:p>
          </table:table-cell>
          <table:table-cell table:number-columns-repeated="241"/>
        </table:table-row>
        <table:table-row table:style-name="ro34">
          <table:table-cell table:number-columns-repeated="13"/>
          <table:table-cell office:value-type="string">
            <text:p>E</text:p>
          </table:table-cell>
          <table:table-cell office:value-type="string">
            <text:p>M</text:p>
          </table:table-cell>
          <table:table-cell table:number-columns-repeated="241"/>
        </table:table-row>
        <table:table-row table:style-name="ro34">
          <table:table-cell table:number-columns-repeated="13"/>
          <table:table-cell office:value-type="string">
            <text:p>Classificação</text:p>
          </table:table-cell>
          <table:table-cell office:value-type="string">
            <text:p>Compl.</text:p>
          </table:table-cell>
          <table:table-cell table:number-columns-repeated="241"/>
        </table:table-row>
        <table:table-row table:style-name="ro34" table:number-rows-repeated="31836">
          <table:table-cell table:number-columns-repeated="256"/>
        </table:table-row>
        <table:table-row table:style-name="ro34" table:number-rows-repeated="5">
          <table:table-cell table:number-columns-repeated="11"/>
          <table:table-cell table:style-name="Default"/>
          <table:table-cell table:number-columns-repeated="244"/>
        </table:table-row>
        <table:table-row table:style-name="ro34">
          <table:table-cell table:number-columns-repeated="11"/>
          <table:table-cell table:style-name="Default"/>
          <table:table-cell table:number-columns-repeated="244"/>
        </table:table-row>
      </table:table>
      <table:table table:name="APF_Encerr" table:style-name="ta1" table:print-ranges="APF_Encerr.A1:APF_Encerr.L125">
        <office:forms form:automatic-focus="false" form:apply-design-mode="false">
          <form:form form:name="Standard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ComboBox" form:control-implementation="ooo:com.sun.star.form.component.ComboBox" xml:id="control2" form:id="control2" form:dropdown="true" form:convert-empty-to-null="true" form:list-source-type="table" form:linked-cell="APF_Encerr.A4" form:source-cell-range="TabelaAjuste.A3:TabelaAjuste.B24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60" table:default-cell-style-name="Default"/>
        <table:table-column table:style-name="co29" table:number-columns-repeated="3" table:default-cell-style-name="Default"/>
        <table:table-column table:style-name="co73" table:default-cell-style-name="ce249"/>
        <table:table-column table:style-name="co74" table:default-cell-style-name="Default"/>
        <table:table-column table:style-name="co75" table:default-cell-style-name="ce249"/>
        <table:table-column table:style-name="co76" table:default-cell-style-name="Default"/>
        <table:table-column table:style-name="co77" table:default-cell-style-name="ce249"/>
        <table:table-column table:style-name="co41" table:number-columns-repeated="247" table:default-cell-style-name="Default"/>
        <table:table-row table:style-name="ro34">
          <table:table-cell table:style-name="ce104" office:value-type="string">
            <text:p>Identificação Projeto Sw </text:p>
          </table:table-cell>
          <table:table-cell table:style-name="ce439" table:formula="of:=[$Versão.C1]" office:value-type="string" office:string-value="EXPRESSO30" table:number-columns-spanned="5" table:number-rows-spanned="1">
            <text:p>EXPRESSO30</text:p>
          </table:table-cell>
          <table:covered-table-cell table:number-columns-repeated="2" table:style-name="ce442"/>
          <table:covered-table-cell table:style-name="ce447"/>
          <table:covered-table-cell table:style-name="ce442"/>
          <table:table-cell table:style-name="ce450"/>
          <table:table-cell table:style-name="ce453"/>
          <table:table-cell table:style-name="Default"/>
          <table:table-cell table:style-name="ce109" table:number-columns-repeated="246"/>
          <table:table-cell/>
        </table:table-row>
        <table:table-row table:style-name="ro34">
          <table:table-cell table:number-columns-repeated="4"/>
          <table:table-cell table:style-name="ce357"/>
          <table:table-cell/>
          <table:table-cell table:style-name="ce357"/>
          <table:table-cell/>
          <table:table-cell table:style-name="ce357"/>
          <table:table-cell table:number-columns-repeated="247"/>
        </table:table-row>
        <table:table-row table:style-name="ro34">
          <table:table-cell table:style-name="ce258" office:value-type="string" table:number-columns-spanned="2" table:number-rows-spanned="1">
            <office:annotation draw:style-name="gr13" draw:text-style-name="P2" svg:width="2.892cm" svg:height="4.151cm" svg:x="11.762cm" svg:y="0.049cm" draw:caption-point-x="-0.61cm" draw:caption-point-y="0.861cm">
              <dc:date>2010-05-17T00:00:00</dc:date>
              <text:p text:style-name="P2"><text:span text:style-name="T5">Classificar conforme detalhamento do Roteiro Serpro de Contagem de Pontos de Função e Estimativas (videplanilha TabelaAjuste)</text:span></text:p>
            </office:annotation>
            <text:p>Determine o Tipo da Demanda</text:p>
            <draw:control table:end-cell-address="APF_Encerr.C5" table:end-x="0.064cm" table:end-y="0.008cm" draw:z-index="0" draw:style-name="gr12" draw:text-style-name="P3" svg:width="11.381cm" svg:height="0.502cm" svg:x="-0.155cm" svg:y="0.406cm" draw:control="control2"/>
          </table:table-cell>
          <table:covered-table-cell table:style-name="ce26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34">
          <table:table-cell office:value-type="string">
            <text:p>Desenvolvimento (Novo Sistema) (item 4.1)</text:p>
          </table:table-cell>
          <table:table-cell table:style-name="ce286" table:formula="of:=TRIM([.A4])" office:value-type="string" office:string-value="Desenvolvimento (Novo Sistema) (item 4.1)">
            <text:p>Desenvolvimento (Novo Sistema) (item 4.1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47"/>
        </table:table-row>
        <table:table-row table:style-name="ro34">
          <table:table-cell table:style-name="ce260" office:value-type="string">
            <text:p>Ponderando Arquivos Lógicos Internos</text:p>
          </table:table-cell>
          <table:table-cell table:style-name="ce274" table:number-columns-repeated="3"/>
          <table:table-cell table:number-columns-repeated="252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1.828cm" draw:caption-point-x="-0.61cm" draw:caption-point-y="1.332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762cm" svg:y="1.828cm" draw:caption-point-x="-0.61cm" draw:caption-point-y="1.332cm">
              <dc:date>2005-05-11T00:00:00</dc:date>
              <text:p text:style-name="P2"><text:span text:style-name="T5">Preencher a quantidade de Registros Lógicos</text:span></text:p>
            </office:annotation>
            <text:p>Reg.Lógicos</text:p>
          </table:table-cell>
          <table:table-cell table:style-name="ce287" office:value-type="string">
            <office:annotation draw:style-name="gr13" draw:text-style-name="P2" svg:width="2.89cm" svg:height="2.176cm" svg:x="14.393cm" svg:y="1.883cm" draw:caption-point-x="-0.61cm" draw:caption-point-y="1.277cm">
              <dc:date>2011-02-18T00:00:00</dc:date>
              <text:p text:style-name="P2"><text:span text:style-name="T5">Descriminar os registros lógicos até justificar a complexidade da função</text:span></text:p>
            </office:annotation>
            <text:p>Memória RL</text:p>
          </table:table-cell>
          <table:table-cell table:style-name="ce287" office:value-type="string">
            <office:annotation draw:style-name="gr13" draw:text-style-name="P2" svg:width="2.892cm" svg:height="1.781cm" svg:x="17.023cm" svg:y="1.828cm" draw:caption-point-x="-0.61cm" draw:caption-point-y="1.332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863cm" svg:y="1.883cm" draw:caption-point-x="-0.61cm" draw:caption-point-y="1.277cm">
              <dc:date>2011-02-18T00:00:00</dc:date>
              <text:p text:style-name="P2"><text:span text:style-name="T5">Descriminar os itens de dados até justificar a complexidade da função de dados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337cm" svg:y="1.828cm" draw:caption-point-x="-0.61cm" draw:caption-point-y="1.332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546cm" svg:y="1.828cm" draw:caption-point-x="-0.61cm" draw:caption-point-y="1.332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78cm" svg:y="1.883cm" draw:caption-point-x="-0.61cm" draw:caption-point-y="1.277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Tipo Reg Lóg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44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58" table:formula="of:=IF(OR(AND(OR([.B9]=1;[.B9]=0);[.D9]&gt;0;[.D9]&lt;20);AND(OR([.B9]=1;[.B9]=0);[.D9]&gt;19;[.D9]&lt;51);AND([.B9]&gt;1;[.B9]&lt;6;[.D9]&gt;0;[.D9]&lt;20));&quot;B&quot;;IF(OR(AND(OR([.B9]=1;[.B9]=0);[.D9]&gt;50);AND([.B9]&gt;1;[.B9]&lt;6;[.D9]&gt;19;[.D9]&lt;51);AND([.B9]&gt;5;[.D9]&gt;0;[.D9]&lt;20));&quot;M&quot;;IF(OR(AND([.B9]&gt;1;[.B9]&lt;6;[.D9]&gt;50);AND([.B9]&gt;5;[.D9]&gt;19;[.D9]&lt;51);AND([.B9]&gt;5;[.D9]&gt;50));&quot;A&quot;;&quot;&quot;)))">
            <text:p/>
          </table:table-cell>
          <table:table-cell table:style-name="ce358" table:formula="of:=IF(AND([.G9]=&quot;B&quot;;[.F9]&lt;&gt;&quot;&quot;);7;IF(AND([.G9]=&quot;M&quot;;[.F9]&lt;&gt;&quot;&quot;);10;IF(AND([.G9]=&quot;A&quot;;[.F9]&lt;&gt;&quot;&quot;);15;0)))" office:value-type="float" office:value="0">
            <text:p>0</text:p>
          </table:table-cell>
          <table:table-cell table:style-name="ce410"/>
          <table:table-cell table:style-name="ce420" office:value-type="string">
            <text:p>1 - 19</text:p>
          </table:table-cell>
          <table:table-cell table:style-name="ce425" office:value-type="string">
            <text:p>20 - 50</text:p>
          </table:table-cell>
          <table:table-cell table:style-name="ce428" office:value-type="string">
            <text:p>51+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0]=1;[.B10]=0);[.D10]&gt;0;[.D10]&lt;20);AND(OR([.B10]=1;[.B10]=0);[.D10]&gt;19;[.D10]&lt;51);AND([.B10]&gt;1;[.B10]&lt;6;[.D10]&gt;0;[.D10]&lt;20));&quot;B&quot;;IF(OR(AND(OR([.B10]=1;[.B10]=0);[.D10]&gt;50);AND([.B10]&gt;1;[.B10]&lt;6;[.D10]&gt;19;[.D10]&lt;51);AND([.B10]&gt;5;[.D10]&gt;0;[.D10]&lt;20));&quot;M&quot;;IF(OR(AND([.B10]&gt;1;[.B10]&lt;6;[.D10]&gt;50);AND([.B10]&gt;5;[.D10]&gt;19;[.D10]&lt;51);AND([.B10]&gt;5;[.D10]&gt;50));&quot;A&quot;;&quot;&quot;)))">
            <text:p/>
          </table:table-cell>
          <table:table-cell table:style-name="ce358" table:formula="of:=IF(AND([.G10]=&quot;B&quot;;[.F10]&lt;&gt;&quot;&quot;);7;IF(AND([.G10]=&quot;M&quot;;[.F10]&lt;&gt;&quot;&quot;);10;IF(AND([.G10]=&quot;A&quot;;[.F10]&lt;&gt;&quot;&quot;);15;0)))" office:value-type="float" office:value="0">
            <text:p>0</text:p>
          </table:table-cell>
          <table:table-cell table:style-name="ce411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1]=1;[.B11]=0);[.D11]&gt;0;[.D11]&lt;20);AND(OR([.B11]=1;[.B11]=0);[.D11]&gt;19;[.D11]&lt;51);AND([.B11]&gt;1;[.B11]&lt;6;[.D11]&gt;0;[.D11]&lt;20));&quot;B&quot;;IF(OR(AND(OR([.B11]=1;[.B11]=0);[.D11]&gt;50);AND([.B11]&gt;1;[.B11]&lt;6;[.D11]&gt;19;[.D11]&lt;51);AND([.B11]&gt;5;[.D11]&gt;0;[.D11]&lt;20));&quot;M&quot;;IF(OR(AND([.B11]&gt;1;[.B11]&lt;6;[.D11]&gt;50);AND([.B11]&gt;5;[.D11]&gt;19;[.D11]&lt;51);AND([.B11]&gt;5;[.D11]&gt;50));&quot;A&quot;;&quot;&quot;)))">
            <text:p/>
          </table:table-cell>
          <table:table-cell table:style-name="ce358" table:formula="of:=IF(AND([.G11]=&quot;B&quot;;[.F11]&lt;&gt;&quot;&quot;);7;IF(AND([.G11]=&quot;M&quot;;[.F11]&lt;&gt;&quot;&quot;);10;IF(AND([.G11]=&quot;A&quot;;[.F11]&lt;&gt;&quot;&quot;);15;0)))" office:value-type="float" office:value="0">
            <text:p>0</text:p>
          </table:table-cell>
          <table:table-cell table:style-name="ce412" office:value-type="string">
            <text:p>2 - 5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2]=1;[.B12]=0);[.D12]&gt;0;[.D12]&lt;20);AND(OR([.B12]=1;[.B12]=0);[.D12]&gt;19;[.D12]&lt;51);AND([.B12]&gt;1;[.B12]&lt;6;[.D12]&gt;0;[.D12]&lt;20));&quot;B&quot;;IF(OR(AND(OR([.B12]=1;[.B12]=0);[.D12]&gt;50);AND([.B12]&gt;1;[.B12]&lt;6;[.D12]&gt;19;[.D12]&lt;51);AND([.B12]&gt;5;[.D12]&gt;0;[.D12]&lt;20));&quot;M&quot;;IF(OR(AND([.B12]&gt;1;[.B12]&lt;6;[.D12]&gt;50);AND([.B12]&gt;5;[.D12]&gt;19;[.D12]&lt;51);AND([.B12]&gt;5;[.D12]&gt;50));&quot;A&quot;;&quot;&quot;)))">
            <text:p/>
          </table:table-cell>
          <table:table-cell table:style-name="ce358" table:formula="of:=IF(AND([.G12]=&quot;B&quot;;[.F12]&lt;&gt;&quot;&quot;);7;IF(AND([.G12]=&quot;M&quot;;[.F12]&lt;&gt;&quot;&quot;);10;IF(AND([.G12]=&quot;A&quot;;[.F12]&lt;&gt;&quot;&quot;);15;0)))" office:value-type="float" office:value="0">
            <text:p>0</text:p>
          </table:table-cell>
          <table:table-cell table:style-name="ce413" office:value-type="string">
            <text:p>6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3]=1;[.B13]=0);[.D13]&gt;0;[.D13]&lt;20);AND(OR([.B13]=1;[.B13]=0);[.D13]&gt;19;[.D13]&lt;51);AND([.B13]&gt;1;[.B13]&lt;6;[.D13]&gt;0;[.D13]&lt;20));&quot;B&quot;;IF(OR(AND(OR([.B13]=1;[.B13]=0);[.D13]&gt;50);AND([.B13]&gt;1;[.B13]&lt;6;[.D13]&gt;19;[.D13]&lt;51);AND([.B13]&gt;5;[.D13]&gt;0;[.D13]&lt;20));&quot;M&quot;;IF(OR(AND([.B13]&gt;1;[.B13]&lt;6;[.D13]&gt;50);AND([.B13]&gt;5;[.D13]&gt;19;[.D13]&lt;51);AND([.B13]&gt;5;[.D13]&gt;50));&quot;A&quot;;&quot;&quot;)))">
            <text:p/>
          </table:table-cell>
          <table:table-cell table:style-name="ce358" table:formula="of:=IF(AND([.G13]=&quot;B&quot;;[.F13]&lt;&gt;&quot;&quot;);7;IF(AND([.G13]=&quot;M&quot;;[.F13]&lt;&gt;&quot;&quot;);10;IF(AND([.G13]=&quot;A&quot;;[.F13]&lt;&gt;&quot;&quot;);15;0)))" office:value-type="float" office:value="0">
            <text:p>0</text:p>
          </table:table-cell>
          <table:table-cell table:style-name="Default"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4]=1;[.B14]=0);[.D14]&gt;0;[.D14]&lt;20);AND(OR([.B14]=1;[.B14]=0);[.D14]&gt;19;[.D14]&lt;51);AND([.B14]&gt;1;[.B14]&lt;6;[.D14]&gt;0;[.D14]&lt;20));&quot;B&quot;;IF(OR(AND(OR([.B14]=1;[.B14]=0);[.D14]&gt;50);AND([.B14]&gt;1;[.B14]&lt;6;[.D14]&gt;19;[.D14]&lt;51);AND([.B14]&gt;5;[.D14]&gt;0;[.D14]&lt;20));&quot;M&quot;;IF(OR(AND([.B14]&gt;1;[.B14]&lt;6;[.D14]&gt;50);AND([.B14]&gt;5;[.D14]&gt;19;[.D14]&lt;51);AND([.B14]&gt;5;[.D14]&gt;50));&quot;A&quot;;&quot;&quot;)))">
            <text:p/>
          </table:table-cell>
          <table:table-cell table:style-name="ce358" table:formula="of:=IF(AND([.G14]=&quot;B&quot;;[.F14]&lt;&gt;&quot;&quot;);7;IF(AND([.G14]=&quot;M&quot;;[.F14]&lt;&gt;&quot;&quot;);10;IF(AND([.G14]=&quot;A&quot;;[.F14]&lt;&gt;&quot;&quot;);15;0)))" office:value-type="float" office:value="0">
            <text:p>0</text:p>
          </table:table-cell>
          <table:table-cell table:style-name="Default"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5]=1;[.B15]=0);[.D15]&gt;0;[.D15]&lt;20);AND(OR([.B15]=1;[.B15]=0);[.D15]&gt;19;[.D15]&lt;51);AND([.B15]&gt;1;[.B15]&lt;6;[.D15]&gt;0;[.D15]&lt;20));&quot;B&quot;;IF(OR(AND(OR([.B15]=1;[.B15]=0);[.D15]&gt;50);AND([.B15]&gt;1;[.B15]&lt;6;[.D15]&gt;19;[.D15]&lt;51);AND([.B15]&gt;5;[.D15]&gt;0;[.D15]&lt;20));&quot;M&quot;;IF(OR(AND([.B15]&gt;1;[.B15]&lt;6;[.D15]&gt;50);AND([.B15]&gt;5;[.D15]&gt;19;[.D15]&lt;51);AND([.B15]&gt;5;[.D15]&gt;50));&quot;A&quot;;&quot;&quot;)))">
            <text:p/>
          </table:table-cell>
          <table:table-cell table:style-name="ce358" table:formula="of:=IF(AND([.G15]=&quot;B&quot;;[.F15]&lt;&gt;&quot;&quot;);7;IF(AND([.G15]=&quot;M&quot;;[.F15]&lt;&gt;&quot;&quot;);10;IF(AND([.G15]=&quot;A&quot;;[.F15]&lt;&gt;&quot;&quot;);15;0)))" office:value-type="float" office:value="0">
            <text:p>0</text:p>
          </table:table-cell>
          <table:table-cell table:style-name="Default"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6]=1;[.B16]=0);[.D16]&gt;0;[.D16]&lt;20);AND(OR([.B16]=1;[.B16]=0);[.D16]&gt;19;[.D16]&lt;51);AND([.B16]&gt;1;[.B16]&lt;6;[.D16]&gt;0;[.D16]&lt;20));&quot;B&quot;;IF(OR(AND(OR([.B16]=1;[.B16]=0);[.D16]&gt;50);AND([.B16]&gt;1;[.B16]&lt;6;[.D16]&gt;19;[.D16]&lt;51);AND([.B16]&gt;5;[.D16]&gt;0;[.D16]&lt;20));&quot;M&quot;;IF(OR(AND([.B16]&gt;1;[.B16]&lt;6;[.D16]&gt;50);AND([.B16]&gt;5;[.D16]&gt;19;[.D16]&lt;51);AND([.B16]&gt;5;[.D16]&gt;50));&quot;A&quot;;&quot;&quot;)))">
            <text:p/>
          </table:table-cell>
          <table:table-cell table:style-name="ce358" table:formula="of:=IF(AND([.G16]=&quot;B&quot;;[.F16]&lt;&gt;&quot;&quot;);7;IF(AND([.G16]=&quot;M&quot;;[.F16]&lt;&gt;&quot;&quot;);10;IF(AND([.G16]=&quot;A&quot;;[.F16]&lt;&gt;&quot;&quot;);15;0)))" office:value-type="float" office:value="0">
            <text:p>0</text:p>
          </table:table-cell>
          <table:table-cell table:style-name="Default"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17]=1;[.B17]=0);[.D17]&gt;0;[.D17]&lt;20);AND(OR([.B17]=1;[.B17]=0);[.D17]&gt;19;[.D17]&lt;51);AND([.B17]&gt;1;[.B17]&lt;6;[.D17]&gt;0;[.D17]&lt;20));&quot;B&quot;;IF(OR(AND(OR([.B17]=1;[.B17]=0);[.D17]&gt;50);AND([.B17]&gt;1;[.B17]&lt;6;[.D17]&gt;19;[.D17]&lt;51);AND([.B17]&gt;5;[.D17]&gt;0;[.D17]&lt;20));&quot;M&quot;;IF(OR(AND([.B17]&gt;1;[.B17]&lt;6;[.D17]&gt;50);AND([.B17]&gt;5;[.D17]&gt;19;[.D17]&lt;51);AND([.B17]&gt;5;[.D17]&gt;50));&quot;A&quot;;&quot;&quot;)))">
            <text:p/>
          </table:table-cell>
          <table:table-cell table:style-name="ce358" table:formula="of:=IF(AND([.G17]=&quot;B&quot;;[.F17]&lt;&gt;&quot;&quot;);7;IF(AND([.G17]=&quot;M&quot;;[.F17]&lt;&gt;&quot;&quot;);10;IF(AND([.G17]=&quot;A&quot;;[.F17]&lt;&gt;&quot;&quot;);15;0)))" office:value-type="float" office:value="0">
            <text:p>0</text:p>
          </table:table-cell>
          <table:table-cell table:style-name="Default"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style-name="ce264"/>
          <table:table-cell table:style-name="ce290"/>
          <table:table-cell table:style-name="ce308"/>
          <table:table-cell table:style-name="ce330"/>
          <table:table-cell table:style-name="ce308"/>
          <table:table-cell table:style-name="ce341" table:content-validation-name="val1"/>
          <table:table-cell table:style-name="ce358" table:formula="of:=IF(OR(AND(OR([.B18]=1;[.B18]=0);[.D18]&gt;0;[.D18]&lt;20);AND(OR([.B18]=1;[.B18]=0);[.D18]&gt;19;[.D18]&lt;51);AND([.B18]&gt;1;[.B18]&lt;6;[.D18]&gt;0;[.D18]&lt;20));&quot;B&quot;;IF(OR(AND(OR([.B18]=1;[.B18]=0);[.D18]&gt;50);AND([.B18]&gt;1;[.B18]&lt;6;[.D18]&gt;19;[.D18]&lt;51);AND([.B18]&gt;5;[.D18]&gt;0;[.D18]&lt;20));&quot;M&quot;;IF(OR(AND([.B18]&gt;1;[.B18]&lt;6;[.D18]&gt;50);AND([.B18]&gt;5;[.D18]&gt;19;[.D18]&lt;51);AND([.B18]&gt;5;[.D18]&gt;50));&quot;A&quot;;&quot;&quot;)))">
            <text:p/>
          </table:table-cell>
          <table:table-cell table:style-name="ce358" table:formula="of:=IF(AND([.G18]=&quot;B&quot;;[.F18]&lt;&gt;&quot;&quot;);7;IF(AND([.G18]=&quot;M&quot;;[.F18]&lt;&gt;&quot;&quot;);10;IF(AND([.G18]=&quot;A&quot;;[.F18]&lt;&gt;&quot;&quot;);15;0)))" office:value-type="float" office:value="0">
            <text:p>0</text:p>
          </table:table-cell>
          <table:table-cell table:style-name="Default"/>
          <table:table-cell table:style-name="ce422"/>
          <table:table-cell table:style-name="ce426" table:number-columns-repeated="2"/>
          <table:table-cell table:number-columns-repeated="244"/>
        </table:table-row>
        <table:table-row table:style-name="ro34">
          <table:table-cell table:number-columns-repeated="4"/>
          <table:table-cell table:style-name="Default"/>
          <table:table-cell table:style-name="ce343" office:value-type="string">
            <text:p>Baixa</text:p>
          </table:table-cell>
          <table:table-cell table:style-name="ce359" table:formula="of:=COUNTIF([.G9:.G18];&quot;B&quot;)" office:value-type="float" office:value="0">
            <text:p>0</text:p>
          </table:table-cell>
          <table:table-cell table:style-name="ce359" table:formula="of:=SUMIF([.$G9:.$G18];&quot;=B&quot;;[.$H9:.$H18])" office:value-type="float" office:value="0">
            <text:p>0</text:p>
          </table:table-cell>
          <table:table-cell table:style-name="ce291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number-columns-repeated="4"/>
          <table:table-cell table:style-name="Default"/>
          <table:table-cell table:style-name="ce344" office:value-type="string">
            <text:p>Média</text:p>
          </table:table-cell>
          <table:table-cell table:style-name="ce358" table:formula="of:=COUNTIF([.G9:.G18];&quot;M&quot;)" office:value-type="float" office:value="0">
            <text:p>0</text:p>
          </table:table-cell>
          <table:table-cell table:style-name="ce358" table:formula="of:=SUMIF([.$G9:.$G18];&quot;=M&quot;;[.$H9:.$H18])" office:value-type="float" office:value="0">
            <text:p>0</text:p>
          </table:table-cell>
          <table:table-cell table:style-name="ce291"/>
          <table:table-cell table:style-name="ce249"/>
          <table:table-cell/>
          <table:table-cell table:style-name="ce249"/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number-columns-repeated="4"/>
          <table:table-cell table:style-name="Default"/>
          <table:table-cell table:style-name="ce344" office:value-type="string">
            <text:p>Alta</text:p>
          </table:table-cell>
          <table:table-cell table:style-name="ce360" table:formula="of:=COUNTIF([.G9:.G18];&quot;A&quot;)" office:value-type="float" office:value="0">
            <text:p>0</text:p>
          </table:table-cell>
          <table:table-cell table:style-name="ce360" table:formula="of:=SUMIF([.$G9:.$G18];&quot;=A&quot;;[.$H9:.$H18])" office:value-type="float" office:value="0">
            <text:p>0</text:p>
          </table:table-cell>
          <table:table-cell table:style-name="ce291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number-columns-repeated="4"/>
          <table:table-cell table:style-name="Default"/>
          <table:table-cell table:style-name="ce345" office:value-type="string">
            <text:p>Total ALI / PF</text:p>
          </table:table-cell>
          <table:table-cell table:style-name="ce361" table:formula="of:=SUM([.G19:.G21])" office:value-type="float" office:value="0">
            <text:p>0</text:p>
          </table:table-cell>
          <table:table-cell table:style-name="ce361" table:formula="of:=SUM([.H19:.H21])" office:value-type="float" office:value="0">
            <text:p>0</text:p>
          </table:table-cell>
          <table:table-cell table:style-name="ce291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number-columns-repeated="5"/>
          <table:table-cell table:style-name="ce414"/>
          <table:table-cell table:number-columns-repeated="250"/>
        </table:table-row>
        <table:table-row table:style-name="ro34">
          <table:table-cell table:style-name="ce260" office:value-type="string">
            <text:p>Ponderando Arquivos de Interfaces Externas</text:p>
          </table:table-cell>
          <table:table-cell table:style-name="ce260"/>
          <table:table-cell table:style-name="ce274" table:number-columns-repeated="2"/>
          <table:table-cell/>
          <table:table-cell table:style-name="ce415"/>
          <table:table-cell table:number-columns-repeated="2"/>
          <table:table-cell table:style-name="ce357"/>
          <table:table-cell table:number-columns-repeated="247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9.923cm" draw:caption-point-x="-0.61cm" draw:caption-point-y="0.884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762cm" svg:y="9.923cm" draw:caption-point-x="-0.61cm" draw:caption-point-y="0.884cm">
              <dc:date>2005-05-11T00:00:00</dc:date>
              <text:p text:style-name="P2"><text:span text:style-name="T5">Preencher a quantidade de Registros Lógicos</text:span></text:p>
            </office:annotation>
            <text:p>Reg.Lógicos</text:p>
          </table:table-cell>
          <table:table-cell table:style-name="ce287" office:value-type="string">
            <office:annotation draw:style-name="gr13" draw:text-style-name="P2" svg:width="2.89cm" svg:height="2.176cm" svg:x="14.393cm" svg:y="9.978cm" draw:caption-point-x="-0.61cm" draw:caption-point-y="0.829cm">
              <dc:date>2011-02-18T00:00:00</dc:date>
              <text:p text:style-name="P2"><text:span text:style-name="T5">Descriminar os registros lógicos até justificar a complexidade da função</text:span></text:p>
            </office:annotation>
            <text:p>Memória RL</text:p>
          </table:table-cell>
          <table:table-cell table:style-name="ce287" office:value-type="string">
            <office:annotation draw:style-name="gr13" draw:text-style-name="P2" svg:width="2.892cm" svg:height="1.781cm" svg:x="17.023cm" svg:y="9.923cm" draw:caption-point-x="-0.61cm" draw:caption-point-y="0.884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863cm" svg:y="9.978cm" draw:caption-point-x="-0.61cm" draw:caption-point-y="0.829cm">
              <dc:date>2011-02-18T00:00:00</dc:date>
              <text:p text:style-name="P2"><text:span text:style-name="T5">Descriminar os itens de dados até justificar a complexidade da função de dados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337cm" svg:y="9.923cm" draw:caption-point-x="-0.61cm" draw:caption-point-y="0.884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546cm" svg:y="9.923cm" draw:caption-point-x="-0.61cm" draw:caption-point-y="0.884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78cm" svg:y="9.978cm" draw:caption-point-x="-0.61cm" draw:caption-point-y="0.829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Tipo Reg Lóg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44"/>
        </table:table-row>
        <table:table-row table:style-name="ro34">
          <table:table-cell table:style-name="ce262"/>
          <table:table-cell table:style-name="ce288"/>
          <table:table-cell table:style-name="ce309"/>
          <table:table-cell table:style-name="ce288"/>
          <table:table-cell table:style-name="ce309"/>
          <table:table-cell table:style-name="ce340" table:content-validation-name="val1"/>
          <table:table-cell table:style-name="ce358" table:formula="of:=IF(OR(AND(OR([.B26]=1;[.B26]=0);[.D26]&gt;0;[.D26]&lt;20);AND(OR([.B26]=1;[.B26]=0);[.D26]&gt;19;[.D26]&lt;51);AND([.B26]&gt;1;[.B26]&lt;6;[.D26]&gt;0;[.D26]&lt;20));&quot;B&quot;;IF(OR(AND(OR([.B26]=1;[.B26]=0);[.D26]&gt;50);AND([.B26]&gt;1;[.B26]&lt;6;[.D26]&gt;19;[.D26]&lt;51);AND([.B26]&gt;5;[.D26]&gt;0;[.D26]&lt;20));&quot;M&quot;;IF(OR(AND([.B26]&gt;1;[.B26]&lt;6;[.D26]&gt;50);AND([.B26]&gt;5;[.D26]&gt;19;[.D26]&lt;51);AND([.B26]&gt;5;[.D26]&gt;50));&quot;A&quot;;&quot;&quot;)))">
            <text:p/>
          </table:table-cell>
          <table:table-cell table:style-name="ce406" table:formula="of:=IF(AND([.G26]=&quot;B&quot;;[.F26]&lt;&gt;&quot;&quot;);5;IF(AND([.G26]=&quot;M&quot;;[.F26]&lt;&gt;&quot;&quot;);7;IF(AND([.G26]=&quot;A&quot;;[.F25]&lt;&gt;&quot;&quot;);10;0)))" office:value-type="float" office:value="0">
            <text:p>0</text:p>
          </table:table-cell>
          <table:table-cell table:style-name="ce416"/>
          <table:table-cell table:style-name="ce420" office:value-type="string">
            <text:p>1 - 19</text:p>
          </table:table-cell>
          <table:table-cell table:style-name="ce425" office:value-type="string">
            <text:p>20 - 50</text:p>
          </table:table-cell>
          <table:table-cell table:style-name="ce428" office:value-type="string">
            <text:p>51+</text:p>
          </table:table-cell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3"/>
          <table:table-cell table:style-name="ce289"/>
          <table:table-cell table:style-name="ce310"/>
          <table:table-cell table:style-name="ce329"/>
          <table:table-cell table:style-name="ce310"/>
          <table:table-cell table:style-name="ce340" table:content-validation-name="val1"/>
          <table:table-cell table:style-name="ce358" table:formula="of:=IF(OR(AND(OR([.B27]=1;[.B27]=0);[.D27]&gt;0;[.D27]&lt;20);AND(OR([.B27]=1;[.B27]=0);[.D27]&gt;19;[.D27]&lt;51);AND([.B27]&gt;1;[.B27]&lt;6;[.D27]&gt;0;[.D27]&lt;20));&quot;B&quot;;IF(OR(AND(OR([.B27]=1;[.B27]=0);[.D27]&gt;50);AND([.B27]&gt;1;[.B27]&lt;6;[.D27]&gt;19;[.D27]&lt;51);AND([.B27]&gt;5;[.D27]&gt;0;[.D27]&lt;20));&quot;M&quot;;IF(OR(AND([.B27]&gt;1;[.B27]&lt;6;[.D27]&gt;50);AND([.B27]&gt;5;[.D27]&gt;19;[.D27]&lt;51);AND([.B27]&gt;5;[.D27]&gt;50));&quot;A&quot;;&quot;&quot;)))">
            <text:p/>
          </table:table-cell>
          <table:table-cell table:style-name="ce406" table:formula="of:=IF(AND([.G27]=&quot;B&quot;;[.F27]&lt;&gt;&quot;&quot;);5;IF(AND([.G27]=&quot;M&quot;;[.F27]&lt;&gt;&quot;&quot;);7;IF(AND([.G27]=&quot;A&quot;;[.F26]&lt;&gt;&quot;&quot;);10;0)))" office:value-type="float" office:value="0">
            <text:p>0</text:p>
          </table:table-cell>
          <table:table-cell table:style-name="ce411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0"/>
          <table:table-cell table:style-name="ce329"/>
          <table:table-cell table:style-name="ce310"/>
          <table:table-cell table:style-name="ce340" table:content-validation-name="val1"/>
          <table:table-cell table:style-name="ce358" table:formula="of:=IF(OR(AND(OR([.B28]=1;[.B28]=0);[.D28]&gt;0;[.D28]&lt;20);AND(OR([.B28]=1;[.B28]=0);[.D28]&gt;19;[.D28]&lt;51);AND([.B28]&gt;1;[.B28]&lt;6;[.D28]&gt;0;[.D28]&lt;20));&quot;B&quot;;IF(OR(AND(OR([.B28]=1;[.B28]=0);[.D28]&gt;50);AND([.B28]&gt;1;[.B28]&lt;6;[.D28]&gt;19;[.D28]&lt;51);AND([.B28]&gt;5;[.D28]&gt;0;[.D28]&lt;20));&quot;M&quot;;IF(OR(AND([.B28]&gt;1;[.B28]&lt;6;[.D28]&gt;50);AND([.B28]&gt;5;[.D28]&gt;19;[.D28]&lt;51);AND([.B28]&gt;5;[.D28]&gt;50));&quot;A&quot;;&quot;&quot;)))">
            <text:p/>
          </table:table-cell>
          <table:table-cell table:style-name="ce406" table:formula="of:=IF(AND([.G28]=&quot;B&quot;;[.F28]&lt;&gt;&quot;&quot;);5;IF(AND([.G28]=&quot;M&quot;;[.F28]&lt;&gt;&quot;&quot;);7;IF(AND([.G28]=&quot;A&quot;;[.F27]&lt;&gt;&quot;&quot;);10;0)))" office:value-type="float" office:value="0">
            <text:p>0</text:p>
          </table:table-cell>
          <table:table-cell table:style-name="ce412" office:value-type="string">
            <text:p>2 - 5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29]=1;[.B29]=0);[.D29]&gt;0;[.D29]&lt;20);AND(OR([.B29]=1;[.B29]=0);[.D29]&gt;19;[.D29]&lt;51);AND([.B29]&gt;1;[.B29]&lt;6;[.D29]&gt;0;[.D29]&lt;20));&quot;B&quot;;IF(OR(AND(OR([.B29]=1;[.B29]=0);[.D29]&gt;50);AND([.B29]&gt;1;[.B29]&lt;6;[.D29]&gt;19;[.D29]&lt;51);AND([.B29]&gt;5;[.D29]&gt;0;[.D29]&lt;20));&quot;M&quot;;IF(OR(AND([.B29]&gt;1;[.B29]&lt;6;[.D29]&gt;50);AND([.B29]&gt;5;[.D29]&gt;19;[.D29]&lt;51);AND([.B29]&gt;5;[.D29]&gt;50));&quot;A&quot;;&quot;&quot;)))">
            <text:p/>
          </table:table-cell>
          <table:table-cell table:style-name="ce406" table:formula="of:=IF(AND([.G29]=&quot;B&quot;;[.F29]&lt;&gt;&quot;&quot;);5;IF(AND([.G29]=&quot;M&quot;;[.F29]&lt;&gt;&quot;&quot;);7;IF(AND([.G29]=&quot;A&quot;;[.F28]&lt;&gt;&quot;&quot;);10;0)))" office:value-type="float" office:value="0">
            <text:p>0</text:p>
          </table:table-cell>
          <table:table-cell table:style-name="ce413" office:value-type="string">
            <text:p>6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0]=1;[.B30]=0);[.D30]&gt;0;[.D30]&lt;20);AND(OR([.B30]=1;[.B30]=0);[.D30]&gt;19;[.D30]&lt;51);AND([.B30]&gt;1;[.B30]&lt;6;[.D30]&gt;0;[.D30]&lt;20));&quot;B&quot;;IF(OR(AND(OR([.B30]=1;[.B30]=0);[.D30]&gt;50);AND([.B30]&gt;1;[.B30]&lt;6;[.D30]&gt;19;[.D30]&lt;51);AND([.B30]&gt;5;[.D30]&gt;0;[.D30]&lt;20));&quot;M&quot;;IF(OR(AND([.B30]&gt;1;[.B30]&lt;6;[.D30]&gt;50);AND([.B30]&gt;5;[.D30]&gt;19;[.D30]&lt;51);AND([.B30]&gt;5;[.D30]&gt;50));&quot;A&quot;;&quot;&quot;)))">
            <text:p/>
          </table:table-cell>
          <table:table-cell table:style-name="ce406" table:formula="of:=IF(AND([.G30]=&quot;B&quot;;[.F30]&lt;&gt;&quot;&quot;);5;IF(AND([.G30]=&quot;M&quot;;[.F30]&lt;&gt;&quot;&quot;);7;IF(AND([.G30]=&quot;A&quot;;[.F29]&lt;&gt;&quot;&quot;);10;0))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1]=1;[.B31]=0);[.D31]&gt;0;[.D31]&lt;20);AND(OR([.B31]=1;[.B31]=0);[.D31]&gt;19;[.D31]&lt;51);AND([.B31]&gt;1;[.B31]&lt;6;[.D31]&gt;0;[.D31]&lt;20));&quot;B&quot;;IF(OR(AND(OR([.B31]=1;[.B31]=0);[.D31]&gt;50);AND([.B31]&gt;1;[.B31]&lt;6;[.D31]&gt;19;[.D31]&lt;51);AND([.B31]&gt;5;[.D31]&gt;0;[.D31]&lt;20));&quot;M&quot;;IF(OR(AND([.B31]&gt;1;[.B31]&lt;6;[.D31]&gt;50);AND([.B31]&gt;5;[.D31]&gt;19;[.D31]&lt;51);AND([.B31]&gt;5;[.D31]&gt;50));&quot;A&quot;;&quot;&quot;)))">
            <text:p/>
          </table:table-cell>
          <table:table-cell table:style-name="ce406" table:formula="of:=IF(AND([.G31]=&quot;B&quot;;[.F31]&lt;&gt;&quot;&quot;);5;IF(AND([.G31]=&quot;M&quot;;[.F31]&lt;&gt;&quot;&quot;);7;IF(AND([.G31]=&quot;A&quot;;[.F30]&lt;&gt;&quot;&quot;);10;0))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2]=1;[.B32]=0);[.D32]&gt;0;[.D32]&lt;20);AND(OR([.B32]=1;[.B32]=0);[.D32]&gt;19;[.D32]&lt;51);AND([.B32]&gt;1;[.B32]&lt;6;[.D32]&gt;0;[.D32]&lt;20));&quot;B&quot;;IF(OR(AND(OR([.B32]=1;[.B32]=0);[.D32]&gt;50);AND([.B32]&gt;1;[.B32]&lt;6;[.D32]&gt;19;[.D32]&lt;51);AND([.B32]&gt;5;[.D32]&gt;0;[.D32]&lt;20));&quot;M&quot;;IF(OR(AND([.B32]&gt;1;[.B32]&lt;6;[.D32]&gt;50);AND([.B32]&gt;5;[.D32]&gt;19;[.D32]&lt;51);AND([.B32]&gt;5;[.D32]&gt;50));&quot;A&quot;;&quot;&quot;)))">
            <text:p/>
          </table:table-cell>
          <table:table-cell table:style-name="ce406" table:formula="of:=IF(AND([.G32]=&quot;B&quot;;[.F32]&lt;&gt;&quot;&quot;);5;IF(AND([.G32]=&quot;M&quot;;[.F32]&lt;&gt;&quot;&quot;);7;IF(AND([.G32]=&quot;A&quot;;[.F31]&lt;&gt;&quot;&quot;);10;0))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1"/>
          <table:table-cell table:style-name="ce329"/>
          <table:table-cell table:style-name="ce311"/>
          <table:table-cell table:style-name="ce340" table:content-validation-name="val1"/>
          <table:table-cell table:style-name="ce358" table:formula="of:=IF(OR(AND(OR([.B33]=1;[.B33]=0);[.D33]&gt;0;[.D33]&lt;20);AND(OR([.B33]=1;[.B33]=0);[.D33]&gt;19;[.D33]&lt;51);AND([.B33]&gt;1;[.B33]&lt;6;[.D33]&gt;0;[.D33]&lt;20));&quot;B&quot;;IF(OR(AND(OR([.B33]=1;[.B33]=0);[.D33]&gt;50);AND([.B33]&gt;1;[.B33]&lt;6;[.D33]&gt;19;[.D33]&lt;51);AND([.B33]&gt;5;[.D33]&gt;0;[.D33]&lt;20));&quot;M&quot;;IF(OR(AND([.B33]&gt;1;[.B33]&lt;6;[.D33]&gt;50);AND([.B33]&gt;5;[.D33]&gt;19;[.D33]&lt;51);AND([.B33]&gt;5;[.D33]&gt;50));&quot;A&quot;;&quot;&quot;)))">
            <text:p/>
          </table:table-cell>
          <table:table-cell table:style-name="ce406" table:formula="of:=IF(AND([.G33]=&quot;B&quot;;[.F33]&lt;&gt;&quot;&quot;);5;IF(AND([.G33]=&quot;M&quot;;[.F33]&lt;&gt;&quot;&quot;);7;IF(AND([.G33]=&quot;A&quot;;[.F32]&lt;&gt;&quot;&quot;);10;0))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 table:style-name="ce265"/>
          <table:table-cell table:style-name="ce289"/>
          <table:table-cell table:style-name="ce312"/>
          <table:table-cell table:style-name="ce329"/>
          <table:table-cell table:style-name="ce312"/>
          <table:table-cell table:style-name="ce340" table:content-validation-name="val1"/>
          <table:table-cell table:style-name="ce358" table:formula="of:=IF(OR(AND(OR([.B34]=1;[.B34]=0);[.D34]&gt;0;[.D34]&lt;20);AND(OR([.B34]=1;[.B34]=0);[.D34]&gt;19;[.D34]&lt;51);AND([.B34]&gt;1;[.B34]&lt;6;[.D34]&gt;0;[.D34]&lt;20));&quot;B&quot;;IF(OR(AND(OR([.B34]=1;[.B34]=0);[.D34]&gt;50);AND([.B34]&gt;1;[.B34]&lt;6;[.D34]&gt;19;[.D34]&lt;51);AND([.B34]&gt;5;[.D34]&gt;0;[.D34]&lt;20));&quot;M&quot;;IF(OR(AND([.B34]&gt;1;[.B34]&lt;6;[.D34]&gt;50);AND([.B34]&gt;5;[.D34]&gt;19;[.D34]&lt;51);AND([.B34]&gt;5;[.D34]&gt;50));&quot;A&quot;;&quot;&quot;)))">
            <text:p/>
          </table:table-cell>
          <table:table-cell table:style-name="ce406" table:formula="of:=IF(AND([.G34]=&quot;B&quot;;[.F34]&lt;&gt;&quot;&quot;);5;IF(AND([.G34]=&quot;M&quot;;[.F34]&lt;&gt;&quot;&quot;);7;IF(AND([.G34]=&quot;A&quot;;[.F33]&lt;&gt;&quot;&quot;);10;0))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 table:style-name="ce266"/>
          <table:table-cell table:style-name="ce290"/>
          <table:table-cell table:style-name="ce313"/>
          <table:table-cell table:style-name="ce330"/>
          <table:table-cell table:style-name="ce313"/>
          <table:table-cell table:style-name="ce341" table:content-validation-name="val1"/>
          <table:table-cell table:style-name="ce358" table:formula="of:=IF(OR(AND(OR([.B35]=1;[.B35]=0);[.D35]&gt;0;[.D35]&lt;20);AND(OR([.B35]=1;[.B35]=0);[.D35]&gt;19;[.D35]&lt;51);AND([.B35]&gt;1;[.B35]&lt;6;[.D35]&gt;0;[.D35]&lt;20));&quot;B&quot;;IF(OR(AND(OR([.B35]=1;[.B35]=0);[.D35]&gt;50);AND([.B35]&gt;1;[.B35]&lt;6;[.D35]&gt;19;[.D35]&lt;51);AND([.B35]&gt;5;[.D35]&gt;0;[.D35]&lt;20));&quot;M&quot;;IF(OR(AND([.B35]&gt;1;[.B35]&lt;6;[.D35]&gt;50);AND([.B35]&gt;5;[.D35]&gt;19;[.D35]&lt;51);AND([.B35]&gt;5;[.D35]&gt;50));&quot;A&quot;;&quot;&quot;)))">
            <text:p/>
          </table:table-cell>
          <table:table-cell table:style-name="ce406" table:formula="of:=IF(AND([.G35]=&quot;B&quot;;[.F35]&lt;&gt;&quot;&quot;);5;IF(AND([.G35]=&quot;M&quot;;[.F35]&lt;&gt;&quot;&quot;);7;IF(AND([.G35]=&quot;A&quot;;[.F34]&lt;&gt;&quot;&quot;);10;0))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2"/>
          <table:table-cell table:style-name="Default"/>
          <table:table-cell table:style-name="ce343" office:value-type="string">
            <text:p>Baixa</text:p>
          </table:table-cell>
          <table:table-cell table:style-name="ce362" table:formula="of:=COUNTIF([.G26:.G35];&quot;B&quot;)" office:value-type="float" office:value="0">
            <text:p>0</text:p>
          </table:table-cell>
          <table:table-cell table:style-name="ce359" table:formula="of:=SUMIF([.$G26:.$G35];&quot;=B&quot;;[.$H26:.$H35]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2"/>
          <table:table-cell table:style-name="Default"/>
          <table:table-cell table:style-name="ce344" office:value-type="string">
            <text:p>Média</text:p>
          </table:table-cell>
          <table:table-cell table:style-name="ce363" table:formula="of:=COUNTIF([.G26:.G35];&quot;M&quot;)" office:value-type="float" office:value="0">
            <text:p>0</text:p>
          </table:table-cell>
          <table:table-cell table:style-name="ce358" table:formula="of:=SUMIF([.$G26:.$G35];&quot;=M&quot;;[.$H26:.$H35]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2"/>
          <table:table-cell table:style-name="Default"/>
          <table:table-cell table:style-name="ce344" office:value-type="string">
            <text:p>Alta</text:p>
          </table:table-cell>
          <table:table-cell table:style-name="ce363" table:formula="of:=COUNTIF([.G26:.G35];&quot;A&quot;)" office:value-type="float" office:value="0">
            <text:p>0</text:p>
          </table:table-cell>
          <table:table-cell table:style-name="ce358" table:formula="of:=SUMIF([.$G26:.$G35];&quot;=A&quot;;[.$H26:.$H35]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2"/>
          <table:table-cell table:style-name="Default"/>
          <table:table-cell table:style-name="ce345" office:value-type="string">
            <text:p>Total AIE / PF</text:p>
          </table:table-cell>
          <table:table-cell table:style-name="ce364" table:formula="of:=SUM([.G36:.G38])" office:value-type="float" office:value="0">
            <text:p>0</text:p>
          </table:table-cell>
          <table:table-cell table:style-name="ce364" table:formula="of:=SUM([.H36:.H38])" office:value-type="float" office:value="0">
            <text:p>0</text:p>
          </table:table-cell>
          <table:table-cell table:style-name="ce415"/>
          <table:table-cell table:style-name="ce249"/>
          <table:table-cell/>
          <table:table-cell table:style-name="ce357"/>
          <table:table-cell table:number-columns-repeated="244"/>
        </table:table-row>
        <table:table-row table:style-name="ro34">
          <table:table-cell/>
          <table:table-cell table:style-name="ce267"/>
          <table:table-cell table:number-columns-repeated="3"/>
          <table:table-cell table:style-name="ce415"/>
          <table:table-cell table:number-columns-repeated="2"/>
          <table:table-cell table:style-name="ce357"/>
          <table:table-cell table:number-columns-repeated="247"/>
        </table:table-row>
        <table:table-row table:style-name="ro34">
          <table:table-cell table:style-name="ce260" office:value-type="string">
            <text:p>Ponderando Entradas Externas</text:p>
          </table:table-cell>
          <table:table-cell table:style-name="ce274"/>
          <table:table-cell table:number-columns-repeated="3"/>
          <table:table-cell table:style-name="ce415"/>
          <table:table-cell table:number-columns-repeated="2"/>
          <table:table-cell table:style-name="ce357"/>
          <table:table-cell table:number-columns-repeated="247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18.019cm" draw:caption-point-x="-0.61cm" draw:caption-point-y="0.436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762cm" svg:y="18.019cm" draw:caption-point-x="-0.61cm" draw:caption-point-y="0.436cm">
              <dc:date>2005-06-06T00:00:00</dc:date>
              <text:p text:style-name="P2"><text:span text:style-name="T5">Preencher a quantidade de Arquivos Referenciados</text:span></text:p>
            </office:annotation>
            <text:p>Arquivos Ref.</text:p>
          </table:table-cell>
          <table:table-cell table:style-name="ce287" office:value-type="string">
            <office:annotation draw:style-name="gr13" draw:text-style-name="P2" svg:width="2.89cm" svg:height="2.966cm" svg:x="14.393cm" svg:y="18.074cm" draw:caption-point-x="-0.61cm" draw:caption-point-y="0.381cm">
              <dc:date>2011-02-18T00:00:00</dc:date>
              <text:p text:style-name="P2"><text:span text:style-name="T5">Descriminar os arquivos referenciados até justificar a complexidade da função transacional</text:span></text:p>
            </office:annotation>
            <text:p>Memória AR</text:p>
          </table:table-cell>
          <table:table-cell table:style-name="ce287" office:value-type="string">
            <office:annotation draw:style-name="gr13" draw:text-style-name="P2" svg:width="2.892cm" svg:height="2.176cm" svg:x="17.023cm" svg:y="18.019cm" draw:caption-point-x="-0.61cm" draw:caption-point-y="0.436cm">
              <dc:date>2005-05-11T00:00:00</dc:date>
              <text:p text:style-name="P2"><text:span text:style-name="T5">Preencher com a quantidade de itens dos Registros Lógicos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863cm" svg:y="18.074cm" draw:caption-point-x="-0.61cm" draw:caption-point-y="0.381cm">
              <dc:date>2011-02-18T00:00:00</dc:date>
              <text:p text:style-name="P2"><text:span text:style-name="T5">Descriminar os itens de dados até justificar a complexidade da função transacional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337cm" svg:y="18.019cm" draw:caption-point-x="-0.61cm" draw:caption-point-y="0.436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546cm" svg:y="18.019cm" draw:caption-point-x="-0.61cm" draw:caption-point-y="0.436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78cm" svg:y="18.074cm" draw:caption-point-x="-0.61cm" draw:caption-point-y="0.381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Arquivos Ref.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44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95" table:formula="of:=IF(OR(AND(OR([.B43]=1;[.B43]=0);[.D43]&gt;0;[.D43]&lt;5);AND(OR([.B43]=1;[.B43]=0);[.D43]&gt;4;[.D43]&lt;16);AND([.B43]=2;[.D43]&gt;0;[.D43]&lt;5));&quot;B&quot;;IF(OR(AND(OR([.B43]=1;[.B43]=0);[.D43]&gt;15);AND([.B43]=2;[.D43]&gt;4;[.D43]&lt;16);AND([.B43]&gt;2;[.D43]&gt;0;[.D43]&lt;5));&quot;M&quot;;IF(OR(AND([.B43]=2;[.D43]&gt;15);AND([.B43]&gt;2;[.D43]&gt;4;[.D43]&lt;16);AND([.B43]&gt;2;[.D43]&gt;15));&quot;A&quot;;&quot;&quot;)))">
            <text:p/>
          </table:table-cell>
          <table:table-cell table:style-name="ce395" table:formula="of:=IF(AND([.G43]=&quot;B&quot;;[.F43]&lt;&gt;&quot;&quot;);3;IF(AND([.G43]=&quot;M&quot;;[.F43]&lt;&gt;&quot;&quot;);4;IF(AND([.G43]=&quot;A&quot;;[.F43]&lt;&gt;&quot;&quot;);6;0)))" office:value-type="float" office:value="0">
            <text:p>0</text:p>
          </table:table-cell>
          <table:table-cell table:style-name="ce410"/>
          <table:table-cell table:style-name="ce420" office:value-type="string">
            <text:p>1 - 4</text:p>
          </table:table-cell>
          <table:table-cell table:style-name="ce420" office:value-type="string">
            <text:p>5-15</text:p>
          </table:table-cell>
          <table:table-cell table:style-name="ce428" office:value-type="string">
            <text:p>16+</text:p>
          </table:table-cell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44]=1;[.B44]=0);[.D44]&gt;0;[.D44]&lt;5);AND(OR([.B44]=1;[.B44]=0);[.D44]&gt;4;[.D44]&lt;16);AND([.B44]=2;[.D44]&gt;0;[.D44]&lt;5));&quot;B&quot;;IF(OR(AND(OR([.B44]=1;[.B44]=0);[.D44]&gt;15);AND([.B44]=2;[.D44]&gt;4;[.D44]&lt;16);AND([.B44]&gt;2;[.D44]&gt;0;[.D44]&lt;5));&quot;M&quot;;IF(OR(AND([.B44]=2;[.D44]&gt;15);AND([.B44]&gt;2;[.D44]&gt;4;[.D44]&lt;16);AND([.B44]&gt;2;[.D44]&gt;15));&quot;A&quot;;&quot;&quot;)))">
            <text:p/>
          </table:table-cell>
          <table:table-cell table:style-name="ce395" table:formula="of:=IF(AND([.G44]=&quot;B&quot;;[.F44]&lt;&gt;&quot;&quot;);3;IF(AND([.G44]=&quot;M&quot;;[.F44]&lt;&gt;&quot;&quot;);4;IF(AND([.G44]=&quot;A&quot;;[.F44]&lt;&gt;&quot;&quot;);6;0)))" office:value-type="float" office:value="0">
            <text:p>0</text:p>
          </table:table-cell>
          <table:table-cell table:style-name="ce417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95" table:formula="of:=IF(OR(AND(OR([.B45]=1;[.B45]=0);[.D45]&gt;0;[.D45]&lt;5);AND(OR([.B45]=1;[.B45]=0);[.D45]&gt;4;[.D45]&lt;16);AND([.B45]=2;[.D45]&gt;0;[.D45]&lt;5));&quot;B&quot;;IF(OR(AND(OR([.B45]=1;[.B45]=0);[.D45]&gt;15);AND([.B45]=2;[.D45]&gt;4;[.D45]&lt;16);AND([.B45]&gt;2;[.D45]&gt;0;[.D45]&lt;5));&quot;M&quot;;IF(OR(AND([.B45]=2;[.D45]&gt;15);AND([.B45]&gt;2;[.D45]&gt;4;[.D45]&lt;16);AND([.B45]&gt;2;[.D45]&gt;15));&quot;A&quot;;&quot;&quot;)))">
            <text:p/>
          </table:table-cell>
          <table:table-cell table:style-name="ce395" table:formula="of:=IF(AND([.G45]=&quot;B&quot;;[.F45]&lt;&gt;&quot;&quot;);3;IF(AND([.G45]=&quot;M&quot;;[.F45]&lt;&gt;&quot;&quot;);4;IF(AND([.G45]=&quot;A&quot;;[.F45]&lt;&gt;&quot;&quot;);6;0)))" office:value-type="float" office:value="0">
            <text:p>0</text:p>
          </table:table-cell>
          <table:table-cell table:style-name="ce418" office:value-type="string">
            <text:p>2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6]=1;[.B46]=0);[.D46]&gt;0;[.D46]&lt;5);AND(OR([.B46]=1;[.B46]=0);[.D46]&gt;4;[.D46]&lt;16);AND([.B46]=2;[.D46]&gt;0;[.D46]&lt;5));&quot;B&quot;;IF(OR(AND(OR([.B46]=1;[.B46]=0);[.D46]&gt;15);AND([.B46]=2;[.D46]&gt;4;[.D46]&lt;16);AND([.B46]&gt;2;[.D46]&gt;0;[.D46]&lt;5));&quot;M&quot;;IF(OR(AND([.B46]=2;[.D46]&gt;15);AND([.B46]&gt;2;[.D46]&gt;4;[.D46]&lt;16);AND([.B46]&gt;2;[.D46]&gt;15));&quot;A&quot;;&quot;&quot;)))">
            <text:p/>
          </table:table-cell>
          <table:table-cell table:style-name="ce395" table:formula="of:=IF(AND([.G46]=&quot;B&quot;;[.F46]&lt;&gt;&quot;&quot;);3;IF(AND([.G46]=&quot;M&quot;;[.F46]&lt;&gt;&quot;&quot;);4;IF(AND([.G46]=&quot;A&quot;;[.F46]&lt;&gt;&quot;&quot;);6;0)))" office:value-type="float" office:value="0">
            <text:p>0</text:p>
          </table:table-cell>
          <table:table-cell table:style-name="ce419" office:value-type="string">
            <text:p>3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7]=1;[.B47]=0);[.D47]&gt;0;[.D47]&lt;5);AND(OR([.B47]=1;[.B47]=0);[.D47]&gt;4;[.D47]&lt;16);AND([.B47]=2;[.D47]&gt;0;[.D47]&lt;5));&quot;B&quot;;IF(OR(AND(OR([.B47]=1;[.B47]=0);[.D47]&gt;15);AND([.B47]=2;[.D47]&gt;4;[.D47]&lt;16);AND([.B47]&gt;2;[.D47]&gt;0;[.D47]&lt;5));&quot;M&quot;;IF(OR(AND([.B47]=2;[.D47]&gt;15);AND([.B47]&gt;2;[.D47]&gt;4;[.D47]&lt;16);AND([.B47]&gt;2;[.D47]&gt;15));&quot;A&quot;;&quot;&quot;)))">
            <text:p/>
          </table:table-cell>
          <table:table-cell table:style-name="ce395" table:formula="of:=IF(AND([.G47]=&quot;B&quot;;[.F47]&lt;&gt;&quot;&quot;);3;IF(AND([.G47]=&quot;M&quot;;[.F47]&lt;&gt;&quot;&quot;);4;IF(AND([.G47]=&quot;A&quot;;[.F47]&lt;&gt;&quot;&quot;);6;0))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8]=1;[.B48]=0);[.D48]&gt;0;[.D48]&lt;5);AND(OR([.B48]=1;[.B48]=0);[.D48]&gt;4;[.D48]&lt;16);AND([.B48]=2;[.D48]&gt;0;[.D48]&lt;5));&quot;B&quot;;IF(OR(AND(OR([.B48]=1;[.B48]=0);[.D48]&gt;15);AND([.B48]=2;[.D48]&gt;4;[.D48]&lt;16);AND([.B48]&gt;2;[.D48]&gt;0;[.D48]&lt;5));&quot;M&quot;;IF(OR(AND([.B48]=2;[.D48]&gt;15);AND([.B48]&gt;2;[.D48]&gt;4;[.D48]&lt;16);AND([.B48]&gt;2;[.D48]&gt;15));&quot;A&quot;;&quot;&quot;)))">
            <text:p/>
          </table:table-cell>
          <table:table-cell table:style-name="ce395" table:formula="of:=IF(AND([.G48]=&quot;B&quot;;[.F48]&lt;&gt;&quot;&quot;);3;IF(AND([.G48]=&quot;M&quot;;[.F48]&lt;&gt;&quot;&quot;);4;IF(AND([.G48]=&quot;A&quot;;[.F48]&lt;&gt;&quot;&quot;);6;0))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49]=1;[.B49]=0);[.D49]&gt;0;[.D49]&lt;5);AND(OR([.B49]=1;[.B49]=0);[.D49]&gt;4;[.D49]&lt;16);AND([.B49]=2;[.D49]&gt;0;[.D49]&lt;5));&quot;B&quot;;IF(OR(AND(OR([.B49]=1;[.B49]=0);[.D49]&gt;15);AND([.B49]=2;[.D49]&gt;4;[.D49]&lt;16);AND([.B49]&gt;2;[.D49]&gt;0;[.D49]&lt;5));&quot;M&quot;;IF(OR(AND([.B49]=2;[.D49]&gt;15);AND([.B49]&gt;2;[.D49]&gt;4;[.D49]&lt;16);AND([.B49]&gt;2;[.D49]&gt;15));&quot;A&quot;;&quot;&quot;)))">
            <text:p/>
          </table:table-cell>
          <table:table-cell table:style-name="ce395" table:formula="of:=IF(AND([.G49]=&quot;B&quot;;[.F49]&lt;&gt;&quot;&quot;);3;IF(AND([.G49]=&quot;M&quot;;[.F49]&lt;&gt;&quot;&quot;);4;IF(AND([.G49]=&quot;A&quot;;[.F49]&lt;&gt;&quot;&quot;);6;0))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50]=1;[.B50]=0);[.D50]&gt;0;[.D50]&lt;5);AND(OR([.B50]=1;[.B50]=0);[.D50]&gt;4;[.D50]&lt;16);AND([.B50]=2;[.D50]&gt;0;[.D50]&lt;5));&quot;B&quot;;IF(OR(AND(OR([.B50]=1;[.B50]=0);[.D50]&gt;15);AND([.B50]=2;[.D50]&gt;4;[.D50]&lt;16);AND([.B50]&gt;2;[.D50]&gt;0;[.D50]&lt;5));&quot;M&quot;;IF(OR(AND([.B50]=2;[.D50]&gt;15);AND([.B50]&gt;2;[.D50]&gt;4;[.D50]&lt;16);AND([.B50]&gt;2;[.D50]&gt;15));&quot;A&quot;;&quot;&quot;)))">
            <text:p/>
          </table:table-cell>
          <table:table-cell table:style-name="ce395" table:formula="of:=IF(AND([.G50]=&quot;B&quot;;[.F50]&lt;&gt;&quot;&quot;);3;IF(AND([.G50]=&quot;M&quot;;[.F50]&lt;&gt;&quot;&quot;);4;IF(AND([.G50]=&quot;A&quot;;[.F50]&lt;&gt;&quot;&quot;);6;0))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95" table:formula="of:=IF(OR(AND(OR([.B51]=1;[.B51]=0);[.D51]&gt;0;[.D51]&lt;5);AND(OR([.B51]=1;[.B51]=0);[.D51]&gt;4;[.D51]&lt;16);AND([.B51]=2;[.D51]&gt;0;[.D51]&lt;5));&quot;B&quot;;IF(OR(AND(OR([.B51]=1;[.B51]=0);[.D51]&gt;15);AND([.B51]=2;[.D51]&gt;4;[.D51]&lt;16);AND([.B51]&gt;2;[.D51]&gt;0;[.D51]&lt;5));&quot;M&quot;;IF(OR(AND([.B51]=2;[.D51]&gt;15);AND([.B51]&gt;2;[.D51]&gt;4;[.D51]&lt;16);AND([.B51]&gt;2;[.D51]&gt;15));&quot;A&quot;;&quot;&quot;)))">
            <text:p/>
          </table:table-cell>
          <table:table-cell table:style-name="ce395" table:formula="of:=IF(AND([.G51]=&quot;B&quot;;[.F51]&lt;&gt;&quot;&quot;);3;IF(AND([.G51]=&quot;M&quot;;[.F51]&lt;&gt;&quot;&quot;);4;IF(AND([.G51]=&quot;A&quot;;[.F51]&lt;&gt;&quot;&quot;);6;0))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4"/>
          <table:table-cell table:style-name="ce290"/>
          <table:table-cell table:style-name="ce315"/>
          <table:table-cell table:style-name="ce330"/>
          <table:table-cell table:style-name="ce334"/>
          <table:table-cell table:style-name="ce341" table:content-validation-name="val1"/>
          <table:table-cell table:style-name="ce395" table:formula="of:=IF(OR(AND(OR([.B52]=1;[.B52]=0);[.D52]&gt;0;[.D52]&lt;5);AND(OR([.B52]=1;[.B52]=0);[.D52]&gt;4;[.D52]&lt;16);AND([.B52]=2;[.D52]&gt;0;[.D52]&lt;5));&quot;B&quot;;IF(OR(AND(OR([.B52]=1;[.B52]=0);[.D52]&gt;15);AND([.B52]=2;[.D52]&gt;4;[.D52]&lt;16);AND([.B52]&gt;2;[.D52]&gt;0;[.D52]&lt;5));&quot;M&quot;;IF(OR(AND([.B52]=2;[.D52]&gt;15);AND([.B52]&gt;2;[.D52]&gt;4;[.D52]&lt;16);AND([.B52]&gt;2;[.D52]&gt;15));&quot;A&quot;;&quot;&quot;)))">
            <text:p/>
          </table:table-cell>
          <table:table-cell table:style-name="ce395" table:formula="of:=IF(AND([.G52]=&quot;B&quot;;[.F52]&lt;&gt;&quot;&quot;);3;IF(AND([.G52]=&quot;M&quot;;[.F52]&lt;&gt;&quot;&quot;);4;IF(AND([.G52]=&quot;A&quot;;[.F52]&lt;&gt;&quot;&quot;);6;0))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/>
          <table:table-cell table:style-name="ce291"/>
          <table:table-cell table:number-columns-repeated="2"/>
          <table:table-cell table:style-name="Default"/>
          <table:table-cell table:style-name="ce343" office:value-type="string">
            <text:p>Baixa</text:p>
          </table:table-cell>
          <table:table-cell table:style-name="ce396" table:formula="of:=COUNTIF([.G43:.G52];&quot;B&quot;)" office:value-type="float" office:value="0">
            <text:p>0</text:p>
          </table:table-cell>
          <table:table-cell table:style-name="ce359" table:formula="of:=SUMIF([.$G43:.$G52];&quot;=B&quot;;[.$H43:.$H52]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/>
          <table:table-cell table:style-name="ce291"/>
          <table:table-cell table:number-columns-repeated="2"/>
          <table:table-cell table:style-name="Default"/>
          <table:table-cell table:style-name="ce344" office:value-type="string">
            <text:p>Média</text:p>
          </table:table-cell>
          <table:table-cell table:style-name="ce397" table:formula="of:=COUNTIF([.G43:.G52];&quot;M&quot;)" office:value-type="float" office:value="0">
            <text:p>0</text:p>
          </table:table-cell>
          <table:table-cell table:style-name="ce358" table:formula="of:=SUMIF([.$G43:.$G52];&quot;=M&quot;;[.$H43:.$H52]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/>
          <table:table-cell table:style-name="ce291"/>
          <table:table-cell table:number-columns-repeated="2"/>
          <table:table-cell table:style-name="Default"/>
          <table:table-cell table:style-name="ce344" office:value-type="string">
            <text:p>Alta</text:p>
          </table:table-cell>
          <table:table-cell table:style-name="ce397" table:formula="of:=COUNTIF([.G43:.G52];&quot;A&quot;)" office:value-type="float" office:value="0">
            <text:p>0</text:p>
          </table:table-cell>
          <table:table-cell table:style-name="ce358" table:formula="of:=SUMIF([.$G43:.$G52];&quot;=A&quot;;[.$H43:.$H52]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/>
          <table:table-cell table:style-name="ce291"/>
          <table:table-cell table:number-columns-repeated="2"/>
          <table:table-cell table:style-name="Default"/>
          <table:table-cell table:style-name="ce345" office:value-type="string">
            <text:p>Total EE / PF</text:p>
          </table:table-cell>
          <table:table-cell table:style-name="ce361" table:formula="of:=SUM([.G53:.G55])" office:value-type="float" office:value="0">
            <text:p>0</text:p>
          </table:table-cell>
          <table:table-cell table:style-name="ce361" table:formula="of:=SUM([.H53:.H55])" office:value-type="float" office:value="0">
            <text:p>0</text:p>
          </table:table-cell>
          <table:table-cell table:style-name="Default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/>
          <table:table-cell table:style-name="ce291"/>
          <table:table-cell table:number-columns-repeated="4"/>
          <table:table-cell table:style-name="ce423"/>
          <table:table-cell table:number-columns-repeated="249"/>
        </table:table-row>
        <table:table-row table:style-name="ro34">
          <table:table-cell table:style-name="ce260" office:value-type="string">
            <text:p>Ponderando Saídas Externas</text:p>
          </table:table-cell>
          <table:table-cell table:style-name="ce274" table:number-columns-repeated="3"/>
          <table:table-cell table:number-columns-repeated="2"/>
          <table:table-cell table:style-name="ce423"/>
          <table:table-cell table:number-columns-repeated="249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26.115cm" draw:caption-point-x="-0.61cm" draw:caption-point-y="-0.012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762cm" svg:y="26.115cm" draw:caption-point-x="-0.61cm" draw:caption-point-y="-0.012cm">
              <dc:date>2005-06-06T00:00:00</dc:date>
              <text:p text:style-name="P2"><text:span text:style-name="T5">Preencher a quantidade de Arquivos Referenciados</text:span></text:p>
            </office:annotation>
            <text:p>Arquivos Ref.</text:p>
          </table:table-cell>
          <table:table-cell table:style-name="ce287" office:value-type="string">
            <office:annotation draw:style-name="gr13" draw:text-style-name="P2" svg:width="2.89cm" svg:height="2.966cm" svg:x="14.393cm" svg:y="26.17cm" draw:caption-point-x="-0.61cm" draw:caption-point-y="-0.067cm">
              <dc:date>2011-02-18T00:00:00</dc:date>
              <text:p text:style-name="P2"><text:span text:style-name="T5">Descriminar os arquivos referenciados até justificar a complexidade da função transacional</text:span></text:p>
            </office:annotation>
            <text:p>Memória AR</text:p>
          </table:table-cell>
          <table:table-cell table:style-name="ce287" office:value-type="string">
            <office:annotation draw:style-name="gr13" draw:text-style-name="P2" svg:width="2.892cm" svg:height="1.781cm" svg:x="17.023cm" svg:y="26.115cm" draw:caption-point-x="-0.61cm" draw:caption-point-y="-0.012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863cm" svg:y="26.17cm" draw:caption-point-x="-0.61cm" draw:caption-point-y="-0.067cm">
              <dc:date>2011-02-18T00:00:00</dc:date>
              <text:p text:style-name="P2"><text:span text:style-name="T5">Descriminar os itens de dados até justificar a complexidade da função transacional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337cm" svg:y="26.115cm" draw:caption-point-x="-0.61cm" draw:caption-point-y="-0.012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287" office:value-type="string">
            <office:annotation draw:style-name="gr13" draw:text-style-name="P2" svg:width="2.892cm" svg:height="1.781cm" svg:x="25.546cm" svg:y="26.115cm" draw:caption-point-x="-0.61cm" draw:caption-point-y="-0.012cm">
              <dc:date>2005-05-11T00:00:00</dc:date>
              <text:p text:style-name="P2"><text:span text:style-name="T5">Fórmula preencher automaticamented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78cm" svg:y="26.17cm" draw:caption-point-x="-0.61cm" draw:caption-point-y="-0.067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Arquivos Ref.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58" table:formula="of:=IF(OR(AND(OR([.B60]=1;[.B60]=0);[.D60]&gt;0;[.D60]&lt;6);AND(OR([.B60]=1;[.B60]=0);[.D60]&gt;5;[.D60]&lt;20);AND([.B60]&gt;1;[.B60]&lt;4;[.D60]&gt;0;[.D60]&lt;6));&quot;B&quot;;IF(OR(AND(OR([.B60]=1;[.B60]=0);[.D60]&gt;19);AND([.B60]&gt;1;[.B60]&lt;4;[.D60]&gt;5;[.D60]&lt;20);AND([.B60]&gt;3;[.D60]&gt;0;[.D60]&lt;6));&quot;M&quot;;IF(OR(AND([.B60]&gt;1;[.B60]&lt;4;[.D60]&gt;19);AND([.B60]&gt;3;[.D60]&gt;5;[.D60]&lt;20);AND([.B60]&gt;3;[.D60]&gt;19));&quot;A&quot;;&quot;&quot;)))">
            <text:p/>
          </table:table-cell>
          <table:table-cell table:style-name="ce407" table:formula="of:=IF(AND([.G60]=&quot;B&quot;;[.F60]&lt;&gt;&quot;&quot;);4;IF(AND([.G60]=&quot;M&quot;;[.F60]&lt;&gt;&quot;&quot;);5;IF(AND([.G60]=&quot;A&quot;; [.F60]&lt;&gt;&quot;&quot;);7;0)))" office:value-type="float" office:value="0">
            <text:p>0</text:p>
          </table:table-cell>
          <table:table-cell table:style-name="ce410"/>
          <table:table-cell table:style-name="ce420" office:value-type="string">
            <text:p>1 - 5</text:p>
          </table:table-cell>
          <table:table-cell table:style-name="ce420" office:value-type="string">
            <text:p>6-19</text:p>
          </table:table-cell>
          <table:table-cell table:style-name="ce428" office:value-type="string">
            <text:p>20+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61]=1;[.B61]=0);[.D61]&gt;0;[.D61]&lt;6);AND(OR([.B61]=1;[.B61]=0);[.D61]&gt;5;[.D61]&lt;20);AND([.B61]&gt;1;[.B61]&lt;4;[.D61]&gt;0;[.D61]&lt;6));&quot;B&quot;;IF(OR(AND(OR([.B61]=1;[.B61]=0);[.D61]&gt;19);AND([.B61]&gt;1;[.B61]&lt;4;[.D61]&gt;5;[.D61]&lt;20);AND([.B61]&gt;3;[.D61]&gt;0;[.D61]&lt;6));&quot;M&quot;;IF(OR(AND([.B61]&gt;1;[.B61]&lt;4;[.D61]&gt;19);AND([.B61]&gt;3;[.D61]&gt;5;[.D61]&lt;20);AND([.B61]&gt;3;[.D61]&gt;19));&quot;A&quot;;&quot;&quot;)))">
            <text:p/>
          </table:table-cell>
          <table:table-cell table:style-name="ce407" table:formula="of:=IF(AND([.G61]=&quot;B&quot;;[.F61]&lt;&gt;&quot;&quot;);4;IF(AND([.G61]=&quot;M&quot;;[.F61]&lt;&gt;&quot;&quot;);5;IF(AND([.G61]=&quot;A&quot;; [.F61]&lt;&gt;&quot;&quot;);7;0)))" office:value-type="float" office:value="0">
            <text:p>0</text:p>
          </table:table-cell>
          <table:table-cell table:style-name="ce417" office:value-type="string">
            <text:p>0 - 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62]=1;[.B62]=0);[.D62]&gt;0;[.D62]&lt;6);AND(OR([.B62]=1;[.B62]=0);[.D62]&gt;5;[.D62]&lt;20);AND([.B62]&gt;1;[.B62]&lt;4;[.D62]&gt;0;[.D62]&lt;6));&quot;B&quot;;IF(OR(AND(OR([.B62]=1;[.B62]=0);[.D62]&gt;19);AND([.B62]&gt;1;[.B62]&lt;4;[.D62]&gt;5;[.D62]&lt;20);AND([.B62]&gt;3;[.D62]&gt;0;[.D62]&lt;6));&quot;M&quot;;IF(OR(AND([.B62]&gt;1;[.B62]&lt;4;[.D62]&gt;19);AND([.B62]&gt;3;[.D62]&gt;5;[.D62]&lt;20);AND([.B62]&gt;3;[.D62]&gt;19));&quot;A&quot;;&quot;&quot;)))">
            <text:p/>
          </table:table-cell>
          <table:table-cell table:style-name="ce407" table:formula="of:=IF(AND([.G62]=&quot;B&quot;;[.F62]&lt;&gt;&quot;&quot;);4;IF(AND([.G62]=&quot;M&quot;;[.F62]&lt;&gt;&quot;&quot;);5;IF(AND([.G62]=&quot;A&quot;; [.F62]&lt;&gt;&quot;&quot;);7;0)))" office:value-type="float" office:value="0">
            <text:p>0</text:p>
          </table:table-cell>
          <table:table-cell table:style-name="ce418" office:value-type="string">
            <text:p>2 - 3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63]=1;[.B63]=0);[.D63]&gt;0;[.D63]&lt;6);AND(OR([.B63]=1;[.B63]=0);[.D63]&gt;5;[.D63]&lt;20);AND([.B63]&gt;1;[.B63]&lt;4;[.D63]&gt;0;[.D63]&lt;6));&quot;B&quot;;IF(OR(AND(OR([.B63]=1;[.B63]=0);[.D63]&gt;19);AND([.B63]&gt;1;[.B63]&lt;4;[.D63]&gt;5;[.D63]&lt;20);AND([.B63]&gt;3;[.D63]&gt;0;[.D63]&lt;6));&quot;M&quot;;IF(OR(AND([.B63]&gt;1;[.B63]&lt;4;[.D63]&gt;19);AND([.B63]&gt;3;[.D63]&gt;5;[.D63]&lt;20);AND([.B63]&gt;3;[.D63]&gt;19));&quot;A&quot;;&quot;&quot;)))">
            <text:p/>
          </table:table-cell>
          <table:table-cell table:style-name="ce407" table:formula="of:=IF(AND([.G63]=&quot;B&quot;;[.F63]&lt;&gt;&quot;&quot;);4;IF(AND([.G63]=&quot;M&quot;;[.F63]&lt;&gt;&quot;&quot;);5;IF(AND([.G63]=&quot;A&quot;; [.F63]&lt;&gt;&quot;&quot;);7;0)))" office:value-type="float" office:value="0">
            <text:p>0</text:p>
          </table:table-cell>
          <table:table-cell table:style-name="ce419" office:value-type="string">
            <text:p>4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64]=1;[.B64]=0);[.D64]&gt;0;[.D64]&lt;6);AND(OR([.B64]=1;[.B64]=0);[.D64]&gt;5;[.D64]&lt;20);AND([.B64]&gt;1;[.B64]&lt;4;[.D64]&gt;0;[.D64]&lt;6));&quot;B&quot;;IF(OR(AND(OR([.B64]=1;[.B64]=0);[.D64]&gt;19);AND([.B64]&gt;1;[.B64]&lt;4;[.D64]&gt;5;[.D64]&lt;20);AND([.B64]&gt;3;[.D64]&gt;0;[.D64]&lt;6));&quot;M&quot;;IF(OR(AND([.B64]&gt;1;[.B64]&lt;4;[.D64]&gt;19);AND([.B64]&gt;3;[.D64]&gt;5;[.D64]&lt;20);AND([.B64]&gt;3;[.D64]&gt;19));&quot;A&quot;;&quot;&quot;)))">
            <text:p/>
          </table:table-cell>
          <table:table-cell table:style-name="ce407" table:formula="of:=IF(AND([.G64]=&quot;B&quot;;[.F64]&lt;&gt;&quot;&quot;);4;IF(AND([.G64]=&quot;M&quot;;[.F64]&lt;&gt;&quot;&quot;);5;IF(AND([.G64]=&quot;A&quot;; [.F64]&lt;&gt;&quot;&quot;);7;0))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65]=1;[.B65]=0);[.D65]&gt;0;[.D65]&lt;6);AND(OR([.B65]=1;[.B65]=0);[.D65]&gt;5;[.D65]&lt;20);AND([.B65]&gt;1;[.B65]&lt;4;[.D65]&gt;0;[.D65]&lt;6));&quot;B&quot;;IF(OR(AND(OR([.B65]=1;[.B65]=0);[.D65]&gt;19);AND([.B65]&gt;1;[.B65]&lt;4;[.D65]&gt;5;[.D65]&lt;20);AND([.B65]&gt;3;[.D65]&gt;0;[.D65]&lt;6));&quot;M&quot;;IF(OR(AND([.B65]&gt;1;[.B65]&lt;4;[.D65]&gt;19);AND([.B65]&gt;3;[.D65]&gt;5;[.D65]&lt;20);AND([.B65]&gt;3;[.D65]&gt;19));&quot;A&quot;;&quot;&quot;)))">
            <text:p/>
          </table:table-cell>
          <table:table-cell table:style-name="ce407" table:formula="of:=IF(AND([.G65]=&quot;B&quot;;[.F65]&lt;&gt;&quot;&quot;);4;IF(AND([.G65]=&quot;M&quot;;[.F65]&lt;&gt;&quot;&quot;);5;IF(AND([.G65]=&quot;A&quot;; [.F65]&lt;&gt;&quot;&quot;);7;0))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66]=1;[.B66]=0);[.D66]&gt;0;[.D66]&lt;6);AND(OR([.B66]=1;[.B66]=0);[.D66]&gt;5;[.D66]&lt;20);AND([.B66]&gt;1;[.B66]&lt;4;[.D66]&gt;0;[.D66]&lt;6));&quot;B&quot;;IF(OR(AND(OR([.B66]=1;[.B66]=0);[.D66]&gt;19);AND([.B66]&gt;1;[.B66]&lt;4;[.D66]&gt;5;[.D66]&lt;20);AND([.B66]&gt;3;[.D66]&gt;0;[.D66]&lt;6));&quot;M&quot;;IF(OR(AND([.B66]&gt;1;[.B66]&lt;4;[.D66]&gt;19);AND([.B66]&gt;3;[.D66]&gt;5;[.D66]&lt;20);AND([.B66]&gt;3;[.D66]&gt;19));&quot;A&quot;;&quot;&quot;)))">
            <text:p/>
          </table:table-cell>
          <table:table-cell table:style-name="ce407" table:formula="of:=IF(AND([.G66]=&quot;B&quot;;[.F66]&lt;&gt;&quot;&quot;);4;IF(AND([.G66]=&quot;M&quot;;[.F66]&lt;&gt;&quot;&quot;);5;IF(AND([.G66]=&quot;A&quot;; [.F66]&lt;&gt;&quot;&quot;);7;0))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58" table:formula="of:=IF(OR(AND(OR([.B67]=1;[.B67]=0);[.D67]&gt;0;[.D67]&lt;6);AND(OR([.B67]=1;[.B67]=0);[.D67]&gt;5;[.D67]&lt;20);AND([.B67]&gt;1;[.B67]&lt;4;[.D67]&gt;0;[.D67]&lt;6));&quot;B&quot;;IF(OR(AND(OR([.B67]=1;[.B67]=0);[.D67]&gt;19);AND([.B67]&gt;1;[.B67]&lt;4;[.D67]&gt;5;[.D67]&lt;20);AND([.B67]&gt;3;[.D67]&gt;0;[.D67]&lt;6));&quot;M&quot;;IF(OR(AND([.B67]&gt;1;[.B67]&lt;4;[.D67]&gt;19);AND([.B67]&gt;3;[.D67]&gt;5;[.D67]&lt;20);AND([.B67]&gt;3;[.D67]&gt;19));&quot;A&quot;;&quot;&quot;)))">
            <text:p/>
          </table:table-cell>
          <table:table-cell table:style-name="ce407" table:formula="of:=IF(AND([.G67]=&quot;B&quot;;[.F67]&lt;&gt;&quot;&quot;);4;IF(AND([.G67]=&quot;M&quot;;[.F67]&lt;&gt;&quot;&quot;);5;IF(AND([.G67]=&quot;A&quot;; [.F67]&lt;&gt;&quot;&quot;);7;0))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58" table:formula="of:=IF(OR(AND(OR([.B68]=1;[.B68]=0);[.D68]&gt;0;[.D68]&lt;6);AND(OR([.B68]=1;[.B68]=0);[.D68]&gt;5;[.D68]&lt;20);AND([.B68]&gt;1;[.B68]&lt;4;[.D68]&gt;0;[.D68]&lt;6));&quot;B&quot;;IF(OR(AND(OR([.B68]=1;[.B68]=0);[.D68]&gt;19);AND([.B68]&gt;1;[.B68]&lt;4;[.D68]&gt;5;[.D68]&lt;20);AND([.B68]&gt;3;[.D68]&gt;0;[.D68]&lt;6));&quot;M&quot;;IF(OR(AND([.B68]&gt;1;[.B68]&lt;4;[.D68]&gt;19);AND([.B68]&gt;3;[.D68]&gt;5;[.D68]&lt;20);AND([.B68]&gt;3;[.D68]&gt;19));&quot;A&quot;;&quot;&quot;)))">
            <text:p/>
          </table:table-cell>
          <table:table-cell table:style-name="ce407" table:formula="of:=IF(AND([.G68]=&quot;B&quot;;[.F68]&lt;&gt;&quot;&quot;);4;IF(AND([.G68]=&quot;M&quot;;[.F68]&lt;&gt;&quot;&quot;);5;IF(AND([.G68]=&quot;A&quot;; [.F68]&lt;&gt;&quot;&quot;);7;0))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4"/>
          <table:table-cell table:style-name="ce290"/>
          <table:table-cell table:style-name="ce317"/>
          <table:table-cell table:style-name="ce330"/>
          <table:table-cell table:style-name="ce336"/>
          <table:table-cell table:style-name="ce341" table:content-validation-name="val1"/>
          <table:table-cell table:style-name="ce358" table:formula="of:=IF(OR(AND(OR([.B69]=1;[.B69]=0);[.D69]&gt;0;[.D69]&lt;6);AND(OR([.B69]=1;[.B69]=0);[.D69]&gt;5;[.D69]&lt;20);AND([.B69]&gt;1;[.B69]&lt;4;[.D69]&gt;0;[.D69]&lt;6));&quot;B&quot;;IF(OR(AND(OR([.B69]=1;[.B69]=0);[.D69]&gt;19);AND([.B69]&gt;1;[.B69]&lt;4;[.D69]&gt;5;[.D69]&lt;20);AND([.B69]&gt;3;[.D69]&gt;0;[.D69]&lt;6));&quot;M&quot;;IF(OR(AND([.B69]&gt;1;[.B69]&lt;4;[.D69]&gt;19);AND([.B69]&gt;3;[.D69]&gt;5;[.D69]&lt;20);AND([.B69]&gt;3;[.D69]&gt;19));&quot;A&quot;;&quot;&quot;)))">
            <text:p/>
          </table:table-cell>
          <table:table-cell table:style-name="ce407" table:formula="of:=IF(AND([.G69]=&quot;B&quot;;[.F69]&lt;&gt;&quot;&quot;);4;IF(AND([.G69]=&quot;M&quot;;[.F69]&lt;&gt;&quot;&quot;);5;IF(AND([.G69]=&quot;A&quot;; [.F69]&lt;&gt;&quot;&quot;);7;0))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3" office:value-type="string">
            <text:p>Baixa</text:p>
          </table:table-cell>
          <table:table-cell table:style-name="ce396" table:formula="of:=COUNTIF([.G60:.G69];&quot;B&quot;)" office:value-type="float" office:value="0">
            <text:p>0</text:p>
          </table:table-cell>
          <table:table-cell table:style-name="ce359" table:formula="of:=SUMIF([.$G60:.$G69];&quot;=B&quot;;[.$H60:.$H69]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4" office:value-type="string">
            <text:p>Média</text:p>
          </table:table-cell>
          <table:table-cell table:style-name="ce397" table:formula="of:=COUNTIF([.G60:.G69];&quot;M&quot;)" office:value-type="float" office:value="0">
            <text:p>0</text:p>
          </table:table-cell>
          <table:table-cell table:style-name="ce358" table:formula="of:=SUMIF([.$G60:.$G69];&quot;=M&quot;;[.$H60:.$H69]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4" office:value-type="string">
            <text:p>Alta</text:p>
          </table:table-cell>
          <table:table-cell table:style-name="ce397" table:formula="of:=COUNTIF([.G60:.G69];&quot;A&quot;)" office:value-type="float" office:value="0">
            <text:p>0</text:p>
          </table:table-cell>
          <table:table-cell table:style-name="ce358" table:formula="of:=SUMIF([.$G60:.$G69];&quot;=A&quot;;[.$H60:.$H69]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5" office:value-type="string">
            <text:p>Total SE / PF</text:p>
          </table:table-cell>
          <table:table-cell table:style-name="ce361" table:formula="of:=SUM([.G70:.G72])" office:value-type="float" office:value="0">
            <text:p>0</text:p>
          </table:table-cell>
          <table:table-cell table:style-name="ce361" table:formula="of:=SUM([.H70:.H72])" office:value-type="float" office:value="0">
            <text:p>0</text:p>
          </table:table-cell>
          <table:table-cell table:style-name="ce349"/>
          <table:table-cell table:style-name="ce423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/>
          <table:table-cell table:style-name="ce346"/>
          <table:table-cell table:style-name="ce331"/>
          <table:table-cell table:style-name="ce349"/>
          <table:table-cell table:style-name="ce423"/>
          <table:table-cell table:number-columns-repeated="249"/>
        </table:table-row>
        <table:table-row table:style-name="ro34">
          <table:table-cell table:style-name="ce260" office:value-type="string">
            <text:p>Ponderando Consultas Externas</text:p>
          </table:table-cell>
          <table:table-cell table:style-name="ce274" table:number-columns-repeated="3"/>
          <table:table-cell/>
          <table:table-cell table:style-name="ce349"/>
          <table:table-cell table:style-name="ce423"/>
          <table:table-cell table:number-columns-repeated="249"/>
        </table:table-row>
        <table:table-row table:style-name="ro34">
          <table:table-cell table:style-name="ce261" office:value-type="string">
            <office:annotation draw:style-name="gr13" draw:text-style-name="P2" svg:width="2.892cm" svg:height="0.991cm" svg:x="9.131cm" svg:y="34.211cm" draw:caption-point-x="-0.61cm" draw:caption-point-y="-0.46cm">
              <dc:date>2005-05-11T00:00:00</dc:date>
              <text:p text:style-name="P2"><text:span text:style-name="T5">Preencher com o nome da função</text:span></text:p>
            </office:annotation>
            <text:p>Descrição da Função</text:p>
          </table:table-cell>
          <table:table-cell table:style-name="ce287" office:value-type="string">
            <office:annotation draw:style-name="gr13" draw:text-style-name="P2" svg:width="2.892cm" svg:height="1.781cm" svg:x="11.762cm" svg:y="34.211cm" draw:caption-point-x="-0.61cm" draw:caption-point-y="-0.46cm">
              <dc:date>2005-06-06T00:00:00</dc:date>
              <text:p text:style-name="P2"><text:span text:style-name="T5">Preencher a quantidade de Arquivos Referenciados</text:span></text:p>
            </office:annotation>
            <text:p>Arquivos Ref.</text:p>
          </table:table-cell>
          <table:table-cell table:style-name="ce287" office:value-type="string">
            <office:annotation draw:style-name="gr13" draw:text-style-name="P2" svg:width="2.89cm" svg:height="2.966cm" svg:x="14.393cm" svg:y="34.269cm" draw:caption-point-x="-0.61cm" draw:caption-point-y="-0.518cm">
              <dc:date>2011-02-18T00:00:00</dc:date>
              <text:p text:style-name="P2"><text:span text:style-name="T5">Descriminar os arquivos referenciados até justificar a complexidade da função transacional</text:span></text:p>
            </office:annotation>
            <text:p>Memória AR</text:p>
          </table:table-cell>
          <table:table-cell table:style-name="ce287" office:value-type="string">
            <office:annotation draw:style-name="gr13" draw:text-style-name="P2" svg:width="2.892cm" svg:height="1.781cm" svg:x="17.023cm" svg:y="34.211cm" draw:caption-point-x="-0.61cm" draw:caption-point-y="-0.46cm">
              <dc:date>2005-05-11T00:00:00</dc:date>
              <text:p text:style-name="P2"><text:span text:style-name="T5">Preencher com a quantidade de itens do Registro Lógico</text:span></text:p>
            </office:annotation>
            <text:p>Qtde. Itens</text:p>
          </table:table-cell>
          <table:table-cell table:style-name="ce287" office:value-type="string">
            <office:annotation draw:style-name="gr13" draw:text-style-name="P2" svg:width="2.89cm" svg:height="2.571cm" svg:x="20.863cm" svg:y="34.269cm" draw:caption-point-x="-0.61cm" draw:caption-point-y="-0.518cm">
              <dc:date>2011-02-18T00:00:00</dc:date>
              <text:p text:style-name="P2"><text:span text:style-name="T5">Descriminar os itens de dados até justificar a complexidade da função transacional.</text:span></text:p>
            </office:annotation>
            <text:p>Memória ID</text:p>
          </table:table-cell>
          <table:table-cell table:style-name="ce339" office:value-type="string">
            <office:annotation draw:style-name="gr13" draw:text-style-name="P2" svg:width="2.892cm" svg:height="2.176cm" svg:x="23.337cm" svg:y="34.211cm" draw:caption-point-x="-0.61cm" draw:caption-point-y="-0.46cm">
              <dc:date>2006-05-18T00:00:00</dc:date>
              <text:p text:style-name="P2"><text:span text:style-name="T5">Classificação da Função:</text:span></text:p>
              <text:p text:style-name="P2"><text:span text:style-name="T5">A - Alterada</text:span></text:p>
              <text:p text:style-name="P2"><text:span text:style-name="T5">I - Incluída.</text:span></text:p>
              <text:p text:style-name="P2"><text:span text:style-name="T5">E – Excluída</text:span></text:p>
            </office:annotation>
            <text:p>Classificação</text:p>
          </table:table-cell>
          <table:table-cell table:style-name="ce398" office:value-type="string">
            <office:annotation draw:style-name="gr13" draw:text-style-name="P2" svg:width="2.892cm" svg:height="1.781cm" svg:x="25.546cm" svg:y="34.211cm" draw:caption-point-x="-0.61cm" draw:caption-point-y="-0.46cm">
              <dc:date>2005-05-11T00:00:00</dc:date>
              <text:p text:style-name="P2"><text:span text:style-name="T5">Fórmula preenche automaticamente</text:span></text:p>
            </office:annotation>
            <text:p>Compl.</text:p>
          </table:table-cell>
          <table:table-cell table:style-name="ce287" office:value-type="string">
            <office:annotation draw:style-name="gr13" draw:text-style-name="P2" svg:width="2.89cm" svg:height="1.386cm" svg:x="27.978cm" svg:y="34.269cm" draw:caption-point-x="-0.61cm" draw:caption-point-y="-0.518cm">
              <dc:date>2011-02-18T00:00:00</dc:date>
              <text:p text:style-name="P2"><text:span text:style-name="T5">Valor em pontos de função da função.</text:span></text:p>
            </office:annotation>
            <text:p>Valor PF</text:p>
          </table:table-cell>
          <table:table-cell table:style-name="ce409" office:value-type="string">
            <text:p>Arquivos Ref.</text:p>
          </table:table-cell>
          <table:table-cell table:style-name="ce287" office:value-type="string" table:number-columns-spanned="3" table:number-rows-spanned="1">
            <text:p>Itens de Dados</text:p>
          </table:table-cell>
          <table:covered-table-cell table:style-name="ce424"/>
          <table:covered-table-cell table:style-name="ce427"/>
          <table:table-cell table:number-columns-repeated="2"/>
          <table:table-cell table:style-name="ce431"/>
          <table:table-cell table:number-columns-repeated="241"/>
        </table:table-row>
        <table:table-row table:style-name="ro34">
          <table:table-cell table:style-name="ce262"/>
          <table:table-cell table:style-name="ce288"/>
          <table:table-cell table:style-name="ce306"/>
          <table:table-cell table:style-name="ce288"/>
          <table:table-cell table:style-name="ce306"/>
          <table:table-cell table:style-name="ce340" table:content-validation-name="val1"/>
          <table:table-cell table:style-name="ce358" table:formula="of:=IF(OR(AND(OR([.B77]=1;[.B77]=0);[.D77]&gt;0;[.D77]&lt;6);AND(OR([.B77]=1;[.B77]=0);[.D77]&gt;5;[.D77]&lt;20);AND([.B77]&gt;1;[.B77]&lt;4;[.D77]&gt;0;[.D77]&lt;6));&quot;B&quot;;IF(OR(AND(OR([.B77]=1;[.B77]=0);[.D77]&gt;19);AND([.B77]&gt;1;[.B77]&lt;4;[.D77]&gt;5;[.D77]&lt;20);AND([.B77]&gt;3;[.D77]&gt;0;[.D77]&lt;6));&quot;M&quot;;IF(OR(AND([.B77]&gt;1;[.B77]&lt;4;[.D77]&gt;19);AND([.B77]&gt;3;[.D77]&gt;5;[.D77]&lt;20);AND([.B77]&gt;3;[.D77]&gt;19));&quot;A&quot;;&quot;&quot;)))">
            <text:p/>
          </table:table-cell>
          <table:table-cell table:style-name="ce407" table:formula="of:=IF(AND([.G77]=&quot;B&quot;;[.F77]&lt;&gt;&quot;&quot;);3;IF(AND([.G77]=&quot;M&quot;;[.F77]&lt;&gt;&quot;&quot;);4;IF(AND([.G77]=&quot;A&quot;;[.F77]&lt;&gt;&quot;&quot;);6;0)))" office:value-type="float" office:value="0">
            <text:p>0</text:p>
          </table:table-cell>
          <table:table-cell table:style-name="ce410"/>
          <table:table-cell table:style-name="ce420" office:value-type="string">
            <text:p>1 - 5</text:p>
          </table:table-cell>
          <table:table-cell table:style-name="ce420" office:value-type="string">
            <text:p>6-19</text:p>
          </table:table-cell>
          <table:table-cell table:style-name="ce428" office:value-type="string">
            <text:p>20+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78]=1;[.B78]=0);[.D78]&gt;0;[.D78]&lt;6);AND(OR([.B78]=1;[.B78]=0);[.D78]&gt;5;[.D78]&lt;20);AND([.B78]&gt;1;[.B78]&lt;4;[.D78]&gt;0;[.D78]&lt;6));&quot;B&quot;;IF(OR(AND(OR([.B78]=1;[.B78]=0);[.D78]&gt;19);AND([.B78]&gt;1;[.B78]&lt;4;[.D78]&gt;5;[.D78]&lt;20);AND([.B78]&gt;3;[.D78]&gt;0;[.D78]&lt;6));&quot;M&quot;;IF(OR(AND([.B78]&gt;1;[.B78]&lt;4;[.D78]&gt;19);AND([.B78]&gt;3;[.D78]&gt;5;[.D78]&lt;20);AND([.B78]&gt;3;[.D78]&gt;19));&quot;A&quot;;&quot;&quot;)))">
            <text:p/>
          </table:table-cell>
          <table:table-cell table:style-name="ce407" table:formula="of:=IF(AND([.G78]=&quot;B&quot;;[.F78]&lt;&gt;&quot;&quot;);3;IF(AND([.G78]=&quot;M&quot;;[.F78]&lt;&gt;&quot;&quot;);4;IF(AND([.G78]=&quot;A&quot;;[.F78]&lt;&gt;&quot;&quot;);6;0)))" office:value-type="float" office:value="0">
            <text:p>0</text:p>
          </table:table-cell>
          <table:table-cell table:style-name="ce417" office:value-type="float" office:value="1">
            <text:p>1</text:p>
          </table:table-cell>
          <table:table-cell table:number-columns-repeated="2" table:style-name="ce417" office:value-type="string">
            <text:p>B</text:p>
          </table:table-cell>
          <table:table-cell table:style-name="ce429" office:value-type="string">
            <text:p>M</text:p>
          </table:table-cell>
          <table:table-cell table:number-columns-repeated="244"/>
        </table:table-row>
        <table:table-row table:style-name="ro34">
          <table:table-cell table:style-name="ce263"/>
          <table:table-cell table:style-name="ce289"/>
          <table:table-cell table:style-name="ce307"/>
          <table:table-cell table:style-name="ce329"/>
          <table:table-cell table:style-name="ce307"/>
          <table:table-cell table:style-name="ce340" table:content-validation-name="val1"/>
          <table:table-cell table:style-name="ce358" table:formula="of:=IF(OR(AND(OR([.B79]=1;[.B79]=0);[.D79]&gt;0;[.D79]&lt;6);AND(OR([.B79]=1;[.B79]=0);[.D79]&gt;5;[.D79]&lt;20);AND([.B79]&gt;1;[.B79]&lt;4;[.D79]&gt;0;[.D79]&lt;6));&quot;B&quot;;IF(OR(AND(OR([.B79]=1;[.B79]=0);[.D79]&gt;19);AND([.B79]&gt;1;[.B79]&lt;4;[.D79]&gt;5;[.D79]&lt;20);AND([.B79]&gt;3;[.D79]&gt;0;[.D79]&lt;6));&quot;M&quot;;IF(OR(AND([.B79]&gt;1;[.B79]&lt;4;[.D79]&gt;19);AND([.B79]&gt;3;[.D79]&gt;5;[.D79]&lt;20);AND([.B79]&gt;3;[.D79]&gt;19));&quot;A&quot;;&quot;&quot;)))">
            <text:p/>
          </table:table-cell>
          <table:table-cell table:style-name="ce407" table:formula="of:=IF(AND([.G79]=&quot;B&quot;;[.F79]&lt;&gt;&quot;&quot;);3;IF(AND([.G79]=&quot;M&quot;;[.F79]&lt;&gt;&quot;&quot;);4;IF(AND([.G79]=&quot;A&quot;;[.F79]&lt;&gt;&quot;&quot;);6;0)))" office:value-type="float" office:value="0">
            <text:p>0</text:p>
          </table:table-cell>
          <table:table-cell table:style-name="ce418" office:value-type="string">
            <text:p>2 - 3</text:p>
          </table:table-cell>
          <table:table-cell table:style-name="ce417" office:value-type="string">
            <text:p>B</text:p>
          </table:table-cell>
          <table:table-cell table:style-name="ce417" office:value-type="string">
            <text:p>M</text:p>
          </table:table-cell>
          <table:table-cell table:style-name="ce411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80]=1;[.B80]=0);[.D80]&gt;0;[.D80]&lt;6);AND(OR([.B80]=1;[.B80]=0);[.D80]&gt;5;[.D80]&lt;20);AND([.B80]&gt;1;[.B80]&lt;4;[.D80]&gt;0;[.D80]&lt;6));&quot;B&quot;;IF(OR(AND(OR([.B80]=1;[.B80]=0);[.D80]&gt;19);AND([.B80]&gt;1;[.B80]&lt;4;[.D80]&gt;5;[.D80]&lt;20);AND([.B80]&gt;3;[.D80]&gt;0;[.D80]&lt;6));&quot;M&quot;;IF(OR(AND([.B80]&gt;1;[.B80]&lt;4;[.D80]&gt;19);AND([.B80]&gt;3;[.D80]&gt;5;[.D80]&lt;20);AND([.B80]&gt;3;[.D80]&gt;19));&quot;A&quot;;&quot;&quot;)))">
            <text:p/>
          </table:table-cell>
          <table:table-cell table:style-name="ce407" table:formula="of:=IF(AND([.G80]=&quot;B&quot;;[.F80]&lt;&gt;&quot;&quot;);3;IF(AND([.G80]=&quot;M&quot;;[.F80]&lt;&gt;&quot;&quot;);4;IF(AND([.G80]=&quot;A&quot;;[.F80]&lt;&gt;&quot;&quot;);6;0)))" office:value-type="float" office:value="0">
            <text:p>0</text:p>
          </table:table-cell>
          <table:table-cell table:style-name="ce419" office:value-type="string">
            <text:p>4+</text:p>
          </table:table-cell>
          <table:table-cell table:style-name="ce421" office:value-type="string">
            <text:p>M</text:p>
          </table:table-cell>
          <table:table-cell table:style-name="ce421" office:value-type="string">
            <text:p>A</text:p>
          </table:table-cell>
          <table:table-cell table:style-name="ce430" office:value-type="string">
            <text:p>A</text:p>
          </table:table-cell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81]=1;[.B81]=0);[.D81]&gt;0;[.D81]&lt;6);AND(OR([.B81]=1;[.B81]=0);[.D81]&gt;5;[.D81]&lt;20);AND([.B81]&gt;1;[.B81]&lt;4;[.D81]&gt;0;[.D81]&lt;6));&quot;B&quot;;IF(OR(AND(OR([.B81]=1;[.B81]=0);[.D81]&gt;19);AND([.B81]&gt;1;[.B81]&lt;4;[.D81]&gt;5;[.D81]&lt;20);AND([.B81]&gt;3;[.D81]&gt;0;[.D81]&lt;6));&quot;M&quot;;IF(OR(AND([.B81]&gt;1;[.B81]&lt;4;[.D81]&gt;19);AND([.B81]&gt;3;[.D81]&gt;5;[.D81]&lt;20);AND([.B81]&gt;3;[.D81]&gt;19));&quot;A&quot;;&quot;&quot;)))">
            <text:p/>
          </table:table-cell>
          <table:table-cell table:style-name="ce407" table:formula="of:=IF(AND([.G81]=&quot;B&quot;;[.F81]&lt;&gt;&quot;&quot;);3;IF(AND([.G81]=&quot;M&quot;;[.F81]&lt;&gt;&quot;&quot;);4;IF(AND([.G81]=&quot;A&quot;;[.F81]&lt;&gt;&quot;&quot;);6;0))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82]=1;[.B82]=0);[.D82]&gt;0;[.D82]&lt;6);AND(OR([.B82]=1;[.B82]=0);[.D82]&gt;5;[.D82]&lt;20);AND([.B82]&gt;1;[.B82]&lt;4;[.D82]&gt;0;[.D82]&lt;6));&quot;B&quot;;IF(OR(AND(OR([.B82]=1;[.B82]=0);[.D82]&gt;19);AND([.B82]&gt;1;[.B82]&lt;4;[.D82]&gt;5;[.D82]&lt;20);AND([.B82]&gt;3;[.D82]&gt;0;[.D82]&lt;6));&quot;M&quot;;IF(OR(AND([.B82]&gt;1;[.B82]&lt;4;[.D82]&gt;19);AND([.B82]&gt;3;[.D82]&gt;5;[.D82]&lt;20);AND([.B82]&gt;3;[.D82]&gt;19));&quot;A&quot;;&quot;&quot;)))">
            <text:p/>
          </table:table-cell>
          <table:table-cell table:style-name="ce407" table:formula="of:=IF(AND([.G82]=&quot;B&quot;;[.F82]&lt;&gt;&quot;&quot;);3;IF(AND([.G82]=&quot;M&quot;;[.F82]&lt;&gt;&quot;&quot;);4;IF(AND([.G82]=&quot;A&quot;;[.F82]&lt;&gt;&quot;&quot;);6;0))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4"/>
          <table:table-cell table:style-name="ce329"/>
          <table:table-cell table:style-name="ce333"/>
          <table:table-cell table:style-name="ce340" table:content-validation-name="val1"/>
          <table:table-cell table:style-name="ce358" table:formula="of:=IF(OR(AND(OR([.B83]=1;[.B83]=0);[.D83]&gt;0;[.D83]&lt;6);AND(OR([.B83]=1;[.B83]=0);[.D83]&gt;5;[.D83]&lt;20);AND([.B83]&gt;1;[.B83]&lt;4;[.D83]&gt;0;[.D83]&lt;6));&quot;B&quot;;IF(OR(AND(OR([.B83]=1;[.B83]=0);[.D83]&gt;19);AND([.B83]&gt;1;[.B83]&lt;4;[.D83]&gt;5;[.D83]&lt;20);AND([.B83]&gt;3;[.D83]&gt;0;[.D83]&lt;6));&quot;M&quot;;IF(OR(AND([.B83]&gt;1;[.B83]&lt;4;[.D83]&gt;19);AND([.B83]&gt;3;[.D83]&gt;5;[.D83]&lt;20);AND([.B83]&gt;3;[.D83]&gt;19));&quot;A&quot;;&quot;&quot;)))">
            <text:p/>
          </table:table-cell>
          <table:table-cell table:style-name="ce407" table:formula="of:=IF(AND([.G83]=&quot;B&quot;;[.F83]&lt;&gt;&quot;&quot;);3;IF(AND([.G83]=&quot;M&quot;;[.F83]&lt;&gt;&quot;&quot;);4;IF(AND([.G83]=&quot;A&quot;;[.F83]&lt;&gt;&quot;&quot;);6;0))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58" table:formula="of:=IF(OR(AND(OR([.B84]=1;[.B84]=0);[.D84]&gt;0;[.D84]&lt;6);AND(OR([.B84]=1;[.B84]=0);[.D84]&gt;5;[.D84]&lt;20);AND([.B84]&gt;1;[.B84]&lt;4;[.D84]&gt;0;[.D84]&lt;6));&quot;B&quot;;IF(OR(AND(OR([.B84]=1;[.B84]=0);[.D84]&gt;19);AND([.B84]&gt;1;[.B84]&lt;4;[.D84]&gt;5;[.D84]&lt;20);AND([.B84]&gt;3;[.D84]&gt;0;[.D84]&lt;6));&quot;M&quot;;IF(OR(AND([.B84]&gt;1;[.B84]&lt;4;[.D84]&gt;19);AND([.B84]&gt;3;[.D84]&gt;5;[.D84]&lt;20);AND([.B84]&gt;3;[.D84]&gt;19));&quot;A&quot;;&quot;&quot;)))">
            <text:p/>
          </table:table-cell>
          <table:table-cell table:style-name="ce407" table:formula="of:=IF(AND([.G84]=&quot;B&quot;;[.F84]&lt;&gt;&quot;&quot;);3;IF(AND([.G84]=&quot;M&quot;;[.F84]&lt;&gt;&quot;&quot;);4;IF(AND([.G84]=&quot;A&quot;;[.F84]&lt;&gt;&quot;&quot;);6;0))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8"/>
          <table:table-cell table:style-name="ce289"/>
          <table:table-cell table:style-name="ce316"/>
          <table:table-cell table:style-name="ce329"/>
          <table:table-cell table:style-name="ce335"/>
          <table:table-cell table:style-name="ce340" table:content-validation-name="val1"/>
          <table:table-cell table:style-name="ce358" table:formula="of:=IF(OR(AND(OR([.B85]=1;[.B85]=0);[.D85]&gt;0;[.D85]&lt;6);AND(OR([.B85]=1;[.B85]=0);[.D85]&gt;5;[.D85]&lt;20);AND([.B85]&gt;1;[.B85]&lt;4;[.D85]&gt;0;[.D85]&lt;6));&quot;B&quot;;IF(OR(AND(OR([.B85]=1;[.B85]=0);[.D85]&gt;19);AND([.B85]&gt;1;[.B85]&lt;4;[.D85]&gt;5;[.D85]&lt;20);AND([.B85]&gt;3;[.D85]&gt;0;[.D85]&lt;6));&quot;M&quot;;IF(OR(AND([.B85]&gt;1;[.B85]&lt;4;[.D85]&gt;19);AND([.B85]&gt;3;[.D85]&gt;5;[.D85]&lt;20);AND([.B85]&gt;3;[.D85]&gt;19));&quot;A&quot;;&quot;&quot;)))">
            <text:p/>
          </table:table-cell>
          <table:table-cell table:style-name="ce407" table:formula="of:=IF(AND([.G85]=&quot;B&quot;;[.F85]&lt;&gt;&quot;&quot;);3;IF(AND([.G85]=&quot;M&quot;;[.F85]&lt;&gt;&quot;&quot;);4;IF(AND([.G85]=&quot;A&quot;;[.F85]&lt;&gt;&quot;&quot;);6;0))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9"/>
          <table:table-cell table:style-name="ce290"/>
          <table:table-cell table:style-name="ce317"/>
          <table:table-cell table:style-name="ce330"/>
          <table:table-cell table:style-name="ce336"/>
          <table:table-cell table:style-name="ce341" table:content-validation-name="val1"/>
          <table:table-cell table:style-name="ce358" table:formula="of:=IF(OR(AND(OR([.B86]=1;[.B86]=0);[.D86]&gt;0;[.D86]&lt;6);AND(OR([.B86]=1;[.B86]=0);[.D86]&gt;5;[.D86]&lt;20);AND([.B86]&gt;1;[.B86]&lt;4;[.D86]&gt;0;[.D86]&lt;6));&quot;B&quot;;IF(OR(AND(OR([.B86]=1;[.B86]=0);[.D86]&gt;19);AND([.B86]&gt;1;[.B86]&lt;4;[.D86]&gt;5;[.D86]&lt;20);AND([.B86]&gt;3;[.D86]&gt;0;[.D86]&lt;6));&quot;M&quot;;IF(OR(AND([.B86]&gt;1;[.B86]&lt;4;[.D86]&gt;19);AND([.B86]&gt;3;[.D86]&gt;5;[.D86]&lt;20);AND([.B86]&gt;3;[.D86]&gt;19));&quot;A&quot;;&quot;&quot;)))">
            <text:p/>
          </table:table-cell>
          <table:table-cell table:style-name="ce407" table:formula="of:=IF(AND([.G86]=&quot;B&quot;;[.F86]&lt;&gt;&quot;&quot;);3;IF(AND([.G86]=&quot;M&quot;;[.F86]&lt;&gt;&quot;&quot;);4;IF(AND([.G86]=&quot;A&quot;;[.F86]&lt;&gt;&quot;&quot;);6;0))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3" office:value-type="string">
            <text:p>Baixa</text:p>
          </table:table-cell>
          <table:table-cell table:style-name="ce359" table:formula="of:=COUNTIF([.G77:.G86];&quot;B&quot;)" office:value-type="float" office:value="0">
            <text:p>0</text:p>
          </table:table-cell>
          <table:table-cell table:style-name="ce359" table:formula="of:=SUMIF([.$G77:.$G86];&quot;=B&quot;;[.$H77:.$H86]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4" office:value-type="string">
            <text:p>Média</text:p>
          </table:table-cell>
          <table:table-cell table:style-name="ce397" table:formula="of:=COUNTIF([.G77:.G86];&quot;M&quot;)" office:value-type="float" office:value="0">
            <text:p>0</text:p>
          </table:table-cell>
          <table:table-cell table:style-name="ce358" table:formula="of:=SUMIF([.$G77:.$G86];&quot;=M&quot;;[.$H77:.$H86]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4" office:value-type="string">
            <text:p>Alta</text:p>
          </table:table-cell>
          <table:table-cell table:style-name="ce397" table:formula="of:=COUNTIF([.G77:.G86];&quot;A&quot;)" office:value-type="float" office:value="0">
            <text:p>0</text:p>
          </table:table-cell>
          <table:table-cell table:style-name="ce358" table:formula="of:=SUMIF([.$G77:.$G86];&quot;=A&quot;;[.$H77:.$H86]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2"/>
          <table:table-cell table:style-name="Default"/>
          <table:table-cell table:style-name="ce345" office:value-type="string">
            <text:p>Total CE / PF</text:p>
          </table:table-cell>
          <table:table-cell table:style-name="ce361" table:formula="of:=SUM([.G87:.G89])" office:value-type="float" office:value="0">
            <text:p>0</text:p>
          </table:table-cell>
          <table:table-cell table:style-name="ce361" table:formula="of:=SUM([.H87:.H89])" office:value-type="float" office:value="0">
            <text:p>0</text:p>
          </table:table-cell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67" table:number-columns-repeated="2"/>
          <table:table-cell table:number-columns-repeated="3"/>
          <table:table-cell table:style-name="ce349"/>
          <table:table-cell table:number-columns-repeated="250"/>
        </table:table-row>
        <table:table-row table:style-name="ro34">
          <table:table-cell table:style-name="ce270" office:value-type="string">
            <text:p>Pontos de Função</text:p>
          </table:table-cell>
          <table:table-cell table:style-name="ce267" table:number-columns-repeated="5"/>
          <table:table-cell table:style-name="ce332" table:number-columns-repeated="2"/>
          <table:table-cell table:style-name="ce349"/>
          <table:table-cell table:style-name="ce249"/>
          <table:table-cell/>
          <table:table-cell table:style-name="ce249"/>
          <table:table-cell table:number-columns-repeated="244"/>
        </table:table-row>
        <table:table-row table:style-name="ro34">
          <table:table-cell table:style-name="ce271" office:value-type="string">
            <text:p>Tipos de Funções</text:p>
          </table:table-cell>
          <table:table-cell table:style-name="ce292" office:value-type="string">
            <office:annotation draw:style-name="gr13" draw:text-style-name="P2" svg:width="2.892cm" svg:height="1.781cm" svg:x="11.762cm" svg:y="42.306cm" draw:caption-point-x="-0.61cm" draw:caption-point-y="-0.908cm">
              <dc:date>2005-05-11T00:00:00</dc:date>
              <text:p text:style-name="P2"><text:span text:style-name="T5">Fórmula preenche automaticamente</text:span></text:p>
            </office:annotation>
            <text:p>Total Alteradas</text:p>
          </table:table-cell>
          <table:table-cell table:style-name="ce292" office:value-type="string">
            <office:annotation draw:style-name="gr13" draw:text-style-name="P2" svg:width="2.892cm" svg:height="1.781cm" svg:x="14.393cm" svg:y="42.306cm" draw:caption-point-x="-0.61cm" draw:caption-point-y="-0.908cm">
              <dc:date>2005-05-11T00:00:00</dc:date>
              <text:p text:style-name="P2"><text:span text:style-name="T5">Fórmula preenche automaticamente</text:span></text:p>
            </office:annotation>
            <text:p>Total Incluídas</text:p>
          </table:table-cell>
          <table:table-cell table:style-name="ce292" office:value-type="string">
            <office:annotation draw:style-name="gr13" draw:text-style-name="P2" svg:width="2.892cm" svg:height="1.781cm" svg:x="17.023cm" svg:y="42.306cm" draw:caption-point-x="-0.61cm" draw:caption-point-y="-0.908cm">
              <dc:date>2005-05-11T00:00:00</dc:date>
              <text:p text:style-name="P2"><text:span text:style-name="T5">Fórmula preenche automaticamente</text:span></text:p>
            </office:annotation>
            <text:p>Total Excluídas</text:p>
          </table:table-cell>
          <table:table-cell table:style-name="ce337" office:value-type="string">
            <text:p>Total</text:p>
          </table:table-cell>
          <table:table-cell table:style-name="ce332" table:number-columns-repeated="2"/>
          <table:table-cell table:style-name="ce349"/>
          <table:table-cell table:style-name="ce291"/>
          <table:table-cell/>
          <table:table-cell table:style-name="ce249"/>
          <table:table-cell table:number-columns-repeated="245"/>
        </table:table-row>
        <table:table-row table:style-name="ro34">
          <table:table-cell table:style-name="ce436" office:value-type="string">
            <text:p>Arquivos Lógicos Internos</text:p>
          </table:table-cell>
          <table:table-cell table:style-name="ce293" table:formula="of:=SUMIF([.$F9:.$F18];&quot;=Alterada&quot;;[.$H9:.$H18])" office:value-type="float" office:value="0">
            <text:p>0</text:p>
          </table:table-cell>
          <table:table-cell table:style-name="ce293" table:formula="of:=SUMIF([.$F9:.$F18];&quot;=Incluída&quot;;[.$H9:.$H18])" office:value-type="float" office:value="0">
            <text:p>0</text:p>
          </table:table-cell>
          <table:table-cell table:style-name="ce293" table:formula="of:=SUMIF([.$F9:.$F18];&quot;=Excluída&quot;;[.$H9:.$H18])" office:value-type="float" office:value="0">
            <text:p>0</text:p>
          </table:table-cell>
          <table:table-cell table:style-name="ce338" table:formula="of:=SUM([.B94:.D94])" office:value-type="float" office:value="0">
            <text:p>0</text:p>
          </table:table-cell>
          <table:table-cell table:style-name="ce332" table:number-columns-repeated="2"/>
          <table:table-cell table:style-name="ce270"/>
          <table:table-cell table:number-columns-repeated="2"/>
          <table:table-cell table:style-name="ce249"/>
          <table:table-cell table:number-columns-repeated="245"/>
        </table:table-row>
        <table:table-row table:style-name="ro34">
          <table:table-cell table:style-name="ce436" office:value-type="string">
            <text:p>Arquivos de Interface Externa</text:p>
          </table:table-cell>
          <table:table-cell table:style-name="ce293" table:formula="of:=SUMIF([.$F26:.$F35];&quot;=Alterada&quot;;[.$H26:.$H35])" office:value-type="float" office:value="0">
            <text:p>0</text:p>
          </table:table-cell>
          <table:table-cell table:style-name="ce293" table:formula="of:=SUMIF([.$F26:.$F35];&quot;=Incluída&quot;;[.$H26:.$H35])" office:value-type="float" office:value="0">
            <text:p>0</text:p>
          </table:table-cell>
          <table:table-cell table:style-name="ce293" table:formula="of:=SUMIF([.$F26:.$F35];&quot;=Excluída&quot;;[.$H26:.$H35])" office:value-type="float" office:value="0">
            <text:p>0</text:p>
          </table:table-cell>
          <table:table-cell table:style-name="ce338" table:formula="of:=SUM([.B95:.D95])" office:value-type="float" office:value="0">
            <text:p>0</text:p>
          </table:table-cell>
          <table:table-cell table:style-name="ce347" table:number-columns-repeated="2"/>
          <table:table-cell table:style-name="ce408"/>
          <table:table-cell table:number-columns-repeated="2"/>
          <table:table-cell table:style-name="ce249"/>
          <table:table-cell table:number-columns-repeated="245"/>
        </table:table-row>
        <table:table-row table:style-name="ro34">
          <table:table-cell table:style-name="ce436" office:value-type="string">
            <text:p>Entradas Externa</text:p>
          </table:table-cell>
          <table:table-cell table:style-name="ce293" table:formula="of:=SUMIF([.$F43:.$F52];&quot;=Alterada&quot;;[.$H43:.$H52])" office:value-type="float" office:value="0">
            <text:p>0</text:p>
          </table:table-cell>
          <table:table-cell table:style-name="ce293" table:formula="of:=SUMIF([.$F43:.$F52];&quot;=Incluída&quot;;[.$H43:.$H52])" office:value-type="float" office:value="0">
            <text:p>0</text:p>
          </table:table-cell>
          <table:table-cell table:style-name="ce293" table:formula="of:=SUMIF([.$F43:.$F52];&quot;=Excluída&quot;;[.$H43:.$H52])" office:value-type="float" office:value="0">
            <text:p>0</text:p>
          </table:table-cell>
          <table:table-cell table:style-name="ce338" table:formula="of:=SUM([.B96:.D96])" office:value-type="float" office:value="0">
            <text:p>0</text:p>
          </table:table-cell>
          <table:table-cell table:style-name="ce347" table:number-columns-repeated="2"/>
          <table:table-cell table:style-name="ce408"/>
          <table:table-cell table:number-columns-repeated="2"/>
          <table:table-cell table:style-name="ce249"/>
          <table:table-cell table:number-columns-repeated="245"/>
        </table:table-row>
        <table:table-row table:style-name="ro34">
          <table:table-cell table:style-name="ce436" office:value-type="string">
            <text:p>Saídas Externa</text:p>
          </table:table-cell>
          <table:table-cell table:style-name="ce293" table:formula="of:=SUMIF([.$F60:.$F69];&quot;=Alterada&quot;;[.$H60:.$H69])" office:value-type="float" office:value="0">
            <text:p>0</text:p>
          </table:table-cell>
          <table:table-cell table:style-name="ce293" table:formula="of:=SUMIF([.$F60:.$F69];&quot;=Incluída&quot;;[.$H60:.$H69])" office:value-type="float" office:value="0">
            <text:p>0</text:p>
          </table:table-cell>
          <table:table-cell table:style-name="ce293" table:formula="of:=SUMIF([.$F60:.$F69];&quot;=Excluída&quot;;[.$H60:.$H69])" office:value-type="float" office:value="0">
            <text:p>0</text:p>
          </table:table-cell>
          <table:table-cell table:style-name="ce338" table:formula="of:=SUM([.B97:.D97])" office:value-type="float" office:value="0">
            <text:p>0</text:p>
          </table:table-cell>
          <table:table-cell table:style-name="ce347" table:number-columns-repeated="2"/>
          <table:table-cell table:style-name="ce408"/>
          <table:table-cell table:number-columns-repeated="2"/>
          <table:table-cell table:style-name="ce249"/>
          <table:table-cell table:number-columns-repeated="245"/>
        </table:table-row>
        <table:table-row table:style-name="ro34">
          <table:table-cell table:style-name="ce436" office:value-type="string">
            <text:p>Consultas Externas</text:p>
          </table:table-cell>
          <table:table-cell table:style-name="ce293" table:formula="of:=SUMIF([.$F77:.$F86];&quot;=Alterada&quot;;[.$H77:.$H86])" office:value-type="float" office:value="0">
            <text:p>0</text:p>
          </table:table-cell>
          <table:table-cell table:style-name="ce293" table:formula="of:=SUMIF([.$F77:.$F86];&quot;=Incluída&quot;;[.$H77:.$H86])" office:value-type="float" office:value="0">
            <text:p>0</text:p>
          </table:table-cell>
          <table:table-cell table:style-name="ce293" table:formula="of:=SUMIF([.$F77:.$F86];&quot;=Excluída&quot;;[.$H77:.$H86])" office:value-type="float" office:value="0">
            <text:p>0</text:p>
          </table:table-cell>
          <table:table-cell table:style-name="ce338" table:formula="of:=SUM([.B98:.D98])" office:value-type="float" office:value="0">
            <text:p>0</text:p>
          </table:table-cell>
          <table:table-cell table:style-name="ce347" table:number-columns-repeated="2"/>
          <table:table-cell table:style-name="ce408"/>
          <table:table-cell table:style-name="Default"/>
          <table:table-cell/>
          <table:table-cell table:style-name="ce249"/>
          <table:table-cell table:number-columns-repeated="245"/>
        </table:table-row>
        <table:table-row table:style-name="ro34">
          <table:table-cell table:style-name="ce273" office:value-type="string">
            <text:p>Total PF <text:s text:c="3"/></text:p>
          </table:table-cell>
          <table:table-cell table:style-name="ce294" table:formula="of:=SUM([.B94:.B98])" office:value-type="float" office:value="0">
            <text:p>0</text:p>
          </table:table-cell>
          <table:table-cell table:style-name="ce294" table:formula="of:=SUM([.C94:.C98])" office:value-type="float" office:value="0">
            <text:p>0</text:p>
          </table:table-cell>
          <table:table-cell table:style-name="ce294" table:formula="of:=SUM([.D94:.D98])" office:value-type="float" office:value="0">
            <text:p>0</text:p>
          </table:table-cell>
          <table:table-cell table:style-name="ce294" table:formula="of:=SUM([.E94:.E98])" office:value-type="float" office:value="0">
            <text:p>0</text:p>
          </table:table-cell>
          <table:table-cell table:style-name="ce347" table:number-columns-repeated="2"/>
          <table:table-cell table:style-name="ce408"/>
          <table:table-cell table:style-name="Default"/>
          <table:table-cell/>
          <table:table-cell table:style-name="ce249"/>
          <table:table-cell table:number-columns-repeated="245"/>
        </table:table-row>
        <table:table-row table:style-name="ro34" table:number-rows-repeated="2">
          <table:table-cell table:style-name="ce274" table:number-columns-repeated="4"/>
          <table:table-cell table:style-name="ce332"/>
          <table:table-cell table:style-name="ce165"/>
          <table:table-cell table:style-name="ce451"/>
          <table:table-cell table:style-name="ce267"/>
          <table:table-cell table:number-columns-repeated="248"/>
        </table:table-row>
        <table:table-row table:style-name="ro34">
          <table:table-cell table:style-name="ce274" office:value-type="string">
            <text:p>Tamanho Realizado</text:p>
          </table:table-cell>
          <table:table-cell table:style-name="ce274" table:number-columns-repeated="3"/>
          <table:table-cell table:style-name="ce332"/>
          <table:table-cell table:style-name="ce165"/>
          <table:table-cell table:style-name="ce451"/>
          <table:table-cell table:style-name="ce267"/>
          <table:table-cell table:number-columns-repeated="248"/>
        </table:table-row>
        <table:table-row table:style-name="ro34">
          <table:table-cell table:style-name="ce275"/>
          <table:table-cell table:style-name="ce295" table:number-columns-repeated="2"/>
          <table:table-cell table:style-name="ce348"/>
          <table:table-cell table:style-name="ce399"/>
          <table:table-cell/>
          <table:table-cell table:style-name="ce451"/>
          <table:table-cell table:style-name="ce267"/>
          <table:table-cell table:number-columns-repeated="248"/>
        </table:table-row>
        <table:table-row table:style-name="ro34">
          <table:table-cell table:style-name="ce276"/>
          <table:table-cell table:style-name="ce296" office:value-type="string">
            <text:p>PF </text:p>
          </table:table-cell>
          <table:table-cell table:style-name="ce318" table:formula="of:=SUM([.B99:.D99])" office:value-type="float" office:value="0">
            <office:annotation draw:style-name="gr13" draw:text-style-name="P2" svg:width="2.892cm" svg:height="4.546cm" svg:x="14.393cm" svg:y="47.545cm" draw:caption-point-x="-0.61cm" draw:caption-point-y="-1.198cm">
              <dc:date>2010-06-17T00:00:00</dc:date>
              <text:p text:style-name="P2"><text:span text:style-name="T5">Nessa totalização estão consideradas as funções de dados e transacionais. Deve incluir também, se for o caso, as funções de conversão (migração).</text:span></text:p>
            </office:annotation>
            <text:p>0</text:p>
          </table:table-cell>
          <table:table-cell table:style-name="ce331" office:value-type="string">
            <text:p><text:s/>PF</text:p>
          </table:table-cell>
          <table:table-cell table:style-name="ce400"/>
          <table:table-cell/>
          <table:table-cell table:style-name="ce451"/>
          <table:table-cell table:style-name="ce267"/>
          <table:table-cell table:number-columns-repeated="248"/>
        </table:table-row>
        <table:table-row table:style-name="ro34">
          <table:table-cell table:style-name="ce276"/>
          <table:table-cell table:style-name="ce296" office:value-type="string">
            <text:p>Ajuste conforme Tipo Demanda </text:p>
          </table:table-cell>
          <table:table-cell table:style-name="ce443" table:formula="of:=VLOOKUP([.B4];[TabelaAjuste.A2:.B24];2;0)" office:value-type="float" office:value="1">
            <office:annotation draw:style-name="gr13" draw:text-style-name="P2" svg:width="2.892cm" svg:height="4.941cm" svg:x="14.393cm" svg:y="48.022cm" draw:caption-point-x="-0.61cm" draw:caption-point-y="-1.225cm">
              <dc:date>2010-06-17T00:00:00</dc:date>
              <text:p text:style-name="P2"><text:span text:style-name="T5">Este campo é preenchido automaticamente conforme o tipo de Demanda selecionada e o valor correspondente na planilha TabelaAjuste.</text:span></text:p>
              <text:p text:style-name="P2"><text:span text:style-name="T5"/></text:p>
              <text:p text:style-name="P2"><text:span text:style-name="T5"/></text:p>
            </office:annotation>
            <text:p>1</text:p>
          </table:table-cell>
          <table:table-cell table:style-name="ce331"/>
          <table:table-cell table:style-name="ce400"/>
          <table:table-cell/>
          <table:table-cell table:style-name="ce451"/>
          <table:table-cell table:style-name="ce267"/>
          <table:table-cell table:number-columns-repeated="248"/>
        </table:table-row>
        <table:table-row table:style-name="ro34">
          <table:table-cell table:style-name="ce276"/>
          <table:table-cell table:style-name="ce298" office:value-type="string">
            <text:p>PF Total </text:p>
          </table:table-cell>
          <table:table-cell table:style-name="ce342" table:formula="of:=[.C104] * [.C105]" office:value-type="float" office:value="0">
            <text:p>0</text:p>
          </table:table-cell>
          <table:table-cell table:style-name="ce332" office:value-type="string">
            <text:p>PF</text:p>
          </table:table-cell>
          <table:table-cell table:style-name="ce400"/>
          <table:table-cell/>
          <table:table-cell table:style-name="ce451"/>
          <table:table-cell table:style-name="ce267"/>
          <table:table-cell table:number-columns-repeated="248"/>
        </table:table-row>
        <table:table-row table:style-name="ro34">
          <table:table-cell table:style-name="ce277"/>
          <table:table-cell table:style-name="ce297"/>
          <table:table-cell table:style-name="ce321"/>
          <table:table-cell table:style-name="ce350"/>
          <table:table-cell table:style-name="ce401"/>
          <table:table-cell/>
          <table:table-cell table:style-name="ce452"/>
          <table:table-cell table:style-name="ce267"/>
          <table:table-cell table:number-columns-repeated="248"/>
        </table:table-row>
        <table:table-row table:style-name="ro34">
          <table:table-cell table:style-name="ce267"/>
          <table:table-cell table:style-name="ce298"/>
          <table:table-cell table:style-name="ce322"/>
          <table:table-cell table:style-name="ce331"/>
          <table:table-cell table:style-name="ce402"/>
          <table:table-cell/>
          <table:table-cell table:style-name="ce452"/>
          <table:table-cell table:style-name="ce267"/>
          <table:table-cell table:number-columns-repeated="248"/>
        </table:table-row>
        <table:table-row table:style-name="ro34">
          <table:table-cell table:style-name="ce437" office:value-type="string">
            <text:p>Produtividade no Projeto</text:p>
          </table:table-cell>
          <table:table-cell table:style-name="ce298"/>
          <table:table-cell table:style-name="ce322"/>
          <table:table-cell table:style-name="ce331"/>
          <table:table-cell table:style-name="ce402"/>
          <table:table-cell table:number-columns-repeated="251"/>
        </table:table-row>
        <table:table-row table:style-name="ro34">
          <table:table-cell table:style-name="ce278"/>
          <table:table-cell table:style-name="ce299"/>
          <table:table-cell table:style-name="ce323"/>
          <table:table-cell table:style-name="ce351"/>
          <table:table-cell table:style-name="ce403"/>
          <table:table-cell table:number-columns-repeated="251"/>
        </table:table-row>
        <table:table-row table:style-name="ro34">
          <table:table-cell table:style-name="ce279"/>
          <table:table-cell table:style-name="ce440" office:value-type="string">
            <text:p>Esforço Total em HD </text:p>
          </table:table-cell>
          <table:table-cell table:style-name="ce444"/>
          <table:table-cell table:style-name="ce332" office:value-type="string">
            <text:p><text:s/>HD (Homem Dia) <text:span text:style-name="T10">&lt;Dado obtido no SGI&gt;</text:span></text:p>
          </table:table-cell>
          <table:table-cell table:style-name="ce404"/>
          <table:table-cell table:number-columns-repeated="251"/>
        </table:table-row>
        <table:table-row table:style-name="ro34">
          <table:table-cell table:style-name="ce438"/>
          <table:table-cell table:style-name="ce440" office:value-type="string">
            <text:p>Esforço Total em Horas </text:p>
          </table:table-cell>
          <table:table-cell table:style-name="ce445" table:formula="of:=[.C111]*[.C116]" office:value-type="float" office:value="0">
            <text:p>0,00</text:p>
          </table:table-cell>
          <table:table-cell table:style-name="ce332" office:value-type="string">
            <text:p><text:s/>HH (Homem-Hora)</text:p>
          </table:table-cell>
          <table:table-cell table:style-name="ce448"/>
          <table:table-cell table:number-columns-repeated="3"/>
          <table:table-cell table:style-name="Default"/>
          <table:table-cell table:number-columns-repeated="247"/>
        </table:table-row>
        <table:table-row table:style-name="ro34">
          <table:table-cell table:style-name="ce279"/>
          <table:table-cell table:style-name="ce441" office:value-type="string">
            <text:p>Produtividade do Projeto </text:p>
          </table:table-cell>
          <table:table-cell table:style-name="ce446" table:formula="of:=IF([.C106]=0;&quot;-&quot;;IF ([.$C111]&lt;&gt;0;[.C112]/[.C106];0))" office:value-type="string" office:string-value="-">
            <text:p>-</text:p>
          </table:table-cell>
          <table:table-cell office:value-type="string">
            <text:p><text:s/>HH por PF</text:p>
          </table:table-cell>
          <table:table-cell table:style-name="ce449"/>
          <table:table-cell table:number-columns-repeated="3"/>
          <table:table-cell table:style-name="Default"/>
          <table:table-cell table:number-columns-repeated="247"/>
        </table:table-row>
        <table:table-row table:style-name="ro34">
          <table:table-cell table:style-name="ce277"/>
          <table:table-cell table:style-name="ce301"/>
          <table:table-cell table:style-name="ce327"/>
          <table:table-cell table:style-name="ce353"/>
          <table:table-cell table:style-name="ce405"/>
          <table:table-cell table:number-columns-repeated="3"/>
          <table:table-cell table:style-name="Default"/>
          <table:table-cell table:number-columns-repeated="247"/>
        </table:table-row>
        <table:table-row table:style-name="ro3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47"/>
        </table:table-row>
        <table:table-row table:style-name="ro34">
          <table:table-cell table:style-name="ce165" office:value-type="string" table:number-columns-spanned="2" table:number-rows-spanned="1">
            <text:p>Horas de conversão HD para HH </text:p>
          </table:table-cell>
          <table:covered-table-cell table:style-name="ce165"/>
          <table:table-cell table:style-name="ce328" office:value-type="float" office:value="8">
            <office:annotation draw:style-name="gr13" draw:text-style-name="P2" svg:width="2.892cm" svg:height="5.731cm" svg:x="14.393cm" svg:y="53.259cm" draw:caption-point-x="-0.61cm" draw:caption-point-y="-1.514cm">
              <dc:date>2010-05-13T00:00:00</dc:date>
              <text:p text:style-name="P2"><text:span text:style-name="T5">Esse fator é utilizado para o cálculo da medida de esforço, que independe de jornada de trabalho.</text:span></text:p>
              <text:p text:style-name="P2"><text:span text:style-name="T5">Por isso é altamente recomendado que o seu valor seja mantido sempre em 8h.</text:span></text:p>
            </office:annotation>
            <text:p>8,0 </text:p>
          </table:table-cell>
          <table:table-cell office:value-type="string">
            <text:p>Horas/Dia</text:p>
          </table:table-cell>
          <table:table-cell table:style-name="Default"/>
          <table:table-cell table:number-columns-repeated="3"/>
          <table:table-cell table:style-name="Default"/>
          <table:table-cell table:number-columns-repeated="247"/>
        </table:table-row>
        <table:table-row table:style-name="ro34">
          <table:table-cell table:number-columns-repeated="8"/>
          <table:table-cell table:style-name="Default"/>
          <table:table-cell table:number-columns-repeated="247"/>
        </table:table-row>
        <table:table-row table:style-name="ro34">
          <table:table-cell table:style-name="ce281" office:value-type="string">
            <text:p>Observações</text:p>
          </table:table-cell>
          <table:table-cell table:style-name="ce302" table:number-columns-repeated="5"/>
          <table:table-cell table:number-columns-repeated="2"/>
          <table:table-cell table:style-name="Default"/>
          <table:table-cell table:number-columns-repeated="247"/>
        </table:table-row>
        <table:table-row table:style-name="ro34">
          <table:table-cell table:style-name="ce282" table:number-columns-spanned="6" table:number-rows-spanned="1"/>
          <table:covered-table-cell table:number-columns-repeated="4" table:style-name="ce303"/>
          <table:covered-table-cell table:style-name="ce354"/>
          <table:table-cell table:number-columns-repeated="2"/>
          <table:table-cell table:style-name="Default"/>
          <table:table-cell table:number-columns-repeated="247"/>
        </table:table-row>
        <table:table-row table:style-name="ro34">
          <table:table-cell table:style-name="ce283" table:number-columns-spanned="6" table:number-rows-spanned="1"/>
          <table:covered-table-cell table:number-columns-repeated="4" table:style-name="ce304"/>
          <table:covered-table-cell table:style-name="ce355"/>
          <table:table-cell table:number-columns-repeated="2"/>
          <table:table-cell table:style-name="Default"/>
          <table:table-cell table:number-columns-repeated="247"/>
        </table:table-row>
        <table:table-row table:style-name="ro34">
          <table:table-cell table:style-name="ce283" table:number-columns-spanned="6" table:number-rows-spanned="1"/>
          <table:covered-table-cell table:number-columns-repeated="4" table:style-name="ce304"/>
          <table:covered-table-cell table:style-name="ce355"/>
          <table:table-cell table:number-columns-repeated="2"/>
          <table:table-cell table:style-name="Default"/>
          <table:table-cell table:number-columns-repeated="247"/>
        </table:table-row>
        <table:table-row table:style-name="ro34">
          <table:table-cell table:style-name="ce283" table:number-columns-spanned="6" table:number-rows-spanned="1"/>
          <table:covered-table-cell table:number-columns-repeated="4" table:style-name="ce304"/>
          <table:covered-table-cell table:style-name="ce355"/>
          <table:table-cell table:number-columns-repeated="2"/>
          <table:table-cell table:style-name="Default"/>
          <table:table-cell table:number-columns-repeated="247"/>
        </table:table-row>
        <table:table-row table:style-name="ro34">
          <table:table-cell table:style-name="ce284" table:number-columns-spanned="6" table:number-rows-spanned="1"/>
          <table:covered-table-cell table:number-columns-repeated="4" table:style-name="ce305"/>
          <table:covered-table-cell table:style-name="ce356"/>
          <table:table-cell table:number-columns-repeated="2"/>
          <table:table-cell table:style-name="Default"/>
          <table:table-cell table:number-columns-repeated="247"/>
        </table:table-row>
        <table:table-row table:style-name="ro34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34" table:number-rows-repeated="31844">
          <table:table-cell table:number-columns-repeated="256"/>
        </table:table-row>
        <table:table-row table:style-name="ro34">
          <table:table-cell table:number-columns-repeated="256"/>
        </table:table-row>
      </table:table>
      <table:table table:name="Plano Riscos" table:style-name="ta3" table:print="false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ListBox" form:control-implementation="ooo:com.sun.star.form.component.ComboBox" xml:id="control3" form:id="control3" form:dropdown="true" form:current-value="Checklist" form:convert-empty-to-null="true" form:list-source-type="table" form:source-cell-range="'Estimativa Iterações'.P2:'Estimativa Iterações'.P5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78" table:default-cell-style-name="ce458"/>
        <table:table-column table:style-name="co79" table:default-cell-style-name="ce463"/>
        <table:table-column table:style-name="co80" table:default-cell-style-name="ce458"/>
        <table:table-column table:style-name="co81" table:default-cell-style-name="ce477"/>
        <table:table-column table:style-name="co82" table:default-cell-style-name="ce478"/>
        <table:table-column table:style-name="co83" table:default-cell-style-name="ce478"/>
        <table:table-column table:style-name="co84" table:default-cell-style-name="ce481"/>
        <table:table-column table:style-name="co17" table:default-cell-style-name="ce458"/>
        <table:table-column table:style-name="co17" table:default-cell-style-name="ce484"/>
        <table:table-column table:style-name="co17" table:number-columns-repeated="247" table:default-cell-style-name="Default"/>
        <table:table-row table:style-name="ro34">
          <table:table-cell table:style-name="Default"/>
          <table:table-cell table:style-name="ce104" office:value-type="string">
            <text:p>Identificação Projeto Sw </text:p>
          </table:table-cell>
          <table:table-cell table:style-name="ce470" table:formula="of:=[$Versão.C1]" office:value-type="string" office:string-value="EXPRESSO30" table:number-columns-spanned="7" table:number-rows-spanned="1">
            <text:p>EXPRESSO30</text:p>
          </table:table-cell>
          <table:covered-table-cell table:number-columns-repeated="5" table:style-name="ce475"/>
          <table:covered-table-cell table:style-name="ce483"/>
          <table:table-cell table:style-name="ce485"/>
          <table:table-cell table:style-name="ce109" table:number-columns-repeated="2"/>
          <table:table-cell/>
          <table:table-cell table:style-name="ce109" table:number-columns-repeated="11"/>
          <table:table-cell table:style-name="ce488"/>
          <table:table-cell table:style-name="ce109" table:number-columns-repeated="231"/>
        </table:table-row>
        <table:table-row table:style-name="ro34">
          <table:table-cell table:style-name="Default" table:number-columns-repeated="2"/>
          <table:table-cell table:style-name="Default">
            <draw:control table:end-cell-address="'Plano Riscos'.C3" table:end-x="4.286cm" table:end-y="0.361cm" draw:z-index="0" draw:text-style-name="P3" svg:width="4.24cm" svg:height="0.388cm" svg:x="0.046cm" svg:y="0.423cm" draw:control="control3"/>
          </table:table-cell>
          <table:table-cell table:style-name="Default"/>
          <table:table-cell table:style-name="ce109"/>
          <table:table-cell table:style-name="ce479"/>
          <table:table-cell table:style-name="ce480" table:number-columns-repeated="2"/>
          <table:table-cell table:style-name="ce105"/>
          <table:table-cell table:style-name="ce129"/>
          <table:table-cell table:style-name="ce109"/>
          <table:table-cell table:number-columns-repeated="4"/>
          <table:table-cell office:value-type="string">
            <text:p>Checklist</text:p>
          </table:table-cell>
          <table:table-cell table:number-columns-repeated="240"/>
        </table:table-row>
        <table:table-row table:style-name="ro34">
          <table:table-cell table:style-name="ce454" office:value-type="string" table:number-columns-spanned="2" table:number-rows-spanned="1">
            <office:annotation draw:style-name="gr13" draw:text-style-name="P2" svg:width="2.878cm" svg:height="4.941cm" svg:x="5.121cm" svg:y="0.088cm" draw:caption-point-x="-0.61cm" draw:caption-point-y="0.822cm">
              <dc:date>2007-04-16T00:00:00</dc:date>
              <text:p text:style-name="P2"><text:span text:style-name="T5">Selecione a(s) técnica(s) utilizada(s) para fazer o levantamento dos riscos. Caso não tenha usado nenhuma das listadas abaixo, especificar no campo observações.</text:span></text:p>
            </office:annotation>
            <text:p>Técnica Utilizada</text:p>
          </table:table-cell>
          <table:covered-table-cell table:style-name="ce465"/>
          <table:table-cell table:style-name="ce471"/>
          <table:table-cell table:style-name="ce465" office:value-type="string">
            <text:p><text:span text:style-name="T11">Obs</text:span>.: Indicar outra técnica.</text:p>
          </table:table-cell>
          <table:table-cell table:style-name="ce109" table:number-columns-repeated="6"/>
          <table:table-cell table:number-columns-repeated="5"/>
          <table:table-cell office:value-type="string">
            <text:p>Delphi</text:p>
          </table:table-cell>
          <table:table-cell table:number-columns-repeated="240"/>
        </table:table-row>
        <table:table-row table:style-name="ro34">
          <table:table-cell table:style-name="ce455"/>
          <table:table-cell table:style-name="ce109"/>
          <table:table-cell table:style-name="ce463"/>
          <table:table-cell table:style-name="ce109" table:number-columns-repeated="7"/>
          <table:table-cell table:number-columns-repeated="5"/>
          <table:table-cell office:value-type="string">
            <text:p>Entrevista</text:p>
          </table:table-cell>
          <table:table-cell table:number-columns-repeated="240"/>
        </table:table-row>
        <table:table-row table:style-name="ro37">
          <table:table-cell table:style-name="ce456" office:value-type="string" table:number-columns-spanned="2" table:number-rows-spanned="1">
            <text:p>Critério de Priorização</text:p>
          </table:table-cell>
          <table:covered-table-cell table:style-name="ce109"/>
          <table:table-cell table:style-name="ce472" office:value-type="string" table:number-columns-spanned="8" table:number-rows-spanned="1">
            <text:p>&lt;Definir o critério usado para decisão do encaminhamento dos riscos identificados. Sugestão: “Para os riscos de importância média ou grande, estabelecer planos de mitigação e contingência. Não há obrigatoriedade de definição destes planos para os riscos de importância pequena.”&gt;</text:p>
          </table:table-cell>
          <table:covered-table-cell table:number-columns-repeated="4" table:style-name="ce476"/>
          <table:covered-table-cell table:style-name="ce482"/>
          <table:covered-table-cell table:number-columns-repeated="2" table:style-name="ce109"/>
          <table:table-cell table:number-columns-repeated="5"/>
          <table:table-cell office:value-type="string">
            <text:p>Brainstorm</text:p>
          </table:table-cell>
          <table:table-cell table:number-columns-repeated="240"/>
        </table:table-row>
        <table:table-row table:style-name="ro34">
          <table:table-cell table:style-name="ce109" table:number-columns-repeated="10"/>
          <table:table-cell table:number-columns-repeated="5"/>
          <table:table-cell office:value-type="string">
            <text:p>Outras(especificar)</text:p>
          </table:table-cell>
          <table:table-cell table:number-columns-repeated="240"/>
        </table:table-row>
        <table:table-row table:style-name="ro34">
          <table:table-cell table:style-name="ce457" office:value-type="string">
            <text:p>Código</text:p>
          </table:table-cell>
          <table:table-cell table:style-name="ce457" office:value-type="string">
            <office:annotation draw:style-name="gr13" draw:text-style-name="P2" svg:width="2.878cm" svg:height="10.076cm" svg:x="5.121cm" svg:y="18.282cm" draw:caption-point-x="-0.61cm" draw:caption-point-y="-14.79cm">
              <dc:creator>ss</dc:creator>
              <dc:date>2007-04-23T00:00:00</dc:date>
              <text:p text:style-name="P2"><text:span text:style-name="T5">Riscos de Software: Tecnologia complexa, mudança de plataforma, etc.</text:span></text:p>
              <text:p text:style-name="P2"><text:span text:style-name="T5"/></text:p>
              <text:p text:style-name="P2"><text:span text:style-name="T5">Riscos de Projeto: Prazo irreal, indisponibilidade de recursos, etc.</text:span></text:p>
              <text:p text:style-name="P2"><text:span text:style-name="T5"/></text:p>
              <text:p text:style-name="P2"><text:span text:style-name="T5">Riscos Organizacionais: Falta de priorização do projeto, conflito na utilização de recursos, etc.</text:span></text:p>
              <text:p text:style-name="P2"><text:span text:style-name="T5"/></text:p>
              <text:p text:style-name="P2"><text:span text:style-name="T5">Riscos Externos: Mudança de Legislação, greves, etc.</text:span></text:p>
            </office:annotation>
            <text:p>Categoria</text:p>
          </table:table-cell>
          <table:table-cell table:style-name="ce457" office:value-type="string">
            <text:p>Fator de Risco</text:p>
          </table:table-cell>
          <table:table-cell table:style-name="ce457" office:value-type="string">
            <office:annotation draw:style-name="gr13" draw:text-style-name="P2" svg:width="2.878cm" svg:height="3.361cm" svg:x="15.928cm" svg:y="18.282cm" draw:caption-point-x="-0.61cm" draw:caption-point-y="-14.79cm">
              <dc:date>2007-04-16T00:00:00</dc:date>
              <text:p text:style-name="P2"><text:span text:style-name="T5">Descrever detalhadamente o fator de risco: em que condições surgem e quais os impactos sobre o projeto.</text:span></text:p>
            </office:annotation>
            <text:p>Descrição</text:p>
          </table:table-cell>
          <table:table-cell table:style-name="ce457" office:value-type="string">
            <office:annotation draw:style-name="gr13" draw:text-style-name="P2" svg:width="2.878cm" svg:height="2.966cm" svg:x="16.84cm" svg:y="18.282cm" draw:caption-point-x="-0.61cm" draw:caption-point-y="-14.79cm">
              <dc:date>2007-04-16T00:00:00</dc:date>
              <text:p text:style-name="P2"><text:span text:style-name="T5">Informar a probabilidade da ocorrência do risco. Indicar:</text:span></text:p>
              <text:p text:style-name="P2"><text:span text:style-name="T5">P – Pequena</text:span></text:p>
              <text:p text:style-name="P2"><text:span text:style-name="T5">M – Média</text:span></text:p>
              <text:p text:style-name="P2"><text:span text:style-name="T5">G – Grande</text:span></text:p>
            </office:annotation>
            <text:p>P</text:p>
          </table:table-cell>
          <table:table-cell table:style-name="ce457" office:value-type="string">
            <office:annotation draw:style-name="gr13" draw:text-style-name="P2" svg:width="2.878cm" svg:height="2.571cm" svg:x="17.807cm" svg:y="18.282cm" draw:caption-point-x="-0.61cm" draw:caption-point-y="-14.79cm">
              <dc:date>2007-04-16T00:00:00</dc:date>
              <text:p text:style-name="P2"><text:span text:style-name="T5">Informar o impacto do risco. Indicar:</text:span></text:p>
              <text:p text:style-name="P2"><text:span text:style-name="T5">B – Baixo</text:span></text:p>
              <text:p text:style-name="P2"><text:span text:style-name="T5">M – Médio</text:span></text:p>
              <text:p text:style-name="P2"><text:span text:style-name="T5">A - Alto</text:span></text:p>
            </office:annotation>
            <text:p>I</text:p>
          </table:table-cell>
          <table:table-cell table:style-name="ce457" office:value-type="string">
            <text:p>Importância</text:p>
          </table:table-cell>
          <table:table-cell table:style-name="ce457" office:value-type="string">
            <office:annotation draw:style-name="gr13" draw:text-style-name="P2" svg:width="2.878cm" svg:height="2.176cm" svg:x="22.358cm" svg:y="18.282cm" draw:caption-point-x="-0.61cm" draw:caption-point-y="-14.79cm">
              <dc:date>2007-04-16T00:00:00</dc:date>
              <text:p text:style-name="P2"><text:span text:style-name="T5">Numerar sequencialmente de acordo com o critério de priorização.</text:span></text:p>
            </office:annotation>
            <text:p>Priorização</text:p>
          </table:table-cell>
          <table:table-cell table:style-name="ce457" office:value-type="string">
            <office:annotation draw:style-name="gr13" draw:text-style-name="P2" svg:width="2.878cm" svg:height="3.756cm" svg:x="24.617cm" svg:y="18.282cm" draw:caption-point-x="-0.61cm" draw:caption-point-y="-14.79cm">
              <dc:date>2007-04-16T00:00:00</dc:date>
              <text:p text:style-name="P2"><text:span text:style-name="T5">Especificar, se for o caso, que critérios serão utilizados para monitorar se o fator de risco ocorreu ou está prestes a ocorrer.</text:span></text:p>
            </office:annotation>
            <text:p>Indicadores</text:p>
          </table:table-cell>
          <table:table-cell table:style-name="ce457" office:value-type="string">
            <office:annotation draw:style-name="gr13" draw:text-style-name="P2" svg:width="2.878cm" svg:height="8.101cm" svg:x="26.875cm" svg:y="18.282cm" draw:caption-point-x="-0.61cm" draw:caption-point-y="-14.79cm">
              <dc:date>2007-04-16T00:00:00</dc:date>
              <text:p text:style-name="P2"><text:span text:style-name="T5">Estabelecer as ações a serem tomadas para reduzir a probabilidade de ocorrência e/ou impacto do risco, registrando-as na planilha de Plano de Ações, para que sejam acompanhadas ao longo do projeto. Para os riscos de pequena importância, não é obrigatório Plano de Mitigação.</text:span></text:p>
            </office:annotation>
            <text:p>Mitigação</text:p>
          </table:table-cell>
          <table:table-cell table:number-columns-repeated="246"/>
        </table:table-row>
        <table:table-row table:style-name="ro34">
          <table:table-cell/>
          <table:table-cell table:style-name="ce466"/>
          <table:table-cell table:number-columns-repeated="2"/>
          <table:table-cell table:number-columns-repeated="2"/>
          <table:table-cell table:formula="of:=IF([.K8]+[.L8]&lt;2; &quot;&quot;; IF([.K8]+[.L8]&lt;=3; &quot;Pequena&quot;; IF([.K8]+[.L8]= 4; &quot;Média&quot;; &quot;Grande&quot;)))">
            <text:p/>
          </table:table-cell>
          <table:table-cell table:number-columns-repeated="2"/>
          <table:table-cell table:style-name="ce486" table:formula="of:=IF([.G8]&lt;&gt;&quot;&quot;;IF([.G8]=&quot;Pequena&quot;;&quot;Opcional&quot;;&quot;Obrigatoria&quot;);&quot;&quot;)">
            <text:p/>
          </table:table-cell>
          <table:table-cell table:style-name="ce487" table:formula="of:=IF([.E8]=&quot;P&quot;; 1; IF([.E8]=&quot;M&quot;;2; IF([.E8]=&quot;G&quot;;3;-4)) )" office:value-type="float" office:value="-4">
            <text:p>-4</text:p>
          </table:table-cell>
          <table:table-cell table:style-name="ce487" table:formula="of:=IF([.F8]=&quot;B&quot;; 1; IF([.F8]=&quot;M&quot;;2; IF([.F8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9]+[.L9]&lt;2; &quot;&quot;; IF([.K9]+[.L9]&lt;=3; &quot;Pequena&quot;; IF([.K9]+[.L9]= 4; &quot;Média&quot;; &quot;Grande&quot;)))">
            <text:p/>
          </table:table-cell>
          <table:table-cell table:number-columns-repeated="2"/>
          <table:table-cell table:style-name="ce486" table:formula="of:=IF([.G9]&lt;&gt;&quot;&quot;;IF([.G9]=&quot;Pequena&quot;;&quot;Opcional&quot;;&quot;Obrigatoria&quot;);&quot;&quot;)">
            <text:p/>
          </table:table-cell>
          <table:table-cell table:style-name="ce487" table:formula="of:=IF([.E9]=&quot;P&quot;; 1; IF([.E9]=&quot;M&quot;;2; IF([.E9]=&quot;G&quot;;3;-4)) )" office:value-type="float" office:value="-4">
            <text:p>-4</text:p>
          </table:table-cell>
          <table:table-cell table:style-name="ce487" table:formula="of:=IF([.F9]=&quot;B&quot;; 1; IF([.F9]=&quot;M&quot;;2; IF([.F9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0]+[.L10]&lt;2; &quot;&quot;; IF([.K10]+[.L10]&lt;=3; &quot;Pequena&quot;; IF([.K10]+[.L10]= 4; &quot;Média&quot;; &quot;Grande&quot;)))">
            <text:p/>
          </table:table-cell>
          <table:table-cell table:number-columns-repeated="2"/>
          <table:table-cell table:style-name="ce486" table:formula="of:=IF([.G10]&lt;&gt;&quot;&quot;;IF([.G10]=&quot;Pequena&quot;;&quot;Opcional&quot;;&quot;Obrigatoria&quot;);&quot;&quot;)">
            <text:p/>
          </table:table-cell>
          <table:table-cell table:style-name="ce487" table:formula="of:=IF([.E10]=&quot;P&quot;; 1; IF([.E10]=&quot;M&quot;;2; IF([.E10]=&quot;G&quot;;3;-4)) )" office:value-type="float" office:value="-4">
            <text:p>-4</text:p>
          </table:table-cell>
          <table:table-cell table:style-name="ce487" table:formula="of:=IF([.F10]=&quot;B&quot;; 1; IF([.F10]=&quot;M&quot;;2; IF([.F10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1]+[.L11]&lt;2; &quot;&quot;; IF([.K11]+[.L11]&lt;=3; &quot;Pequena&quot;; IF([.K11]+[.L11]= 4; &quot;Média&quot;; &quot;Grande&quot;)))">
            <text:p/>
          </table:table-cell>
          <table:table-cell table:number-columns-repeated="2"/>
          <table:table-cell table:style-name="ce486" table:formula="of:=IF([.G11]&lt;&gt;&quot;&quot;;IF([.G11]=&quot;Pequena&quot;;&quot;Opcional&quot;;&quot;Obrigatoria&quot;);&quot;&quot;)">
            <text:p/>
          </table:table-cell>
          <table:table-cell table:style-name="ce487" table:formula="of:=IF([.E11]=&quot;P&quot;; 1; IF([.E11]=&quot;M&quot;;2; IF([.E11]=&quot;G&quot;;3;-4)) )" office:value-type="float" office:value="-4">
            <text:p>-4</text:p>
          </table:table-cell>
          <table:table-cell table:style-name="ce487" table:formula="of:=IF([.F11]=&quot;B&quot;; 1; IF([.F11]=&quot;M&quot;;2; IF([.F11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2]+[.L12]&lt;2; &quot;&quot;; IF([.K12]+[.L12]&lt;=3; &quot;Pequena&quot;; IF([.K12]+[.L12]= 4; &quot;Média&quot;; &quot;Grande&quot;)))">
            <text:p/>
          </table:table-cell>
          <table:table-cell table:number-columns-repeated="2"/>
          <table:table-cell table:style-name="ce486" table:formula="of:=IF([.G12]&lt;&gt;&quot;&quot;;IF([.G12]=&quot;Pequena&quot;;&quot;Opcional&quot;;&quot;Obrigatoria&quot;);&quot;&quot;)">
            <text:p/>
          </table:table-cell>
          <table:table-cell table:style-name="ce487" table:formula="of:=IF([.E12]=&quot;P&quot;; 1; IF([.E12]=&quot;M&quot;;2; IF([.E12]=&quot;G&quot;;3;-4)) )" office:value-type="float" office:value="-4">
            <text:p>-4</text:p>
          </table:table-cell>
          <table:table-cell table:style-name="ce487" table:formula="of:=IF([.F12]=&quot;B&quot;; 1; IF([.F12]=&quot;M&quot;;2; IF([.F12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3]+[.L13]&lt;2; &quot;&quot;; IF([.K13]+[.L13]&lt;=3; &quot;Pequena&quot;; IF([.K13]+[.L13]= 4; &quot;Média&quot;; &quot;Grande&quot;)))">
            <text:p/>
          </table:table-cell>
          <table:table-cell table:number-columns-repeated="2"/>
          <table:table-cell table:style-name="ce486" table:formula="of:=IF([.G13]&lt;&gt;&quot;&quot;;IF([.G13]=&quot;Pequena&quot;;&quot;Opcional&quot;;&quot;Obrigatoria&quot;);&quot;&quot;)">
            <text:p/>
          </table:table-cell>
          <table:table-cell table:style-name="ce487" table:formula="of:=IF([.E13]=&quot;P&quot;; 1; IF([.E13]=&quot;M&quot;;2; IF([.E13]=&quot;G&quot;;3;-4)) )" office:value-type="float" office:value="-4">
            <text:p>-4</text:p>
          </table:table-cell>
          <table:table-cell table:style-name="ce487" table:formula="of:=IF([.F13]=&quot;B&quot;; 1; IF([.F13]=&quot;M&quot;;2; IF([.F13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4]+[.L14]&lt;2; &quot;&quot;; IF([.K14]+[.L14]&lt;=3; &quot;Pequena&quot;; IF([.K14]+[.L14]= 4; &quot;Média&quot;; &quot;Grande&quot;)))">
            <text:p/>
          </table:table-cell>
          <table:table-cell table:number-columns-repeated="2"/>
          <table:table-cell table:style-name="ce486" table:formula="of:=IF([.G14]&lt;&gt;&quot;&quot;;IF([.G14]=&quot;Pequena&quot;;&quot;Opcional&quot;;&quot;Obrigatoria&quot;);&quot;&quot;)">
            <text:p/>
          </table:table-cell>
          <table:table-cell table:style-name="ce487" table:formula="of:=IF([.E14]=&quot;P&quot;; 1; IF([.E14]=&quot;M&quot;;2; IF([.E14]=&quot;G&quot;;3;-4)) )" office:value-type="float" office:value="-4">
            <text:p>-4</text:p>
          </table:table-cell>
          <table:table-cell table:style-name="ce487" table:formula="of:=IF([.F14]=&quot;B&quot;; 1; IF([.F14]=&quot;M&quot;;2; IF([.F14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5]+[.L15]&lt;2; &quot;&quot;; IF([.K15]+[.L15]&lt;=3; &quot;Pequena&quot;; IF([.K15]+[.L15]= 4; &quot;Média&quot;; &quot;Grande&quot;)))">
            <text:p/>
          </table:table-cell>
          <table:table-cell table:number-columns-repeated="2"/>
          <table:table-cell table:style-name="ce486" table:formula="of:=IF([.G15]&lt;&gt;&quot;&quot;;IF([.G15]=&quot;Pequena&quot;;&quot;Opcional&quot;;&quot;Obrigatoria&quot;);&quot;&quot;)">
            <text:p/>
          </table:table-cell>
          <table:table-cell table:style-name="ce487" table:formula="of:=IF([.E15]=&quot;P&quot;; 1; IF([.E15]=&quot;M&quot;;2; IF([.E15]=&quot;G&quot;;3;-4)) )" office:value-type="float" office:value="-4">
            <text:p>-4</text:p>
          </table:table-cell>
          <table:table-cell table:style-name="ce487" table:formula="of:=IF([.F15]=&quot;B&quot;; 1; IF([.F15]=&quot;M&quot;;2; IF([.F15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6]+[.L16]&lt;2; &quot;&quot;; IF([.K16]+[.L16]&lt;=3; &quot;Pequena&quot;; IF([.K16]+[.L16]= 4; &quot;Média&quot;; &quot;Grande&quot;)))">
            <text:p/>
          </table:table-cell>
          <table:table-cell table:number-columns-repeated="2"/>
          <table:table-cell table:style-name="ce486" table:formula="of:=IF([.G16]&lt;&gt;&quot;&quot;;IF([.G16]=&quot;Pequena&quot;;&quot;Opcional&quot;;&quot;Obrigatoria&quot;);&quot;&quot;)">
            <text:p/>
          </table:table-cell>
          <table:table-cell table:style-name="ce487" table:formula="of:=IF([.E16]=&quot;P&quot;; 1; IF([.E16]=&quot;M&quot;;2; IF([.E16]=&quot;G&quot;;3;-4)) )" office:value-type="float" office:value="-4">
            <text:p>-4</text:p>
          </table:table-cell>
          <table:table-cell table:style-name="ce487" table:formula="of:=IF([.F16]=&quot;B&quot;; 1; IF([.F16]=&quot;M&quot;;2; IF([.F16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7]+[.L17]&lt;2; &quot;&quot;; IF([.K17]+[.L17]&lt;=3; &quot;Pequena&quot;; IF([.K17]+[.L17]= 4; &quot;Média&quot;; &quot;Grande&quot;)))">
            <text:p/>
          </table:table-cell>
          <table:table-cell table:number-columns-repeated="2"/>
          <table:table-cell table:style-name="ce486" table:formula="of:=IF([.G17]&lt;&gt;&quot;&quot;;IF([.G17]=&quot;Pequena&quot;;&quot;Opcional&quot;;&quot;Obrigatoria&quot;);&quot;&quot;)">
            <text:p/>
          </table:table-cell>
          <table:table-cell table:style-name="ce487" table:formula="of:=IF([.E17]=&quot;P&quot;; 1; IF([.E17]=&quot;M&quot;;2; IF([.E17]=&quot;G&quot;;3;-4)) )" office:value-type="float" office:value="-4">
            <text:p>-4</text:p>
          </table:table-cell>
          <table:table-cell table:style-name="ce487" table:formula="of:=IF([.F17]=&quot;B&quot;; 1; IF([.F17]=&quot;M&quot;;2; IF([.F17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8]+[.L18]&lt;2; &quot;&quot;; IF([.K18]+[.L18]&lt;=3; &quot;Pequena&quot;; IF([.K18]+[.L18]= 4; &quot;Média&quot;; &quot;Grande&quot;)))">
            <text:p/>
          </table:table-cell>
          <table:table-cell table:number-columns-repeated="2"/>
          <table:table-cell table:style-name="ce486" table:formula="of:=IF([.G18]&lt;&gt;&quot;&quot;;IF([.G18]=&quot;Pequena&quot;;&quot;Opcional&quot;;&quot;Obrigatoria&quot;);&quot;&quot;)">
            <text:p/>
          </table:table-cell>
          <table:table-cell table:style-name="ce487" table:formula="of:=IF([.E18]=&quot;P&quot;; 1; IF([.E18]=&quot;M&quot;;2; IF([.E18]=&quot;G&quot;;3;-4)) )" office:value-type="float" office:value="-4">
            <text:p>-4</text:p>
          </table:table-cell>
          <table:table-cell table:style-name="ce487" table:formula="of:=IF([.F18]=&quot;B&quot;; 1; IF([.F18]=&quot;M&quot;;2; IF([.F18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19]+[.L19]&lt;2; &quot;&quot;; IF([.K19]+[.L19]&lt;=3; &quot;Pequena&quot;; IF([.K19]+[.L19]= 4; &quot;Média&quot;; &quot;Grande&quot;)))">
            <text:p/>
          </table:table-cell>
          <table:table-cell table:number-columns-repeated="2"/>
          <table:table-cell table:style-name="ce486" table:formula="of:=IF([.G19]&lt;&gt;&quot;&quot;;IF([.G19]=&quot;Pequena&quot;;&quot;Opcional&quot;;&quot;Obrigatoria&quot;);&quot;&quot;)">
            <text:p/>
          </table:table-cell>
          <table:table-cell table:style-name="ce487" table:formula="of:=IF([.E19]=&quot;P&quot;; 1; IF([.E19]=&quot;M&quot;;2; IF([.E19]=&quot;G&quot;;3;-4)) )" office:value-type="float" office:value="-4">
            <text:p>-4</text:p>
          </table:table-cell>
          <table:table-cell table:style-name="ce487" table:formula="of:=IF([.F19]=&quot;B&quot;; 1; IF([.F19]=&quot;M&quot;;2; IF([.F19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/>
          <table:table-cell table:style-name="ce458"/>
          <table:table-cell table:number-columns-repeated="2"/>
          <table:table-cell table:number-columns-repeated="2"/>
          <table:table-cell table:formula="of:=IF([.K20]+[.L20]&lt;2; &quot;&quot;; IF([.K20]+[.L20]&lt;=3; &quot;Pequena&quot;; IF([.K20]+[.L20]= 4; &quot;Média&quot;; &quot;Grande&quot;)))">
            <text:p/>
          </table:table-cell>
          <table:table-cell table:number-columns-repeated="2"/>
          <table:table-cell table:style-name="ce486" table:formula="of:=IF([.G20]&lt;&gt;&quot;&quot;;IF([.G20]=&quot;Pequena&quot;;&quot;Opcional&quot;;&quot;Obrigatoria&quot;);&quot;&quot;)">
            <text:p/>
          </table:table-cell>
          <table:table-cell table:style-name="ce487" table:formula="of:=IF([.E20]=&quot;P&quot;; 1; IF([.E20]=&quot;M&quot;;2; IF([.E20]=&quot;G&quot;;3;-4)) )" office:value-type="float" office:value="-4">
            <text:p>-4</text:p>
          </table:table-cell>
          <table:table-cell table:style-name="ce487" table:formula="of:=IF([.F20]=&quot;B&quot;; 1; IF([.F20]=&quot;M&quot;;2; IF([.F20]=&quot;A&quot;;3;-4)) )" office:value-type="float" office:value="-4">
            <text:p>-4</text:p>
          </table:table-cell>
          <table:table-cell table:number-columns-repeated="244"/>
        </table:table-row>
        <table:table-row table:style-name="ro34">
          <table:table-cell table:style-name="Default" table:number-columns-repeated="9"/>
          <table:table-cell table:number-columns-repeated="247"/>
        </table:table-row>
        <table:table-row table:style-name="ro34">
          <table:table-cell table:style-name="ce459" office:value-type="string" table:number-columns-spanned="9" table:number-rows-spanned="1">
            <office:annotation draw:style-name="gr13" draw:text-style-name="P2" svg:width="2.878cm" svg:height="8.496cm" svg:x="24.617cm" svg:y="25.391cm" draw:caption-point-x="-0.61cm" draw:caption-point-y="-15.151cm">
              <dc:date>2007-04-16T00:00:00</dc:date>
              <text:p text:style-name="P2"><text:span text:style-name="T5">Indicar as ações a serem tomadas caso o risco se materialize, identificando os responsáveis, formas de contato e a estimativa de esforço, no nível de detalhe proporcional à importância do mesmo. Para os riscos de pequena importância, não é necessário plano de Contingência.</text:span></text:p>
            </office:annotation>
            <text:p>Plano de Contingência</text:p>
          </table:table-cell>
          <table:covered-table-cell table:style-name="ce467"/>
          <table:covered-table-cell table:number-columns-repeated="7" table:style-name="Default"/>
          <table:table-cell table:number-columns-repeated="247"/>
        </table:table-row>
        <table:table-row table:style-name="ro34">
          <table:table-cell table:style-name="Default"/>
          <table:table-cell table:style-name="ce468"/>
          <table:table-cell table:style-name="ce463" table:number-columns-repeated="6"/>
          <table:table-cell table:style-name="Default"/>
          <table:table-cell table:number-columns-repeated="247"/>
        </table:table-row>
        <table:table-row table:style-name="ro34">
          <table:table-cell table:style-name="ce460" office:value-type="string" table:number-columns-spanned="2" table:number-rows-spanned="1">
            <text:p>Risco</text:p>
          </table:table-cell>
          <table:covered-table-cell table:style-name="ce469"/>
          <table:table-cell table:style-name="ce473" office:value-type="string">
            <text:p>&lt;Código do risco&gt;</text:p>
          </table:table-cell>
          <table:table-cell table:style-name="ce463" table:number-columns-repeated="5"/>
          <table:table-cell table:style-name="Default"/>
          <table:table-cell table:number-columns-repeated="247"/>
        </table:table-row>
        <table:table-row table:style-name="ro34">
          <table:table-cell table:style-name="ce461" office:value-type="string" table:number-columns-spanned="7" table:number-rows-spanned="1">
            <text:p>Ação</text:p>
          </table:table-cell>
          <table:covered-table-cell table:number-columns-repeated="6" table:style-name="ce109"/>
          <table:table-cell table:style-name="ce461" office:value-type="string" table:number-columns-spanned="2" table:number-rows-spanned="1">
            <text:p>Responsável</text:p>
          </table:table-cell>
          <table:covered-table-cell table:style-name="ce109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Default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Default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Default"/>
          <table:table-cell table:number-columns-repeated="247"/>
        </table:table-row>
        <table:table-row table:style-name="ro34">
          <table:table-cell table:style-name="ce460" office:value-type="string" table:number-columns-spanned="2" table:number-rows-spanned="1">
            <text:p>Critério de Seleção</text:p>
          </table:table-cell>
          <table:covered-table-cell/>
          <table:table-cell table:style-name="ce474" table:number-columns-spanned="7" table:number-rows-spanned="1"/>
          <table:covered-table-cell table:number-columns-repeated="4" table:style-name="ce463"/>
          <table:covered-table-cell table:style-name="ce462"/>
          <table:covered-table-cell table:style-name="Default"/>
          <table:table-cell table:number-columns-repeated="247"/>
        </table:table-row>
        <table:table-row table:style-name="ro34">
          <table:table-cell table:style-name="ce463"/>
          <table:table-cell/>
          <table:table-cell table:style-name="ce463" table:number-columns-repeated="6"/>
          <table:table-cell table:style-name="Default"/>
          <table:table-cell table:number-columns-repeated="247"/>
        </table:table-row>
        <table:table-row table:style-name="ro34">
          <table:table-cell table:style-name="ce460" office:value-type="string" table:number-columns-spanned="2" table:number-rows-spanned="1">
            <text:p>Risco</text:p>
          </table:table-cell>
          <table:covered-table-cell table:style-name="ce469"/>
          <table:table-cell table:style-name="ce473" office:value-type="string">
            <text:p>&lt;Código do risco&gt;</text:p>
          </table:table-cell>
          <table:table-cell table:style-name="ce463" table:number-columns-repeated="5"/>
          <table:table-cell table:style-name="Default"/>
          <table:table-cell table:number-columns-repeated="247"/>
        </table:table-row>
        <table:table-row table:style-name="ro34">
          <table:table-cell table:style-name="ce461" office:value-type="string" table:number-columns-spanned="7" table:number-rows-spanned="1">
            <text:p>Ação</text:p>
          </table:table-cell>
          <table:covered-table-cell table:number-columns-repeated="6" table:style-name="ce109"/>
          <table:table-cell table:style-name="ce461" office:value-type="string" table:number-columns-spanned="2" table:number-rows-spanned="1">
            <text:p>Responsável</text:p>
          </table:table-cell>
          <table:covered-table-cell table:style-name="ce109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ce83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ce83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ce83"/>
          <table:table-cell table:number-columns-repeated="247"/>
        </table:table-row>
        <table:table-row table:style-name="ro34">
          <table:table-cell table:style-name="ce460" office:value-type="string" table:number-columns-spanned="2" table:number-rows-spanned="1">
            <text:p>Critério de Seleção</text:p>
          </table:table-cell>
          <table:covered-table-cell/>
          <table:table-cell table:style-name="ce474" table:number-columns-spanned="7" table:number-rows-spanned="1"/>
          <table:covered-table-cell table:number-columns-repeated="4" table:style-name="ce463"/>
          <table:covered-table-cell table:style-name="ce462"/>
          <table:covered-table-cell table:style-name="Default"/>
          <table:table-cell table:number-columns-repeated="247"/>
        </table:table-row>
        <table:table-row table:style-name="ro34">
          <table:table-cell table:style-name="ce464" table:number-columns-spanned="9" table:number-rows-spanned="1"/>
          <table:covered-table-cell/>
          <table:covered-table-cell table:style-name="ce473"/>
          <table:covered-table-cell table:number-columns-repeated="4" table:style-name="ce463"/>
          <table:covered-table-cell table:style-name="ce462"/>
          <table:covered-table-cell table:style-name="Default"/>
          <table:table-cell table:number-columns-repeated="247"/>
        </table:table-row>
        <table:table-row table:style-name="ro34">
          <table:table-cell table:style-name="ce460" office:value-type="string" table:number-columns-spanned="2" table:number-rows-spanned="1">
            <text:p>Risco</text:p>
          </table:table-cell>
          <table:covered-table-cell table:style-name="ce469"/>
          <table:table-cell table:style-name="ce473" office:value-type="string">
            <text:p>&lt;Código do risco&gt;</text:p>
          </table:table-cell>
          <table:table-cell table:style-name="ce463" table:number-columns-repeated="5"/>
          <table:table-cell table:style-name="Default"/>
          <table:table-cell table:number-columns-repeated="247"/>
        </table:table-row>
        <table:table-row table:style-name="ro34">
          <table:table-cell table:style-name="ce461" office:value-type="string" table:number-columns-spanned="7" table:number-rows-spanned="1">
            <text:p>Ação</text:p>
          </table:table-cell>
          <table:covered-table-cell table:number-columns-repeated="6" table:style-name="ce109"/>
          <table:table-cell table:style-name="ce461" office:value-type="string" table:number-columns-spanned="2" table:number-rows-spanned="1">
            <text:p>Responsável</text:p>
          </table:table-cell>
          <table:covered-table-cell table:style-name="ce109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ce83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ce83"/>
          <table:table-cell table:number-columns-repeated="247"/>
        </table:table-row>
        <table:table-row table:style-name="ro34">
          <table:table-cell table:style-name="ce462" table:number-columns-spanned="7" table:number-rows-spanned="1"/>
          <table:covered-table-cell/>
          <table:covered-table-cell table:number-columns-repeated="5" table:style-name="ce463"/>
          <table:table-cell table:style-name="ce462" table:number-columns-spanned="2" table:number-rows-spanned="1"/>
          <table:covered-table-cell table:style-name="ce83"/>
          <table:table-cell table:number-columns-repeated="247"/>
        </table:table-row>
        <table:table-row table:style-name="ro34">
          <table:table-cell table:style-name="ce460" office:value-type="string" table:number-columns-spanned="2" table:number-rows-spanned="1">
            <text:p>Critério de Seleção</text:p>
          </table:table-cell>
          <table:covered-table-cell/>
          <table:table-cell table:style-name="ce474" table:number-columns-spanned="7" table:number-rows-spanned="1"/>
          <table:covered-table-cell table:number-columns-repeated="4" table:style-name="ce463"/>
          <table:covered-table-cell table:style-name="ce462"/>
          <table:covered-table-cell table:style-name="Default"/>
          <table:table-cell table:number-columns-repeated="247"/>
        </table:table-row>
      </table:table>
      <table:table table:name="PlanoAções" table:style-name="ta3" table:print="false">
        <table:table-column table:style-name="co85" table:default-cell-style-name="ce490"/>
        <table:table-column table:style-name="co86" table:default-cell-style-name="ce490"/>
        <table:table-column table:style-name="co87" table:default-cell-style-name="ce490"/>
        <table:table-column table:style-name="co88" table:default-cell-style-name="ce490"/>
        <table:table-column table:style-name="co21" table:default-cell-style-name="ce490"/>
        <table:table-column table:style-name="co89" table:default-cell-style-name="ce490"/>
        <table:table-column table:style-name="co17" table:number-columns-repeated="249" table:default-cell-style-name="ce490"/>
        <table:table-row table:style-name="ro34">
          <table:table-cell table:style-name="ce104" office:value-type="string">
            <text:p>Identificação Projeto Sw </text:p>
          </table:table-cell>
          <table:table-cell table:style-name="ce492" table:number-columns-spanned="5" table:number-rows-spanned="1"/>
          <table:covered-table-cell table:number-columns-repeated="4" table:style-name="ce496"/>
          <table:table-cell table:style-name="ce501" table:number-columns-repeated="3"/>
          <table:table-cell table:style-name="ce494" table:number-columns-repeated="246"/>
        </table:table-row>
        <table:table-row table:style-name="ro34">
          <table:table-cell table:style-name="ce104" office:value-type="string">
            <text:p>Data de Apuração </text:p>
          </table:table-cell>
          <table:table-cell table:style-name="ce493" table:formula="of:=[$Versão.C2]" office:value-type="string" office:string-value=" ">
            <text:p><text:s/></text:p>
          </table:table-cell>
          <table:table-cell table:style-name="ce494"/>
          <table:table-cell table:style-name="ce497"/>
          <table:table-cell table:style-name="ce498"/>
          <table:table-cell table:style-name="ce105"/>
          <table:table-cell table:style-name="ce502"/>
          <table:table-cell table:style-name="ce494" table:number-columns-repeated="248"/>
        </table:table-row>
        <table:table-row table:style-name="ro34">
          <table:table-cell table:style-name="ce105"/>
          <table:table-cell table:style-name="ce494" table:number-columns-repeated="4"/>
          <table:table-cell table:style-name="ce105" table:number-columns-repeated="2"/>
          <table:table-cell table:style-name="ce494"/>
          <table:table-cell table:style-name="ce502"/>
          <table:table-cell table:style-name="ce494" table:number-columns-repeated="246"/>
        </table:table-row>
        <table:table-row table:style-name="ro36">
          <table:table-cell table:style-name="ce457" office:value-type="string">
            <office:annotation draw:style-name="gr14" draw:text-style-name="P1" svg:width="2.87cm" svg:height="3.361cm" svg:x="4.993cm" svg:y="0.098cm" draw:caption-point-x="-0.61cm" draw:caption-point-y="1.262cm">
              <dc:date>2009-03-11T00:00:00</dc:date>
              <text:p text:style-name="P1"><text:span text:style-name="T4">Risco</text:span></text:p>
              <text:p text:style-name="P1"><text:span text:style-name="T4">Atividade com problema </text:span></text:p>
              <text:p text:style-name="P1"><text:span text:style-name="T4">Compromisso com partes interessadas</text:span></text:p>
              <text:p text:style-name="P1"><text:span text:style-name="T4">Testes</text:span></text:p>
              <text:p text:style-name="P1"><text:span text:style-name="T4">Outros</text:span></text:p>
            </office:annotation>
            <text:p>Tipo</text:p>
          </table:table-cell>
          <table:table-cell table:style-name="ce457" office:value-type="string">
            <office:annotation draw:style-name="gr15" draw:text-style-name="P1" svg:width="2.87cm" svg:height="6.521cm" svg:x="9.94cm" svg:y="0.098cm" draw:caption-point-x="-0.61cm" draw:caption-point-y="1.262cm">
              <dc:date>2009-03-11T00:00:00</dc:date>
              <text:p text:style-name="P1"><text:span text:style-name="T4">Mapeamento para origem da ação, por exemplo: &lt;descrição do risco&gt;, &lt;descrição da atividade com problema&gt;, &lt;descrição do compromisso de partes interessadas&gt;. No caso de Tipo Teste deixar em branco.</text:span></text:p>
            </office:annotation>
            <text:p>Origem</text:p>
          </table:table-cell>
          <table:table-cell table:style-name="ce457" office:value-type="string">
            <office:annotation draw:style-name="gr16" draw:text-style-name="P1" svg:width="2.87cm" svg:height="6.916cm" svg:x="19.543cm" svg:y="0.098cm" draw:caption-point-x="-0.61cm" draw:caption-point-y="1.262cm">
              <dc:date>2009-03-11T00:00:00</dc:date>
              <text:p text:style-name="P1"><text:span text:style-name="T4">Se Tipo=Teste pode ser utilizado para especificar as atividades de testes necessárias antes da homologação do sistema (Caso planejamneto de testes não seja realizado em artefato apropriado conforme macro).</text:span></text:p>
            </office:annotation>
            <text:p>Ação</text:p>
          </table:table-cell>
          <table:table-cell table:style-name="ce457" office:value-type="string">
            <text:p>Responsável</text:p>
          </table:table-cell>
          <table:table-cell table:style-name="ce457" office:value-type="string">
            <office:annotation draw:style-name="gr17" draw:text-style-name="P1" svg:width="2.87cm" svg:height="1.781cm" svg:x="25.667cm" svg:y="0.098cm" draw:caption-point-x="-0.61cm" draw:caption-point-y="1.262cm">
              <dc:date>2009-01-19T00:00:00</dc:date>
              <text:p text:style-name="P1"><text:span text:style-name="T4">Data de conclusão prevista para a ação</text:span></text:p>
            </office:annotation>
            <text:p>Data Prevista</text:p>
          </table:table-cell>
          <table:table-cell table:style-name="ce457" office:value-type="string">
            <office:annotation draw:style-name="gr18" draw:text-style-name="P1" svg:width="2.87cm" svg:height="3.361cm" svg:x="29.83cm" svg:y="0.098cm" draw:caption-point-x="-0.61cm" draw:caption-point-y="1.262cm">
              <dc:date>2009-01-19T00:00:00</dc:date>
              <text:p text:style-name="P1"><text:span text:style-name="T4">Proposta</text:span></text:p>
              <text:p text:style-name="P1"><text:span text:style-name="T4">Aprovada</text:span></text:p>
              <text:p text:style-name="P1"><text:span text:style-name="T4">Em execução </text:span></text:p>
              <text:p text:style-name="P1"><text:span text:style-name="T4">Em revisão Fechada</text:span></text:p>
              <text:p text:style-name="P1"><text:span text:style-name="T4">Adiada</text:span></text:p>
              <text:p text:style-name="P1"><text:span text:style-name="T4">Rejeitada Cancelada</text:span></text:p>
            </office:annotation>
            <text:p>Situação</text:p>
          </table:table-cell>
          <table:table-cell table:style-name="ce457" office:value-type="string">
            <office:annotation draw:style-name="gr19" draw:text-style-name="P1" svg:width="2.87cm" svg:height="5.731cm" svg:x="32.089cm" svg:y="0.098cm" draw:caption-point-x="-0.61cm" draw:caption-point-y="1.262cm">
              <dc:date>2009-01-19T00:00:00</dc:date>
              <text:p text:style-name="P1"><text:span text:style-name="T4">Utilizado quando existem produtos resultantes das ações &lt;Entregas resultantes de compromissos com Partes Interessadas&gt;, &lt;Decisões relacionadas a Teste como resultado de uma ação&gt;</text:span></text:p>
            </office:annotation>
            <text:p>Produtos</text:p>
          </table:table-cell>
          <table:table-cell table:style-name="ce457" office:value-type="string">
            <office:annotation draw:style-name="gr20" draw:text-style-name="P1" svg:width="2.87cm" svg:height="3.756cm" svg:x="34.347cm" svg:y="0.098cm" draw:caption-point-x="-0.61cm" draw:caption-point-y="1.262cm">
              <dc:date>2009-03-11T00:00:00</dc:date>
              <text:p text:style-name="P1"><text:span text:style-name="T4">Utilizado no caso de Tipo=Compromisso &lt;Descrição das características a serem validadas nos produtos entregues&gt;</text:span></text:p>
            </office:annotation>
            <text:p>Critérios de aceite</text:p>
          </table:table-cell>
          <table:table-cell table:number-columns-repeated="247"/>
        </table:table-row>
        <table:table-row table:style-name="ro34" table:number-rows-repeated="2">
          <table:table-cell table:style-name="ce489" table:content-validation-name="val2"/>
          <table:table-cell table:style-name="ce495" table:number-columns-repeated="2"/>
          <table:table-cell table:style-name="ce489"/>
          <table:table-cell table:style-name="ce499"/>
          <table:table-cell table:style-name="ce489" table:content-validation-name="val3"/>
          <table:table-cell table:style-name="ce489" table:number-columns-repeated="2"/>
          <table:table-cell table:number-columns-repeated="247"/>
        </table:table-row>
        <table:table-row table:style-name="ro34" table:number-rows-repeated="36">
          <table:table-cell table:style-name="ce489" table:content-validation-name="val2"/>
          <table:table-cell table:style-name="ce495" table:number-columns-repeated="3"/>
          <table:table-cell table:style-name="ce499"/>
          <table:table-cell table:style-name="ce489" table:content-validation-name="val3"/>
          <table:table-cell table:style-name="ce489" table:number-columns-repeated="2"/>
          <table:table-cell table:number-columns-repeated="247"/>
        </table:table-row>
        <table:table-row table:style-name="ro34">
          <table:table-cell table:style-name="ce489" table:content-validation-name="val2"/>
          <table:table-cell table:style-name="ce495" table:number-columns-repeated="3"/>
          <table:table-cell table:style-name="ce500"/>
          <table:table-cell table:style-name="ce489" table:content-validation-name="val3"/>
          <table:table-cell table:style-name="ce489" table:number-columns-repeated="2"/>
          <table:table-cell table:number-columns-repeated="247"/>
        </table:table-row>
        <table:table-row table:style-name="ro34" table:number-rows-repeated="2">
          <table:table-cell table:number-columns-repeated="255"/>
        </table:table-row>
        <table:table-row table:style-name="ro34" table:number-rows-repeated="3">
          <table:table-cell table:style-name="ce491" table:number-columns-repeated="6"/>
          <table:table-cell table:number-columns-repeated="249"/>
        </table:table-row>
        <table:table-row table:style-name="ro34">
          <table:table-cell table:style-name="Default"/>
          <table:table-cell table:style-name="ce491" table:number-columns-repeated="5"/>
          <table:table-cell table:number-columns-repeated="249"/>
        </table:table-row>
        <table:table-row table:style-name="ro34" table:number-rows-repeated="65486">
          <table:table-cell table:number-columns-repeated="255"/>
        </table:table-row>
        <table:table-row table:style-name="ro34">
          <table:table-cell table:number-columns-repeated="255"/>
        </table:table-row>
      </table:table>
      <table:table table:name="Feriados" table:style-name="ta3" table:print="false">
        <table:table-column table:style-name="co71" table:default-cell-style-name="ce433"/>
        <table:table-column table:style-name="co72" table:default-cell-style-name="ce342"/>
        <table:table-row table:style-name="ro1">
          <table:table-cell table:style-name="ce432" office:value-type="string" table:number-columns-spanned="2" table:number-rows-spanned="1">
            <text:p>Feriados</text:p>
          </table:table-cell>
          <table:covered-table-cell/>
        </table:table-row>
        <table:table-row table:style-name="ro1">
          <table:table-cell office:value-type="date" office:date-value="2010-01-01">
            <text:p>01/01/10</text:p>
          </table:table-cell>
          <table:table-cell office:value-type="string">
            <text:p>Confraternização. Universal</text:p>
          </table:table-cell>
        </table:table-row>
        <table:table-row table:style-name="ro1">
          <table:table-cell office:value-type="date" office:date-value="2010-02-15">
            <text:p>15/02/10</text:p>
          </table:table-cell>
          <table:table-cell office:value-type="string">
            <text:p>Carnaval</text:p>
          </table:table-cell>
        </table:table-row>
        <table:table-row table:style-name="ro1">
          <table:table-cell office:value-type="date" office:date-value="2010-02-16">
            <text:p>16/02/10</text:p>
          </table:table-cell>
          <table:table-cell office:value-type="string">
            <text:p>Carnaval</text:p>
          </table:table-cell>
        </table:table-row>
        <table:table-row table:style-name="ro1">
          <table:table-cell office:value-type="date" office:date-value="2010-02-17">
            <text:p>17/02/10</text:p>
          </table:table-cell>
          <table:table-cell office:value-type="string">
            <text:p>Carnaval</text:p>
          </table:table-cell>
        </table:table-row>
        <table:table-row table:style-name="ro1">
          <table:table-cell office:value-type="date" office:date-value="2010-04-02">
            <text:p>02/04/10</text:p>
          </table:table-cell>
          <table:table-cell office:value-type="string">
            <text:p>Paixão – 6a Santa</text:p>
          </table:table-cell>
        </table:table-row>
        <table:table-row table:style-name="ro1">
          <table:table-cell office:value-type="date" office:date-value="2010-04-21">
            <text:p>21/04/10</text:p>
          </table:table-cell>
          <table:table-cell office:value-type="string">
            <text:p>Tiradentes</text:p>
          </table:table-cell>
        </table:table-row>
        <table:table-row table:style-name="ro1">
          <table:table-cell office:value-type="date" office:date-value="2010-05-01">
            <text:p>01/05/10</text:p>
          </table:table-cell>
          <table:table-cell office:value-type="string">
            <text:p>Trabalho</text:p>
          </table:table-cell>
        </table:table-row>
        <table:table-row table:style-name="ro1">
          <table:table-cell office:value-type="date" office:date-value="2010-06-03">
            <text:p>03/06/10</text:p>
          </table:table-cell>
          <table:table-cell office:value-type="string">
            <text:p>CorpusChristi</text:p>
          </table:table-cell>
        </table:table-row>
        <table:table-row table:style-name="ro1">
          <table:table-cell office:value-type="date" office:date-value="2010-09-07">
            <text:p>07/09/10</text:p>
          </table:table-cell>
          <table:table-cell office:value-type="string">
            <text:p>Procl. Independencia</text:p>
          </table:table-cell>
        </table:table-row>
        <table:table-row table:style-name="ro1">
          <table:table-cell office:value-type="date" office:date-value="2010-10-12">
            <text:p>12/10/10</text:p>
          </table:table-cell>
          <table:table-cell office:value-type="string">
            <text:p>N. Sra. Aparecida</text:p>
          </table:table-cell>
        </table:table-row>
        <table:table-row table:style-name="ro1">
          <table:table-cell office:value-type="date" office:date-value="2010-11-02">
            <text:p>02/11/10</text:p>
          </table:table-cell>
          <table:table-cell office:value-type="string">
            <text:p>Finados</text:p>
          </table:table-cell>
        </table:table-row>
        <table:table-row table:style-name="ro1">
          <table:table-cell office:value-type="date" office:date-value="2010-11-15">
            <text:p>15/11/10</text:p>
          </table:table-cell>
          <table:table-cell office:value-type="string">
            <text:p>Procl. Republica</text:p>
          </table:table-cell>
        </table:table-row>
        <table:table-row table:style-name="ro1">
          <table:table-cell office:value-type="date" office:date-value="2010-12-25">
            <text:p>25/12/10</text:p>
          </table:table-cell>
          <table:table-cell office:value-type="string">
            <text:p>Natal</text:p>
          </table:table-cell>
        </table:table-row>
        <table:table-row table:style-name="ro1">
          <table:table-cell office:value-type="date" office:date-value="2011-01-01">
            <text:p>01/01/11</text:p>
          </table:table-cell>
          <table:table-cell office:value-type="string">
            <text:p>Confraternização. Universal</text:p>
          </table:table-cell>
        </table:table-row>
        <table:table-row table:style-name="ro1">
          <table:table-cell office:value-type="date" office:date-value="2011-03-07">
            <text:p>07/03/11</text:p>
          </table:table-cell>
          <table:table-cell office:value-type="string">
            <text:p>Carnaval</text:p>
          </table:table-cell>
        </table:table-row>
        <table:table-row table:style-name="ro1">
          <table:table-cell office:value-type="date" office:date-value="2011-03-08">
            <text:p>08/03/11</text:p>
          </table:table-cell>
          <table:table-cell office:value-type="string">
            <text:p>Carnaval</text:p>
          </table:table-cell>
        </table:table-row>
        <table:table-row table:style-name="ro1">
          <table:table-cell office:value-type="date" office:date-value="2011-03-09">
            <text:p>09/03/11</text:p>
          </table:table-cell>
          <table:table-cell office:value-type="string">
            <text:p>Carnaval</text:p>
          </table:table-cell>
        </table:table-row>
        <table:table-row table:style-name="ro1">
          <table:table-cell office:value-type="date" office:date-value="2011-04-21">
            <text:p>21/04/11</text:p>
          </table:table-cell>
          <table:table-cell office:value-type="string">
            <text:p>Tiradentes</text:p>
          </table:table-cell>
        </table:table-row>
        <table:table-row table:style-name="ro1">
          <table:table-cell office:value-type="date" office:date-value="2011-04-22">
            <text:p>22/04/11</text:p>
          </table:table-cell>
          <table:table-cell office:value-type="string">
            <text:p>Paixão – 6a Santa</text:p>
          </table:table-cell>
        </table:table-row>
        <table:table-row table:style-name="ro1">
          <table:table-cell office:value-type="date" office:date-value="2011-05-01">
            <text:p>01/05/11</text:p>
          </table:table-cell>
          <table:table-cell office:value-type="string">
            <text:p>Trabalho</text:p>
          </table:table-cell>
        </table:table-row>
        <table:table-row table:style-name="ro1">
          <table:table-cell office:value-type="date" office:date-value="2011-06-23">
            <text:p>23/06/11</text:p>
          </table:table-cell>
          <table:table-cell office:value-type="string">
            <text:p>CorpusChristi</text:p>
          </table:table-cell>
        </table:table-row>
        <table:table-row table:style-name="ro1">
          <table:table-cell office:value-type="date" office:date-value="2011-09-07">
            <text:p>07/09/11</text:p>
          </table:table-cell>
          <table:table-cell office:value-type="string">
            <text:p>Procl. Independencia</text:p>
          </table:table-cell>
        </table:table-row>
        <table:table-row table:style-name="ro1">
          <table:table-cell office:value-type="date" office:date-value="2011-10-12">
            <text:p>12/10/11</text:p>
          </table:table-cell>
          <table:table-cell office:value-type="string">
            <text:p>N. Sra. Aparecida</text:p>
          </table:table-cell>
        </table:table-row>
        <table:table-row table:style-name="ro1">
          <table:table-cell office:value-type="date" office:date-value="2011-10-28">
            <text:p>28/10/11</text:p>
          </table:table-cell>
          <table:table-cell table:style-name="ce435" office:value-type="string">
            <text:p>Profissional de Informática / Serv. Publico</text:p>
          </table:table-cell>
        </table:table-row>
        <table:table-row table:style-name="ro1">
          <table:table-cell office:value-type="date" office:date-value="2011-11-02">
            <text:p>02/11/11</text:p>
          </table:table-cell>
          <table:table-cell office:value-type="string">
            <text:p>Finados</text:p>
          </table:table-cell>
        </table:table-row>
        <table:table-row table:style-name="ro1">
          <table:table-cell office:value-type="date" office:date-value="2011-11-14">
            <text:p>14/11/11</text:p>
          </table:table-cell>
          <table:table-cell office:value-type="string">
            <text:p>Feriadão</text:p>
          </table:table-cell>
        </table:table-row>
        <table:table-row table:style-name="ro1">
          <table:table-cell office:value-type="date" office:date-value="2011-11-15">
            <text:p>15/11/11</text:p>
          </table:table-cell>
          <table:table-cell office:value-type="string">
            <text:p>Procl. Republica</text:p>
          </table:table-cell>
        </table:table-row>
        <table:table-row table:style-name="ro1">
          <table:table-cell office:value-type="date" office:date-value="2011-12-25">
            <text:p>25/12/11</text:p>
          </table:table-cell>
          <table:table-cell office:value-type="string">
            <text:p>Natal</text:p>
          </table:table-cell>
        </table:table-row>
        <table:table-row table:style-name="ro1">
          <table:table-cell office:value-type="date" office:date-value="2011-12-26">
            <text:p>26/12/11</text:p>
          </table:table-cell>
          <table:table-cell office:value-type="string">
            <text:p>Recesso1</text:p>
          </table:table-cell>
        </table:table-row>
        <table:table-row table:style-name="ro1">
          <table:table-cell office:value-type="date" office:date-value="2011-12-27">
            <text:p>27/12/11</text:p>
          </table:table-cell>
          <table:table-cell office:value-type="string">
            <text:p>Recesso2</text:p>
          </table:table-cell>
        </table:table-row>
        <table:table-row table:style-name="ro1">
          <table:table-cell office:value-type="date" office:date-value="2011-12-28">
            <text:p>28/12/11</text:p>
          </table:table-cell>
          <table:table-cell office:value-type="string">
            <text:p>Recesso3</text:p>
          </table:table-cell>
        </table:table-row>
        <table:table-row table:style-name="ro1">
          <table:table-cell office:value-type="date" office:date-value="2012-01-01">
            <text:p>01/01/12</text:p>
          </table:table-cell>
          <table:table-cell office:value-type="string">
            <text:p>Confraternização. Universal</text:p>
          </table:table-cell>
        </table:table-row>
        <table:table-row table:style-name="ro1">
          <table:table-cell table:style-name="ce434" office:value-type="date" office:date-value="2012-01-02">
            <text:p>02/01/12</text:p>
          </table:table-cell>
          <table:table-cell table:style-name="Default" office:value-type="string">
            <text:p>Recesso1</text:p>
          </table:table-cell>
        </table:table-row>
        <table:table-row table:style-name="ro1">
          <table:table-cell table:style-name="ce434" office:value-type="date" office:date-value="2012-01-03">
            <text:p>03/01/12</text:p>
          </table:table-cell>
          <table:table-cell table:style-name="Default" office:value-type="string">
            <text:p>Recesso2</text:p>
          </table:table-cell>
        </table:table-row>
      </table:table>
      <table:table table:name="TabelaProdutiv" table:style-name="ta1" table:print-ranges="TabelaProdutiv.A1:TabelaProdutiv.E56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7" table:default-cell-style-name="ce249"/>
        <table:table-column table:style-name="co64" table:default-cell-style-name="Default"/>
        <table:table-column table:style-name="co41" table:number-columns-repeated="251" table:default-cell-style-name="Default"/>
        <table:table-row table:style-name="ro21">
          <table:table-cell table:style-name="ce365" office:value-type="string" table:number-columns-spanned="4" table:number-rows-spanned="1">
            <text:p>Tabela de Produtividade Por Linguagem</text:p>
          </table:table-cell>
          <table:covered-table-cell table:number-columns-repeated="3"/>
          <table:table-cell table:style-name="ce165"/>
          <table:table-cell table:number-columns-repeated="251"/>
        </table:table-row>
        <table:table-row table:style-name="ro22">
          <table:table-cell table:style-name="ce366" office:value-type="string" table:number-columns-spanned="1" table:number-rows-spanned="2">
            <text:p>Linguagem/Ambiente</text:p>
          </table:table-cell>
          <table:table-cell table:style-name="ce374" office:value-type="string" table:number-columns-spanned="3" table:number-rows-spanned="1">
            <text:p>Produtividade (HH/PF)</text:p>
          </table:table-cell>
          <table:covered-table-cell table:style-name="ce380"/>
          <table:covered-table-cell table:style-name="ce384"/>
          <table:table-cell table:style-name="ce385"/>
          <table:table-cell table:number-columns-repeated="251"/>
        </table:table-row>
        <table:table-row table:style-name="ro23">
          <table:covered-table-cell table:style-name="ce367"/>
          <table:table-cell table:style-name="ce375" table:number-columns-spanned="3" table:number-rows-spanned="1"/>
          <table:covered-table-cell table:style-name="ce381"/>
          <table:covered-table-cell table:style-name="ce375"/>
          <table:table-cell table:style-name="ce385"/>
          <table:table-cell table:number-columns-repeated="251"/>
        </table:table-row>
        <table:table-row table:style-name="ro23">
          <table:table-cell table:style-name="ce368"/>
          <table:table-cell table:style-name="ce376" office:value-type="string">
            <text:p>Baixa</text:p>
          </table:table-cell>
          <table:table-cell table:style-name="ce382" office:value-type="string">
            <text:p>Média</text:p>
          </table:table-cell>
          <table:table-cell table:style-name="ce376" office:value-type="string">
            <text:p>Alta</text:p>
          </table:table-cell>
          <table:table-cell table:number-columns-repeated="252"/>
        </table:table-row>
        <table:table-row table:style-name="ro2" table:visibility="collapse">
          <table:table-cell table:style-name="ce369" office:value-type="string">
            <text:p>Número da coluna (PROCC)</text:p>
          </table:table-cell>
          <table:table-cell table:style-name="ce377" office:value-type="float" office:value="2">
            <text:p>2</text:p>
          </table:table-cell>
          <table:table-cell table:style-name="ce377" office:value-type="float" office:value="3">
            <text:p>3</text:p>
          </table:table-cell>
          <table:table-cell table:style-name="ce377"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Access</text:p>
          </table:table-cell>
          <table:table-cell table:style-name="ce378" office:value-type="float" office:value="10">
            <text:p>10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Ajax</text:p>
          </table:table-cell>
          <table:table-cell table:style-name="ce378" office:value-type="float" office:value="16">
            <text:p>16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ASP</text:p>
          </table:table-cell>
          <table:table-cell table:style-name="ce378" office:value-type="float" office:value="18">
            <text:p>18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ASP Net</text:p>
          </table:table-cell>
          <table:table-cell table:style-name="ce378" office:value-type="float" office:value="16">
            <text:p>16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Assembler</text:p>
          </table:table-cell>
          <table:table-cell table:style-name="ce378" office:value-type="float" office:value="27">
            <text:p>27</text:p>
          </table:table-cell>
          <table:table-cell table:style-name="ce383" office:value-type="float" office:value="24">
            <text:p>24</text:p>
          </table:table-cell>
          <table:table-cell table:style-name="ce378" office:value-type="float" office:value="18">
            <text:p>1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BASIC</text:p>
          </table:table-cell>
          <table:table-cell table:style-name="ce378" office:value-type="float" office:value="24">
            <text:p>24</text:p>
          </table:table-cell>
          <table:table-cell table:style-name="ce383" office:value-type="float" office:value="18">
            <text:p>18</text:p>
          </table:table-cell>
          <table:table-cell table:style-name="ce378" office:value-type="float" office:value="14">
            <text:p>14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C</text:p>
          </table:table-cell>
          <table:table-cell table:style-name="ce378" office:value-type="float" office:value="26">
            <text:p>26</text:p>
          </table:table-cell>
          <table:table-cell table:style-name="ce383" office:value-type="float" office:value="24">
            <text:p>24</text:p>
          </table:table-cell>
          <table:table-cell table:style-name="ce378" office:value-type="float" office:value="18">
            <text:p>1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C#</text:p>
          </table:table-cell>
          <table:table-cell table:style-name="ce378" office:value-type="float" office:value="18">
            <text:p>18</text:p>
          </table:table-cell>
          <table:table-cell table:style-name="ce383" office:value-type="float" office:value="15">
            <text:p>15</text:p>
          </table:table-cell>
          <table:table-cell table:style-name="ce378" office:value-type="float" office:value="10">
            <text:p>10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C++</text:p>
          </table:table-cell>
          <table:table-cell table:style-name="ce378" office:value-type="float" office:value="18">
            <text:p>18</text:p>
          </table:table-cell>
          <table:table-cell table:style-name="ce383" office:value-type="float" office:value="15">
            <text:p>15</text:p>
          </table:table-cell>
          <table:table-cell table:style-name="ce378" office:value-type="float" office:value="10">
            <text:p>10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CICS</text:p>
          </table:table-cell>
          <table:table-cell table:style-name="ce378" office:value-type="float" office:value="18">
            <text:p>18</text:p>
          </table:table-cell>
          <table:table-cell table:style-name="ce383" office:value-type="float" office:value="14">
            <text:p>14</text:p>
          </table:table-cell>
          <table:table-cell table:style-name="ce378" office:value-type="float" office:value="10">
            <text:p>10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CLIPPER</text:p>
          </table:table-cell>
          <table:table-cell table:style-name="ce378" office:value-type="float" office:value="12">
            <text:p>12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CSP</text:p>
          </table:table-cell>
          <table:table-cell table:style-name="ce378" office:value-type="float" office:value="17">
            <text:p>17</text:p>
          </table:table-cell>
          <table:table-cell table:style-name="ce383" office:value-type="float" office:value="14">
            <text:p>14</text:p>
          </table:table-cell>
          <table:table-cell table:style-name="ce378" office:value-type="float" office:value="10">
            <text:p>10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COBOL</text:p>
          </table:table-cell>
          <table:table-cell table:style-name="ce378" office:value-type="float" office:value="22">
            <text:p>22</text:p>
          </table:table-cell>
          <table:table-cell table:style-name="ce383" office:value-type="float" office:value="14">
            <text:p>14</text:p>
          </table:table-cell>
          <table:table-cell table:style-name="ce378" office:value-type="float" office:value="12">
            <text:p>12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Dardo/Netuno</text:p>
          </table:table-cell>
          <table:table-cell table:style-name="ce378" office:value-type="float" office:value="18">
            <text:p>18</text:p>
          </table:table-cell>
          <table:table-cell table:style-name="ce383" office:value-type="float" office:value="14">
            <text:p>14</text:p>
          </table:table-cell>
          <table:table-cell table:style-name="ce378" office:value-type="float" office:value="12">
            <text:p>12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Delphi</text:p>
          </table:table-cell>
          <table:table-cell table:style-name="ce378" office:value-type="float" office:value="10">
            <text:p>10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DOS Batch Files</text:p>
          </table:table-cell>
          <table:table-cell table:style-name="ce378" office:value-type="float" office:value="26">
            <text:p>26</text:p>
          </table:table-cell>
          <table:table-cell table:style-name="ce383" office:value-type="float" office:value="24">
            <text:p>24</text:p>
          </table:table-cell>
          <table:table-cell table:style-name="ce378" office:value-type="float" office:value="18">
            <text:p>1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Dot Net (.NET)</text:p>
          </table:table-cell>
          <table:table-cell table:style-name="ce378" office:value-type="float" office:value="16">
            <text:p>16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DT2</text:p>
          </table:table-cell>
          <table:table-cell table:style-name="ce378" office:value-type="float" office:value="30">
            <text:p>30</text:p>
          </table:table-cell>
          <table:table-cell table:style-name="ce383" office:value-type="float" office:value="26">
            <text:p>26</text:p>
          </table:table-cell>
          <table:table-cell table:style-name="ce378" office:value-type="float" office:value="18">
            <text:p>1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EXCEL</text:p>
          </table:table-cell>
          <table:table-cell table:style-name="ce378" office:value-type="float" office:value="5">
            <text:p>5</text:p>
          </table:table-cell>
          <table:table-cell table:style-name="ce383" office:value-type="float" office:value="4">
            <text:p>4</text:p>
          </table:table-cell>
          <table:table-cell table:style-name="ce378" office:value-type="float" office:value="3">
            <text:p>3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FORMS/REPORTS/ORACLE</text:p>
          </table:table-cell>
          <table:table-cell table:style-name="ce378" office:value-type="float" office:value="15">
            <text:p>15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9">
            <text:p>9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HTML</text:p>
          </table:table-cell>
          <table:table-cell table:style-name="ce378" office:value-type="float" office:value="12">
            <text:p>12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Java </text:p>
          </table:table-cell>
          <table:table-cell table:style-name="ce378" office:value-type="float" office:value="22">
            <text:p>22</text:p>
          </table:table-cell>
          <table:table-cell table:style-name="ce383" office:value-type="float" office:value="18">
            <text:p>18</text:p>
          </table:table-cell>
          <table:table-cell table:style-name="ce378" office:value-type="float" office:value="14">
            <text:p>14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Java Flex</text:p>
          </table:table-cell>
          <table:table-cell table:style-name="ce378" office:value-type="float" office:value="15">
            <text:p>15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Java Script</text:p>
          </table:table-cell>
          <table:table-cell table:style-name="ce378" office:value-type="float" office:value="15">
            <text:p>15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Laser Xerox</text:p>
          </table:table-cell>
          <table:table-cell table:style-name="ce378" office:value-type="float" office:value="32">
            <text:p>32</text:p>
          </table:table-cell>
          <table:table-cell table:style-name="ce383" office:value-type="float" office:value="30">
            <text:p>30</text:p>
          </table:table-cell>
          <table:table-cell table:style-name="ce378" office:value-type="float" office:value="25">
            <text:p>25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LigthBase</text:p>
          </table:table-cell>
          <table:table-cell table:style-name="ce378" office:value-type="float" office:value="25">
            <text:p>25</text:p>
          </table:table-cell>
          <table:table-cell table:style-name="ce383" office:value-type="float" office:value="21">
            <text:p>21</text:p>
          </table:table-cell>
          <table:table-cell table:style-name="ce378" office:value-type="float" office:value="18">
            <text:p>1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Lotus Notes</text:p>
          </table:table-cell>
          <table:table-cell table:style-name="ce378" office:value-type="float" office:value="10">
            <text:p>10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5">
            <text:p>5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LTD</text:p>
          </table:table-cell>
          <table:table-cell table:style-name="ce378" office:value-type="float" office:value="15">
            <text:p>15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9">
            <text:p>9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NATURAL (On-line e Batch)</text:p>
          </table:table-cell>
          <table:table-cell table:style-name="ce378" office:value-type="float" office:value="16">
            <text:p>16</text:p>
          </table:table-cell>
          <table:table-cell table:style-name="ce383" office:value-type="float" office:value="10">
            <text:p>10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PHP</text:p>
          </table:table-cell>
          <table:table-cell table:style-name="ce378" office:value-type="float" office:value="18">
            <text:p>18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9">
            <text:p>9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PL-SQL de demais SGBDs</text:p>
          </table:table-cell>
          <table:table-cell table:style-name="ce378" office:value-type="float" office:value="12">
            <text:p>12</text:p>
          </table:table-cell>
          <table:table-cell table:style-name="ce383" office:value-type="float" office:value="10">
            <text:p>10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PYTHON</text:p>
          </table:table-cell>
          <table:table-cell table:style-name="ce378" office:value-type="float" office:value="18">
            <text:p>18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Smart Client (Aplicações móveis)</text:p>
          </table:table-cell>
          <table:table-cell table:style-name="ce378" office:value-type="float" office:value="24">
            <text:p>24</text:p>
          </table:table-cell>
          <table:table-cell table:style-name="ce383" office:value-type="float" office:value="18">
            <text:p>18</text:p>
          </table:table-cell>
          <table:table-cell table:style-name="ce378" office:value-type="float" office:value="14">
            <text:p>14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UNIX Shell Scripts</text:p>
          </table:table-cell>
          <table:table-cell table:style-name="ce378" office:value-type="float" office:value="9">
            <text:p>9</text:p>
          </table:table-cell>
          <table:table-cell table:style-name="ce383" office:value-type="float" office:value="7">
            <text:p>7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VB–Script</text:p>
          </table:table-cell>
          <table:table-cell table:style-name="ce378" office:value-type="float" office:value="15">
            <text:p>15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Visual Basic / Crystal Reports</text:p>
          </table:table-cell>
          <table:table-cell table:style-name="ce378" office:value-type="float" office:value="10">
            <text:p>10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Visual C++</text:p>
          </table:table-cell>
          <table:table-cell table:style-name="ce378" office:value-type="float" office:value="10">
            <text:p>10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5">
            <text:p>5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Visual Gen</text:p>
          </table:table-cell>
          <table:table-cell table:style-name="ce378" office:value-type="float" office:value="10">
            <text:p>10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6">
            <text:p>6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Visual Interdev</text:p>
          </table:table-cell>
          <table:table-cell table:style-name="ce378" office:value-type="float" office:value="16">
            <text:p>16</text:p>
          </table:table-cell>
          <table:table-cell table:style-name="ce383" office:value-type="float" office:value="12">
            <text:p>12</text:p>
          </table:table-cell>
          <table:table-cell table:style-name="ce378" office:value-type="float" office:value="8">
            <text:p>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Zope Plone</text:p>
          </table:table-cell>
          <table:table-cell table:style-name="ce378" office:value-type="float" office:value="10">
            <text:p>10</text:p>
          </table:table-cell>
          <table:table-cell table:style-name="ce383" office:value-type="float" office:value="8">
            <text:p>8</text:p>
          </table:table-cell>
          <table:table-cell table:style-name="ce378" office:value-type="float" office:value="5">
            <text:p>5</text:p>
          </table:table-cell>
          <table:table-cell table:number-columns-repeated="252"/>
        </table:table-row>
        <table:table-row table:style-name="ro24">
          <table:table-cell table:style-name="ce370" office:value-type="string">
            <text:p>DataWarehousing (Microstrategy,Power Center, Pentaho, …)</text:p>
          </table:table-cell>
          <table:table-cell table:style-name="ce378" office:value-type="float" office:value="25">
            <text:p>25</text:p>
          </table:table-cell>
          <table:table-cell table:style-name="ce383" office:value-type="float" office:value="22">
            <text:p>22</text:p>
          </table:table-cell>
          <table:table-cell table:style-name="ce378" office:value-type="float" office:value="18">
            <text:p>1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Workflow</text:p>
          </table:table-cell>
          <table:table-cell table:style-name="ce378" office:value-type="float" office:value="24">
            <text:p>24</text:p>
          </table:table-cell>
          <table:table-cell table:style-name="ce383" office:value-type="float" office:value="20">
            <text:p>20</text:p>
          </table:table-cell>
          <table:table-cell table:style-name="ce378" office:value-type="float" office:value="18">
            <text:p>18</text:p>
          </table:table-cell>
          <table:table-cell table:number-columns-repeated="252"/>
        </table:table-row>
        <table:table-row table:style-name="ro2">
          <table:table-cell table:style-name="ce370" office:value-type="string">
            <text:p>GeoProcessamento</text:p>
          </table:table-cell>
          <table:table-cell table:style-name="ce378" office:value-type="float" office:value="55">
            <text:p>55</text:p>
          </table:table-cell>
          <table:table-cell table:style-name="ce383" office:value-type="float" office:value="50">
            <text:p>50</text:p>
          </table:table-cell>
          <table:table-cell table:style-name="ce378" office:value-type="float" office:value="45">
            <text:p>45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5">
          <table:table-cell table:style-name="ce371" office:value-type="string" table:number-columns-spanned="5" table:number-rows-spanned="1">
            <text:p>(*) Esta tabela reflete o valor das produtividades baixa, media e alta de equipes (iniciantes, com alguma experiencia e especializadas respectivamente) nas linguagens/ambientes de desenvolvimento em projetos de desenvolvimento de software. </text:p>
            <text:p/>
          </table:table-cell>
          <table:covered-table-cell table:number-columns-repeated="4" table:style-name="ce379"/>
          <table:table-cell table:number-columns-repeated="251"/>
        </table:table-row>
        <table:table-row table:style-name="ro26">
          <table:table-cell table:style-name="ce371" office:value-type="string" table:number-columns-spanned="5" table:number-rows-spanned="1">
            <text:p>(**) Os dados contidos nesta tabela serão atualizados nas publicações dos novos releases do PSDS a partir de apurações da produtividade realizada pelas equipes de desenvolvimento do Serpro nos projetos de software da empresa.</text:p>
            <text:p/>
          </table:table-cell>
          <table:covered-table-cell table:number-columns-repeated="4" table:style-name="ce379"/>
          <table:table-cell table:number-columns-repeated="251"/>
        </table:table-row>
        <table:table-row table:style-name="ro27">
          <table:table-cell table:style-name="ce371" office:value-type="string" table:number-columns-spanned="5" table:number-rows-spanned="1">
            <text:p>(***) Algumas linguagens utilizadas no SERPRO podem não estar referenciadas neste documento e no PSDS. Neste caso, solicitamos aos envolvidos diretamente com projetos que utilizem estas linguagens/ambientes, que registrem Propostas de Melhoria para o Processo (PMP) informando a nova linguagem, e, se possível, as experiencias da equipe e a produtividade apurada nestas experiencias. </text:p>
          </table:table-cell>
          <table:covered-table-cell table:number-columns-repeated="4" table:style-name="ce379"/>
          <table:table-cell table:number-columns-repeated="251"/>
        </table:table-row>
        <table:table-row table:style-name="ro2">
          <table:table-cell table:style-name="ce372"/>
          <table:table-cell table:number-columns-repeated="255"/>
        </table:table-row>
        <table:table-row table:style-name="ro12">
          <table:table-cell table:style-name="ce373" office:value-type="string" table:number-columns-spanned="5" table:number-rows-spanned="1">
            <text:p>(****) Para maiores detalhes, consultar a OTEC Roteiro SERPRO de Contagem de Pontos de Função e Estimativas, no PSDS</text:p>
          </table:table-cell>
          <table:covered-table-cell table:number-columns-repeated="4"/>
          <table:table-cell table:number-columns-repeated="251"/>
        </table:table-row>
        <table:table-row table:style-name="ro12" table:number-rows-repeated="31962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TabelaAjuste" table:style-name="ta3" table:print="false">
        <office:forms form:automatic-focus="false" form:apply-design-mode="false"/>
        <table:table-column table:style-name="co65" table:default-cell-style-name="ce390"/>
        <table:table-column table:style-name="co17" table:default-cell-style-name="Default"/>
        <table:table-row table:style-name="ro28">
          <table:table-cell table:style-name="ce365" office:value-type="string" table:number-columns-spanned="2" table:number-rows-spanned="1">
            <text:p>Tabela de Ajuste conforme Tipo <text:s/>Demanda</text:p>
          </table:table-cell>
          <table:covered-table-cell table:style-name="ce165"/>
        </table:table-row>
        <table:table-row table:style-name="ro29">
          <table:table-cell table:style-name="ce386" office:value-type="string" office:string-value="Tipo de Demanda">
            <text:p>Tipo de Demanda </text:p>
          </table:table-cell>
          <table:table-cell table:style-name="ce391" office:value-type="string">
            <text:p>Fator</text:p>
          </table:table-cell>
        </table:table-row>
        <table:table-row table:style-name="ro30">
          <table:table-cell table:style-name="ce387" office:value-type="string">
            <text:p>Desenvolvimento (Novo Sistema) <text:span text:style-name="T7">(item 4.1)</text:span></text:p>
          </table:table-cell>
          <table:table-cell table:style-name="ce392" office:value-type="float" office:value="1">
            <text:p>1,00</text:p>
          </table:table-cell>
        </table:table-row>
        <table:table-row table:style-name="ro30">
          <table:table-cell table:style-name="ce387" office:value-type="string">
            <text:p>Migração de Dados <text:span text:style-name="T7">(item 4.2)</text:span></text:p>
          </table:table-cell>
          <table:table-cell table:style-name="ce392" office:value-type="float" office:value="1">
            <text:p>1,00</text:p>
          </table:table-cell>
        </table:table-row>
        <table:table-row table:style-name="ro31">
          <table:table-cell table:style-name="ce387" office:value-type="string">
            <text:p>Manutenção Evolutiva (Projeto de Melhoria) <text:span text:style-name="T7">(item 4.3)</text:span></text:p>
          </table:table-cell>
          <table:table-cell table:style-name="ce392" office:value-type="float" office:value="1">
            <text:p>1,00</text:p>
          </table:table-cell>
        </table:table-row>
        <table:table-row table:style-name="ro31">
          <table:table-cell table:style-name="ce387" office:value-type="string">
            <text:p>Manutenção Corretiva – sem redocumentação de Requisitos <text:span text:style-name="T7">( item 4.4-a)</text:span></text:p>
          </table:table-cell>
          <table:table-cell table:style-name="ce392" office:value-type="float" office:value="0.7">
            <text:p>0,70</text:p>
          </table:table-cell>
        </table:table-row>
        <table:table-row table:style-name="ro31">
          <table:table-cell table:style-name="ce387" office:value-type="string">
            <text:p>Manutenção Corretiva – com redocumentação Requisitos <text:span text:style-name="T7">(item 4.4-b)</text:span></text:p>
          </table:table-cell>
          <table:table-cell table:style-name="ce392" office:value-type="float" office:value="0.8">
            <text:p>0,80</text:p>
          </table:table-cell>
        </table:table-row>
        <table:table-row table:style-name="ro31">
          <table:table-cell table:style-name="ce387" office:value-type="string">
            <text:p>Manutenção Corretiva – com documentação completa <text:span text:style-name="T7">(item 4.4-c)</text:span></text:p>
          </table:table-cell>
          <table:table-cell table:style-name="ce392" office:value-type="float" office:value="0.6">
            <text:p>0,60</text:p>
          </table:table-cell>
        </table:table-row>
        <table:table-row table:style-name="ro31">
          <table:table-cell table:style-name="ce387" office:value-type="string">
            <text:p>Redesenvolvimento de Projetos em outra Plataforma <text:span text:style-name="T7">(item 4.5)</text:span></text:p>
          </table:table-cell>
          <table:table-cell table:style-name="ce392" office:value-type="float" office:value="1">
            <text:p>1,00</text:p>
          </table:table-cell>
        </table:table-row>
        <table:table-row table:style-name="ro31">
          <table:table-cell table:style-name="ce388" office:value-type="string">
            <text:p>Atualização de Plataforma – com redocumentação Requisitos <text:span text:style-name="T7">(item 4.6-A)</text:span></text:p>
          </table:table-cell>
          <table:table-cell table:style-name="ce392" office:value-type="float" office:value="0.5">
            <text:p>0,50</text:p>
          </table:table-cell>
        </table:table-row>
        <table:table-row table:style-name="ro31">
          <table:table-cell table:style-name="ce388" office:value-type="string">
            <text:p>Atualização de Plataforma – sem redocumentação Requisitos <text:span text:style-name="T7">(item 4.6-B)</text:span></text:p>
          </table:table-cell>
          <table:table-cell table:style-name="ce392" office:value-type="float" office:value="0.4">
            <text:p>0,40</text:p>
          </table:table-cell>
        </table:table-row>
        <table:table-row table:style-name="ro31">
          <table:table-cell table:style-name="ce388" office:value-type="string">
            <text:p>Manutenção Cosmética (Manutenção em Interface) – sem redocumentação <text:span text:style-name="T7">(item 4.7)</text:span></text:p>
          </table:table-cell>
          <table:table-cell table:style-name="ce392" office:value-type="float" office:value="0.1">
            <text:p>0,10</text:p>
          </table:table-cell>
        </table:table-row>
        <table:table-row table:style-name="ro31">
          <table:table-cell table:style-name="ce388" office:value-type="string">
            <text:p>Manutenção Cosmética (Manutenção em Interface) – com redocumentação <text:span text:style-name="T7">(item 4.7)</text:span></text:p>
          </table:table-cell>
          <table:table-cell table:style-name="ce392" office:value-type="float" office:value="0.2">
            <text:p>0,20</text:p>
          </table:table-cell>
        </table:table-row>
        <table:table-row table:style-name="ro31">
          <table:table-cell table:style-name="ce388" office:value-type="string">
            <text:p>Manutenção Adaptativa em Requisitos Não Funcionais – com redocumentação Requisitos <text:span text:style-name="T7">(item 4.8-A)</text:span></text:p>
          </table:table-cell>
          <table:table-cell table:style-name="ce392" office:value-type="float" office:value="0.8">
            <text:p>0,80</text:p>
          </table:table-cell>
        </table:table-row>
        <table:table-row table:style-name="ro31">
          <table:table-cell table:style-name="ce388" office:value-type="string">
            <text:p>Manutenção Adaptativa em Requisitos Não Funcionais – sem redocumentação Requisitos <text:span text:style-name="T7">(item 4.8-B)</text:span></text:p>
          </table:table-cell>
          <table:table-cell table:style-name="ce392" office:value-type="float" office:value="0.7">
            <text:p>0,70</text:p>
          </table:table-cell>
        </table:table-row>
        <table:table-row table:style-name="ro31">
          <table:table-cell table:style-name="ce389" office:value-type="string">
            <text:p>Apuração Especial - Base de Dados <text:span text:style-name="T7">(item 4.9.1)</text:span></text:p>
          </table:table-cell>
          <table:table-cell table:style-name="ce393" office:value-type="float" office:value="1">
            <text:p>1,00</text:p>
          </table:table-cell>
        </table:table-row>
        <table:table-row table:style-name="ro31">
          <table:table-cell table:style-name="ce389" office:value-type="string">
            <text:p>Apuração Especial – Consulta Prévia <text:span text:style-name="T7">(item 4.9.1)</text:span></text:p>
          </table:table-cell>
          <table:table-cell table:style-name="ce393" office:value-type="float" office:value="0.6">
            <text:p>0,60</text:p>
          </table:table-cell>
        </table:table-row>
        <table:table-row table:style-name="ro31">
          <table:table-cell table:style-name="ce389" office:value-type="string">
            <text:p>Apuração Especial - Geração de Relatórios <text:span text:style-name="T7">(item 4.9.2)</text:span></text:p>
          </table:table-cell>
          <table:table-cell table:style-name="ce393" office:value-type="float" office:value="1">
            <text:p>1,00</text:p>
          </table:table-cell>
        </table:table-row>
        <table:table-row table:style-name="ro31">
          <table:table-cell table:style-name="ce389" office:value-type="string">
            <text:p>Apuração Especial – Reexecução <text:span text:style-name="T7">(item 4.9.3)</text:span></text:p>
          </table:table-cell>
          <table:table-cell table:style-name="ce393" office:value-type="float" office:value="0.1">
            <text:p>0,10</text:p>
          </table:table-cell>
        </table:table-row>
        <table:table-row table:style-name="ro31">
          <table:table-cell table:style-name="ce389" office:value-type="string">
            <text:p>Atualização de Dados <text:span text:style-name="T7">(item 4.10)</text:span></text:p>
          </table:table-cell>
          <table:table-cell table:style-name="ce393" office:value-type="float" office:value="0.1">
            <text:p>0,10</text:p>
          </table:table-cell>
        </table:table-row>
        <table:table-row table:style-name="ro31">
          <table:table-cell table:style-name="ce388" office:value-type="string">
            <text:p>Manutenção em Páginas Estáticas de Intranet, Internet ou Portal <text:span text:style-name="T7">(item 4.11)</text:span></text:p>
          </table:table-cell>
          <table:table-cell table:style-name="ce394" office:value-type="float" office:value="0.5">
            <text:p>0,50</text:p>
          </table:table-cell>
        </table:table-row>
        <table:table-row table:style-name="ro31">
          <table:table-cell table:style-name="ce388" office:value-type="string">
            <text:p>Manutenção de Documentação de Sistemas Legados <text:span text:style-name="T7">(item 4.12)</text:span></text:p>
          </table:table-cell>
          <table:table-cell table:style-name="ce392" office:value-type="float" office:value="0.2">
            <text:p>0,20</text:p>
          </table:table-cell>
        </table:table-row>
        <table:table-row table:style-name="ro31">
          <table:table-cell table:style-name="ce388" office:value-type="string">
            <text:p>Verificação de Erros <text:span text:style-name="T7">(item 4.13)</text:span></text:p>
          </table:table-cell>
          <table:table-cell table:style-name="ce392" office:value-type="float" office:value="0.25">
            <text:p>0,25</text:p>
          </table:table-cell>
        </table:table-row>
        <table:table-row table:style-name="ro31">
          <table:table-cell table:style-name="ce388" office:value-type="string">
            <text:p>Manutenção de Componentes <text:span text:style-name="T7">(item 4.15)</text:span></text:p>
          </table:table-cell>
          <table:table-cell table:style-name="ce392" office:value-type="float" office:value="1">
            <text:p>1,00</text:p>
          </table:table-cell>
        </table:table-row>
        <table:table-row table:style-name="ro32" table:number-rows-repeated="4">
          <table:table-cell table:number-columns-repeated="2"/>
        </table:table-row>
        <table:table-row table:style-name="ro33" table:number-rows-repeated="13">
          <table:table-cell table:number-columns-repeated="2"/>
        </table:table-row>
        <table:table-row table:style-name="ro33" table:number-rows-repeated="11">
          <table:table-cell table:style-name="Default"/>
          <table:table-cell/>
        </table:table-row>
        <table:table-row table:style-name="ro33">
          <table:table-cell table:style-name="Default"/>
          <table:table-cell/>
        </table:table-row>
      </table:table>
      <table:named-expressions>
        <table:named-range table:name="Excel_BuiltIn_Print_Area_7" table:base-cell-address="$Versão.$A$1" table:cell-range-address="$TabelaProdutiv.$A$1:.$E$53" table:range-usable-as="print-range"/>
        <table:named-range table:name="TipoDemanda" table:base-cell-address="$PlanoAções.$C$18" table:cell-range-address="$TabelaAjuste.$A$3:.$B$24"/>
      </table:named-expressions>
      <table:database-ranges>
        <table:database-range table:name="TipoDemanda" table:target-range-address="TabelaAjuste.A3:TabelaAjuste.B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Helv" svg:font-family="Helv" style:font-family-generic="swiss"/>
    <style:font-face style:name="Arial Unicode MS" svg:font-family="'Arial Unicode MS'" style:font-pitch="variable"/>
    <style:font-face style:name="Bitstream Vera Sans" svg:font-family="'Bitstream Vera Sans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" style:font-adornments="Regular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pt" style:country-asian="BR" style:font-name-complex="Tahoma1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number number:decimal-places="0" number:min-integer-digits="1" number:grouping="true"/>
      <number:text> </number:text>
    </number:number-style>
    <number:number-style style:name="N114P1" style:volatile="true">
      <number:text> $(</number:text>
      <number:number number: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- </number:text>
    </number:number-style>
    <number:number-style style:name="N120P1" style:volatile="true">
      <number:text>- </number:text>
    </number:number-style>
    <number:number-style style:name="N120P2" style:volatile="true">
      <number:text>- </number:text>
    </number:number-style>
    <number:text-style style:name="N120">
      <number:text-conten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number-style style:name="N128">
      <number:scientific-number number:decimal-places="1" number:min-integer-digits="1" number:min-exponent-digits="1"/>
    </number:number-style>
    <number:number-style style:name="N130P0" style:volatile="true">
      <number:text>R$ </number:text>
      <number:number number:decimal-places="0" number:min-integer-digits="1" number:grouping="true"/>
      <number:text> </number:text>
    </number:number-style>
    <number:number-style style:name="N130">
      <number:text>(R$ 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 </number:text>
      <number:number number:decimal-places="2" number:min-integer-digits="1" number:grouping="true"/>
      <number:text> </number:text>
    </number:number-style>
    <number:number-style style:name="N133">
      <number:text>(R$ 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R$ </number:text>
      <number:number number:decimal-places="0" number:min-integer-digits="1" number:grouping="true"/>
      <number:text> </number:text>
    </number:number-style>
    <number:number-style style:name="N138P1" style:volatile="true">
      <number:text> R$ (</number:text>
      <number:number number:decimal-places="0" number:min-integer-digits="1" number:grouping="true"/>
      <number:text>)</number:text>
    </number:number-style>
    <number:number-style style:name="N138P2" style:volatile="true">
      <number:text> R$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R$ </number:text>
      <number:number number:decimal-places="2" number:min-integer-digits="1" number:grouping="true"/>
      <number:text> </number:text>
    </number:number-style>
    <number:number-style style:name="N146P1" style:volatile="true">
      <number:text> R$ (</number:text>
      <number:number number:decimal-places="2" number:min-integer-digits="1" number:grouping="true"/>
      <number:text>)</number:text>
    </number:number-style>
    <number:number-style style:name="N146P2" style:volatile="true">
      <number:text> R$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R$</number:text>
      <number:number number:decimal-places="0" number:min-integer-digits="1" number:grouping="true"/>
      <number:text> </number:text>
    </number:number-style>
    <number:number-style style:name="N148">
      <number:text>(R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</number:text>
      <number:number number:decimal-places="2" number:min-integer-digits="1" number:grouping="true"/>
      <number:text> </number:text>
    </number:number-style>
    <number:number-style style:name="N151">
      <number:text>(R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R$</number:text>
      <number:number number:decimal-places="0" number:min-integer-digits="1" number:grouping="true"/>
      <number:text> </number:text>
    </number:number-style>
    <number:number-style style:name="N156P1" style:volatile="true">
      <number:text> R$(</number:text>
      <number:number number:decimal-places="0" number:min-integer-digits="1" number:grouping="true"/>
      <number:text>)</number:text>
    </number:number-style>
    <number:number-style style:name="N156P2" style:volatile="true">
      <number:text> R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</number:text>
      <number:number number:decimal-places="2" number:min-integer-digits="1" number:grouping="true"/>
      <number:text> </number:text>
    </number:number-style>
    <number:number-style style:name="N160P1" style:volatile="true">
      <number:text> R$(</number:text>
      <number:number number:decimal-places="2" number:min-integer-digits="1" number:grouping="true"/>
      <number:text>)</number:text>
    </number:number-style>
    <number:number-style style:name="N160P2" style:volatile="true">
      <number:text> R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1" number:min-integer-digits="1" number:grouping="true"/>
      <number:text> </number:text>
    </number:number-style>
    <number:number-style style:name="N163P1" style:volatile="true">
      <number:text> (</number:text>
      <number:number number:decimal-places="1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(</number:text>
      <number:number number:decimal-places="0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number:number number:decimal-places="3" number:min-integer-digits="1" number:grouping="true"/>
      <number:text> </number:text>
    </number:number-style>
    <number:number-style style:name="N167P1" style:volatile="true">
      <number:text> (</number:text>
      <number:number number:decimal-places="3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Sim</number:text>
    </number:number-style>
    <number:number-style style:name="N169P1" style:volatile="true">
      <number:text>Sim</number:text>
    </number:number-style>
    <number:number-style style:name="N169">
      <number:text>Nã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iro</number:text>
    </number:number-style>
    <number:number-style style:name="N171P1" style:volatile="true">
      <number:text>Verdadei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tivar</number:text>
    </number:number-style>
    <number:number-style style:name="N173P1" style:volatile="true">
      <number:text>Ativar</number:text>
    </number:number-style>
    <number:number-style style:name="N173">
      <number:text>Desativar</number:text>
      <style:map style:condition="value()&gt;0" style:apply-style-name="N173P0"/>
      <style:map style:condition="value()&lt;0" style:apply-style-name="N173P1"/>
    </number:number-style>
    <number:number-style style:name="N174">
      <number:number number:decimal-places="0" number:min-integer-digits="5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1" number:min-integer-digits="1"/>
    </number:number-style>
    <number:date-style style:name="N182">
      <number:day/>
      <number:text>/</number:text>
      <number:month/>
      <number:text>/</number:text>
      <number:year number:style="long"/>
    </number:date-style>
    <number:number-style style:name="N183">
      <number:number number:decimal-places="1" number:min-integer-digits="1" number:grouping="true"/>
    </number:number-style>
    <number:percentage-style style:name="N184">
      <number:number number:decimal-places="1" number:min-integer-digits="1"/>
      <number:text>%</number:text>
    </number:percentage-style>
    <number:number-style style:name="N185">
      <number:number number:decimal-places="3" number:min-integer-digits="1" number:grouping="true"/>
    </number:number-style>
    <number:percentage-style style:name="N188P0" style:volatile="true">
      <number:number number:decimal-places="0" number:min-integer-digits="0"/>
      <number:text>% </number:text>
    </number:percentage-style>
    <number:number-style style:name="N188P1" style:volatile="true">
      <number:text>-</number:text>
    </number:number-style>
    <number:text-style style:name="N188">
      <number:text-content/>
      <number:text> </number:text>
      <style:map style:condition="value()&gt;0" style:apply-style-name="N188P0"/>
      <style:map style:condition="value()&lt;=0" style:apply-style-name="N188P1"/>
    </number:text-style>
    <number:percentage-style style:name="N190P0" style:volatile="true">
      <number:number number:decimal-places="0" number:min-integer-digits="0"/>
      <number:text>% </number:text>
    </number:percentage-style>
    <number:number-style style:name="N190P1" style:volatile="true">
      <number:text> -</number:text>
      <number:number number:decimal-places="0" number:min-integer-digits="0"/>
    </number:number-style>
    <number:text-style style:name="N190">
      <number:text-content/>
      <number:text> </number:text>
      <style:map style:condition="value()&gt;0" style:apply-style-name="N190P0"/>
      <style:map style:condition="value()&lt;=0" style:apply-style-name="N190P1"/>
    </number:text-style>
    <number:percentage-style style:name="N192P0" style:volatile="true">
      <number:number number:decimal-places="0" number:min-integer-digits="1"/>
      <number:text>% </number:text>
    </number:percentage-style>
    <number:number-style style:name="N192P1" style:volatile="true">
      <number:text> -</number:text>
      <number:number number:decimal-places="0" number:min-integer-digits="0"/>
    </number:number-style>
    <number:text-style style:name="N192">
      <number:text-content/>
      <number:text> </number:text>
      <style:map style:condition="value()&gt;0" style:apply-style-name="N192P0"/>
      <style:map style:condition="value()&lt;=0" style:apply-style-name="N192P1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</number:text-style>
    <number:percentage-style style:name="N195P0" style:volatile="true">
      <number:number number:decimal-places="0" number:min-integer-digits="1"/>
      <number:text>% </number:text>
    </number:percentage-style>
    <number:percentage-style style:name="N195P1" style:volatile="true">
      <number:text> (</number:text>
      <number:number number:decimal-places="0" number:min-integer-digits="1"/>
      <number:text>%)</number:text>
    </number:percentage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 number:title="Definido pelo usuário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percentage-style style:name="N196P0" style:volatile="true">
      <number:number number:decimal-places="0" number:min-integer-digits="1"/>
      <number:text>% </number:text>
    </number:percentage-style>
    <number:number-style style:name="N196P1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</number:text-style>
    <number:number-style style:name="N198P0" style:volatile="true">
      <number:text>- X -</number:text>
    </number:number-style>
    <number:number-style style:name="N198P1" style:volatile="true">
      <number:text>- X -</number:text>
    </number:number-style>
    <number:text-style style:name="N198">
      <number:text-content/>
      <style:map style:condition="value()&gt;0" style:apply-style-name="N198P0"/>
      <style:map style:condition="value()&lt;0" style:apply-style-name="N198P1"/>
    </number:text-style>
    <number:number-style style:name="N200P0" style:volatile="true">
      <number:text>- x -</number:text>
    </number:number-style>
    <number:number-style style:name="N200P1" style:volatile="true">
      <number:text>- x -</number:text>
    </number:number-style>
    <number:text-style style:name="N200">
      <number:text-content/>
      <style:map style:condition="value()&gt;0" style:apply-style-name="N200P0"/>
      <style:map style:condition="value()&lt;0" style:apply-style-name="N200P1"/>
    </number:text-style>
    <number:number-style style:name="N201P0" style:volatile="true">
      <number:text>- x -</number:text>
    </number:number-style>
    <number:number-style style:name="N201P1" style:volatile="true">
      <number:text>- x -</number:text>
    </number:number-style>
    <number:number-style style:name="N201P2" style:volatile="true">
      <number:text>- x -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-</number:text>
    </number:number-style>
    <number:number-style style:name="N202P1" style:volatile="true">
      <number:text>-</number:text>
    </number:number-style>
    <number:number-style style:name="N202P2" style:volatile="true">
      <number:text>-</number:text>
    </number:number-style>
    <number:text-style style:name="N202">
      <number:text-content/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4P0" style:volatile="true">
      <number:currency-symbol number:language="pt" number:country="BR">R$</number:currency-symbol>
      <number:text> </number:text>
      <number:number number:decimal-places="1" number:min-integer-digits="1" number:grouping="true"/>
    </number:currency-style>
    <number:currency-style style:name="N204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integer-digits="1" number:grouping="true"/>
      <style:map style:condition="value()&gt;=0" style:apply-style-name="N204P0"/>
    </number:currency-style>
    <number:number-style style:name="N206P0" style:volatile="true">
      <number:text/>
    </number:number-style>
    <number:number-style style:name="N206P1" style:volatile="true">
      <number:text/>
    </number:number-style>
    <number:number-style style:name="N206P2" style:volatile="true">
      <number:text/>
    </number:number-style>
    <number:text-style style:name="N206">
      <number:text/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R$</number:text>
    </number:number-style>
    <number:number-style style:name="N208">
      <number:text>-</number:text>
      <number:number number:decimal-places="0" number:min-integer-digits="1" number:grouping="true"/>
      <number:text> R$</number:text>
      <style:map style:condition="value()&gt;=0" style:apply-style-name="N208P0"/>
    </number:number-style>
    <number:number-style style:name="N209P0" style:volatile="true">
      <number:number number:decimal-places="0" number:min-integer-digits="1" number:grouping="true"/>
      <number:text> R$</number:text>
    </number:number-style>
    <number:number-style style:name="N209">
      <style:text-properties fo:color="#ff0000"/>
      <number:text>-</number:text>
      <number:number number:decimal-places="0" number:min-integer-digits="1" number:grouping="true"/>
      <number:text> R$</number:text>
      <style:map style:condition="value()&gt;=0" style:apply-style-name="N209P0"/>
    </number:number-style>
    <number:number-style style:name="N211P0" style:volatile="true">
      <number:number number:decimal-places="2" number:min-integer-digits="1" number:grouping="true"/>
      <number:text> R$</number:text>
    </number:number-style>
    <number:number-style style:name="N211">
      <number:text>-</number:text>
      <number:number number:decimal-places="2" number:min-integer-digits="1" number:grouping="true"/>
      <number:text> R$</number:text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  <number:text> R$</number:text>
    </number:number-style>
    <number:number-style style:name="N212">
      <style:text-properties fo:color="#ff0000"/>
      <number:text>-</number:text>
      <number:number number:decimal-places="2" number:min-integer-digits="1" number:grouping="true"/>
      <number:text> R$</number:text>
      <style:map style:condition="value()&gt;=0" style:apply-style-name="N212P0"/>
    </number:number-style>
    <number:number-style style:name="N216P0" style:volatile="true">
      <number:number number:decimal-places="0" number:min-integer-digits="1" number:grouping="true"/>
      <number:text> R$ </number:text>
    </number:number-style>
    <number:number-style style:name="N216P1" style:volatile="true">
      <number:text>-</number:text>
      <number:number number:decimal-places="0" number:min-integer-digits="1" number:grouping="true"/>
      <number:text> R$ </number:text>
    </number:number-style>
    <number:number-style style:name="N216P2" style:volatile="true">
      <number:text> - R$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0" number:min-integer-digits="1" number:grouping="true"/>
      <number:text>      </number:text>
    </number:number-style>
    <number:number-style style:name="N220P1" style:volatile="true">
      <number:text>-</number:text>
      <number:number number:decimal-places="0" number:min-integer-digits="1" number:grouping="true"/>
      <number:text>      </number:text>
    </number:number-style>
    <number:number-style style:name="N220P2" style:volatile="true">
      <number:text> - 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R$ </number:text>
    </number:number-style>
    <number:number-style style:name="N224P1" style:volatile="true">
      <number:text>-</number:text>
      <number:number number:decimal-places="2" number:min-integer-digits="1" number:grouping="true"/>
      <number:text> R$ </number:text>
    </number:number-style>
    <number:number-style style:name="N224P2" style:volatile="true">
      <number:text> -</number:text>
      <number:number number:decimal-places="0" number:min-integer-digits="0"/>
      <number:text> R$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number:min-integer-digits="1" number:grouping="true"/>
      <number:text>      </number:text>
    </number:number-style>
    <number:number-style style:name="N228P1" style:volatile="true">
      <number:text>-</number:text>
      <number:number number:decimal-places="2" number:min-integer-digits="1" number:grouping="true"/>
      <number:text>      </number:text>
    </number:number-style>
    <number:number-style style:name="N228P2" style:volatile="true">
      <number:text> -</number:text>
      <number:number number:decimal-places="0" number:min-integer-digits="0"/>
      <number:text>     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date-style style:name="N229P0" style:volatile="true">
      <number:day number:style="long"/>
      <number:text>/</number:text>
      <number:month number:style="long"/>
      <number:text>/</number:text>
      <number:year/>
    </number:date-style>
    <number:number-style style:name="N229P1" style:volatile="true">
      <number:text/>
    </number:number-style>
    <number:text-style style:name="N229">
      <number:text-content/>
      <number:text> </number:text>
      <style:map style:condition="value()&gt;0" style:apply-style-name="N229P0"/>
      <style:map style:condition="value()&lt;=0" style:apply-style-name="N229P1"/>
    </number:text-style>
    <number:number-style style:name="N230P0" style:volatile="true">
      <number:number number:decimal-places="0" number:min-integer-digits="1" number:grouping="true"/>
    </number:number-style>
    <number:number-style style:name="N230">
      <number:text>-</number:text>
      <number:number number:decimal-places="0" number:min-integer-digits="1" number:grouping="true"/>
      <style:map style:condition="value()&gt;=0" style:apply-style-name="N230P0"/>
    </number:number-style>
    <number:number-style style:name="N231P0" style:volatile="true">
      <number:number number:decimal-places="0" number:min-integer-digits="1" number:grouping="true"/>
    </number:number-style>
    <number:number-style style:name="N231">
      <style:text-properties fo:color="#ff0000"/>
      <number:text>-</number:text>
      <number:number number:decimal-places="0" number:min-integer-digits="1" number:grouping="true"/>
      <style:map style:condition="value()&gt;=0" style:apply-style-name="N231P0"/>
    </number:number-style>
    <number:number-style style:name="N232P0" style:volatile="true">
      <number:number number:decimal-places="2" number:min-integer-digits="1" number:grouping="true"/>
    </number:number-style>
    <number:number-style style:name="N232">
      <number:text>-</number:text>
      <number:number number:decimal-places="2" number:min-integer-digits="1" number:grouping="true"/>
      <style:map style:condition="value()&gt;=0" style:apply-style-name="N232P0"/>
    </number:number-style>
    <number:number-style style:name="N233P0" style:volatile="true">
      <number:number number:decimal-places="2" number:min-integer-digits="1" number:grouping="true"/>
    </number:number-style>
    <number:number-style style:name="N233">
      <style:text-properties fo:color="#ff0000"/>
      <number:text>-</number:text>
      <number:number number:decimal-places="2" number:min-integer-digits="1" number:grouping="true"/>
      <style:map style:condition="value()&gt;=0" style:apply-style-name="N233P0"/>
    </number:number-style>
    <number:time-style style:name="N2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35">
      <number:minutes number:style="long"/>
      <number:text>:</number:text>
      <number:seconds number:style="long" number:decimal-places="1"/>
    </number:time-style>
    <number:number-style style:name="N236">
      <number:scientific-number number:decimal-places="1" number:min-integer-digits="3" number:min-exponent-digits="1"/>
    </number:number-style>
    <number:number-style style:name="N237">
      <number:number number:decimal-places="4" number:min-integer-digits="1" number:grouping="true"/>
    </number:number-style>
    <number:number-style style:name="N238">
      <number:number number:decimal-places="5" number:min-integer-digits="1" number:grouping="true"/>
    </number:number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06" number:language="pt" number:country="BR">
      <number:text-content/>
      <number:text>dd/mm/aa</number:text>
    </number:text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Moeda_20__5b_0_5d__5f_GSI_5f_EstimativasDocumentadas" style:display-name="Moeda [0]_GSI_EstimativasDocumentadas" style:family="table-cell" style:parent-style-name="Default" style:data-style-name="N114"/>
    <style:style style:name="Moeda_5f_GSI_5f_EstimativasDocumentadas" style:display-name="Moeda_GSI_EstimativasDocumentadas" style:family="table-cell" style:parent-style-name="Default" style:data-style-name="N118"/>
    <style:style style:name="Excel_5f_BuiltIn_5f_Comma" style:display-name="Excel_BuiltIn_Comma" style:family="table-cell" style:parent-style-name="Default" style:data-style-name="N110"/>
    <style:style style:name="Excel_5f_BuiltIn_5f_Percent" style:display-name="Excel_BuiltIn_Percent" style:family="table-cell" style:parent-style-name="Default" style:data-style-name="N10"/>
    <style:style style:name="Excel_5f_CondFormat_5f_1_5f_1" style:display-name="Excel_CondFormat_1_1" style:family="table-cell" style:parent-style-name="Default">
      <style:text-properties fo:color="#ff0000"/>
    </style:style>
    <style:style style:name="Excel_5f_CondFormat_5f_2_5f_1" style:display-name="Excel_CondFormat_2_1" style:family="table-cell" style:parent-style-name="Default"/>
    <style:style style:name="Excel_5f_CondFormat_5f_3_5f_1" style:display-name="Excel_CondFormat_3_1" style:family="table-cell" style:parent-style-name="Default">
      <style:text-properties fo:color="#ff0000"/>
    </style:style>
    <style:style style:name="Excel_5f_CondFormat_5f_3_5f_2" style:display-name="Excel_CondFormat_3_2" style:family="table-cell" style:parent-style-name="Default">
      <style:text-properties fo:color="#008000"/>
    </style:style>
    <style:style style:name="Excel_5f_CondFormat_5f_4_5f_1" style:display-name="Excel_CondFormat_4_1" style:family="table-cell" style:parent-style-name="Default">
      <style:text-properties fo:color="#ff0000"/>
    </style:style>
    <style:style style:name="Excel_5f_CondFormat_5f_4_5f_2" style:display-name="Excel_CondFormat_4_2" style:family="table-cell" style:parent-style-name="Default">
      <style:text-properties fo:color="#008000"/>
    </style:style>
    <style:style style:name="Excel_5f_CondFormat_5f_5_5f_1" style:display-name="Excel_CondFormat_5_1" style:family="table-cell" style:parent-style-name="Default">
      <style:text-properties fo:color="#ff0000"/>
    </style:style>
    <style:style style:name="Excel_5f_CondFormat_5f_5_5f_2" style:display-name="Excel_CondFormat_5_2" style:family="table-cell" style:parent-style-name="Default">
      <style:text-properties fo:color="#008000"/>
    </style:style>
    <style:style style:name="Excel_5f_CondFormat_5f_6_5f_1" style:display-name="Excel_CondFormat_6_1" style:family="table-cell" style:parent-style-name="Default">
      <style:text-properties fo:color="#ff0000"/>
    </style:style>
    <style:style style:name="Excel_5f_CondFormat_5f_7_5f_1" style:display-name="Excel_CondFormat_7_1" style:family="table-cell" style:parent-style-name="Default">
      <style:text-properties fo:color="#ff0000"/>
    </style:style>
    <style:style style:name="Excel_5f_CondFormat_5f_8_5f_1" style:display-name="Excel_CondFormat_8_1" style:family="table-cell" style:parent-style-name="Default">
      <style:text-properties fo:color="#ff0000"/>
    </style:style>
    <style:style style:name="Excel_5f_CondFormat_5f_6_5f_2" style:display-name="Excel_CondFormat_6_2" style:family="table-cell" style:parent-style-name="Default">
      <style:text-properties fo:color="#ff0000"/>
    </style:style>
    <style:style style:name="Excel_5f_CondFormat_5f_1_5f_2" style:display-name="Excel_CondFormat_1_2" style:family="table-cell" style:parent-style-name="Default">
      <style:text-properties fo:color="#008000"/>
    </style:style>
    <style:style style:name="Numero_5f_anulado" style:display-name="Numero_anulado" style:family="table-cell" style:parent-style-name="Default" style:data-style-name="N120"/>
    <style:style style:name="FA1" style:family="table-cell" style:parent-style-name="Default">
      <style:table-cell-properties fo:background-color="#c0c0c0" style:cell-protect="hidden-and-protected" style:print-content="true" fo:border="0.035cm solid #000000"/>
      <style:text-properties fo:color="#000000" style:font-name="Helv" fo:font-weight="bold" style:font-name-asian="Helv" style:font-name-complex="Helv"/>
    </style:style>
    <style:style style:name="FA0" style:family="table-cell" style:parent-style-name="Default">
      <style:table-cell-properties fo:background-color="#ffffff"/>
      <style:text-properties fo:color="#ffffff"/>
    </style:style>
    <style:style style:name="FA2" style:family="table-cell" style:parent-style-name="Default">
      <style:table-cell-properties fo:background-color="#ffffcc" style:cell-protect="hidden-and-protected" style:print-content="true" style:text-align-source="fix" style:repeat-content="false" fo:border="0.035cm solid #000000"/>
      <style:paragraph-properties fo:text-align="center" fo:margin-left="0cm"/>
    </style:style>
    <style:style style:name="Brancos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draw:marker draw:name="Pontas_20_das_20_setas_20_1" draw:display-name="Pontas das setas 1" svg:viewBox="0 0 10 10" svg:d="m0 0h10v10h-10z"/>
    <draw:marker draw:name="Pontas_20_das_20_setas_20_10" draw:display-name="Pontas das setas 10" svg:viewBox="0 0 200 200" svg:d="m100 0c0-55-45-100-100-100s-100 45-100 100 45 100 100 100 100-45 100-100z"/>
    <draw:marker draw:name="Pontas_20_das_20_setas_20_11" draw:display-name="Pontas das setas 11" svg:viewBox="0 0 200 200" svg:d="m100 0c0-55-45-100-100-100s-100 45-100 100 45 100 100 100 100-45 100-100z"/>
    <draw:marker draw:name="Pontas_20_das_20_setas_20_12" draw:display-name="Pontas das setas 12" svg:viewBox="0 0 200 200" svg:d="m100 0c0-55-45-100-100-100s-100 45-100 100 45 100 100 100 100-45 100-100z"/>
    <draw:marker draw:name="Pontas_20_das_20_setas_20_13" draw:display-name="Pontas das setas 13" svg:viewBox="0 0 20 30" svg:d="m10 0-10 30h20z"/>
    <draw:marker draw:name="Pontas_20_das_20_setas_20_14" draw:display-name="Pontas das setas 14" svg:viewBox="0 0 20 30" svg:d="m10 0-10 30h20z"/>
    <draw:marker draw:name="Pontas_20_das_20_setas_20_15" draw:display-name="Pontas das setas 15" svg:viewBox="0 0 20 30" svg:d="m10 0-10 30h20z"/>
    <draw:marker draw:name="Pontas_20_das_20_setas_20_16" draw:display-name="Pontas das setas 16" svg:viewBox="0 0 20 30" svg:d="m10 0-10 30h20z"/>
    <draw:marker draw:name="Pontas_20_das_20_setas_20_17" draw:display-name="Pontas das setas 17" svg:viewBox="0 0 20 30" svg:d="m10 0-10 30h20z"/>
    <draw:marker draw:name="Pontas_20_das_20_setas_20_18" draw:display-name="Pontas das setas 18" svg:viewBox="0 0 20 30" svg:d="m10 0-10 30h20z"/>
    <draw:marker draw:name="Pontas_20_das_20_setas_20_2" draw:display-name="Pontas das setas 2" svg:viewBox="0 0 200 200" svg:d="m100 0c0-55-45-100-100-100s-100 45-100 100 45 100 100 100 100-45 100-100z"/>
    <draw:marker draw:name="Pontas_20_das_20_setas_20_23" draw:display-name="Pontas das setas 23" svg:viewBox="0 0 20 30" svg:d="m10 0-10 30h20z"/>
    <draw:marker draw:name="Pontas_20_das_20_setas_20_24" draw:display-name="Pontas das setas 24" svg:viewBox="0 0 20 30" svg:d="m10 0-10 30h20z"/>
    <draw:marker draw:name="Pontas_20_das_20_setas_20_25" draw:display-name="Pontas das setas 25" svg:viewBox="0 0 20 30" svg:d="m10 0-10 30h20z"/>
    <draw:marker draw:name="Pontas_20_das_20_setas_20_26" draw:display-name="Pontas das setas 26" svg:viewBox="0 0 20 30" svg:d="m10 0-10 30h20z"/>
    <draw:marker draw:name="Pontas_20_das_20_setas_20_27" draw:display-name="Pontas das setas 27" svg:viewBox="0 0 20 30" svg:d="m10 0-10 30h20z"/>
    <draw:marker draw:name="Pontas_20_das_20_setas_20_28" draw:display-name="Pontas das setas 28" svg:viewBox="0 0 20 30" svg:d="m10 0-10 30h20z"/>
    <draw:marker draw:name="Pontas_20_das_20_setas_20_29" draw:display-name="Pontas das setas 29" svg:viewBox="0 0 20 30" svg:d="m10 0-10 30h20z"/>
    <draw:marker draw:name="Pontas_20_das_20_setas_20_3" draw:display-name="Pontas das setas 3" svg:viewBox="0 0 200 200" svg:d="m100 0c0-55-45-100-100-100s-100 45-100 100 45 100 100 100 100-45 100-100z"/>
    <draw:marker draw:name="Pontas_20_das_20_setas_20_30" draw:display-name="Pontas das setas 30" svg:viewBox="0 0 20 30" svg:d="m10 0-10 30h20z"/>
    <draw:marker draw:name="Pontas_20_das_20_setas_20_31" draw:display-name="Pontas das setas 31" svg:viewBox="0 0 20 30" svg:d="m10 0-10 30h20z"/>
    <draw:marker draw:name="Pontas_20_das_20_setas_20_32" draw:display-name="Pontas das setas 32" svg:viewBox="0 0 20 30" svg:d="m10 0-10 30h20z"/>
    <draw:marker draw:name="Pontas_20_das_20_setas_20_33" draw:display-name="Pontas das setas 33" svg:viewBox="0 0 20 30" svg:d="m10 0-10 30h20z"/>
    <draw:marker draw:name="Pontas_20_das_20_setas_20_4" draw:display-name="Pontas das setas 4" svg:viewBox="0 0 200 200" svg:d="m100 0c0-55-45-100-100-100s-100 45-100 100 45 100 100 100 100-45 100-100z"/>
    <draw:marker draw:name="Pontas_20_das_20_setas_20_5" draw:display-name="Pontas das setas 5" svg:viewBox="0 0 200 200" svg:d="m100 0c0-55-45-100-100-100s-100 45-100 100 45 100 100 100 100-45 100-100z"/>
    <draw:marker draw:name="Pontas_20_das_20_setas_20_6" draw:display-name="Pontas das setas 6" svg:viewBox="0 0 200 200" svg:d="m100 0c0-55-45-100-100-100s-100 45-100 100 45 100 100 100 100-45 100-100z"/>
    <draw:marker draw:name="Pontas_20_das_20_setas_20_7" draw:display-name="Pontas das setas 7" svg:viewBox="0 0 200 200" svg:d="m100 0c0-55-45-100-100-100s-100 45-100 100 45 100 100 100 100-45 100-100z"/>
    <draw:marker draw:name="Pontas_20_das_20_setas_20_8" draw:display-name="Pontas das setas 8" svg:viewBox="0 0 200 200" svg:d="m100 0c0-55-45-100-100-100s-100 45-100 100 45 100 100 100 100-45 100-100z"/>
    <draw:marker draw:name="Pontas_20_das_20_setas_20_9" draw:display-name="Pontas das setas 9" svg:viewBox="0 0 200 200" svg:d="m100 0c0-55-45-100-100-100s-100 45-100 100 45 100 100 100 100-45 100-100z"/>
    <draw:marker draw:name="Terminações_20_de_20_linha_20_1" draw:display-name="Terminações de linha 1" svg:viewBox="0 0 20 30" svg:d="m10 0-10 30h20z"/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-X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2cm" fo:margin-right="1.499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.401cm" fo:margin-left="0cm" fo:margin-right="0cm" fo:margin-top="1.3cm"/>
      </style:footer-style>
    </style:page-layout>
    <style:page-layout style:name="Mpm4">
      <style:page-layout-properties fo:page-width="20.999cm" fo:page-height="29.699cm" style:num-format="1" style:print-orientation="portrait" fo:margin-top="2.499cm" fo:margin-bottom="2.499cm" fo:margin-left="2cm" fo:margin-right="1.499cm" style:print-page-order="ttb" style:first-page-number="continue" style:scale-to-X="1" style:writing-mode="lr-tb" style:print="charts drawings objects zero-values"/>
      <style:header-style>
        <style:header-footer-properties fo:min-height="0.751cm" fo:margin-left="0cm" fo:margin-right="0cm" fo:margin-bottom="0.889cm"/>
      </style:header-style>
      <style:footer-style>
        <style:header-footer-properties fo:min-height="0.751cm" fo:margin-left="0cm" fo:margin-right="0cm" fo:margin-top="1.422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2cm" fo:margin-right="1.499cm" style:print-page-order="ttb" style:first-page-number="continue" style:scale-to-pages="1" style:table-centering="horizontal" style:writing-mode="lr-tb" style:print="charts drawings objects zero-values"/>
      <style:header-style>
        <style:header-footer-properties fo:min-height="0.751cm" fo:margin-left="0cm" fo:margin-right="0cm" fo:margin-bottom="1.3cm"/>
      </style:header-style>
      <style:footer-style>
        <style:header-footer-properties fo:min-height="1.401cm" fo:margin-left="0cm" fo:margin-right="0cm" fo:margin-top="1.3cm"/>
      </style:footer-style>
    </style:page-layout>
    <style:page-layout style:name="Mpm6">
      <style:page-layout-properties fo:page-width="20.999cm" fo:page-height="29.699cm" style:num-format="1" style:print-orientation="portrait" fo:margin-top="2.499cm" fo:margin-bottom="2.499cm" fo:margin-left="2cm" fo:margin-right="1.499cm" style:print-page-order="ttb" style:first-page-number="continue" style:scale-to-X="1" style:writing-mode="lr-tb" style:print="charts drawings objects zero-values"/>
      <style:header-style>
        <style:header-footer-properties fo:min-height="0.751cm" fo:margin-left="0cm" fo:margin-right="0cm" fo:margin-bottom="0.499cm"/>
      </style:header-style>
      <style:footer-style>
        <style:header-footer-properties fo:min-height="0.751cm" fo:margin-left="0cm" fo:margin-right="0cm" fo:margin-top="0.9cm"/>
      </style:footer-style>
    </style:page-layout>
    <style:page-layout style:name="Mpm7">
      <style:page-layout-properties fo:page-width="20.999cm" fo:page-height="29.699cm" style:num-format="1" style:print-orientation="portrait" fo:margin-top="2.499cm" fo:margin-bottom="2.499cm" fo:margin-left="2cm" fo:margin-right="1.499cm" style:print-page-order="ttb" style:first-page-number="continue" style:scale-to-pages="1" style:writing-mode="lr-tb" style:print="charts drawings objects zero-values"/>
      <style:header-style>
        <style:header-footer-properties fo:min-height="0.751cm" fo:margin-left="0cm" fo:margin-right="0cm" fo:margin-bottom="0.499cm"/>
      </style:header-style>
      <style:footer-style>
        <style:header-footer-properties fo:min-height="0.751cm" fo:margin-left="0cm" fo:margin-right="0cm" fo:margin-top="1.401cm"/>
      </style:footer-style>
    </style:page-layout>
    <style:page-layout style:name="Mpm8">
      <style:page-layout-properties fo:page-width="21.59cm" fo:page-height="27.94cm" style:num-format="1" style:print-orientation="portrait" fo:margin-top="2.499cm" fo:margin-bottom="2.499cm" fo:margin-left="2cm" fo:margin-right="1.4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1cm" fo:margin-left="0cm" fo:margin-right="0cm" fo:margin-bottom="0.432cm"/>
      </style:header-style>
      <style:footer-style>
        <style:header-footer-properties fo:min-height="0.751cm" fo:margin-left="0cm" fo:margin-right="0cm" fo:margin-top="0.533cm"/>
      </style:footer-style>
    </style:page-layout>
    <style:page-layout style:name="Mpm9">
      <style:page-layout-properties fo:page-width="20.999cm" fo:page-height="29.699cm" style:num-format="1" style:print-orientation="portrait" fo:margin-top="2.499cm" fo:margin-bottom="2.499cm" fo:margin-left="2cm" fo:margin-right="1.499cm" style:print-page-order="ttb" style:first-page-number="continue" style:scale-to-pages="1" style:writing-mode="lr-tb" style:print="charts drawings objects zero-values"/>
      <style:header-style>
        <style:header-footer-properties fo:min-height="0.751cm" fo:margin-left="0cm" fo:margin-right="0cm" fo:margin-bottom="0.499cm"/>
      </style:header-style>
      <style:footer-style>
        <style:header-footer-properties fo:min-height="0.751cm" fo:margin-left="0cm" fo:margin-right="0cm" fo:margin-top="0.9cm"/>
      </style:footer-style>
    </style:page-layout>
    <style:page-layout style:name="Mpm10">
      <style:page-layout-properties fo:page-width="29.7cm" fo:page-height="21.001cm" style:num-format="1" style:print-orientation="landscape" fo:margin-top="2.499cm" fo:margin-bottom="2.499cm" fo:margin-left="2cm" fo:margin-right="1.499cm" style:print-page-order="ttb" style:first-page-number="continue" style:scale-to-pages="1" style:writing-mode="lr-tb" style:print="charts drawings objects zero-values"/>
      <style:header-style>
        <style:header-footer-properties fo:min-height="0.751cm" fo:margin-left="0cm" fo:margin-right="0cm" fo:margin-bottom="1cm"/>
      </style:header-style>
      <style:footer-style>
        <style:header-footer-properties fo:min-height="0.751cm" fo:margin-left="0cm" fo:margin-right="0cm" fo:margin-top="1cm"/>
      </style:footer-style>
    </style:page-layout>
    <style:page-layout style:name="Mpm11">
      <style:page-layout-properties fo:page-width="29.699cm" fo:page-height="20.999cm" style:num-format="1" style:print-orientation="landscape" fo:margin-top="2cm" fo:margin-bottom="2cm" fo:margin-left="2cm" fo:margin-right="2cm" style:print-page-order="ttb" style:first-page-number="continue" style:scale-to-pages="1" style:writing-mode="lr-tb" style:print="charts drawings objects zero-values"/>
      <style:header-style>
        <style:header-footer-properties fo:min-height="0.751cm" fo:margin-left="0cm" fo:margin-right="0cm" fo:margin-bottom="1cm"/>
      </style:header-style>
      <style:footer-style>
        <style:header-footer-properties fo:min-height="0.751cm" fo:margin-left="0cm" fo:margin-right="0cm" fo:margin-top="1cm"/>
      </style:footer-style>
    </style:page-layout>
    <style:page-layout style:name="Mpm12">
      <style:page-layout-properties fo:margin-top="2.499cm" fo:margin-bottom="2.499cm" fo:margin-left="2cm" fo:margin-right="1.499cm" style:scale-to-X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13">
      <style:page-layout-properties fo:page-width="20.999cm" fo:page-height="29.699cm" style:num-format="1" style:print-orientation="portrait" fo:margin-top="2.499cm" fo:margin-bottom="2.499cm" fo:margin-left="2cm" fo:margin-right="1.499cm" style:shadow="none" fo:background-color="transparent" style:scale-to-X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14">
      <style:page-layout-properties fo:page-width="21.001cm" fo:page-height="29.7cm" style:num-format="1" style:print-orientation="portrait" fo:margin-top="1.799cm" fo:margin-bottom="1.799cm" fo:margin-left="2cm" fo:margin-right="1.499cm" style:shadow="none" fo:background-color="transparent" style:print-page-order="ttb" style:first-page-number="continue" style:scale-to-X="1" style:writing-mode="lr-tb" style:print="charts drawings objects zero-values">
        <style:background-image/>
      </style:page-layout-properties>
      <style:header-style>
        <style:header-footer-properties fo:min-height="0.7cm" fo:margin-left="0cm" fo:margin-right="0cm" fo:margin-bottom="0.6cm"/>
      </style:header-style>
      <style:footer-style>
        <style:header-footer-properties fo:min-height="0.7cm" fo:margin-left="0cm" fo:margin-right="0cm" fo:margin-top="0.6cm"/>
      </style:footer-style>
    </style:page-layout>
    <style:page-layout style:name="Mpm15">
      <style:page-layout-properties fo:page-width="29.7cm" fo:page-height="21.001cm" style:num-format="1" style:print-orientation="landscape" fo:margin-top="1.799cm" fo:margin-bottom="1.799cm" fo:margin-left="2cm" fo:margin-right="1.499cm" style:shadow="none" fo:background-color="transparent" style:print-page-order="ttb" style:first-page-number="continue" style:scale-to-X="1" style:writing-mode="lr-tb" style:print="charts drawings objects zero-values">
        <style:background-image/>
      </style:page-layout-properties>
      <style:header-style>
        <style:header-footer-properties fo:min-height="0.7cm" fo:margin-left="0cm" fo:margin-right="0cm" fo:margin-bottom="0.6cm"/>
      </style:header-style>
      <style:footer-style>
        <style:header-footer-properties fo:min-height="0.7cm" fo:margin-left="0cm" fo:margin-right="0cm" fo:margin-top="0.6cm"/>
      </style:footer-style>
    </style:page-layout>
    <style:page-layout style:name="Mpm16">
      <style:page-layout-properties fo:page-width="29.7cm" fo:page-height="21.001cm" style:num-format="1" style:print-orientation="landscape" fo:margin-top="1.799cm" fo:margin-bottom="1.799cm" fo:margin-left="2cm" fo:margin-right="1.499cm" style:shadow="none" fo:background-color="transparent" style:print-page-order="ttb" style:first-page-number="continue" style:scale-to-pages="1" style:writing-mode="lr-tb" style:print="charts drawings objects zero-values">
        <style:background-image/>
      </style:page-layout-properties>
      <style:header-style>
        <style:header-footer-properties fo:min-height="0.7cm" fo:margin-left="0cm" fo:margin-right="0cm" fo:margin-bottom="0.6cm"/>
      </style:header-style>
      <style:footer-style>
        <style:header-footer-properties fo:min-height="0.7cm" fo:margin-left="0cm" fo:margin-right="0cm" fo:margin-top="0.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13:20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TAB_5f_Versão" style:display-name="TAB_Versão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-left>
    </style:master-page>
    <style:master-page style:name="TAB_5f_Consolidado" style:display-name="TAB_Consolidado" style:page-layout-name="Mpm4">
      <style:header style:display="false"/>
      <style:header-left style:display="false"/>
      <style:footer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/</text:span><text:span text:style-name="MT2"><text:page-count>99</text:page-count></text:span><text:span text:style-name="MT2"> 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/</text:span><text:span text:style-name="MT2"><text:page-count>99</text:page-count></text:span><text:span text:style-name="MT2"> </text:span></text:p>
        </style:region-right>
      </style:footer-left>
    </style:master-page>
    <style:master-page style:name="TAB_5f_Recursos_20_Comput_5f_" style:display-name="TAB_Recursos Comput_" style:page-layout-name="Mpm5">
      <style:header style:display="false"/>
      <style:header-left style:display="false"/>
      <style:footer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TAB_5f_Tamanho_20__5f_PF_5f_" style:display-name="TAB_Tamanho _PF_" style:page-layout-name="Mpm6">
      <style:header style:display="false"/>
      <style:header-left style:display="false"/>
      <style:footer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TAB_5f_Tamanho_20__5f_PF_5f_NESMA_5f_" style:display-name="TAB_Tamanho _PF_NESMA_" style:page-layout-name="Mpm7">
      <style:header style:display="false"/>
      <style:header-left style:display="false"/>
      <style:footer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text:s/>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text:s/>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TAB_5f_Tamanho_20__5f_PCU_5f_" style:display-name="TAB_Tamanho _PCU_" style:page-layout-name="Mpm8">
      <style:header>
        <text:p><text:span text:style-name="MT3">Tamanho (Pontos de Casos de Uso)</text:span></text:p>
      </style:header>
      <style:header-left style:display="false">
        <text:p><text:span text:style-name="MT3">Tamanho (Pontos de Casos de Uso)</text:span></text:p>
      </style:header-left>
      <style:footer>
        <style:region-left>
          <text:p><text:span text:style-name="MT4"><text:file-name text:display="name-and-extension">???</text:file-name></text:span><text:span text:style-name="MT4"> - </text:span><text:span text:style-name="MT4"><text:sheet-name>???</text:sheet-name>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 - </text:span><text:span text:style-name="MT4"><text:sheet-name>???</text:sheet-name>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-left>
    </style:master-page>
    <style:master-page style:name="TAB_5f_Tabela_20_de_20_Produtividade" style:display-name="TAB_Tabela de Produtividade" style:page-layout-name="Mpm9">
      <style:header style:display="false"/>
      <style:header-left style:display="false"/>
      <style:footer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TAB_5f_Acomp_5f__20_Custo" style:display-name="TAB_Acomp_ Custo" style:page-layout-name="Mpm10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-left>
    </style:master-page>
    <style:master-page style:name="TAB_5f_Acomp_5f__20_Esforço" style:display-name="TAB_Acomp_ Esforço" style:page-layout-name="Mpm10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-left>
    </style:master-page>
    <style:master-page style:name="TAB_5f_Acomp_5f__20_Prazo" style:display-name="TAB_Acomp_ Prazo" style:page-layout-name="Mpm10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-left>
    </style:master-page>
    <style:master-page style:name="TAB_5f_Tamanho_20_Artefatos" style:display-name="TAB_Tamanho Artefatos" style:page-layout-name="Mpm11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-left>
    </style:master-page>
    <style:master-page style:name="TAB_5f_Tamanho_20_Codigo" style:display-name="TAB_Tamanho Codigo" style:page-layout-name="Mpm11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</style:footer-left>
    </style:master-page>
    <style:master-page style:name="TAB_5f_Tamanho_5f_WBS" style:display-name="TAB_Tamanho_WBS" style:page-layout-name="Mpm12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TAB_5f_Plano_5f_Ações" style:display-name="TAB_Plano_Ações" style:page-layout-name="Mpm1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TAB_5f_Retrato_5f_1_5f__2a_" style:display-name="TAB_Retrato_1_*" style:page-layout-name="Mpm14">
      <style:header>
        <text:p><text:sheet-name>???</text:sheet-name></text:p>
      </style:header>
      <style:header-left style:display="false"/>
      <style:footer>
        <style:region-left>
          <text:p><text:span text:style-name="MT5"><text:sheet-name>???</text:sheet-name></text:span></text:p>
          <text:p><text:span text:style-name="MT5">Release do PSDS: 6.6</text:span></text:p>
        </style:region-left>
        <style:region-center>
          <text:p><text:span text:style-name="MT5"><text:date style:data-style-name="N2" text:date-value="2011-11-08">08/11/2011</text:date></text:span><text:span text:style-name="MT5"> </text:span><text:span text:style-name="MT5"><text:time>13:20:54</text:time></text:span></text:p>
          <text:p><text:span text:style-name="MT5"/></text:p>
        </style:region-center>
        <style:region-right>
          <text:p><text:span text:style-name="MT5"><text:file-name text:display="name-and-extension">???</text:file-name></text:span></text:p>
          <text:p><text:span text:style-name="MT5">Página: </text:span><text:span text:style-name="MT5"><text:page-number>1</text:page-number></text:span><text:span text:style-name="MT5"> / </text:span><text:span text:style-name="MT5"><text:page-count>99</text:page-count>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TAB_5f_Paisagem_5f_1_5f__2a_" style:display-name="TAB_Paisagem_1_*" style:page-layout-name="Mpm15">
      <style:header>
        <text:p><text:sheet-name>???</text:sheet-name></text:p>
      </style:header>
      <style:header-left style:display="false"/>
      <style:footer>
        <style:region-left>
          <text:p><text:span text:style-name="MT5"><text:sheet-name>???</text:sheet-name></text:span></text:p>
          <text:p><text:span text:style-name="MT5">Release do PSDS: 6.6</text:span></text:p>
        </style:region-left>
        <style:region-center>
          <text:p><text:span text:style-name="MT5"><text:date style:data-style-name="N2" text:date-value="2011-11-08">08/11/2011</text:date></text:span><text:span text:style-name="MT5"> </text:span><text:span text:style-name="MT5"><text:time>13:20:54</text:time></text:span></text:p>
          <text:p><text:span text:style-name="MT5"/></text:p>
        </style:region-center>
        <style:region-right>
          <text:p><text:span text:style-name="MT5"><text:file-name text:display="name-and-extension">???</text:file-name></text:span></text:p>
          <text:p><text:span text:style-name="MT5">Página: </text:span><text:span text:style-name="MT5"><text:page-number>1</text:page-number></text:span><text:span text:style-name="MT5"> / </text:span><text:span text:style-name="MT5"><text:page-count>99</text:page-count>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TAB_5f_Paisagem_5f_1_5f_1" style:display-name="TAB_Paisagem_1_1" style:page-layout-name="Mpm16">
      <style:header>
        <text:p><text:sheet-name>???</text:sheet-name></text:p>
      </style:header>
      <style:header-left style:display="false"/>
      <style:footer>
        <style:region-left>
          <text:p><text:span text:style-name="MT5"><text:sheet-name>???</text:sheet-name></text:span></text:p>
          <text:p><text:span text:style-name="MT5">Release do PSDS: 6.3</text:span></text:p>
        </style:region-left>
        <style:region-center>
          <text:p><text:span text:style-name="MT5"><text:date style:data-style-name="N2" text:date-value="2011-11-08">08/11/2011</text:date></text:span><text:span text:style-name="MT5"> </text:span><text:span text:style-name="MT5"><text:time>13:20:54</text:time></text:span></text:p>
          <text:p><text:span text:style-name="MT2"/></text:p>
        </style:region-center>
        <style:region-right>
          <text:p><text:span text:style-name="MT5"><text:file-name text:display="name-and-extension">???</text:file-name></text:span></text:p>
          <text:p><text:span text:style-name="MT5">Página: </text:span><text:span text:style-name="MT5"><text:page-number>1</text:page-number></text:span><text:span text:style-name="MT5"> / </text:span><text:span text:style-name="MT5"><text:page-count>99</text:page-count></text:span></text:p>
        </style:region-right>
      </style:footer>
      <style:footer-left style:display="false">
        <style:region-left>
          <text:p><text:span text:style-name="MT2">Data do Artefato no PSDS: 01/10/2004</text:span></text:p>
        </style:region-left>
        <style:region-center>
          <text:p><text:span text:style-name="MT2"><text:date style:data-style-name="N2" text:date-value="2011-11-08">08/11/2011</text:date></text:span><text:span text:style-name="MT2"> </text:span><text:span text:style-name="MT2"><text:time>13:20:54</text:time></text:span></text:p>
          <text:p><text:span text:style-name="MT2"/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5-05-11T13:45:07</meta:creation-date>
    <dc:date>2011-11-08T13:11:19</dc:date>
    <meta:printed-by>SERPRO SERPRO</meta:printed-by>
    <meta:print-date>2011-02-04T09:48:05</meta:print-date>
    <meta:editing-cycles>489</meta:editing-cycles>
    <meta:editing-duration>P11DT21H54M58S</meta:editing-duration>
    <dc:creator>Walter Zapalowski</dc:creator>
    <meta:document-statistic meta:table-count="10" meta:cell-count="2008" meta:object-count="3"/>
    <meta:user-defined meta:name="Info 1"/>
    <meta:user-defined meta:name="Info 2"/>
    <meta:user-defined meta:name="Info 3"/>
    <meta:user-defined meta:name="Info 4"/>
  </office:meta>
</office:document-meta>
</file>